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fo:border="0.06pt solid #000000"/>
    </style:style>
    <style:style style:name="ce2" style:family="table-cell" style:parent-style-name="Default" style:data-style-name="N121">
      <style:table-cell-properties fo:background-color="#ff0000" fo:border="0.06pt solid #000000"/>
    </style:style>
    <style:style style:name="ce3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8" table:default-cell-style-name="ce3"/>
        <table:table-row table:style-name="ro1">
          <table:table-cell/>
          <table:table-cell table:style-name="Default" table:number-columns-repeated="49"/>
        </table:table-row>
        <table:table-row table:style-name="ro1">
          <table:table-cell/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30539" calcext:value-type="float">
            <text:p>0.305390</text:p>
          </table:table-cell>
          <table:table-cell office:value-type="float" office:value="0.92358" calcext:value-type="float">
            <text:p>0.923580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0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0</text:p>
          </table:table-cell>
          <table:table-cell office:value-type="float" office:value="0.91344" calcext:value-type="float">
            <text:p>0.913440</text:p>
          </table:table-cell>
          <table:table-cell office:value-type="float" office:value="0.94203" calcext:value-type="float">
            <text:p>0.942030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0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0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.339649" calcext:value-type="float">
            <text:p>0.339649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0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0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0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0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.362951" calcext:value-type="float">
            <text:p>0.362951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0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0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0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.283277" calcext:value-type="float">
            <text:p>0.283277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0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0</text:p>
          </table:table-cell>
          <table:table-cell table:style-name="ce2" office:value-type="float" office:value="0.296981" calcext:value-type="float">
            <text:p>0.296981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00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0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0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0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.353735" calcext:value-type="float">
            <text:p>0.353735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0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0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0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0</text:p>
          </table:table-cell>
          <table:table-cell office:value-type="float" office:value="0.86786" calcext:value-type="float">
            <text:p>0.867860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0</text:p>
          </table:table-cell>
          <table:table-cell office:value-type="float" office:value="0.92714" calcext:value-type="float">
            <text:p>0.9271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20004" calcext:value-type="float">
            <text:p>0.920004</text:p>
          </table:table-cell>
          <table:table-cell office:value-type="float" office:value="0.869364" calcext:value-type="float">
            <text:p>0.869364</text:p>
          </table:table-cell>
          <table:table-cell office:value-type="float" office:value="0.848632" calcext:value-type="float">
            <text:p>0.848632</text:p>
          </table:table-cell>
          <table:table-cell office:value-type="float" office:value="0.911324" calcext:value-type="float">
            <text:p>0.911324</text:p>
          </table:table-cell>
          <table:table-cell office:value-type="float" office:value="0.901164" calcext:value-type="float">
            <text:p>0.901164</text:p>
          </table:table-cell>
          <table:table-cell office:value-type="float" office:value="0.892693" calcext:value-type="float">
            <text:p>0.892693</text:p>
          </table:table-cell>
          <table:table-cell table:style-name="ce2" office:value-type="float" office:value="0.352171" calcext:value-type="float">
            <text:p>0.352171</text:p>
          </table:table-cell>
          <table:table-cell office:value-type="float" office:value="0.91718" calcext:value-type="float">
            <text:p>0.917180</text:p>
          </table:table-cell>
          <table:table-cell office:value-type="float" office:value="0.905111" calcext:value-type="float">
            <text:p>0.905111</text:p>
          </table:table-cell>
          <table:table-cell office:value-type="float" office:value="0.910593" calcext:value-type="float">
            <text:p>0.910593</text:p>
          </table:table-cell>
          <table:table-cell office:value-type="float" office:value="0.883525" calcext:value-type="float">
            <text:p>0.883525</text:p>
          </table:table-cell>
          <table:table-cell office:value-type="float" office:value="0.900299" calcext:value-type="float">
            <text:p>0.900299</text:p>
          </table:table-cell>
          <table:table-cell office:value-type="float" office:value="0.938991" calcext:value-type="float">
            <text:p>0.938991</text:p>
          </table:table-cell>
          <table:table-cell office:value-type="float" office:value="0.941089" calcext:value-type="float">
            <text:p>0.941089</text:p>
          </table:table-cell>
          <table:table-cell office:value-type="float" office:value="0.90811" calcext:value-type="float">
            <text:p>0.908110</text:p>
          </table:table-cell>
          <table:table-cell office:value-type="float" office:value="0.90659" calcext:value-type="float">
            <text:p>0.906590</text:p>
          </table:table-cell>
          <table:table-cell office:value-type="float" office:value="0.863778" calcext:value-type="float">
            <text:p>0.863778</text:p>
          </table:table-cell>
          <table:table-cell office:value-type="float" office:value="0.913929" calcext:value-type="float">
            <text:p>0.913929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872449" calcext:value-type="float">
            <text:p>0.872449</text:p>
          </table:table-cell>
          <table:table-cell office:value-type="float" office:value="0.838568" calcext:value-type="float">
            <text:p>0.838568</text:p>
          </table:table-cell>
          <table:table-cell office:value-type="float" office:value="0.884266" calcext:value-type="float">
            <text:p>0.884266</text:p>
          </table:table-cell>
          <table:table-cell office:value-type="float" office:value="0.911584" calcext:value-type="float">
            <text:p>0.911584</text:p>
          </table:table-cell>
          <table:table-cell office:value-type="float" office:value="0.894255" calcext:value-type="float">
            <text:p>0.894255</text:p>
          </table:table-cell>
          <table:table-cell office:value-type="float" office:value="0.843736" calcext:value-type="float">
            <text:p>0.843736</text:p>
          </table:table-cell>
          <table:table-cell office:value-type="float" office:value="0.854487" calcext:value-type="float">
            <text:p>0.854487</text:p>
          </table:table-cell>
          <table:table-cell office:value-type="float" office:value="0.855998" calcext:value-type="float">
            <text:p>0.855998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905629" calcext:value-type="float">
            <text:p>0.905629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0.899485" calcext:value-type="float">
            <text:p>0.899485</text:p>
          </table:table-cell>
          <table:table-cell office:value-type="float" office:value="0.85051" calcext:value-type="float">
            <text:p>0.850510</text:p>
          </table:table-cell>
          <table:table-cell office:value-type="float" office:value="0.871147" calcext:value-type="float">
            <text:p>0.871147</text:p>
          </table:table-cell>
          <table:table-cell office:value-type="float" office:value="0.879272" calcext:value-type="float">
            <text:p>0.879272</text:p>
          </table:table-cell>
          <table:table-cell office:value-type="float" office:value="0.848621" calcext:value-type="float">
            <text:p>0.848621</text:p>
          </table:table-cell>
          <table:table-cell office:value-type="float" office:value="0.877812" calcext:value-type="float">
            <text:p>0.877812</text:p>
          </table:table-cell>
          <table:table-cell office:value-type="float" office:value="0.885746" calcext:value-type="float">
            <text:p>0.885746</text:p>
          </table:table-cell>
          <table:table-cell office:value-type="float" office:value="0.877354" calcext:value-type="float">
            <text:p>0.877354</text:p>
          </table:table-cell>
          <table:table-cell office:value-type="float" office:value="0.88239" calcext:value-type="float">
            <text:p>0.882390</text:p>
          </table:table-cell>
          <table:table-cell office:value-type="float" office:value="0.85822" calcext:value-type="float">
            <text:p>0.858220</text:p>
          </table:table-cell>
          <table:table-cell office:value-type="float" office:value="0.835541" calcext:value-type="float">
            <text:p>0.835541</text:p>
          </table:table-cell>
          <table:table-cell office:value-type="float" office:value="0.837726" calcext:value-type="float">
            <text:p>0.837726</text:p>
          </table:table-cell>
          <table:table-cell office:value-type="float" office:value="0.906027" calcext:value-type="float">
            <text:p>0.906027</text:p>
          </table:table-cell>
          <table:table-cell office:value-type="float" office:value="0.899609" calcext:value-type="float">
            <text:p>0.899609</text:p>
          </table:table-cell>
          <table:table-cell office:value-type="float" office:value="0.921498" calcext:value-type="float">
            <text:p>0.921498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2659" calcext:value-type="float">
            <text:p>0.932659</text:p>
          </table:table-cell>
          <table:table-cell office:value-type="float" office:value="0.925606" calcext:value-type="float">
            <text:p>0.9256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0.917414" calcext:value-type="float">
            <text:p>0.917414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21937" calcext:value-type="float">
            <text:p>0.921937</text:p>
          </table:table-cell>
          <table:table-cell office:value-type="float" office:value="0.919888" calcext:value-type="float">
            <text:p>0.919888</text:p>
          </table:table-cell>
          <table:table-cell office:value-type="float" office:value="0.923897" calcext:value-type="float">
            <text:p>0.923897</text:p>
          </table:table-cell>
          <table:table-cell office:value-type="float" office:value="0.91702" calcext:value-type="float">
            <text:p>0.917020</text:p>
          </table:table-cell>
          <table:table-cell table:style-name="ce2" office:value-type="float" office:value="0.299016" calcext:value-type="float">
            <text:p>0.299016</text:p>
          </table:table-cell>
          <table:table-cell office:value-type="float" office:value="0.92628" calcext:value-type="float">
            <text:p>0.926280</text:p>
          </table:table-cell>
          <table:table-cell office:value-type="float" office:value="0.888029" calcext:value-type="float">
            <text:p>0.888029</text:p>
          </table:table-cell>
          <table:table-cell office:value-type="float" office:value="0.92447" calcext:value-type="float">
            <text:p>0.924470</text:p>
          </table:table-cell>
          <table:table-cell office:value-type="float" office:value="0.90507" calcext:value-type="float">
            <text:p>0.905070</text:p>
          </table:table-cell>
          <table:table-cell office:value-type="float" office:value="0.948779" calcext:value-type="float">
            <text:p>0.948779</text:p>
          </table:table-cell>
          <table:table-cell office:value-type="float" office:value="0.946305" calcext:value-type="float">
            <text:p>0.946305</text:p>
          </table:table-cell>
          <table:table-cell office:value-type="float" office:value="0.893807" calcext:value-type="float">
            <text:p>0.893807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0.916101" calcext:value-type="float">
            <text:p>0.916101</text:p>
          </table:table-cell>
          <table:table-cell office:value-type="float" office:value="0.936006" calcext:value-type="float">
            <text:p>0.936006</text:p>
          </table:table-cell>
          <table:table-cell office:value-type="float" office:value="0.914203" calcext:value-type="float">
            <text:p>0.914203</text:p>
          </table:table-cell>
          <table:table-cell office:value-type="float" office:value="0.919725" calcext:value-type="float">
            <text:p>0.919725</text:p>
          </table:table-cell>
          <table:table-cell office:value-type="float" office:value="0.911337" calcext:value-type="float">
            <text:p>0.911337</text:p>
          </table:table-cell>
          <table:table-cell office:value-type="float" office:value="0.922608" calcext:value-type="float">
            <text:p>0.922608</text:p>
          </table:table-cell>
          <table:table-cell office:value-type="float" office:value="0.928389" calcext:value-type="float">
            <text:p>0.928389</text:p>
          </table:table-cell>
          <table:table-cell office:value-type="float" office:value="0.923526" calcext:value-type="float">
            <text:p>0.923526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0.917763" calcext:value-type="float">
            <text:p>0.917763</text:p>
          </table:table-cell>
          <table:table-cell office:value-type="float" office:value="0.913704" calcext:value-type="float">
            <text:p>0.913704</text:p>
          </table:table-cell>
          <table:table-cell office:value-type="float" office:value="0.92221" calcext:value-type="float">
            <text:p>0.922210</text:p>
          </table:table-cell>
          <table:table-cell office:value-type="float" office:value="0.924373" calcext:value-type="float">
            <text:p>0.924373</text:p>
          </table:table-cell>
          <table:table-cell office:value-type="float" office:value="0.925717" calcext:value-type="float">
            <text:p>0.925717</text:p>
          </table:table-cell>
          <table:table-cell office:value-type="float" office:value="0.920861" calcext:value-type="float">
            <text:p>0.920861</text:p>
          </table:table-cell>
          <table:table-cell office:value-type="float" office:value="0.910708" calcext:value-type="float">
            <text:p>0.910708</text:p>
          </table:table-cell>
          <table:table-cell office:value-type="float" office:value="0.918863" calcext:value-type="float">
            <text:p>0.918863</text:p>
          </table:table-cell>
          <table:table-cell office:value-type="float" office:value="0.923101" calcext:value-type="float">
            <text:p>0.923101</text:p>
          </table:table-cell>
          <table:table-cell office:value-type="float" office:value="0.915577" calcext:value-type="float">
            <text:p>0.915577</text:p>
          </table:table-cell>
          <table:table-cell office:value-type="float" office:value="0.919817" calcext:value-type="float">
            <text:p>0.919817</text:p>
          </table:table-cell>
          <table:table-cell office:value-type="float" office:value="0.922197" calcext:value-type="float">
            <text:p>0.922197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921228" calcext:value-type="float">
            <text:p>0.921228</text:p>
          </table:table-cell>
          <table:table-cell office:value-type="float" office:value="0.913946" calcext:value-type="float">
            <text:p>0.913946</text:p>
          </table:table-cell>
          <table:table-cell office:value-type="float" office:value="0.910339" calcext:value-type="float">
            <text:p>0.910339</text:p>
          </table:table-cell>
          <table:table-cell office:value-type="float" office:value="0.909726" calcext:value-type="float">
            <text:p>0.909726</text:p>
          </table:table-cell>
          <table:table-cell office:value-type="float" office:value="0.922056" calcext:value-type="float">
            <text:p>0.922056</text:p>
          </table:table-cell>
          <table:table-cell office:value-type="float" office:value="0.925866" calcext:value-type="float">
            <text:p>0.925866</text:p>
          </table:table-cell>
          <table:table-cell office:value-type="float" office:value="0.831786" calcext:value-type="float">
            <text:p>0.83178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39094" calcext:value-type="float">
            <text:p>0.939094</text:p>
          </table:table-cell>
          <table:table-cell office:value-type="float" office:value="0.846293" calcext:value-type="float">
            <text:p>0.846293</text:p>
          </table:table-cell>
        </table:table-row>
        <table:table-row table:style-name="ro1">
          <table:table-cell office:value-type="string" calcext:value-type="string">
            <text:p>cuckoo</text:p>
          </table:table-cell>
          <table:table-cell office:value-type="float" office:value="9" calcext:value-type="float">
            <text:p>9</text:p>
          </table:table-cell>
          <table:table-cell office:value-type="float" office:value="0.931697" calcext:value-type="float">
            <text:p>0.931697</text:p>
          </table:table-cell>
          <table:table-cell office:value-type="float" office:value="0.910879" calcext:value-type="float">
            <text:p>0.910879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0.922965" calcext:value-type="float">
            <text:p>0.922965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0.922515" calcext:value-type="float">
            <text:p>0.922515</text:p>
          </table:table-cell>
          <table:table-cell office:value-type="float" office:value="0.91014" calcext:value-type="float">
            <text:p>0.910140</text:p>
          </table:table-cell>
          <table:table-cell office:value-type="float" office:value="0.930463" calcext:value-type="float">
            <text:p>0.930463</text:p>
          </table:table-cell>
          <table:table-cell table:style-name="ce2" office:value-type="float" office:value="0.323428" calcext:value-type="float">
            <text:p>0.323428</text:p>
          </table:table-cell>
          <table:table-cell office:value-type="float" office:value="0.926341" calcext:value-type="float">
            <text:p>0.926341</text:p>
          </table:table-cell>
          <table:table-cell office:value-type="float" office:value="0.917907" calcext:value-type="float">
            <text:p>0.917907</text:p>
          </table:table-cell>
          <table:table-cell office:value-type="float" office:value="0.906406" calcext:value-type="float">
            <text:p>0.906406</text:p>
          </table:table-cell>
          <table:table-cell office:value-type="float" office:value="0.947872" calcext:value-type="float">
            <text:p>0.947872</text:p>
          </table:table-cell>
          <table:table-cell office:value-type="float" office:value="0.94692" calcext:value-type="float">
            <text:p>0.946920</text:p>
          </table:table-cell>
          <table:table-cell office:value-type="float" office:value="0.923027" calcext:value-type="float">
            <text:p>0.923027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09803" calcext:value-type="float">
            <text:p>0.909803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0.909646" calcext:value-type="float">
            <text:p>0.909646</text:p>
          </table:table-cell>
          <table:table-cell office:value-type="float" office:value="0.916021" calcext:value-type="float">
            <text:p>0.916021</text:p>
          </table:table-cell>
          <table:table-cell office:value-type="float" office:value="0.905268" calcext:value-type="float">
            <text:p>0.905268</text:p>
          </table:table-cell>
          <table:table-cell office:value-type="float" office:value="0.917076" calcext:value-type="float">
            <text:p>0.917076</text:p>
          </table:table-cell>
          <table:table-cell office:value-type="float" office:value="0.927498" calcext:value-type="float">
            <text:p>0.927498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905322" calcext:value-type="float">
            <text:p>0.905322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0.909262" calcext:value-type="float">
            <text:p>0.909262</text:p>
          </table:table-cell>
          <table:table-cell office:value-type="float" office:value="0.918159" calcext:value-type="float">
            <text:p>0.918159</text:p>
          </table:table-cell>
          <table:table-cell office:value-type="float" office:value="0.924085" calcext:value-type="float">
            <text:p>0.924085</text:p>
          </table:table-cell>
          <table:table-cell office:value-type="float" office:value="0.92202" calcext:value-type="float">
            <text:p>0.922020</text:p>
          </table:table-cell>
          <table:table-cell office:value-type="float" office:value="0.921678" calcext:value-type="float">
            <text:p>0.921678</text:p>
          </table:table-cell>
          <table:table-cell office:value-type="float" office:value="0.902834" calcext:value-type="float">
            <text:p>0.902834</text:p>
          </table:table-cell>
          <table:table-cell office:value-type="float" office:value="0.912176" calcext:value-type="float">
            <text:p>0.912176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0.907612" calcext:value-type="float">
            <text:p>0.907612</text:p>
          </table:table-cell>
          <table:table-cell office:value-type="float" office:value="0.913881" calcext:value-type="float">
            <text:p>0.913881</text:p>
          </table:table-cell>
          <table:table-cell office:value-type="float" office:value="0.917823" calcext:value-type="float">
            <text:p>0.917823</text:p>
          </table:table-cell>
          <table:table-cell office:value-type="float" office:value="0.911838" calcext:value-type="float">
            <text:p>0.911838</text:p>
          </table:table-cell>
          <table:table-cell office:value-type="float" office:value="0.918469" calcext:value-type="float">
            <text:p>0.918469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900335" calcext:value-type="float">
            <text:p>0.900335</text:p>
          </table:table-cell>
          <table:table-cell office:value-type="float" office:value="0.92228" calcext:value-type="float">
            <text:p>0.922280</text:p>
          </table:table-cell>
          <table:table-cell office:value-type="float" office:value="0.922915" calcext:value-type="float">
            <text:p>0.922915</text:p>
          </table:table-cell>
          <table:table-cell office:value-type="float" office:value="0.931196" calcext:value-type="float">
            <text:p>0.931196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.937939" calcext:value-type="float">
            <text:p>0.937939</text:p>
          </table:table-cell>
          <table:table-cell office:value-type="float" office:value="0.934155" calcext:value-type="float">
            <text:p>0.9341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31911" calcext:value-type="float">
            <text:p>0.931911</text:p>
          </table:table-cell>
          <table:table-cell office:value-type="float" office:value="0.915592" calcext:value-type="float">
            <text:p>0.915592</text:p>
          </table:table-cell>
          <table:table-cell office:value-type="float" office:value="0.909903" calcext:value-type="float">
            <text:p>0.9099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918625" calcext:value-type="float">
            <text:p>0.918625</text:p>
          </table:table-cell>
          <table:table-cell office:value-type="float" office:value="0.922471" calcext:value-type="float">
            <text:p>0.922471</text:p>
          </table:table-cell>
          <table:table-cell office:value-type="float" office:value="0.915035" calcext:value-type="float">
            <text:p>0.915035</text:p>
          </table:table-cell>
          <table:table-cell office:value-type="float" office:value="0.894222" calcext:value-type="float">
            <text:p>0.894222</text:p>
          </table:table-cell>
          <table:table-cell office:value-type="float" office:value="0.924954" calcext:value-type="float">
            <text:p>0.924954</text:p>
          </table:table-cell>
          <table:table-cell table:style-name="ce2" office:value-type="float" office:value="0.29674" calcext:value-type="float">
            <text:p>0.296740</text:p>
          </table:table-cell>
          <table:table-cell office:value-type="float" office:value="0.922996" calcext:value-type="float">
            <text:p>0.922996</text:p>
          </table:table-cell>
          <table:table-cell office:value-type="float" office:value="0.902996" calcext:value-type="float">
            <text:p>0.902996</text:p>
          </table:table-cell>
          <table:table-cell office:value-type="float" office:value="0.948551" calcext:value-type="float">
            <text:p>0.948551</text:p>
          </table:table-cell>
          <table:table-cell office:value-type="float" office:value="0.946321" calcext:value-type="float">
            <text:p>0.946321</text:p>
          </table:table-cell>
          <table:table-cell office:value-type="float" office:value="0.889553" calcext:value-type="float">
            <text:p>0.889553</text:p>
          </table:table-cell>
          <table:table-cell office:value-type="float" office:value="0.927825" calcext:value-type="float">
            <text:p>0.927825</text:p>
          </table:table-cell>
          <table:table-cell office:value-type="float" office:value="0.913831" calcext:value-type="float">
            <text:p>0.913831</text:p>
          </table:table-cell>
          <table:table-cell office:value-type="float" office:value="0.934904" calcext:value-type="float">
            <text:p>0.934904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0.917294" calcext:value-type="float">
            <text:p>0.917294</text:p>
          </table:table-cell>
          <table:table-cell office:value-type="float" office:value="0.90746" calcext:value-type="float">
            <text:p>0.907460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927068" calcext:value-type="float">
            <text:p>0.927068</text:p>
          </table:table-cell>
          <table:table-cell office:value-type="float" office:value="0.922556" calcext:value-type="float">
            <text:p>0.922556</text:p>
          </table:table-cell>
          <table:table-cell office:value-type="float" office:value="0.910984" calcext:value-type="float">
            <text:p>0.910984</text:p>
          </table:table-cell>
          <table:table-cell office:value-type="float" office:value="0.915048" calcext:value-type="float">
            <text:p>0.915048</text:p>
          </table:table-cell>
          <table:table-cell office:value-type="float" office:value="0.910784" calcext:value-type="float">
            <text:p>0.910784</text:p>
          </table:table-cell>
          <table:table-cell office:value-type="float" office:value="0.920409" calcext:value-type="float">
            <text:p>0.920409</text:p>
          </table:table-cell>
          <table:table-cell office:value-type="float" office:value="0.92338" calcext:value-type="float">
            <text:p>0.923380</text:p>
          </table:table-cell>
          <table:table-cell office:value-type="float" office:value="0.924562" calcext:value-type="float">
            <text:p>0.924562</text:p>
          </table:table-cell>
          <table:table-cell office:value-type="float" office:value="0.919548" calcext:value-type="float">
            <text:p>0.919548</text:p>
          </table:table-cell>
          <table:table-cell office:value-type="float" office:value="0.908108" calcext:value-type="float">
            <text:p>0.908108</text:p>
          </table:table-cell>
          <table:table-cell office:value-type="float" office:value="0.916878" calcext:value-type="float">
            <text:p>0.91687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912714" calcext:value-type="float">
            <text:p>0.912714</text:p>
          </table:table-cell>
          <table:table-cell office:value-type="float" office:value="0.918073" calcext:value-type="float">
            <text:p>0.918073</text:p>
          </table:table-cell>
          <table:table-cell office:value-type="float" office:value="0.92058" calcext:value-type="float">
            <text:p>0.920580</text:p>
          </table:table-cell>
          <table:table-cell office:value-type="float" office:value="0.915888" calcext:value-type="float">
            <text:p>0.915888</text:p>
          </table:table-cell>
          <table:table-cell office:value-type="float" office:value="0.919288" calcext:value-type="float">
            <text:p>0.919288</text:p>
          </table:table-cell>
          <table:table-cell office:value-type="float" office:value="0.911273" calcext:value-type="float">
            <text:p>0.911273</text:p>
          </table:table-cell>
          <table:table-cell office:value-type="float" office:value="0.907" calcext:value-type="float">
            <text:p>0.907000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0.920664" calcext:value-type="float">
            <text:p>0.920664</text:p>
          </table:table-cell>
          <table:table-cell office:value-type="float" office:value="0.92431" calcext:value-type="float">
            <text:p>0.924310</text:p>
          </table:table-cell>
          <table:table-cell office:value-type="float" office:value="0.902894" calcext:value-type="float">
            <text:p>0.902894</text:p>
          </table:table-cell>
          <table:table-cell office:value-type="float" office:value="0.93678" calcext:value-type="float">
            <text:p>0.936780</text:p>
          </table:table-cell>
          <table:table-cell office:value-type="float" office:value="0.938558" calcext:value-type="float">
            <text:p>0.938558</text:p>
          </table:table-cell>
          <table:table-cell office:value-type="float" office:value="0.908972" calcext:value-type="float">
            <text:p>0.9089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2651" calcext:value-type="float">
            <text:p>0.926510</text:p>
          </table:table-cell>
          <table:table-cell office:value-type="float" office:value="0.884339" calcext:value-type="float">
            <text:p>0.884339</text:p>
          </table:table-cell>
          <table:table-cell office:value-type="float" office:value="0.8695" calcext:value-type="float">
            <text:p>0.869500</text:p>
          </table:table-cell>
          <table:table-cell office:value-type="float" office:value="0.9187" calcext:value-type="float">
            <text:p>0.918700</text:p>
          </table:table-cell>
          <table:table-cell office:value-type="float" office:value="0.910914" calcext:value-type="float">
            <text:p>0.910914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884568" calcext:value-type="float">
            <text:p>0.884568</text:p>
          </table:table-cell>
          <table:table-cell office:value-type="float" office:value="0.924428" calcext:value-type="float">
            <text:p>0.924428</text:p>
          </table:table-cell>
          <table:table-cell office:value-type="float" office:value="0.914563" calcext:value-type="float">
            <text:p>0.914563</text:p>
          </table:table-cell>
          <table:table-cell office:value-type="float" office:value="0.91893" calcext:value-type="float">
            <text:p>0.918930</text:p>
          </table:table-cell>
          <table:table-cell table:style-name="ce2" office:value-type="float" office:value="0.328548" calcext:value-type="float">
            <text:p>0.328548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43363" calcext:value-type="float">
            <text:p>0.943363</text:p>
          </table:table-cell>
          <table:table-cell office:value-type="float" office:value="0.943998" calcext:value-type="float">
            <text:p>0.943998</text:p>
          </table:table-cell>
          <table:table-cell office:value-type="float" office:value="0.916327" calcext:value-type="float">
            <text:p>0.916327</text:p>
          </table:table-cell>
          <table:table-cell office:value-type="float" office:value="0.91629" calcext:value-type="float">
            <text:p>0.916290</text:p>
          </table:table-cell>
          <table:table-cell office:value-type="float" office:value="0.881773" calcext:value-type="float">
            <text:p>0.881773</text:p>
          </table:table-cell>
          <table:table-cell office:value-type="float" office:value="0.923189" calcext:value-type="float">
            <text:p>0.923189</text:p>
          </table:table-cell>
          <table:table-cell office:value-type="float" office:value="0.89204" calcext:value-type="float">
            <text:p>0.892040</text:p>
          </table:table-cell>
          <table:table-cell office:value-type="float" office:value="0.8893" calcext:value-type="float">
            <text:p>0.889300</text:p>
          </table:table-cell>
          <table:table-cell office:value-type="float" office:value="0.862797" calcext:value-type="float">
            <text:p>0.862797</text:p>
          </table:table-cell>
          <table:table-cell office:value-type="float" office:value="0.896981" calcext:value-type="float">
            <text:p>0.896981</text:p>
          </table:table-cell>
          <table:table-cell office:value-type="float" office:value="0.918841" calcext:value-type="float">
            <text:p>0.918841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874963" calcext:value-type="float">
            <text:p>0.874963</text:p>
          </table:table-cell>
          <table:table-cell office:value-type="float" office:value="0.876086" calcext:value-type="float">
            <text:p>0.876086</text:p>
          </table:table-cell>
          <table:table-cell office:value-type="float" office:value="0.896529" calcext:value-type="float">
            <text:p>0.896529</text:p>
          </table:table-cell>
          <table:table-cell office:value-type="float" office:value="0.91431" calcext:value-type="float">
            <text:p>0.914310</text:p>
          </table:table-cell>
          <table:table-cell office:value-type="float" office:value="0.907579" calcext:value-type="float">
            <text:p>0.907579</text:p>
          </table:table-cell>
          <table:table-cell office:value-type="float" office:value="0.910039" calcext:value-type="float">
            <text:p>0.910039</text:p>
          </table:table-cell>
          <table:table-cell office:value-type="float" office:value="0.868495" calcext:value-type="float">
            <text:p>0.86849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870158" calcext:value-type="float">
            <text:p>0.870158</text:p>
          </table:table-cell>
          <table:table-cell office:value-type="float" office:value="0.891674" calcext:value-type="float">
            <text:p>0.891674</text:p>
          </table:table-cell>
          <table:table-cell office:value-type="float" office:value="0.89936" calcext:value-type="float">
            <text:p>0.899360</text:p>
          </table:table-cell>
          <table:table-cell office:value-type="float" office:value="0.89151" calcext:value-type="float">
            <text:p>0.891510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.878074" calcext:value-type="float">
            <text:p>0.878074</text:p>
          </table:table-cell>
          <table:table-cell office:value-type="float" office:value="0.858783" calcext:value-type="float">
            <text:p>0.858783</text:p>
          </table:table-cell>
          <table:table-cell office:value-type="float" office:value="0.859773" calcext:value-type="float">
            <text:p>0.859773</text:p>
          </table:table-cell>
          <table:table-cell office:value-type="float" office:value="0.914884" calcext:value-type="float">
            <text:p>0.914884</text:p>
          </table:table-cell>
          <table:table-cell office:value-type="float" office:value="0.910315" calcext:value-type="float">
            <text:p>0.910315</text:p>
          </table:table-cell>
          <table:table-cell office:value-type="float" office:value="0.927377" calcext:value-type="float">
            <text:p>0.927377</text:p>
          </table:table-cell>
          <table:table-cell office:value-type="float" office:value="0.934175" calcext:value-type="float">
            <text:p>0.934175</text:p>
          </table:table-cell>
          <table:table-cell office:value-type="float" office:value="0.93629" calcext:value-type="float">
            <text:p>0.936290</text:p>
          </table:table-cell>
          <table:table-cell office:value-type="float" office:value="0.931036" calcext:value-type="float">
            <text:p>0.9310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38874" calcext:value-type="float">
            <text:p>0.938874</text:p>
          </table:table-cell>
          <table:table-cell office:value-type="float" office:value="0.926796" calcext:value-type="float">
            <text:p>0.926796</text:p>
          </table:table-cell>
          <table:table-cell office:value-type="float" office:value="0.925207" calcext:value-type="float">
            <text:p>0.925207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0.92165" calcext:value-type="float">
            <text:p>0.921650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0.925782" calcext:value-type="float">
            <text:p>0.925782</text:p>
          </table:table-cell>
          <table:table-cell office:value-type="float" office:value="0.936037" calcext:value-type="float">
            <text:p>0.936037</text:p>
          </table:table-cell>
          <table:table-cell office:value-type="float" office:value="0.931011" calcext:value-type="float">
            <text:p>0.931011</text:p>
          </table:table-cell>
          <table:table-cell office:value-type="float" office:value="0.932627" calcext:value-type="float">
            <text:p>0.932627</text:p>
          </table:table-cell>
          <table:table-cell office:value-type="float" office:value="0.930542" calcext:value-type="float">
            <text:p>0.930542</text:p>
          </table:table-cell>
          <table:table-cell table:style-name="ce2" office:value-type="float" office:value="0.271676" calcext:value-type="float">
            <text:p>0.271676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951615" calcext:value-type="float">
            <text:p>0.951615</text:p>
          </table:table-cell>
          <table:table-cell office:value-type="float" office:value="0.927137" calcext:value-type="float">
            <text:p>0.927137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940555" calcext:value-type="float">
            <text:p>0.940555</text:p>
          </table:table-cell>
          <table:table-cell office:value-type="float" office:value="0.921337" calcext:value-type="float">
            <text:p>0.921337</text:p>
          </table:table-cell>
          <table:table-cell office:value-type="float" office:value="0.931077" calcext:value-type="float">
            <text:p>0.931077</text:p>
          </table:table-cell>
          <table:table-cell office:value-type="float" office:value="0.925458" calcext:value-type="float">
            <text:p>0.925458</text:p>
          </table:table-cell>
          <table:table-cell office:value-type="float" office:value="0.931692" calcext:value-type="float">
            <text:p>0.931692</text:p>
          </table:table-cell>
          <table:table-cell office:value-type="float" office:value="0.930044" calcext:value-type="float">
            <text:p>0.930044</text:p>
          </table:table-cell>
          <table:table-cell office:value-type="float" office:value="0.932612" calcext:value-type="float">
            <text:p>0.932612</text:p>
          </table:table-cell>
          <table:table-cell office:value-type="float" office:value="0.927287" calcext:value-type="float">
            <text:p>0.927287</text:p>
          </table:table-cell>
          <table:table-cell office:value-type="float" office:value="0.929259" calcext:value-type="float">
            <text:p>0.929259</text:p>
          </table:table-cell>
          <table:table-cell office:value-type="float" office:value="0.926307" calcext:value-type="float">
            <text:p>0.926307</text:p>
          </table:table-cell>
          <table:table-cell office:value-type="float" office:value="0.929471" calcext:value-type="float">
            <text:p>0.929471</text:p>
          </table:table-cell>
          <table:table-cell office:value-type="float" office:value="0.925168" calcext:value-type="float">
            <text:p>0.925168</text:p>
          </table:table-cell>
          <table:table-cell office:value-type="float" office:value="0.931061" calcext:value-type="float">
            <text:p>0.931061</text:p>
          </table:table-cell>
          <table:table-cell office:value-type="float" office:value="0.930557" calcext:value-type="float">
            <text:p>0.930557</text:p>
          </table:table-cell>
          <table:table-cell office:value-type="float" office:value="0.92251" calcext:value-type="float">
            <text:p>0.922510</text:p>
          </table:table-cell>
          <table:table-cell office:value-type="float" office:value="0.928633" calcext:value-type="float">
            <text:p>0.928633</text:p>
          </table:table-cell>
          <table:table-cell office:value-type="float" office:value="0.932543" calcext:value-type="float">
            <text:p>0.932543</text:p>
          </table:table-cell>
          <table:table-cell office:value-type="float" office:value="0.928403" calcext:value-type="float">
            <text:p>0.928403</text:p>
          </table:table-cell>
          <table:table-cell office:value-type="float" office:value="0.928887" calcext:value-type="float">
            <text:p>0.928887</text:p>
          </table:table-cell>
          <table:table-cell office:value-type="float" office:value="0.93123" calcext:value-type="float">
            <text:p>0.931230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931449" calcext:value-type="float">
            <text:p>0.931449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0.923866" calcext:value-type="float">
            <text:p>0.923866</text:p>
          </table:table-cell>
          <table:table-cell office:value-type="float" office:value="0.923017" calcext:value-type="float">
            <text:p>0.923017</text:p>
          </table:table-cell>
          <table:table-cell office:value-type="float" office:value="0.929067" calcext:value-type="float">
            <text:p>0.929067</text:p>
          </table:table-cell>
          <table:table-cell office:value-type="float" office:value="0.931526" calcext:value-type="float">
            <text:p>0.931526</text:p>
          </table:table-cell>
          <table:table-cell office:value-type="float" office:value="0.934974" calcext:value-type="float">
            <text:p>0.934974</text:p>
          </table:table-cell>
          <table:table-cell office:value-type="float" office:value="0.940627" calcext:value-type="float">
            <text:p>0.940627</text:p>
          </table:table-cell>
          <table:table-cell office:value-type="float" office:value="0.942253" calcext:value-type="float">
            <text:p>0.942253</text:p>
          </table:table-cell>
          <table:table-cell office:value-type="float" office:value="0.938254" calcext:value-type="float">
            <text:p>0.9382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36861" calcext:value-type="float">
            <text:p>0.936861</text:p>
          </table:table-cell>
          <table:table-cell office:value-type="float" office:value="0.939002" calcext:value-type="float">
            <text:p>0.939002</text:p>
          </table:table-cell>
          <table:table-cell office:value-type="float" office:value="0.937074" calcext:value-type="float">
            <text:p>0.937074</text:p>
          </table:table-cell>
          <table:table-cell office:value-type="float" office:value="0.938253" calcext:value-type="float">
            <text:p>0.938253</text:p>
          </table:table-cell>
          <table:table-cell office:value-type="float" office:value="0.937396" calcext:value-type="float">
            <text:p>0.937396</text:p>
          </table:table-cell>
          <table:table-cell office:value-type="float" office:value="0.941379" calcext:value-type="float">
            <text:p>0.941379</text:p>
          </table:table-cell>
          <table:table-cell office:value-type="float" office:value="0.937757" calcext:value-type="float">
            <text:p>0.937757</text:p>
          </table:table-cell>
          <table:table-cell office:value-type="float" office:value="0.944282" calcext:value-type="float">
            <text:p>0.944282</text:p>
          </table:table-cell>
          <table:table-cell office:value-type="float" office:value="0.946199" calcext:value-type="float">
            <text:p>0.946199</text:p>
          </table:table-cell>
          <table:table-cell office:value-type="float" office:value="0.94258" calcext:value-type="float">
            <text:p>0.942580</text:p>
          </table:table-cell>
          <table:table-cell office:value-type="float" office:value="0.939268" calcext:value-type="float">
            <text:p>0.939268</text:p>
          </table:table-cell>
          <table:table-cell office:value-type="float" office:value="0.937912" calcext:value-type="float">
            <text:p>0.937912</text:p>
          </table:table-cell>
          <table:table-cell table:style-name="ce2" office:value-type="float" office:value="0.367816" calcext:value-type="float">
            <text:p>0.367816</text:p>
          </table:table-cell>
          <table:table-cell office:value-type="float" office:value="0.924505" calcext:value-type="float">
            <text:p>0.924505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0.944599" calcext:value-type="float">
            <text:p>0.944599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49987" calcext:value-type="float">
            <text:p>0.949987</text:p>
          </table:table-cell>
          <table:table-cell office:value-type="float" office:value="0.936055" calcext:value-type="float">
            <text:p>0.936055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40516" calcext:value-type="float">
            <text:p>0.940516</text:p>
          </table:table-cell>
          <table:table-cell office:value-type="float" office:value="0.940465" calcext:value-type="float">
            <text:p>0.940465</text:p>
          </table:table-cell>
          <table:table-cell office:value-type="float" office:value="0.944836" calcext:value-type="float">
            <text:p>0.944836</text:p>
          </table:table-cell>
          <table:table-cell office:value-type="float" office:value="0.937458" calcext:value-type="float">
            <text:p>0.937458</text:p>
          </table:table-cell>
          <table:table-cell office:value-type="float" office:value="0.938733" calcext:value-type="float">
            <text:p>0.938733</text:p>
          </table:table-cell>
          <table:table-cell office:value-type="float" office:value="0.9374" calcext:value-type="float">
            <text:p>0.937400</text:p>
          </table:table-cell>
          <table:table-cell office:value-type="float" office:value="0.941439" calcext:value-type="float">
            <text:p>0.941439</text:p>
          </table:table-cell>
          <table:table-cell office:value-type="float" office:value="0.941085" calcext:value-type="float">
            <text:p>0.941085</text:p>
          </table:table-cell>
          <table:table-cell office:value-type="float" office:value="0.941628" calcext:value-type="float">
            <text:p>0.941628</text:p>
          </table:table-cell>
          <table:table-cell office:value-type="float" office:value="0.942793" calcext:value-type="float">
            <text:p>0.942793</text:p>
          </table:table-cell>
          <table:table-cell office:value-type="float" office:value="0.937094" calcext:value-type="float">
            <text:p>0.937094</text:p>
          </table:table-cell>
          <table:table-cell office:value-type="float" office:value="0.94143" calcext:value-type="float">
            <text:p>0.941430</text:p>
          </table:table-cell>
          <table:table-cell office:value-type="float" office:value="0.940626" calcext:value-type="float">
            <text:p>0.940626</text:p>
          </table:table-cell>
          <table:table-cell office:value-type="float" office:value="0.938771" calcext:value-type="float">
            <text:p>0.938771</text:p>
          </table:table-cell>
          <table:table-cell office:value-type="float" office:value="0.93931" calcext:value-type="float">
            <text:p>0.939310</text:p>
          </table:table-cell>
          <table:table-cell office:value-type="float" office:value="0.94065" calcext:value-type="float">
            <text:p>0.940650</text:p>
          </table:table-cell>
          <table:table-cell office:value-type="float" office:value="0.942044" calcext:value-type="float">
            <text:p>0.942044</text:p>
          </table:table-cell>
          <table:table-cell office:value-type="float" office:value="0.938403" calcext:value-type="float">
            <text:p>0.938403</text:p>
          </table:table-cell>
          <table:table-cell office:value-type="float" office:value="0.938271" calcext:value-type="float">
            <text:p>0.938271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37003" calcext:value-type="float">
            <text:p>0.937003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41076" calcext:value-type="float">
            <text:p>0.941076</text:p>
          </table:table-cell>
          <table:table-cell office:value-type="float" office:value="0.94245" calcext:value-type="float">
            <text:p>0.942450</text:p>
          </table:table-cell>
          <table:table-cell office:value-type="float" office:value="0.944082" calcext:value-type="float">
            <text:p>0.944082</text:p>
          </table:table-cell>
          <table:table-cell office:value-type="float" office:value="0.944616" calcext:value-type="float">
            <text:p>0.944616</text:p>
          </table:table-cell>
          <table:table-cell office:value-type="float" office:value="0.944241" calcext:value-type="float">
            <text:p>0.94424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39435" calcext:value-type="float">
            <text:p>0.939435</text:p>
          </table:table-cell>
          <table:table-cell office:value-type="float" office:value="0.943054" calcext:value-type="float">
            <text:p>0.943054</text:p>
          </table:table-cell>
          <table:table-cell office:value-type="float" office:value="0.942813" calcext:value-type="float">
            <text:p>0.942813</text:p>
          </table:table-cell>
          <table:table-cell office:value-type="float" office:value="0.938232" calcext:value-type="float">
            <text:p>0.938232</text:p>
          </table:table-cell>
          <table:table-cell office:value-type="float" office:value="0.938509" calcext:value-type="float">
            <text:p>0.938509</text:p>
          </table:table-cell>
          <table:table-cell office:value-type="float" office:value="0.945546" calcext:value-type="float">
            <text:p>0.945546</text:p>
          </table:table-cell>
          <table:table-cell office:value-type="float" office:value="0.943304" calcext:value-type="float">
            <text:p>0.943304</text:p>
          </table:table-cell>
          <table:table-cell office:value-type="float" office:value="0.945044" calcext:value-type="float">
            <text:p>0.945044</text:p>
          </table:table-cell>
          <table:table-cell office:value-type="float" office:value="0.947168" calcext:value-type="float">
            <text:p>0.947168</text:p>
          </table:table-cell>
          <table:table-cell office:value-type="float" office:value="0.943396" calcext:value-type="float">
            <text:p>0.943396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33395" calcext:value-type="float">
            <text:p>0.933395</text:p>
          </table:table-cell>
          <table:table-cell office:value-type="float" office:value="0.928836" calcext:value-type="float">
            <text:p>0.928836</text:p>
          </table:table-cell>
          <table:table-cell table:style-name="ce2" office:value-type="float" office:value="0.266759" calcext:value-type="float">
            <text:p>0.266759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0.946356" calcext:value-type="float">
            <text:p>0.946356</text:p>
          </table:table-cell>
          <table:table-cell office:value-type="float" office:value="0.943465" calcext:value-type="float">
            <text:p>0.943465</text:p>
          </table:table-cell>
          <table:table-cell office:value-type="float" office:value="0.951755" calcext:value-type="float">
            <text:p>0.951755</text:p>
          </table:table-cell>
          <table:table-cell office:value-type="float" office:value="0.93926" calcext:value-type="float">
            <text:p>0.939260</text:p>
          </table:table-cell>
          <table:table-cell office:value-type="float" office:value="0.945895" calcext:value-type="float">
            <text:p>0.945895</text:p>
          </table:table-cell>
          <table:table-cell office:value-type="float" office:value="0.944879" calcext:value-type="float">
            <text:p>0.944879</text:p>
          </table:table-cell>
          <table:table-cell office:value-type="float" office:value="0.944674" calcext:value-type="float">
            <text:p>0.944674</text:p>
          </table:table-cell>
          <table:table-cell office:value-type="float" office:value="0.9418" calcext:value-type="float">
            <text:p>0.941800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0.944294" calcext:value-type="float">
            <text:p>0.944294</text:p>
          </table:table-cell>
          <table:table-cell office:value-type="float" office:value="0.94482" calcext:value-type="float">
            <text:p>0.944820</text:p>
          </table:table-cell>
          <table:table-cell office:value-type="float" office:value="0.944217" calcext:value-type="float">
            <text:p>0.944217</text:p>
          </table:table-cell>
          <table:table-cell office:value-type="float" office:value="0.945816" calcext:value-type="float">
            <text:p>0.945816</text:p>
          </table:table-cell>
          <table:table-cell office:value-type="float" office:value="0.942491" calcext:value-type="float">
            <text:p>0.942491</text:p>
          </table:table-cell>
          <table:table-cell office:value-type="float" office:value="0.944081" calcext:value-type="float">
            <text:p>0.944081</text:p>
          </table:table-cell>
          <table:table-cell office:value-type="float" office:value="0.945403" calcext:value-type="float">
            <text:p>0.945403</text:p>
          </table:table-cell>
          <table:table-cell office:value-type="float" office:value="0.941832" calcext:value-type="float">
            <text:p>0.941832</text:p>
          </table:table-cell>
          <table:table-cell office:value-type="float" office:value="0.944777" calcext:value-type="float">
            <text:p>0.944777</text:p>
          </table:table-cell>
          <table:table-cell office:value-type="float" office:value="0.945566" calcext:value-type="float">
            <text:p>0.945566</text:p>
          </table:table-cell>
          <table:table-cell office:value-type="float" office:value="0.945665" calcext:value-type="float">
            <text:p>0.945665</text:p>
          </table:table-cell>
          <table:table-cell office:value-type="float" office:value="0.943263" calcext:value-type="float">
            <text:p>0.943263</text:p>
          </table:table-cell>
          <table:table-cell office:value-type="float" office:value="0.944475" calcext:value-type="float">
            <text:p>0.944475</text:p>
          </table:table-cell>
          <table:table-cell office:value-type="float" office:value="0.946076" calcext:value-type="float">
            <text:p>0.946076</text:p>
          </table:table-cell>
          <table:table-cell office:value-type="float" office:value="0.943515" calcext:value-type="float">
            <text:p>0.943515</text:p>
          </table:table-cell>
          <table:table-cell office:value-type="float" office:value="0.944041" calcext:value-type="float">
            <text:p>0.944041</text:p>
          </table:table-cell>
          <table:table-cell office:value-type="float" office:value="0.943093" calcext:value-type="float">
            <text:p>0.943093</text:p>
          </table:table-cell>
          <table:table-cell office:value-type="float" office:value="0.942912" calcext:value-type="float">
            <text:p>0.942912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0.941635" calcext:value-type="float">
            <text:p>0.941635</text:p>
          </table:table-cell>
          <table:table-cell office:value-type="float" office:value="0.944615" calcext:value-type="float">
            <text:p>0.944615</text:p>
          </table:table-cell>
          <table:table-cell office:value-type="float" office:value="0.945477" calcext:value-type="float">
            <text:p>0.945477</text:p>
          </table:table-cell>
          <table:table-cell office:value-type="float" office:value="0.944028" calcext:value-type="float">
            <text:p>0.9440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907923" calcext:value-type="float">
            <text:p>0.907923</text:p>
          </table:table-cell>
          <table:table-cell office:value-type="float" office:value="0.919085" calcext:value-type="float">
            <text:p>0.919085</text:p>
          </table:table-cell>
          <table:table-cell office:value-type="float" office:value="0.916953" calcext:value-type="float">
            <text:p>0.916953</text:p>
          </table:table-cell>
          <table:table-cell office:value-type="float" office:value="0.920712" calcext:value-type="float">
            <text:p>0.920712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899902" calcext:value-type="float">
            <text:p>0.899902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890465" calcext:value-type="float">
            <text:p>0.890465</text:p>
          </table:table-cell>
          <table:table-cell office:value-type="float" office:value="0.921438" calcext:value-type="float">
            <text:p>0.921438</text:p>
          </table:table-cell>
          <table:table-cell office:value-type="float" office:value="0.90033" calcext:value-type="float">
            <text:p>0.900330</text:p>
          </table:table-cell>
          <table:table-cell office:value-type="float" office:value="0.948198" calcext:value-type="float">
            <text:p>0.948198</text:p>
          </table:table-cell>
          <table:table-cell office:value-type="float" office:value="0.946441" calcext:value-type="float">
            <text:p>0.946441</text:p>
          </table:table-cell>
          <table:table-cell table:style-name="ce2" office:value-type="float" office:value="0.29131" calcext:value-type="float">
            <text:p>0.291310</text:p>
          </table:table-cell>
          <table:table-cell office:value-type="float" office:value="0.926531" calcext:value-type="float">
            <text:p>0.926531</text:p>
          </table:table-cell>
          <table:table-cell office:value-type="float" office:value="0.91161" calcext:value-type="float">
            <text:p>0.911610</text:p>
          </table:table-cell>
          <table:table-cell office:value-type="float" office:value="0.934174" calcext:value-type="float">
            <text:p>0.934174</text:p>
          </table:table-cell>
          <table:table-cell office:value-type="float" office:value="0.910907" calcext:value-type="float">
            <text:p>0.910907</text:p>
          </table:table-cell>
          <table:table-cell office:value-type="float" office:value="0.915103" calcext:value-type="float">
            <text:p>0.915103</text:p>
          </table:table-cell>
          <table:table-cell office:value-type="float" office:value="0.904479" calcext:value-type="float">
            <text:p>0.904479</text:p>
          </table:table-cell>
          <table:table-cell office:value-type="float" office:value="0.919419" calcext:value-type="float">
            <text:p>0.919419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0.921001" calcext:value-type="float">
            <text:p>0.921001</text:p>
          </table:table-cell>
          <table:table-cell office:value-type="float" office:value="0.908621" calcext:value-type="float">
            <text:p>0.908621</text:p>
          </table:table-cell>
          <table:table-cell office:value-type="float" office:value="0.912621" calcext:value-type="float">
            <text:p>0.912621</text:p>
          </table:table-cell>
          <table:table-cell office:value-type="float" office:value="0.907914" calcext:value-type="float">
            <text:p>0.907914</text:p>
          </table:table-cell>
          <table:table-cell office:value-type="float" office:value="0.918482" calcext:value-type="float">
            <text:p>0.918482</text:p>
          </table:table-cell>
          <table:table-cell office:value-type="float" office:value="0.921777" calcext:value-type="float">
            <text:p>0.921777</text:p>
          </table:table-cell>
          <table:table-cell office:value-type="float" office:value="0.92289" calcext:value-type="float">
            <text:p>0.922890</text:p>
          </table:table-cell>
          <table:table-cell office:value-type="float" office:value="0.916922" calcext:value-type="float">
            <text:p>0.916922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915327" calcext:value-type="float">
            <text:p>0.915327</text:p>
          </table:table-cell>
          <table:table-cell office:value-type="float" office:value="0.9191" calcext:value-type="float">
            <text:p>0.919100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0.91653" calcext:value-type="float">
            <text:p>0.916530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914425" calcext:value-type="float">
            <text:p>0.914425</text:p>
          </table:table-cell>
          <table:table-cell office:value-type="float" office:value="0.917115" calcext:value-type="float">
            <text:p>0.917115</text:p>
          </table:table-cell>
          <table:table-cell office:value-type="float" office:value="0.908948" calcext:value-type="float">
            <text:p>0.90894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04368" calcext:value-type="float">
            <text:p>0.904368</text:p>
          </table:table-cell>
          <table:table-cell office:value-type="float" office:value="0.917157" calcext:value-type="float">
            <text:p>0.917157</text:p>
          </table:table-cell>
          <table:table-cell office:value-type="float" office:value="0.92318" calcext:value-type="float">
            <text:p>0.923180</text:p>
          </table:table-cell>
          <table:table-cell office:value-type="float" office:value="0.906433" calcext:value-type="float">
            <text:p>0.906433</text:p>
          </table:table-cell>
          <table:table-cell office:value-type="float" office:value="0.936109" calcext:value-type="float">
            <text:p>0.936109</text:p>
          </table:table-cell>
          <table:table-cell office:value-type="float" office:value="0.938008" calcext:value-type="float">
            <text:p>0.938008</text:p>
          </table:table-cell>
          <table:table-cell office:value-type="float" office:value="0.912413" calcext:value-type="float">
            <text:p>0.9124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0.905195" calcext:value-type="float">
            <text:p>0.905195</text:p>
          </table:table-cell>
          <table:table-cell office:value-type="float" office:value="0.898511" calcext:value-type="float">
            <text:p>0.898511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12416" calcext:value-type="float">
            <text:p>0.912416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03548" calcext:value-type="float">
            <text:p>0.903548</text:p>
          </table:table-cell>
          <table:table-cell office:value-type="float" office:value="0.926576" calcext:value-type="float">
            <text:p>0.926576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21526" calcext:value-type="float">
            <text:p>0.921526</text:p>
          </table:table-cell>
          <table:table-cell office:value-type="float" office:value="0.912294" calcext:value-type="float">
            <text:p>0.912294</text:p>
          </table:table-cell>
          <table:table-cell office:value-type="float" office:value="0.897413" calcext:value-type="float">
            <text:p>0.897413</text:p>
          </table:table-cell>
          <table:table-cell office:value-type="float" office:value="0.945506" calcext:value-type="float">
            <text:p>0.945506</text:p>
          </table:table-cell>
          <table:table-cell office:value-type="float" office:value="0.944181" calcext:value-type="float">
            <text:p>0.944181</text:p>
          </table:table-cell>
          <table:table-cell office:value-type="float" office:value="0.918642" calcext:value-type="float">
            <text:p>0.918642</text:p>
          </table:table-cell>
          <table:table-cell table:style-name="ce2" office:value-type="float" office:value="0.310762" calcext:value-type="float">
            <text:p>0.310762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926619" calcext:value-type="float">
            <text:p>0.926619</text:p>
          </table:table-cell>
          <table:table-cell office:value-type="float" office:value="0.904161" calcext:value-type="float">
            <text:p>0.904161</text:p>
          </table:table-cell>
          <table:table-cell office:value-type="float" office:value="0.907262" calcext:value-type="float">
            <text:p>0.907262</text:p>
          </table:table-cell>
          <table:table-cell office:value-type="float" office:value="0.892803" calcext:value-type="float">
            <text:p>0.892803</text:p>
          </table:table-cell>
          <table:table-cell office:value-type="float" office:value="0.912258" calcext:value-type="float">
            <text:p>0.912258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1595" calcext:value-type="float">
            <text:p>0.915950</text:p>
          </table:table-cell>
          <table:table-cell office:value-type="float" office:value="0.898208" calcext:value-type="float">
            <text:p>0.898208</text:p>
          </table:table-cell>
          <table:table-cell office:value-type="float" office:value="0.902955" calcext:value-type="float">
            <text:p>0.902955</text:p>
          </table:table-cell>
          <table:table-cell office:value-type="float" office:value="0.898433" calcext:value-type="float">
            <text:p>0.898433</text:p>
          </table:table-cell>
          <table:table-cell office:value-type="float" office:value="0.907546" calcext:value-type="float">
            <text:p>0.907546</text:p>
          </table:table-cell>
          <table:table-cell office:value-type="float" office:value="0.916394" calcext:value-type="float">
            <text:p>0.916394</text:p>
          </table:table-cell>
          <table:table-cell office:value-type="float" office:value="0.915188" calcext:value-type="float">
            <text:p>0.915188</text:p>
          </table:table-cell>
          <table:table-cell office:value-type="float" office:value="0.916364" calcext:value-type="float">
            <text:p>0.916364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906788" calcext:value-type="float">
            <text:p>0.906788</text:p>
          </table:table-cell>
          <table:table-cell office:value-type="float" office:value="0.912175" calcext:value-type="float">
            <text:p>0.912175</text:p>
          </table:table-cell>
          <table:table-cell office:value-type="float" office:value="0.899832" calcext:value-type="float">
            <text:p>0.899832</text:p>
          </table:table-cell>
          <table:table-cell office:value-type="float" office:value="0.908896" calcext:value-type="float">
            <text:p>0.908896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905767" calcext:value-type="float">
            <text:p>0.90576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99645" calcext:value-type="float">
            <text:p>0.899645</text:p>
          </table:table-cell>
          <table:table-cell office:value-type="float" office:value="0.893653" calcext:value-type="float">
            <text:p>0.893653</text:p>
          </table:table-cell>
          <table:table-cell office:value-type="float" office:value="0.893271" calcext:value-type="float">
            <text:p>0.893271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0.916196" calcext:value-type="float">
            <text:p>0.916196</text:p>
          </table:table-cell>
          <table:table-cell office:value-type="float" office:value="0.928025" calcext:value-type="float">
            <text:p>0.92802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36337" calcext:value-type="float">
            <text:p>0.936337</text:p>
          </table:table-cell>
          <table:table-cell office:value-type="float" office:value="0.930979" calcext:value-type="float">
            <text:p>0.9309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18465" calcext:value-type="float">
            <text:p>0.918465</text:p>
          </table:table-cell>
          <table:table-cell office:value-type="float" office:value="0.863539" calcext:value-type="float">
            <text:p>0.863539</text:p>
          </table:table-cell>
          <table:table-cell office:value-type="float" office:value="0.840784" calcext:value-type="float">
            <text:p>0.840784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00266" calcext:value-type="float">
            <text:p>0.900266</text:p>
          </table:table-cell>
          <table:table-cell office:value-type="float" office:value="0.888251" calcext:value-type="float">
            <text:p>0.888251</text:p>
          </table:table-cell>
          <table:table-cell office:value-type="float" office:value="0.86195" calcext:value-type="float">
            <text:p>0.861950</text:p>
          </table:table-cell>
          <table:table-cell office:value-type="float" office:value="0.915186" calcext:value-type="float">
            <text:p>0.915186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908388" calcext:value-type="float">
            <text:p>0.908388</text:p>
          </table:table-cell>
          <table:table-cell office:value-type="float" office:value="0.879199" calcext:value-type="float">
            <text:p>0.879199</text:p>
          </table:table-cell>
          <table:table-cell office:value-type="float" office:value="0.90162" calcext:value-type="float">
            <text:p>0.901620</text:p>
          </table:table-cell>
          <table:table-cell office:value-type="float" office:value="0.937355" calcext:value-type="float">
            <text:p>0.937355</text:p>
          </table:table-cell>
          <table:table-cell office:value-type="float" office:value="0.940154" calcext:value-type="float">
            <text:p>0.940154</text:p>
          </table:table-cell>
          <table:table-cell office:value-type="float" office:value="0.906067" calcext:value-type="float">
            <text:p>0.906067</text:p>
          </table:table-cell>
          <table:table-cell office:value-type="float" office:value="0.905218" calcext:value-type="float">
            <text:p>0.905218</text:p>
          </table:table-cell>
          <table:table-cell table:style-name="ce2" office:value-type="float" office:value="0.342072" calcext:value-type="float">
            <text:p>0.342072</text:p>
          </table:table-cell>
          <table:table-cell office:value-type="float" office:value="0.911751" calcext:value-type="float">
            <text:p>0.911751</text:p>
          </table:table-cell>
          <table:table-cell office:value-type="float" office:value="0.874211" calcext:value-type="float">
            <text:p>0.874211</text:p>
          </table:table-cell>
          <table:table-cell office:value-type="float" office:value="0.86591" calcext:value-type="float">
            <text:p>0.865910</text:p>
          </table:table-cell>
          <table:table-cell office:value-type="float" office:value="0.829075" calcext:value-type="float">
            <text:p>0.829075</text:p>
          </table:table-cell>
          <table:table-cell office:value-type="float" office:value="0.879926" calcext:value-type="float">
            <text:p>0.879926</text:p>
          </table:table-cell>
          <table:table-cell office:value-type="float" office:value="0.909774" calcext:value-type="float">
            <text:p>0.909774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834098" calcext:value-type="float">
            <text:p>0.834098</text:p>
          </table:table-cell>
          <table:table-cell office:value-type="float" office:value="0.846298" calcext:value-type="float">
            <text:p>0.846298</text:p>
          </table:table-cell>
          <table:table-cell office:value-type="float" office:value="0.847794" calcext:value-type="float">
            <text:p>0.847794</text:p>
          </table:table-cell>
          <table:table-cell office:value-type="float" office:value="0.877357" calcext:value-type="float">
            <text:p>0.877357</text:p>
          </table:table-cell>
          <table:table-cell office:value-type="float" office:value="0.903602" calcext:value-type="float">
            <text:p>0.903602</text:p>
          </table:table-cell>
          <table:table-cell office:value-type="float" office:value="0.893683" calcext:value-type="float">
            <text:p>0.893683</text:p>
          </table:table-cell>
          <table:table-cell office:value-type="float" office:value="0.896044" calcext:value-type="float">
            <text:p>0.896044</text:p>
          </table:table-cell>
          <table:table-cell office:value-type="float" office:value="0.841408" calcext:value-type="float">
            <text:p>0.841408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72966" calcext:value-type="float">
            <text:p>0.872966</text:p>
          </table:table-cell>
          <table:table-cell office:value-type="float" office:value="0.840074" calcext:value-type="float">
            <text:p>0.840074</text:p>
          </table:table-cell>
          <table:table-cell office:value-type="float" office:value="0.872361" calcext:value-type="float">
            <text:p>0.872361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877282" calcext:value-type="float">
            <text:p>0.877282</text:p>
          </table:table-cell>
          <table:table-cell office:value-type="float" office:value="0.85064" calcext:value-type="float">
            <text:p>0.850640</text:p>
          </table:table-cell>
          <table:table-cell office:value-type="float" office:value="0.825088" calcext:value-type="float">
            <text:p>0.825088</text:p>
          </table:table-cell>
          <table:table-cell office:value-type="float" office:value="0.827522" calcext:value-type="float">
            <text:p>0.827522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896703" calcext:value-type="float">
            <text:p>0.896703</text:p>
          </table:table-cell>
          <table:table-cell office:value-type="float" office:value="0.919872" calcext:value-type="float">
            <text:p>0.919872</text:p>
          </table:table-cell>
          <table:table-cell office:value-type="float" office:value="0.929573" calcext:value-type="float">
            <text:p>0.929573</text:p>
          </table:table-cell>
          <table:table-cell office:value-type="float" office:value="0.932239" calcext:value-type="float">
            <text:p>0.932239</text:p>
          </table:table-cell>
          <table:table-cell office:value-type="float" office:value="0.924101" calcext:value-type="float">
            <text:p>0.9241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31266" calcext:value-type="float">
            <text:p>0.931266</text:p>
          </table:table-cell>
          <table:table-cell office:value-type="float" office:value="0.905974" calcext:value-type="float">
            <text:p>0.905974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18105" calcext:value-type="float">
            <text:p>0.918105</text:p>
          </table:table-cell>
          <table:table-cell office:value-type="float" office:value="0.917173" calcext:value-type="float">
            <text:p>0.917173</text:p>
          </table:table-cell>
          <table:table-cell office:value-type="float" office:value="0.905877" calcext:value-type="float">
            <text:p>0.905877</text:p>
          </table:table-cell>
          <table:table-cell office:value-type="float" office:value="0.928251" calcext:value-type="float">
            <text:p>0.928251</text:p>
          </table:table-cell>
          <table:table-cell office:value-type="float" office:value="0.922784" calcext:value-type="float">
            <text:p>0.922784</text:p>
          </table:table-cell>
          <table:table-cell office:value-type="float" office:value="0.923976" calcext:value-type="float">
            <text:p>0.923976</text:p>
          </table:table-cell>
          <table:table-cell office:value-type="float" office:value="0.913442" calcext:value-type="float">
            <text:p>0.913442</text:p>
          </table:table-cell>
          <table:table-cell office:value-type="float" office:value="0.905833" calcext:value-type="float">
            <text:p>0.905833</text:p>
          </table:table-cell>
          <table:table-cell office:value-type="float" office:value="0.9466" calcext:value-type="float">
            <text:p>0.946600</text:p>
          </table:table-cell>
          <table:table-cell office:value-type="float" office:value="0.94598" calcext:value-type="float">
            <text:p>0.945980</text:p>
          </table:table-cell>
          <table:table-cell office:value-type="float" office:value="0.922027" calcext:value-type="float">
            <text:p>0.922027</text:p>
          </table:table-cell>
          <table:table-cell office:value-type="float" office:value="0.921888" calcext:value-type="float">
            <text:p>0.921888</text:p>
          </table:table-cell>
          <table:table-cell office:value-type="float" office:value="0.904924" calcext:value-type="float">
            <text:p>0.904924</text:p>
          </table:table-cell>
          <table:table-cell table:style-name="ce2" office:value-type="float" office:value="0.310238" calcext:value-type="float">
            <text:p>0.310238</text:p>
          </table:table-cell>
          <table:table-cell office:value-type="float" office:value="0.90769" calcext:value-type="float">
            <text:p>0.907690</text:p>
          </table:table-cell>
          <table:table-cell office:value-type="float" office:value="0.908214" calcext:value-type="float">
            <text:p>0.908214</text:p>
          </table:table-cell>
          <table:table-cell office:value-type="float" office:value="0.892268" calcext:value-type="float">
            <text:p>0.892268</text:p>
          </table:table-cell>
          <table:table-cell office:value-type="float" office:value="0.914292" calcext:value-type="float">
            <text:p>0.914292</text:p>
          </table:table-cell>
          <table:table-cell office:value-type="float" office:value="0.924649" calcext:value-type="float">
            <text:p>0.924649</text:p>
          </table:table-cell>
          <table:table-cell office:value-type="float" office:value="0.918281" calcext:value-type="float">
            <text:p>0.918281</text:p>
          </table:table-cell>
          <table:table-cell office:value-type="float" office:value="0.898419" calcext:value-type="float">
            <text:p>0.898419</text:p>
          </table:table-cell>
          <table:table-cell office:value-type="float" office:value="0.903847" calcext:value-type="float">
            <text:p>0.903847</text:p>
          </table:table-cell>
          <table:table-cell office:value-type="float" office:value="0.899229" calcext:value-type="float">
            <text:p>0.899229</text:p>
          </table:table-cell>
          <table:table-cell office:value-type="float" office:value="0.90922" calcext:value-type="float">
            <text:p>0.909220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19568" calcext:value-type="float">
            <text:p>0.919568</text:p>
          </table:table-cell>
          <table:table-cell office:value-type="float" office:value="0.917918" calcext:value-type="float">
            <text:p>0.917918</text:p>
          </table:table-cell>
          <table:table-cell office:value-type="float" office:value="0.896934" calcext:value-type="float">
            <text:p>0.896934</text:p>
          </table:table-cell>
          <table:table-cell office:value-type="float" office:value="0.907544" calcext:value-type="float">
            <text:p>0.907544</text:p>
          </table:table-cell>
          <table:table-cell office:value-type="float" office:value="0.913421" calcext:value-type="float">
            <text:p>0.913421</text:p>
          </table:table-cell>
          <table:table-cell office:value-type="float" office:value="0.899881" calcext:value-type="float">
            <text:p>0.899881</text:p>
          </table:table-cell>
          <table:table-cell office:value-type="float" office:value="0.910179" calcext:value-type="float">
            <text:p>0.910179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0.912193" calcext:value-type="float">
            <text:p>0.912193</text:p>
          </table:table-cell>
          <table:table-cell office:value-type="float" office:value="0.899815" calcext:value-type="float">
            <text:p>0.899815</text:p>
          </table:table-cell>
          <table:table-cell office:value-type="float" office:value="0.893268" calcext:value-type="float">
            <text:p>0.893268</text:p>
          </table:table-cell>
          <table:table-cell office:value-type="float" office:value="0.893161" calcext:value-type="float">
            <text:p>0.893161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0539" calcext:value-type="float">
            <text:p>0.920539</text:p>
          </table:table-cell>
          <table:table-cell office:value-type="float" office:value="0.929771" calcext:value-type="float">
            <text:p>0.929771</text:p>
          </table:table-cell>
          <table:table-cell office:value-type="float" office:value="0.936589" calcext:value-type="float">
            <text:p>0.936589</text:p>
          </table:table-cell>
          <table:table-cell office:value-type="float" office:value="0.938758" calcext:value-type="float">
            <text:p>0.938758</text:p>
          </table:table-cell>
          <table:table-cell office:value-type="float" office:value="0.933003" calcext:value-type="float">
            <text:p>0.93300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24485" calcext:value-type="float">
            <text:p>0.924485</text:p>
          </table:table-cell>
          <table:table-cell office:value-type="float" office:value="0.885875" calcext:value-type="float">
            <text:p>0.885875</text:p>
          </table:table-cell>
          <table:table-cell office:value-type="float" office:value="0.87173" calcext:value-type="float">
            <text:p>0.871730</text:p>
          </table:table-cell>
          <table:table-cell office:value-type="float" office:value="0.912431" calcext:value-type="float">
            <text:p>0.912431</text:p>
          </table:table-cell>
          <table:table-cell office:value-type="float" office:value="0.903172" calcext:value-type="float">
            <text:p>0.903172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856" calcext:value-type="float">
            <text:p>0.885600</text:p>
          </table:table-cell>
          <table:table-cell office:value-type="float" office:value="0.919185" calcext:value-type="float">
            <text:p>0.919185</text:p>
          </table:table-cell>
          <table:table-cell office:value-type="float" office:value="0.912508" calcext:value-type="float">
            <text:p>0.912508</text:p>
          </table:table-cell>
          <table:table-cell office:value-type="float" office:value="0.915545" calcext:value-type="float">
            <text:p>0.915545</text:p>
          </table:table-cell>
          <table:table-cell office:value-type="float" office:value="0.897466" calcext:value-type="float">
            <text:p>0.897466</text:p>
          </table:table-cell>
          <table:table-cell office:value-type="float" office:value="0.899982" calcext:value-type="float">
            <text:p>0.899982</text:p>
          </table:table-cell>
          <table:table-cell office:value-type="float" office:value="0.942342" calcext:value-type="float">
            <text:p>0.942342</text:p>
          </table:table-cell>
          <table:table-cell office:value-type="float" office:value="0.942415" calcext:value-type="float">
            <text:p>0.942415</text:p>
          </table:table-cell>
          <table:table-cell office:value-type="float" office:value="0.912827" calcext:value-type="float">
            <text:p>0.912827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883037" calcext:value-type="float">
            <text:p>0.883037</text:p>
          </table:table-cell>
          <table:table-cell office:value-type="float" office:value="0.922487" calcext:value-type="float">
            <text:p>0.922487</text:p>
          </table:table-cell>
          <table:table-cell table:style-name="ce2" office:value-type="float" office:value="0.339039" calcext:value-type="float">
            <text:p>0.339039</text:p>
          </table:table-cell>
          <table:table-cell office:value-type="float" office:value="0.890323" calcext:value-type="float">
            <text:p>0.890323</text:p>
          </table:table-cell>
          <table:table-cell office:value-type="float" office:value="0.865943" calcext:value-type="float">
            <text:p>0.865943</text:p>
          </table:table-cell>
          <table:table-cell office:value-type="float" office:value="0.897471" calcext:value-type="float">
            <text:p>0.897471</text:p>
          </table:table-cell>
          <table:table-cell office:value-type="float" office:value="0.915067" calcext:value-type="float">
            <text:p>0.915067</text:p>
          </table:table-cell>
          <table:table-cell office:value-type="float" office:value="0.904896" calcext:value-type="float">
            <text:p>0.904896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0.876908" calcext:value-type="float">
            <text:p>0.876908</text:p>
          </table:table-cell>
          <table:table-cell office:value-type="float" office:value="0.877412" calcext:value-type="float">
            <text:p>0.877412</text:p>
          </table:table-cell>
          <table:table-cell office:value-type="float" office:value="0.896253" calcext:value-type="float">
            <text:p>0.896253</text:p>
          </table:table-cell>
          <table:table-cell office:value-type="float" office:value="0.911548" calcext:value-type="float">
            <text:p>0.911548</text:p>
          </table:table-cell>
          <table:table-cell office:value-type="float" office:value="0.904701" calcext:value-type="float">
            <text:p>0.904701</text:p>
          </table:table-cell>
          <table:table-cell office:value-type="float" office:value="0.908145" calcext:value-type="float">
            <text:p>0.908145</text:p>
          </table:table-cell>
          <table:table-cell office:value-type="float" office:value="0.871243" calcext:value-type="float">
            <text:p>0.871243</text:p>
          </table:table-cell>
          <table:table-cell office:value-type="float" office:value="0.887844" calcext:value-type="float">
            <text:p>0.887844</text:p>
          </table:table-cell>
          <table:table-cell office:value-type="float" office:value="0.894253" calcext:value-type="float">
            <text:p>0.894253</text:p>
          </table:table-cell>
          <table:table-cell office:value-type="float" office:value="0.873644" calcext:value-type="float">
            <text:p>0.873644</text:p>
          </table:table-cell>
          <table:table-cell office:value-type="float" office:value="0.892826" calcext:value-type="float">
            <text:p>0.892826</text:p>
          </table:table-cell>
          <table:table-cell office:value-type="float" office:value="0.898069" calcext:value-type="float">
            <text:p>0.898069</text:p>
          </table:table-cell>
          <table:table-cell office:value-type="float" office:value="0.891488" calcext:value-type="float">
            <text:p>0.891488</text:p>
          </table:table-cell>
          <table:table-cell office:value-type="float" office:value="0.896331" calcext:value-type="float">
            <text:p>0.896331</text:p>
          </table:table-cell>
          <table:table-cell office:value-type="float" office:value="0.879119" calcext:value-type="float">
            <text:p>0.879119</text:p>
          </table:table-cell>
          <table:table-cell office:value-type="float" office:value="0.861913" calcext:value-type="float">
            <text:p>0.861913</text:p>
          </table:table-cell>
          <table:table-cell office:value-type="float" office:value="0.862885" calcext:value-type="float">
            <text:p>0.862885</text:p>
          </table:table-cell>
          <table:table-cell office:value-type="float" office:value="0.912227" calcext:value-type="float">
            <text:p>0.912227</text:p>
          </table:table-cell>
          <table:table-cell office:value-type="float" office:value="0.905659" calcext:value-type="float">
            <text:p>0.905659</text:p>
          </table:table-cell>
          <table:table-cell office:value-type="float" office:value="0.920772" calcext:value-type="float">
            <text:p>0.920772</text:p>
          </table:table-cell>
          <table:table-cell office:value-type="float" office:value="0.931993" calcext:value-type="float">
            <text:p>0.931993</text:p>
          </table:table-cell>
          <table:table-cell office:value-type="float" office:value="0.933752" calcext:value-type="float">
            <text:p>0.933752</text:p>
          </table:table-cell>
          <table:table-cell office:value-type="float" office:value="0.925612" calcext:value-type="float">
            <text:p>0.9256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21511" calcext:value-type="float">
            <text:p>0.921511</text:p>
          </table:table-cell>
          <table:table-cell office:value-type="float" office:value="0.868826" calcext:value-type="float">
            <text:p>0.868826</text:p>
          </table:table-cell>
          <table:table-cell office:value-type="float" office:value="0.846144" calcext:value-type="float">
            <text:p>0.846144</text:p>
          </table:table-cell>
          <table:table-cell office:value-type="float" office:value="0.912438" calcext:value-type="float">
            <text:p>0.912438</text:p>
          </table:table-cell>
          <table:table-cell office:value-type="float" office:value="0.903839" calcext:value-type="float">
            <text:p>0.903839</text:p>
          </table:table-cell>
          <table:table-cell office:value-type="float" office:value="0.886413" calcext:value-type="float">
            <text:p>0.886413</text:p>
          </table:table-cell>
          <table:table-cell office:value-type="float" office:value="0.867856" calcext:value-type="float">
            <text:p>0.867856</text:p>
          </table:table-cell>
          <table:table-cell office:value-type="float" office:value="0.915938" calcext:value-type="float">
            <text:p>0.915938</text:p>
          </table:table-cell>
          <table:table-cell office:value-type="float" office:value="0.907626" calcext:value-type="float">
            <text:p>0.907626</text:p>
          </table:table-cell>
          <table:table-cell office:value-type="float" office:value="0.908658" calcext:value-type="float">
            <text:p>0.908658</text:p>
          </table:table-cell>
          <table:table-cell office:value-type="float" office:value="0.883753" calcext:value-type="float">
            <text:p>0.883753</text:p>
          </table:table-cell>
          <table:table-cell office:value-type="float" office:value="0.899916" calcext:value-type="float">
            <text:p>0.899916</text:p>
          </table:table-cell>
          <table:table-cell office:value-type="float" office:value="0.939168" calcext:value-type="float">
            <text:p>0.939168</text:p>
          </table:table-cell>
          <table:table-cell office:value-type="float" office:value="0.94183" calcext:value-type="float">
            <text:p>0.941830</text:p>
          </table:table-cell>
          <table:table-cell office:value-type="float" office:value="0.906194" calcext:value-type="float">
            <text:p>0.906194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863123" calcext:value-type="float">
            <text:p>0.863123</text:p>
          </table:table-cell>
          <table:table-cell office:value-type="float" office:value="0.912093" calcext:value-type="float">
            <text:p>0.912093</text:p>
          </table:table-cell>
          <table:table-cell office:value-type="float" office:value="0.878812" calcext:value-type="float">
            <text:p>0.878812</text:p>
          </table:table-cell>
          <table:table-cell table:style-name="ce2" office:value-type="float" office:value="0.346872" calcext:value-type="float">
            <text:p>0.346872</text:p>
          </table:table-cell>
          <table:table-cell office:value-type="float" office:value="0.822262" calcext:value-type="float">
            <text:p>0.822262</text:p>
          </table:table-cell>
          <table:table-cell office:value-type="float" office:value="0.884599" calcext:value-type="float">
            <text:p>0.884599</text:p>
          </table:table-cell>
          <table:table-cell office:value-type="float" office:value="0.910792" calcext:value-type="float">
            <text:p>0.910792</text:p>
          </table:table-cell>
          <table:table-cell office:value-type="float" office:value="0.894662" calcext:value-type="float">
            <text:p>0.894662</text:p>
          </table:table-cell>
          <table:table-cell office:value-type="float" office:value="0.839499" calcext:value-type="float">
            <text:p>0.839499</text:p>
          </table:table-cell>
          <table:table-cell office:value-type="float" office:value="0.851427" calcext:value-type="float">
            <text:p>0.851427</text:p>
          </table:table-cell>
          <table:table-cell office:value-type="float" office:value="0.843681" calcext:value-type="float">
            <text:p>0.843681</text:p>
          </table:table-cell>
          <table:table-cell office:value-type="float" office:value="0.876067" calcext:value-type="float">
            <text:p>0.876067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0.898055" calcext:value-type="float">
            <text:p>0.898055</text:p>
          </table:table-cell>
          <table:table-cell office:value-type="float" office:value="0.896144" calcext:value-type="float">
            <text:p>0.896144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878122" calcext:value-type="float">
            <text:p>0.878122</text:p>
          </table:table-cell>
          <table:table-cell office:value-type="float" office:value="0.846425" calcext:value-type="float">
            <text:p>0.846425</text:p>
          </table:table-cell>
          <table:table-cell office:value-type="float" office:value="0.877395" calcext:value-type="float">
            <text:p>0.877395</text:p>
          </table:table-cell>
          <table:table-cell office:value-type="float" office:value="0.886179" calcext:value-type="float">
            <text:p>0.886179</text:p>
          </table:table-cell>
          <table:table-cell office:value-type="float" office:value="0.878158" calcext:value-type="float">
            <text:p>0.878158</text:p>
          </table:table-cell>
          <table:table-cell office:value-type="float" office:value="0.87617" calcext:value-type="float">
            <text:p>0.876170</text:p>
          </table:table-cell>
          <table:table-cell office:value-type="float" office:value="0.847049" calcext:value-type="float">
            <text:p>0.847049</text:p>
          </table:table-cell>
          <table:table-cell office:value-type="float" office:value="0.830698" calcext:value-type="float">
            <text:p>0.830698</text:p>
          </table:table-cell>
          <table:table-cell office:value-type="float" office:value="0.833079" calcext:value-type="float">
            <text:p>0.833079</text:p>
          </table:table-cell>
          <table:table-cell office:value-type="float" office:value="0.904912" calcext:value-type="float">
            <text:p>0.904912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920863" calcext:value-type="float">
            <text:p>0.920863</text:p>
          </table:table-cell>
          <table:table-cell office:value-type="float" office:value="0.931785" calcext:value-type="float">
            <text:p>0.931785</text:p>
          </table:table-cell>
          <table:table-cell office:value-type="float" office:value="0.934321" calcext:value-type="float">
            <text:p>0.934321</text:p>
          </table:table-cell>
          <table:table-cell office:value-type="float" office:value="0.924918" calcext:value-type="float">
            <text:p>0.9249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16315" calcext:value-type="float">
            <text:p>0.916315</text:p>
          </table:table-cell>
          <table:table-cell office:value-type="float" office:value="0.837089" calcext:value-type="float">
            <text:p>0.837089</text:p>
          </table:table-cell>
          <table:table-cell office:value-type="float" office:value="0.795994" calcext:value-type="float">
            <text:p>0.795994</text:p>
          </table:table-cell>
          <table:table-cell office:value-type="float" office:value="0.90654" calcext:value-type="float">
            <text:p>0.906540</text:p>
          </table:table-cell>
          <table:table-cell office:value-type="float" office:value="0.894478" calcext:value-type="float">
            <text:p>0.894478</text:p>
          </table:table-cell>
          <table:table-cell office:value-type="float" office:value="0.862468" calcext:value-type="float">
            <text:p>0.862468</text:p>
          </table:table-cell>
          <table:table-cell office:value-type="float" office:value="0.835428" calcext:value-type="float">
            <text:p>0.835428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898735" calcext:value-type="float">
            <text:p>0.898735</text:p>
          </table:table-cell>
          <table:table-cell office:value-type="float" office:value="0.897761" calcext:value-type="float">
            <text:p>0.897761</text:p>
          </table:table-cell>
          <table:table-cell office:value-type="float" office:value="0.860416" calcext:value-type="float">
            <text:p>0.860416</text:p>
          </table:table-cell>
          <table:table-cell office:value-type="float" office:value="0.904609" calcext:value-type="float">
            <text:p>0.904609</text:p>
          </table:table-cell>
          <table:table-cell office:value-type="float" office:value="0.935162" calcext:value-type="float">
            <text:p>0.935162</text:p>
          </table:table-cell>
          <table:table-cell office:value-type="float" office:value="0.940229" calcext:value-type="float">
            <text:p>0.940229</text:p>
          </table:table-cell>
          <table:table-cell office:value-type="float" office:value="0.896989" calcext:value-type="float">
            <text:p>0.896989</text:p>
          </table:table-cell>
          <table:table-cell office:value-type="float" office:value="0.892708" calcext:value-type="float">
            <text:p>0.892708</text:p>
          </table:table-cell>
          <table:table-cell office:value-type="float" office:value="0.826509" calcext:value-type="float">
            <text:p>0.826509</text:p>
          </table:table-cell>
          <table:table-cell office:value-type="float" office:value="0.896346" calcext:value-type="float">
            <text:p>0.896346</text:p>
          </table:table-cell>
          <table:table-cell office:value-type="float" office:value="0.855456" calcext:value-type="float">
            <text:p>0.855456</text:p>
          </table:table-cell>
          <table:table-cell office:value-type="float" office:value="0.822732" calcext:value-type="float">
            <text:p>0.822732</text:p>
          </table:table-cell>
          <table:table-cell table:style-name="ce2" office:value-type="float" office:value="0.360338" calcext:value-type="float">
            <text:p>0.360338</text:p>
          </table:table-cell>
          <table:table-cell office:value-type="float" office:value="0.859096" calcext:value-type="float">
            <text:p>0.859096</text:p>
          </table:table-cell>
          <table:table-cell office:value-type="float" office:value="0.901276" calcext:value-type="float">
            <text:p>0.901276</text:p>
          </table:table-cell>
          <table:table-cell office:value-type="float" office:value="0.877174" calcext:value-type="float">
            <text:p>0.877174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802812" calcext:value-type="float">
            <text:p>0.802812</text:p>
          </table:table-cell>
          <table:table-cell office:value-type="float" office:value="0.786717" calcext:value-type="float">
            <text:p>0.786717</text:p>
          </table:table-cell>
          <table:table-cell office:value-type="float" office:value="0.844073" calcext:value-type="float">
            <text:p>0.844073</text:p>
          </table:table-cell>
          <table:table-cell office:value-type="float" office:value="0.891008" calcext:value-type="float">
            <text:p>0.891008</text:p>
          </table:table-cell>
          <table:table-cell office:value-type="float" office:value="0.880205" calcext:value-type="float">
            <text:p>0.880205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802731" calcext:value-type="float">
            <text:p>0.802731</text:p>
          </table:table-cell>
          <table:table-cell office:value-type="float" office:value="0.836459" calcext:value-type="float">
            <text:p>0.836459</text:p>
          </table:table-cell>
          <table:table-cell office:value-type="float" office:value="0.847118" calcext:value-type="float">
            <text:p>0.847118</text:p>
          </table:table-cell>
          <table:table-cell office:value-type="float" office:value="0.796712" calcext:value-type="float">
            <text:p>0.796712</text:p>
          </table:table-cell>
          <table:table-cell office:value-type="float" office:value="0.850625" calcext:value-type="float">
            <text:p>0.850625</text:p>
          </table:table-cell>
          <table:table-cell office:value-type="float" office:value="0.861155" calcext:value-type="float">
            <text:p>0.861155</text:p>
          </table:table-cell>
          <table:table-cell office:value-type="float" office:value="0.853229" calcext:value-type="float">
            <text:p>0.853229</text:p>
          </table:table-cell>
          <table:table-cell office:value-type="float" office:value="0.842752" calcext:value-type="float">
            <text:p>0.842752</text:p>
          </table:table-cell>
          <table:table-cell office:value-type="float" office:value="0.792501" calcext:value-type="float">
            <text:p>0.792501</text:p>
          </table:table-cell>
          <table:table-cell office:value-type="float" office:value="0.770916" calcext:value-type="float">
            <text:p>0.770916</text:p>
          </table:table-cell>
          <table:table-cell office:value-type="float" office:value="0.776521" calcext:value-type="float">
            <text:p>0.776521</text:p>
          </table:table-cell>
          <table:table-cell office:value-type="float" office:value="0.894462" calcext:value-type="float">
            <text:p>0.894462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914695" calcext:value-type="float">
            <text:p>0.914695</text:p>
          </table:table-cell>
          <table:table-cell office:value-type="float" office:value="0.930329" calcext:value-type="float">
            <text:p>0.930329</text:p>
          </table:table-cell>
          <table:table-cell office:value-type="float" office:value="0.933495" calcext:value-type="float">
            <text:p>0.933495</text:p>
          </table:table-cell>
          <table:table-cell office:value-type="float" office:value="0.919551" calcext:value-type="float">
            <text:p>0.91955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24707" calcext:value-type="float">
            <text:p>0.924707</text:p>
          </table:table-cell>
          <table:table-cell office:value-type="float" office:value="0.88465" calcext:value-type="float">
            <text:p>0.884650</text:p>
          </table:table-cell>
          <table:table-cell office:value-type="float" office:value="0.86899" calcext:value-type="float">
            <text:p>0.868990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910172" calcext:value-type="float">
            <text:p>0.910172</text:p>
          </table:table-cell>
          <table:table-cell office:value-type="float" office:value="0.904306" calcext:value-type="float">
            <text:p>0.904306</text:p>
          </table:table-cell>
          <table:table-cell office:value-type="float" office:value="0.884499" calcext:value-type="float">
            <text:p>0.884499</text:p>
          </table:table-cell>
          <table:table-cell office:value-type="float" office:value="0.922493" calcext:value-type="float">
            <text:p>0.922493</text:p>
          </table:table-cell>
          <table:table-cell office:value-type="float" office:value="0.913238" calcext:value-type="float">
            <text:p>0.913238</text:p>
          </table:table-cell>
          <table:table-cell office:value-type="float" office:value="0.916935" calcext:value-type="float">
            <text:p>0.916935</text:p>
          </table:table-cell>
          <table:table-cell office:value-type="float" office:value="0.897767" calcext:value-type="float">
            <text:p>0.897767</text:p>
          </table:table-cell>
          <table:table-cell office:value-type="float" office:value="0.907963" calcext:value-type="float">
            <text:p>0.907963</text:p>
          </table:table-cell>
          <table:table-cell office:value-type="float" office:value="0.942835" calcext:value-type="float">
            <text:p>0.942835</text:p>
          </table:table-cell>
          <table:table-cell office:value-type="float" office:value="0.943596" calcext:value-type="float">
            <text:p>0.943596</text:p>
          </table:table-cell>
          <table:table-cell office:value-type="float" office:value="0.914666" calcext:value-type="float">
            <text:p>0.914666</text:p>
          </table:table-cell>
          <table:table-cell office:value-type="float" office:value="0.915416" calcext:value-type="float">
            <text:p>0.915416</text:p>
          </table:table-cell>
          <table:table-cell office:value-type="float" office:value="0.880702" calcext:value-type="float">
            <text:p>0.880702</text:p>
          </table:table-cell>
          <table:table-cell office:value-type="float" office:value="0.921919" calcext:value-type="float">
            <text:p>0.921919</text:p>
          </table:table-cell>
          <table:table-cell office:value-type="float" office:value="0.890805" calcext:value-type="float">
            <text:p>0.890805</text:p>
          </table:table-cell>
          <table:table-cell office:value-type="float" office:value="0.888247" calcext:value-type="float">
            <text:p>0.888247</text:p>
          </table:table-cell>
          <table:table-cell office:value-type="float" office:value="0.86225" calcext:value-type="float">
            <text:p>0.862250</text:p>
          </table:table-cell>
          <table:table-cell table:style-name="ce2" office:value-type="float" office:value="0.320977" calcext:value-type="float">
            <text:p>0.320977</text:p>
          </table:table-cell>
          <table:table-cell office:value-type="float" office:value="0.91939" calcext:value-type="float">
            <text:p>0.919390</text:p>
          </table:table-cell>
          <table:table-cell office:value-type="float" office:value="0.904358" calcext:value-type="float">
            <text:p>0.904358</text:p>
          </table:table-cell>
          <table:table-cell office:value-type="float" office:value="0.865118" calcext:value-type="float">
            <text:p>0.865118</text:p>
          </table:table-cell>
          <table:table-cell office:value-type="float" office:value="0.873996" calcext:value-type="float">
            <text:p>0.873996</text:p>
          </table:table-cell>
          <table:table-cell office:value-type="float" office:value="0.874979" calcext:value-type="float">
            <text:p>0.874979</text:p>
          </table:table-cell>
          <table:table-cell office:value-type="float" office:value="0.895969" calcext:value-type="float">
            <text:p>0.895969</text:p>
          </table:table-cell>
          <table:table-cell office:value-type="float" office:value="0.912987" calcext:value-type="float">
            <text:p>0.912987</text:p>
          </table:table-cell>
          <table:table-cell office:value-type="float" office:value="0.906078" calcext:value-type="float">
            <text:p>0.906078</text:p>
          </table:table-cell>
          <table:table-cell office:value-type="float" office:value="0.908288" calcext:value-type="float">
            <text:p>0.908288</text:p>
          </table:table-cell>
          <table:table-cell office:value-type="float" office:value="0.868235" calcext:value-type="float">
            <text:p>0.868235</text:p>
          </table:table-cell>
          <table:table-cell office:value-type="float" office:value="0.88546" calcext:value-type="float">
            <text:p>0.885460</text:p>
          </table:table-cell>
          <table:table-cell office:value-type="float" office:value="0.893239" calcext:value-type="float">
            <text:p>0.893239</text:p>
          </table:table-cell>
          <table:table-cell office:value-type="float" office:value="0.86865" calcext:value-type="float">
            <text:p>0.868650</text:p>
          </table:table-cell>
          <table:table-cell office:value-type="float" office:value="0.890359" calcext:value-type="float">
            <text:p>0.890359</text:p>
          </table:table-cell>
          <table:table-cell office:value-type="float" office:value="0.896409" calcext:value-type="float">
            <text:p>0.896409</text:p>
          </table:table-cell>
          <table:table-cell office:value-type="float" office:value="0.888543" calcext:value-type="float">
            <text:p>0.888543</text:p>
          </table:table-cell>
          <table:table-cell office:value-type="float" office:value="0.895313" calcext:value-type="float">
            <text:p>0.895313</text:p>
          </table:table-cell>
          <table:table-cell office:value-type="float" office:value="0.877146" calcext:value-type="float">
            <text:p>0.877146</text:p>
          </table:table-cell>
          <table:table-cell office:value-type="float" office:value="0.85811" calcext:value-type="float">
            <text:p>0.858110</text:p>
          </table:table-cell>
          <table:table-cell office:value-type="float" office:value="0.859142" calcext:value-type="float">
            <text:p>0.859142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08797" calcext:value-type="float">
            <text:p>0.908797</text:p>
          </table:table-cell>
          <table:table-cell office:value-type="float" office:value="0.925339" calcext:value-type="float">
            <text:p>0.925339</text:p>
          </table:table-cell>
          <table:table-cell office:value-type="float" office:value="0.932882" calcext:value-type="float">
            <text:p>0.932882</text:p>
          </table:table-cell>
          <table:table-cell office:value-type="float" office:value="0.935638" calcext:value-type="float">
            <text:p>0.935638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32607" calcext:value-type="float">
            <text:p>0.932607</text:p>
          </table:table-cell>
          <table:table-cell office:value-type="float" office:value="0.915295" calcext:value-type="float">
            <text:p>0.915295</text:p>
          </table:table-cell>
          <table:table-cell office:value-type="float" office:value="0.910196" calcext:value-type="float">
            <text:p>0.910196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1822" calcext:value-type="float">
            <text:p>0.918220</text:p>
          </table:table-cell>
          <table:table-cell office:value-type="float" office:value="0.922962" calcext:value-type="float">
            <text:p>0.922962</text:p>
          </table:table-cell>
          <table:table-cell office:value-type="float" office:value="0.915229" calcext:value-type="float">
            <text:p>0.915229</text:p>
          </table:table-cell>
          <table:table-cell office:value-type="float" office:value="0.929942" calcext:value-type="float">
            <text:p>0.929942</text:p>
          </table:table-cell>
          <table:table-cell office:value-type="float" office:value="0.927347" calcext:value-type="float">
            <text:p>0.927347</text:p>
          </table:table-cell>
          <table:table-cell office:value-type="float" office:value="0.925879" calcext:value-type="float">
            <text:p>0.925879</text:p>
          </table:table-cell>
          <table:table-cell office:value-type="float" office:value="0.921156" calcext:value-type="float">
            <text:p>0.921156</text:p>
          </table:table-cell>
          <table:table-cell office:value-type="float" office:value="0.908437" calcext:value-type="float">
            <text:p>0.908437</text:p>
          </table:table-cell>
          <table:table-cell office:value-type="float" office:value="0.94764" calcext:value-type="float">
            <text:p>0.947640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6337" calcext:value-type="float">
            <text:p>0.926337</text:p>
          </table:table-cell>
          <table:table-cell office:value-type="float" office:value="0.913836" calcext:value-type="float">
            <text:p>0.913836</text:p>
          </table:table-cell>
          <table:table-cell office:value-type="float" office:value="0.935075" calcext:value-type="float">
            <text:p>0.935075</text:p>
          </table:table-cell>
          <table:table-cell office:value-type="float" office:value="0.912314" calcext:value-type="float">
            <text:p>0.912314</text:p>
          </table:table-cell>
          <table:table-cell office:value-type="float" office:value="0.917151" calcext:value-type="float">
            <text:p>0.917151</text:p>
          </table:table-cell>
          <table:table-cell office:value-type="float" office:value="0.906384" calcext:value-type="float">
            <text:p>0.906384</text:p>
          </table:table-cell>
          <table:table-cell office:value-type="float" office:value="0.921338" calcext:value-type="float">
            <text:p>0.921338</text:p>
          </table:table-cell>
          <table:table-cell table:style-name="ce2" office:value-type="float" office:value="0.313324" calcext:value-type="float">
            <text:p>0.313324</text:p>
          </table:table-cell>
          <table:table-cell office:value-type="float" office:value="0.923771" calcext:value-type="float">
            <text:p>0.923771</text:p>
          </table:table-cell>
          <table:table-cell office:value-type="float" office:value="0.910587" calcext:value-type="float">
            <text:p>0.910587</text:p>
          </table:table-cell>
          <table:table-cell office:value-type="float" office:value="0.914263" calcext:value-type="float">
            <text:p>0.914263</text:p>
          </table:table-cell>
          <table:table-cell office:value-type="float" office:value="0.909504" calcext:value-type="float">
            <text:p>0.909504</text:p>
          </table:table-cell>
          <table:table-cell office:value-type="float" office:value="0.918977" calcext:value-type="float">
            <text:p>0.918977</text:p>
          </table:table-cell>
          <table:table-cell office:value-type="float" office:value="0.9231" calcext:value-type="float">
            <text:p>0.923100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22149" calcext:value-type="float">
            <text:p>0.922149</text:p>
          </table:table-cell>
          <table:table-cell office:value-type="float" office:value="0.907972" calcext:value-type="float">
            <text:p>0.907972</text:p>
          </table:table-cell>
          <table:table-cell office:value-type="float" office:value="0.917136" calcext:value-type="float">
            <text:p>0.917136</text:p>
          </table:table-cell>
          <table:table-cell office:value-type="float" office:value="0.92042" calcext:value-type="float">
            <text:p>0.920420</text:p>
          </table:table-cell>
          <table:table-cell office:value-type="float" office:value="0.912608" calcext:value-type="float">
            <text:p>0.912608</text:p>
          </table:table-cell>
          <table:table-cell office:value-type="float" office:value="0.91821" calcext:value-type="float">
            <text:p>0.918210</text:p>
          </table:table-cell>
          <table:table-cell office:value-type="float" office:value="0.921253" calcext:value-type="float">
            <text:p>0.921253</text:p>
          </table:table-cell>
          <table:table-cell office:value-type="float" office:value="0.917359" calcext:value-type="float">
            <text:p>0.917359</text:p>
          </table:table-cell>
          <table:table-cell office:value-type="float" office:value="0.918165" calcext:value-type="float">
            <text:p>0.918165</text:p>
          </table:table-cell>
          <table:table-cell office:value-type="float" office:value="0.910632" calcext:value-type="float">
            <text:p>0.910632</text:p>
          </table:table-cell>
          <table:table-cell office:value-type="float" office:value="0.906889" calcext:value-type="float">
            <text:p>0.906889</text:p>
          </table:table-cell>
          <table:table-cell office:value-type="float" office:value="0.906561" calcext:value-type="float">
            <text:p>0.906561</text:p>
          </table:table-cell>
          <table:table-cell office:value-type="float" office:value="0.923515" calcext:value-type="float">
            <text:p>0.923515</text:p>
          </table:table-cell>
          <table:table-cell office:value-type="float" office:value="0.923226" calcext:value-type="float">
            <text:p>0.923226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37848" calcext:value-type="float">
            <text:p>0.937848</text:p>
          </table:table-cell>
          <table:table-cell office:value-type="float" office:value="0.939193" calcext:value-type="float">
            <text:p>0.939193</text:p>
          </table:table-cell>
          <table:table-cell office:value-type="float" office:value="0.932996" calcext:value-type="float">
            <text:p>0.93299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2638" calcext:value-type="float">
            <text:p>0.926380</text:p>
          </table:table-cell>
          <table:table-cell office:value-type="float" office:value="0.89366" calcext:value-type="float">
            <text:p>0.893660</text:p>
          </table:table-cell>
          <table:table-cell office:value-type="float" office:value="0.882209" calcext:value-type="float">
            <text:p>0.882209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912433" calcext:value-type="float">
            <text:p>0.912433</text:p>
          </table:table-cell>
          <table:table-cell office:value-type="float" office:value="0.909583" calcext:value-type="float">
            <text:p>0.909583</text:p>
          </table:table-cell>
          <table:table-cell office:value-type="float" office:value="0.893544" calcext:value-type="float">
            <text:p>0.893544</text:p>
          </table:table-cell>
          <table:table-cell office:value-type="float" office:value="0.924083" calcext:value-type="float">
            <text:p>0.924083</text:p>
          </table:table-cell>
          <table:table-cell office:value-type="float" office:value="0.917096" calcext:value-type="float">
            <text:p>0.917096</text:p>
          </table:table-cell>
          <table:table-cell office:value-type="float" office:value="0.919392" calcext:value-type="float">
            <text:p>0.919392</text:p>
          </table:table-cell>
          <table:table-cell office:value-type="float" office:value="0.904596" calcext:value-type="float">
            <text:p>0.904596</text:p>
          </table:table-cell>
          <table:table-cell office:value-type="float" office:value="0.90695" calcext:value-type="float">
            <text:p>0.906950</text:p>
          </table:table-cell>
          <table:table-cell office:value-type="float" office:value="0.943909" calcext:value-type="float">
            <text:p>0.943909</text:p>
          </table:table-cell>
          <table:table-cell office:value-type="float" office:value="0.943976" calcext:value-type="float">
            <text:p>0.943976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918544" calcext:value-type="float">
            <text:p>0.918544</text:p>
          </table:table-cell>
          <table:table-cell office:value-type="float" office:value="0.890904" calcext:value-type="float">
            <text:p>0.890904</text:p>
          </table:table-cell>
          <table:table-cell office:value-type="float" office:value="0.92534" calcext:value-type="float">
            <text:p>0.925340</text:p>
          </table:table-cell>
          <table:table-cell office:value-type="float" office:value="0.897578" calcext:value-type="float">
            <text:p>0.897578</text:p>
          </table:table-cell>
          <table:table-cell office:value-type="float" office:value="0.898375" calcext:value-type="float">
            <text:p>0.898375</text:p>
          </table:table-cell>
          <table:table-cell office:value-type="float" office:value="0.879212" calcext:value-type="float">
            <text:p>0.879212</text:p>
          </table:table-cell>
          <table:table-cell office:value-type="float" office:value="0.904214" calcext:value-type="float">
            <text:p>0.904214</text:p>
          </table:table-cell>
          <table:table-cell office:value-type="float" office:value="0.920515" calcext:value-type="float">
            <text:p>0.920515</text:p>
          </table:table-cell>
          <table:table-cell table:style-name="ce2" office:value-type="float" office:value="0.31392" calcext:value-type="float">
            <text:p>0.313920</text:p>
          </table:table-cell>
          <table:table-cell office:value-type="float" office:value="0.880725" calcext:value-type="float">
            <text:p>0.880725</text:p>
          </table:table-cell>
          <table:table-cell office:value-type="float" office:value="0.887515" calcext:value-type="float">
            <text:p>0.887515</text:p>
          </table:table-cell>
          <table:table-cell office:value-type="float" office:value="0.887451" calcext:value-type="float">
            <text:p>0.887451</text:p>
          </table:table-cell>
          <table:table-cell office:value-type="float" office:value="0.903509" calcext:value-type="float">
            <text:p>0.903509</text:p>
          </table:table-cell>
          <table:table-cell office:value-type="float" office:value="0.916376" calcext:value-type="float">
            <text:p>0.916376</text:p>
          </table:table-cell>
          <table:table-cell office:value-type="float" office:value="0.911701" calcext:value-type="float">
            <text:p>0.911701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881208" calcext:value-type="float">
            <text:p>0.881208</text:p>
          </table:table-cell>
          <table:table-cell office:value-type="float" office:value="0.893006" calcext:value-type="float">
            <text:p>0.893006</text:p>
          </table:table-cell>
          <table:table-cell office:value-type="float" office:value="0.901594" calcext:value-type="float">
            <text:p>0.901594</text:p>
          </table:table-cell>
          <table:table-cell office:value-type="float" office:value="0.883919" calcext:value-type="float">
            <text:p>0.883919</text:p>
          </table:table-cell>
          <table:table-cell office:value-type="float" office:value="0.89884" calcext:value-type="float">
            <text:p>0.898840</text:p>
          </table:table-cell>
          <table:table-cell office:value-type="float" office:value="0.90452" calcext:value-type="float">
            <text:p>0.904520</text:p>
          </table:table-cell>
          <table:table-cell office:value-type="float" office:value="0.898371" calcext:value-type="float">
            <text:p>0.898371</text:p>
          </table:table-cell>
          <table:table-cell office:value-type="float" office:value="0.902997" calcext:value-type="float">
            <text:p>0.902997</text:p>
          </table:table-cell>
          <table:table-cell office:value-type="float" office:value="0.888843" calcext:value-type="float">
            <text:p>0.888843</text:p>
          </table:table-cell>
          <table:table-cell office:value-type="float" office:value="0.874891" calcext:value-type="float">
            <text:p>0.874891</text:p>
          </table:table-cell>
          <table:table-cell office:value-type="float" office:value="0.875236" calcext:value-type="float">
            <text:p>0.875236</text:p>
          </table:table-cell>
          <table:table-cell office:value-type="float" office:value="0.91562" calcext:value-type="float">
            <text:p>0.915620</text:p>
          </table:table-cell>
          <table:table-cell office:value-type="float" office:value="0.91373" calcext:value-type="float">
            <text:p>0.913730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3413" calcext:value-type="float">
            <text:p>0.934130</text:p>
          </table:table-cell>
          <table:table-cell office:value-type="float" office:value="0.936472" calcext:value-type="float">
            <text:p>0.936472</text:p>
          </table:table-cell>
          <table:table-cell office:value-type="float" office:value="0.929913" calcext:value-type="float">
            <text:p>0.92991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16743" calcext:value-type="float">
            <text:p>0.916743</text:p>
          </table:table-cell>
          <table:table-cell office:value-type="float" office:value="0.830932" calcext:value-type="float">
            <text:p>0.830932</text:p>
          </table:table-cell>
          <table:table-cell office:value-type="float" office:value="0.791346" calcext:value-type="float">
            <text:p>0.791346</text:p>
          </table:table-cell>
          <table:table-cell office:value-type="float" office:value="0.907297" calcext:value-type="float">
            <text:p>0.907297</text:p>
          </table:table-cell>
          <table:table-cell office:value-type="float" office:value="0.896157" calcext:value-type="float">
            <text:p>0.896157</text:p>
          </table:table-cell>
          <table:table-cell office:value-type="float" office:value="0.87365" calcext:value-type="float">
            <text:p>0.873650</text:p>
          </table:table-cell>
          <table:table-cell office:value-type="float" office:value="0.841611" calcext:value-type="float">
            <text:p>0.841611</text:p>
          </table:table-cell>
          <table:table-cell office:value-type="float" office:value="0.911297" calcext:value-type="float">
            <text:p>0.911297</text:p>
          </table:table-cell>
          <table:table-cell office:value-type="float" office:value="0.899244" calcext:value-type="float">
            <text:p>0.899244</text:p>
          </table:table-cell>
          <table:table-cell office:value-type="float" office:value="0.90298" calcext:value-type="float">
            <text:p>0.902980</text:p>
          </table:table-cell>
          <table:table-cell office:value-type="float" office:value="0.863714" calcext:value-type="float">
            <text:p>0.863714</text:p>
          </table:table-cell>
          <table:table-cell office:value-type="float" office:value="0.903017" calcext:value-type="float">
            <text:p>0.903017</text:p>
          </table:table-cell>
          <table:table-cell office:value-type="float" office:value="0.936437" calcext:value-type="float">
            <text:p>0.936437</text:p>
          </table:table-cell>
          <table:table-cell office:value-type="float" office:value="0.940704" calcext:value-type="float">
            <text:p>0.940704</text:p>
          </table:table-cell>
          <table:table-cell office:value-type="float" office:value="0.901824" calcext:value-type="float">
            <text:p>0.901824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32505" calcext:value-type="float">
            <text:p>0.832505</text:p>
          </table:table-cell>
          <table:table-cell office:value-type="float" office:value="0.903148" calcext:value-type="float">
            <text:p>0.903148</text:p>
          </table:table-cell>
          <table:table-cell office:value-type="float" office:value="0.859395" calcext:value-type="float">
            <text:p>0.859395</text:p>
          </table:table-cell>
          <table:table-cell office:value-type="float" office:value="0.840406" calcext:value-type="float">
            <text:p>0.840406</text:p>
          </table:table-cell>
          <table:table-cell office:value-type="float" office:value="0.784257" calcext:value-type="float">
            <text:p>0.784257</text:p>
          </table:table-cell>
          <table:table-cell office:value-type="float" office:value="0.862795" calcext:value-type="float">
            <text:p>0.862795</text:p>
          </table:table-cell>
          <table:table-cell office:value-type="float" office:value="0.906199" calcext:value-type="float">
            <text:p>0.906199</text:p>
          </table:table-cell>
          <table:table-cell office:value-type="float" office:value="0.879638" calcext:value-type="float">
            <text:p>0.879638</text:p>
          </table:table-cell>
          <table:table-cell table:style-name="ce2" office:value-type="float" office:value="0.349024" calcext:value-type="float">
            <text:p>0.349024</text:p>
          </table:table-cell>
          <table:table-cell office:value-type="float" office:value="0.802177" calcext:value-type="float">
            <text:p>0.802177</text:p>
          </table:table-cell>
          <table:table-cell office:value-type="float" office:value="0.814564" calcext:value-type="float">
            <text:p>0.814564</text:p>
          </table:table-cell>
          <table:table-cell office:value-type="float" office:value="0.858677" calcext:value-type="float">
            <text:p>0.858677</text:p>
          </table:table-cell>
          <table:table-cell office:value-type="float" office:value="0.896996" calcext:value-type="float">
            <text:p>0.896996</text:p>
          </table:table-cell>
          <table:table-cell office:value-type="float" office:value="0.882942" calcext:value-type="float">
            <text:p>0.882942</text:p>
          </table:table-cell>
          <table:table-cell office:value-type="float" office:value="0.887511" calcext:value-type="float">
            <text:p>0.887511</text:p>
          </table:table-cell>
          <table:table-cell office:value-type="float" office:value="0.794456" calcext:value-type="float">
            <text:p>0.794456</text:p>
          </table:table-cell>
          <table:table-cell office:value-type="float" office:value="0.839874" calcext:value-type="float">
            <text:p>0.839874</text:p>
          </table:table-cell>
          <table:table-cell office:value-type="float" office:value="0.841982" calcext:value-type="float">
            <text:p>0.841982</text:p>
          </table:table-cell>
          <table:table-cell office:value-type="float" office:value="0.805109" calcext:value-type="float">
            <text:p>0.805109</text:p>
          </table:table-cell>
          <table:table-cell office:value-type="float" office:value="0.854524" calcext:value-type="float">
            <text:p>0.854524</text:p>
          </table:table-cell>
          <table:table-cell office:value-type="float" office:value="0.865554" calcext:value-type="float">
            <text:p>0.865554</text:p>
          </table:table-cell>
          <table:table-cell office:value-type="float" office:value="0.857098" calcext:value-type="float">
            <text:p>0.857098</text:p>
          </table:table-cell>
          <table:table-cell office:value-type="float" office:value="0.858071" calcext:value-type="float">
            <text:p>0.858071</text:p>
          </table:table-cell>
          <table:table-cell office:value-type="float" office:value="0.81909" calcext:value-type="float">
            <text:p>0.819090</text:p>
          </table:table-cell>
          <table:table-cell office:value-type="float" office:value="0.759846" calcext:value-type="float">
            <text:p>0.759846</text:p>
          </table:table-cell>
          <table:table-cell office:value-type="float" office:value="0.764675" calcext:value-type="float">
            <text:p>0.764675</text:p>
          </table:table-cell>
          <table:table-cell office:value-type="float" office:value="0.899751" calcext:value-type="float">
            <text:p>0.899751</text:p>
          </table:table-cell>
          <table:table-cell office:value-type="float" office:value="0.887408" calcext:value-type="float">
            <text:p>0.887408</text:p>
          </table:table-cell>
          <table:table-cell office:value-type="float" office:value="0.917758" calcext:value-type="float">
            <text:p>0.917758</text:p>
          </table:table-cell>
          <table:table-cell office:value-type="float" office:value="0.929932" calcext:value-type="float">
            <text:p>0.929932</text:p>
          </table:table-cell>
          <table:table-cell office:value-type="float" office:value="0.933237" calcext:value-type="float">
            <text:p>0.933237</text:p>
          </table:table-cell>
          <table:table-cell office:value-type="float" office:value="0.922287" calcext:value-type="float">
            <text:p>0.92228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18373" calcext:value-type="float">
            <text:p>0.918373</text:p>
          </table:table-cell>
          <table:table-cell office:value-type="float" office:value="0.846436" calcext:value-type="float">
            <text:p>0.846436</text:p>
          </table:table-cell>
          <table:table-cell office:value-type="float" office:value="0.813389" calcext:value-type="float">
            <text:p>0.813389</text:p>
          </table:table-cell>
          <table:table-cell office:value-type="float" office:value="0.908976" calcext:value-type="float">
            <text:p>0.908976</text:p>
          </table:table-cell>
          <table:table-cell office:value-type="float" office:value="0.898374" calcext:value-type="float">
            <text:p>0.898374</text:p>
          </table:table-cell>
          <table:table-cell office:value-type="float" office:value="0.880186" calcext:value-type="float">
            <text:p>0.880186</text:p>
          </table:table-cell>
          <table:table-cell office:value-type="float" office:value="0.850015" calcext:value-type="float">
            <text:p>0.850015</text:p>
          </table:table-cell>
          <table:table-cell office:value-type="float" office:value="0.913613" calcext:value-type="float">
            <text:p>0.913613</text:p>
          </table:table-cell>
          <table:table-cell office:value-type="float" office:value="0.902172" calcext:value-type="float">
            <text:p>0.902172</text:p>
          </table:table-cell>
          <table:table-cell office:value-type="float" office:value="0.905871" calcext:value-type="float">
            <text:p>0.905871</text:p>
          </table:table-cell>
          <table:table-cell office:value-type="float" office:value="0.870456" calcext:value-type="float">
            <text:p>0.870456</text:p>
          </table:table-cell>
          <table:table-cell office:value-type="float" office:value="0.901117" calcext:value-type="float">
            <text:p>0.901117</text:p>
          </table:table-cell>
          <table:table-cell office:value-type="float" office:value="0.93724" calcext:value-type="float">
            <text:p>0.937240</text:p>
          </table:table-cell>
          <table:table-cell office:value-type="float" office:value="0.940836" calcext:value-type="float">
            <text:p>0.940836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901749" calcext:value-type="float">
            <text:p>0.901749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907145" calcext:value-type="float">
            <text:p>0.907145</text:p>
          </table:table-cell>
          <table:table-cell office:value-type="float" office:value="0.865842" calcext:value-type="float">
            <text:p>0.865842</text:p>
          </table:table-cell>
          <table:table-cell office:value-type="float" office:value="0.850885" calcext:value-type="float">
            <text:p>0.850885</text:p>
          </table:table-cell>
          <table:table-cell office:value-type="float" office:value="0.801918" calcext:value-type="float">
            <text:p>0.801918</text:p>
          </table:table-cell>
          <table:table-cell office:value-type="float" office:value="0.870771" calcext:value-type="float">
            <text:p>0.870771</text:p>
          </table:table-cell>
          <table:table-cell office:value-type="float" office:value="0.907864" calcext:value-type="float">
            <text:p>0.907864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801115" calcext:value-type="float">
            <text:p>0.801115</text:p>
          </table:table-cell>
          <table:table-cell table:style-name="ce2" office:value-type="float" office:value="0.346554" calcext:value-type="float">
            <text:p>0.346554</text:p>
          </table:table-cell>
          <table:table-cell office:value-type="float" office:value="0.828369" calcext:value-type="float">
            <text:p>0.828369</text:p>
          </table:table-cell>
          <table:table-cell office:value-type="float" office:value="0.866478" calcext:value-type="float">
            <text:p>0.866478</text:p>
          </table:table-cell>
          <table:table-cell office:value-type="float" office:value="0.900193" calcext:value-type="float">
            <text:p>0.900193</text:p>
          </table:table-cell>
          <table:table-cell office:value-type="float" office:value="0.887825" calcext:value-type="float">
            <text:p>0.887825</text:p>
          </table:table-cell>
          <table:table-cell office:value-type="float" office:value="0.892088" calcext:value-type="float">
            <text:p>0.892088</text:p>
          </table:table-cell>
          <table:table-cell office:value-type="float" office:value="0.816129" calcext:value-type="float">
            <text:p>0.816129</text:p>
          </table:table-cell>
          <table:table-cell office:value-type="float" office:value="0.850127" calcext:value-type="float">
            <text:p>0.850127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20054" calcext:value-type="float">
            <text:p>0.820054</text:p>
          </table:table-cell>
          <table:table-cell office:value-type="float" office:value="0.86295" calcext:value-type="float">
            <text:p>0.862950</text:p>
          </table:table-cell>
          <table:table-cell office:value-type="float" office:value="0.872572" calcext:value-type="float">
            <text:p>0.872572</text:p>
          </table:table-cell>
          <table:table-cell office:value-type="float" office:value="0.864784" calcext:value-type="float">
            <text:p>0.864784</text:p>
          </table:table-cell>
          <table:table-cell office:value-type="float" office:value="0.86633" calcext:value-type="float">
            <text:p>0.866330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89811" calcext:value-type="float">
            <text:p>0.789811</text:p>
          </table:table-cell>
          <table:table-cell office:value-type="float" office:value="0.794023" calcext:value-type="float">
            <text:p>0.794023</text:p>
          </table:table-cell>
          <table:table-cell office:value-type="float" office:value="0.90288" calcext:value-type="float">
            <text:p>0.902880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19212" calcext:value-type="float">
            <text:p>0.919212</text:p>
          </table:table-cell>
          <table:table-cell office:value-type="float" office:value="0.930318" calcext:value-type="float">
            <text:p>0.930318</text:p>
          </table:table-cell>
          <table:table-cell office:value-type="float" office:value="0.933381" calcext:value-type="float">
            <text:p>0.933381</text:p>
          </table:table-cell>
          <table:table-cell office:value-type="float" office:value="0.923526" calcext:value-type="float">
            <text:p>0.9235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0.854543" calcext:value-type="float">
            <text:p>0.854543</text:p>
          </table:table-cell>
          <table:table-cell office:value-type="float" office:value="0.825739" calcext:value-type="float">
            <text:p>0.825739</text:p>
          </table:table-cell>
          <table:table-cell office:value-type="float" office:value="0.90898" calcext:value-type="float">
            <text:p>0.908980</text:p>
          </table:table-cell>
          <table:table-cell office:value-type="float" office:value="0.898985" calcext:value-type="float">
            <text:p>0.898985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53957" calcext:value-type="float">
            <text:p>0.853957</text:p>
          </table:table-cell>
          <table:table-cell office:value-type="float" office:value="0.911375" calcext:value-type="float">
            <text:p>0.911375</text:p>
          </table:table-cell>
          <table:table-cell office:value-type="float" office:value="0.902823" calcext:value-type="float">
            <text:p>0.902823</text:p>
          </table:table-cell>
          <table:table-cell office:value-type="float" office:value="0.903201" calcext:value-type="float">
            <text:p>0.903201</text:p>
          </table:table-cell>
          <table:table-cell office:value-type="float" office:value="0.874315" calcext:value-type="float">
            <text:p>0.874315</text:p>
          </table:table-cell>
          <table:table-cell office:value-type="float" office:value="0.902263" calcext:value-type="float">
            <text:p>0.902263</text:p>
          </table:table-cell>
          <table:table-cell office:value-type="float" office:value="0.937652" calcext:value-type="float">
            <text:p>0.937652</text:p>
          </table:table-cell>
          <table:table-cell office:value-type="float" office:value="0.941356" calcext:value-type="float">
            <text:p>0.941356</text:p>
          </table:table-cell>
          <table:table-cell office:value-type="float" office:value="0.901128" calcext:value-type="float">
            <text:p>0.901128</text:p>
          </table:table-cell>
          <table:table-cell office:value-type="float" office:value="0.899307" calcext:value-type="float">
            <text:p>0.899307</text:p>
          </table:table-cell>
          <table:table-cell office:value-type="float" office:value="0.84639" calcext:value-type="float">
            <text:p>0.846390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0.868006" calcext:value-type="float">
            <text:p>0.868006</text:p>
          </table:table-cell>
          <table:table-cell office:value-type="float" office:value="0.845376" calcext:value-type="float">
            <text:p>0.845376</text:p>
          </table:table-cell>
          <table:table-cell office:value-type="float" office:value="0.788579" calcext:value-type="float">
            <text:p>0.788579</text:p>
          </table:table-cell>
          <table:table-cell office:value-type="float" office:value="0.872955" calcext:value-type="float">
            <text:p>0.872955</text:p>
          </table:table-cell>
          <table:table-cell office:value-type="float" office:value="0.906153" calcext:value-type="float">
            <text:p>0.906153</text:p>
          </table:table-cell>
          <table:table-cell office:value-type="float" office:value="0.886054" calcext:value-type="float">
            <text:p>0.886054</text:p>
          </table:table-cell>
          <table:table-cell office:value-type="float" office:value="0.815485" calcext:value-type="float">
            <text:p>0.815485</text:p>
          </table:table-cell>
          <table:table-cell office:value-type="float" office:value="0.830134" calcext:value-type="float">
            <text:p>0.830134</text:p>
          </table:table-cell>
          <table:table-cell table:style-name="ce2" office:value-type="float" office:value="0.34794" calcext:value-type="float">
            <text:p>0.347940</text:p>
          </table:table-cell>
          <table:table-cell office:value-type="float" office:value="0.861668" calcext:value-type="float">
            <text:p>0.861668</text:p>
          </table:table-cell>
          <table:table-cell office:value-type="float" office:value="0.897223" calcext:value-type="float">
            <text:p>0.897223</text:p>
          </table:table-cell>
          <table:table-cell office:value-type="float" office:value="0.89004" calcext:value-type="float">
            <text:p>0.890040</text:p>
          </table:table-cell>
          <table:table-cell office:value-type="float" office:value="0.887388" calcext:value-type="float">
            <text:p>0.887388</text:p>
          </table:table-cell>
          <table:table-cell office:value-type="float" office:value="0.82647" calcext:value-type="float">
            <text:p>0.826470</text:p>
          </table:table-cell>
          <table:table-cell office:value-type="float" office:value="0.854337" calcext:value-type="float">
            <text:p>0.854337</text:p>
          </table:table-cell>
          <table:table-cell office:value-type="float" office:value="0.863672" calcext:value-type="float">
            <text:p>0.863672</text:p>
          </table:table-cell>
          <table:table-cell office:value-type="float" office:value="0.825487" calcext:value-type="float">
            <text:p>0.825487</text:p>
          </table:table-cell>
          <table:table-cell office:value-type="float" office:value="0.864982" calcext:value-type="float">
            <text:p>0.864982</text:p>
          </table:table-cell>
          <table:table-cell office:value-type="float" office:value="0.874633" calcext:value-type="float">
            <text:p>0.874633</text:p>
          </table:table-cell>
          <table:table-cell office:value-type="float" office:value="0.866407" calcext:value-type="float">
            <text:p>0.866407</text:p>
          </table:table-cell>
          <table:table-cell office:value-type="float" office:value="0.859977" calcext:value-type="float">
            <text:p>0.859977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805376" calcext:value-type="float">
            <text:p>0.805376</text:p>
          </table:table-cell>
          <table:table-cell office:value-type="float" office:value="0.80843" calcext:value-type="float">
            <text:p>0.808430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93993" calcext:value-type="float">
            <text:p>0.893993</text:p>
          </table:table-cell>
          <table:table-cell office:value-type="float" office:value="0.917416" calcext:value-type="float">
            <text:p>0.917416</text:p>
          </table:table-cell>
          <table:table-cell office:value-type="float" office:value="0.930375" calcext:value-type="float">
            <text:p>0.930375</text:p>
          </table:table-cell>
          <table:table-cell office:value-type="float" office:value="0.933478" calcext:value-type="float">
            <text:p>0.933478</text:p>
          </table:table-cell>
          <table:table-cell office:value-type="float" office:value="0.921841" calcext:value-type="float">
            <text:p>0.92184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22751" calcext:value-type="float">
            <text:p>0.922751</text:p>
          </table:table-cell>
          <table:table-cell office:value-type="float" office:value="0.878358" calcext:value-type="float">
            <text:p>0.878358</text:p>
          </table:table-cell>
          <table:table-cell office:value-type="float" office:value="0.86105" calcext:value-type="float">
            <text:p>0.861050</text:p>
          </table:table-cell>
          <table:table-cell office:value-type="float" office:value="0.913271" calcext:value-type="float">
            <text:p>0.913271</text:p>
          </table:table-cell>
          <table:table-cell office:value-type="float" office:value="0.903789" calcext:value-type="float">
            <text:p>0.903789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0.87715" calcext:value-type="float">
            <text:p>0.877150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912235" calcext:value-type="float">
            <text:p>0.912235</text:p>
          </table:table-cell>
          <table:table-cell office:value-type="float" office:value="0.889918" calcext:value-type="float">
            <text:p>0.889918</text:p>
          </table:table-cell>
          <table:table-cell office:value-type="float" office:value="0.896939" calcext:value-type="float">
            <text:p>0.896939</text:p>
          </table:table-cell>
          <table:table-cell office:value-type="float" office:value="0.940404" calcext:value-type="float">
            <text:p>0.940404</text:p>
          </table:table-cell>
          <table:table-cell office:value-type="float" office:value="0.941707" calcext:value-type="float">
            <text:p>0.941707</text:p>
          </table:table-cell>
          <table:table-cell office:value-type="float" office:value="0.909623" calcext:value-type="float">
            <text:p>0.909623</text:p>
          </table:table-cell>
          <table:table-cell office:value-type="float" office:value="0.905296" calcext:value-type="float">
            <text:p>0.905296</text:p>
          </table:table-cell>
          <table:table-cell office:value-type="float" office:value="0.87469" calcext:value-type="float">
            <text:p>0.874690</text:p>
          </table:table-cell>
          <table:table-cell office:value-type="float" office:value="0.913749" calcext:value-type="float">
            <text:p>0.913749</text:p>
          </table:table-cell>
          <table:table-cell office:value-type="float" office:value="0.88456" calcext:value-type="float">
            <text:p>0.884560</text:p>
          </table:table-cell>
          <table:table-cell office:value-type="float" office:value="0.876163" calcext:value-type="float">
            <text:p>0.876163</text:p>
          </table:table-cell>
          <table:table-cell office:value-type="float" office:value="0.8433" calcext:value-type="float">
            <text:p>0.843300</text:p>
          </table:table-cell>
          <table:table-cell office:value-type="float" office:value="0.892286" calcext:value-type="float">
            <text:p>0.892286</text:p>
          </table:table-cell>
          <table:table-cell office:value-type="float" office:value="0.910669" calcext:value-type="float">
            <text:p>0.910669</text:p>
          </table:table-cell>
          <table:table-cell office:value-type="float" office:value="0.900026" calcext:value-type="float">
            <text:p>0.900026</text:p>
          </table:table-cell>
          <table:table-cell office:value-type="float" office:value="0.857463" calcext:value-type="float">
            <text:p>0.857463</text:p>
          </table:table-cell>
          <table:table-cell office:value-type="float" office:value="0.866885" calcext:value-type="float">
            <text:p>0.866885</text:p>
          </table:table-cell>
          <table:table-cell office:value-type="float" office:value="0.859934" calcext:value-type="float">
            <text:p>0.859934</text:p>
          </table:table-cell>
          <table:table-cell table:style-name="ce2" office:value-type="float" office:value="0.345085" calcext:value-type="float">
            <text:p>0.345085</text:p>
          </table:table-cell>
          <table:table-cell office:value-type="float" office:value="0.904969" calcext:value-type="float">
            <text:p>0.904969</text:p>
          </table:table-cell>
          <table:table-cell office:value-type="float" office:value="0.900527" calcext:value-type="float">
            <text:p>0.900527</text:p>
          </table:table-cell>
          <table:table-cell office:value-type="float" office:value="0.901637" calcext:value-type="float">
            <text:p>0.901637</text:p>
          </table:table-cell>
          <table:table-cell office:value-type="float" office:value="0.860982" calcext:value-type="float">
            <text:p>0.860982</text:p>
          </table:table-cell>
          <table:table-cell office:value-type="float" office:value="0.879696" calcext:value-type="float">
            <text:p>0.879696</text:p>
          </table:table-cell>
          <table:table-cell office:value-type="float" office:value="0.886991" calcext:value-type="float">
            <text:p>0.886991</text:p>
          </table:table-cell>
          <table:table-cell office:value-type="float" office:value="0.862389" calcext:value-type="float">
            <text:p>0.862389</text:p>
          </table:table-cell>
          <table:table-cell office:value-type="float" office:value="0.88582" calcext:value-type="float">
            <text:p>0.885820</text:p>
          </table:table-cell>
          <table:table-cell office:value-type="float" office:value="0.893049" calcext:value-type="float">
            <text:p>0.893049</text:p>
          </table:table-cell>
          <table:table-cell office:value-type="float" office:value="0.885629" calcext:value-type="float">
            <text:p>0.885629</text:p>
          </table:table-cell>
          <table:table-cell office:value-type="float" office:value="0.885177" calcext:value-type="float">
            <text:p>0.885177</text:p>
          </table:table-cell>
          <table:table-cell office:value-type="float" office:value="0.861536" calcext:value-type="float">
            <text:p>0.861536</text:p>
          </table:table-cell>
          <table:table-cell office:value-type="float" office:value="0.848968" calcext:value-type="float">
            <text:p>0.848968</text:p>
          </table:table-cell>
          <table:table-cell office:value-type="float" office:value="0.85026" calcext:value-type="float">
            <text:p>0.850260</text:p>
          </table:table-cell>
          <table:table-cell office:value-type="float" office:value="0.90744" calcext:value-type="float">
            <text:p>0.907440</text:p>
          </table:table-cell>
          <table:table-cell office:value-type="float" office:value="0.903481" calcext:value-type="float">
            <text:p>0.903481</text:p>
          </table:table-cell>
          <table:table-cell office:value-type="float" office:value="0.922154" calcext:value-type="float">
            <text:p>0.922154</text:p>
          </table:table-cell>
          <table:table-cell office:value-type="float" office:value="0.931609" calcext:value-type="float">
            <text:p>0.931609</text:p>
          </table:table-cell>
          <table:table-cell office:value-type="float" office:value="0.933878" calcext:value-type="float">
            <text:p>0.933878</text:p>
          </table:table-cell>
          <table:table-cell office:value-type="float" office:value="0.926143" calcext:value-type="float">
            <text:p>0.92614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29496" calcext:value-type="float">
            <text:p>0.929496</text:p>
          </table:table-cell>
          <table:table-cell office:value-type="float" office:value="0.907836" calcext:value-type="float">
            <text:p>0.907836</text:p>
          </table:table-cell>
          <table:table-cell office:value-type="float" office:value="0.901481" calcext:value-type="float">
            <text:p>0.901481</text:p>
          </table:table-cell>
          <table:table-cell office:value-type="float" office:value="0.918597" calcext:value-type="float">
            <text:p>0.918597</text:p>
          </table:table-cell>
          <table:table-cell office:value-type="float" office:value="0.91243" calcext:value-type="float">
            <text:p>0.912430</text:p>
          </table:table-cell>
          <table:table-cell office:value-type="float" office:value="0.918087" calcext:value-type="float">
            <text:p>0.918087</text:p>
          </table:table-cell>
          <table:table-cell office:value-type="float" office:value="0.907086" calcext:value-type="float">
            <text:p>0.907086</text:p>
          </table:table-cell>
          <table:table-cell office:value-type="float" office:value="0.926459" calcext:value-type="float">
            <text:p>0.926459</text:p>
          </table:table-cell>
          <table:table-cell office:value-type="float" office:value="0.921643" calcext:value-type="float">
            <text:p>0.921643</text:p>
          </table:table-cell>
          <table:table-cell office:value-type="float" office:value="0.922285" calcext:value-type="float">
            <text:p>0.922285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0.894592" calcext:value-type="float">
            <text:p>0.894592</text:p>
          </table:table-cell>
          <table:table-cell office:value-type="float" office:value="0.946292" calcext:value-type="float">
            <text:p>0.946292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981" calcext:value-type="float">
            <text:p>0.919810</text:p>
          </table:table-cell>
          <table:table-cell office:value-type="float" office:value="0.906917" calcext:value-type="float">
            <text:p>0.906917</text:p>
          </table:table-cell>
          <table:table-cell office:value-type="float" office:value="0.925426" calcext:value-type="float">
            <text:p>0.925426</text:p>
          </table:table-cell>
          <table:table-cell office:value-type="float" office:value="0.905939" calcext:value-type="float">
            <text:p>0.905939</text:p>
          </table:table-cell>
          <table:table-cell office:value-type="float" office:value="0.910365" calcext:value-type="float">
            <text:p>0.910365</text:p>
          </table:table-cell>
          <table:table-cell office:value-type="float" office:value="0.896599" calcext:value-type="float">
            <text:p>0.896599</text:p>
          </table:table-cell>
          <table:table-cell office:value-type="float" office:value="0.914783" calcext:value-type="float">
            <text:p>0.914783</text:p>
          </table:table-cell>
          <table:table-cell office:value-type="float" office:value="0.921068" calcext:value-type="float">
            <text:p>0.921068</text:p>
          </table:table-cell>
          <table:table-cell office:value-type="float" office:value="0.918679" calcext:value-type="float">
            <text:p>0.918679</text:p>
          </table:table-cell>
          <table:table-cell office:value-type="float" office:value="0.901819" calcext:value-type="float">
            <text:p>0.901819</text:p>
          </table:table-cell>
          <table:table-cell office:value-type="float" office:value="0.906335" calcext:value-type="float">
            <text:p>0.906335</text:p>
          </table:table-cell>
          <table:table-cell office:value-type="float" office:value="0.901534" calcext:value-type="float">
            <text:p>0.901534</text:p>
          </table:table-cell>
          <table:table-cell office:value-type="float" office:value="0.910614" calcext:value-type="float">
            <text:p>0.910614</text:p>
          </table:table-cell>
          <table:table-cell table:style-name="ce2" office:value-type="float" office:value="0.307964" calcext:value-type="float">
            <text:p>0.307964</text:p>
          </table:table-cell>
          <table:table-cell office:value-type="float" office:value="0.918248" calcext:value-type="float">
            <text:p>0.918248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898849" calcext:value-type="float">
            <text:p>0.898849</text:p>
          </table:table-cell>
          <table:table-cell office:value-type="float" office:value="0.908982" calcext:value-type="float">
            <text:p>0.908982</text:p>
          </table:table-cell>
          <table:table-cell office:value-type="float" office:value="0.914333" calcext:value-type="float">
            <text:p>0.914333</text:p>
          </table:table-cell>
          <table:table-cell office:value-type="float" office:value="0.903767" calcext:value-type="float">
            <text:p>0.903767</text:p>
          </table:table-cell>
          <table:table-cell office:value-type="float" office:value="0.911202" calcext:value-type="float">
            <text:p>0.911202</text:p>
          </table:table-cell>
          <table:table-cell office:value-type="float" office:value="0.915206" calcext:value-type="float">
            <text:p>0.915206</text:p>
          </table:table-cell>
          <table:table-cell office:value-type="float" office:value="0.910126" calcext:value-type="float">
            <text:p>0.91012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02721" calcext:value-type="float">
            <text:p>0.902721</text:p>
          </table:table-cell>
          <table:table-cell office:value-type="float" office:value="0.897227" calcext:value-type="float">
            <text:p>0.897227</text:p>
          </table:table-cell>
          <table:table-cell office:value-type="float" office:value="0.896779" calcext:value-type="float">
            <text:p>0.896779</text:p>
          </table:table-cell>
          <table:table-cell office:value-type="float" office:value="0.919481" calcext:value-type="float">
            <text:p>0.919481</text:p>
          </table:table-cell>
          <table:table-cell office:value-type="float" office:value="0.919584" calcext:value-type="float">
            <text:p>0.919584</text:p>
          </table:table-cell>
          <table:table-cell office:value-type="float" office:value="0.926998" calcext:value-type="float">
            <text:p>0.926998</text:p>
          </table:table-cell>
          <table:table-cell office:value-type="float" office:value="0.934893" calcext:value-type="float">
            <text:p>0.934893</text:p>
          </table:table-cell>
          <table:table-cell office:value-type="float" office:value="0.936795" calcext:value-type="float">
            <text:p>0.936795</text:p>
          </table:table-cell>
          <table:table-cell office:value-type="float" office:value="0.930428" calcext:value-type="float">
            <text:p>0.9304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26908" calcext:value-type="float">
            <text:p>0.926908</text:p>
          </table:table-cell>
          <table:table-cell office:value-type="float" office:value="0.896013" calcext:value-type="float">
            <text:p>0.896013</text:p>
          </table:table-cell>
          <table:table-cell office:value-type="float" office:value="0.885256" calcext:value-type="float">
            <text:p>0.885256</text:p>
          </table:table-cell>
          <table:table-cell office:value-type="float" office:value="0.91679" calcext:value-type="float">
            <text:p>0.916790</text:p>
          </table:table-cell>
          <table:table-cell office:value-type="float" office:value="0.909776" calcext:value-type="float">
            <text:p>0.909776</text:p>
          </table:table-cell>
          <table:table-cell office:value-type="float" office:value="0.9122" calcext:value-type="float">
            <text:p>0.912200</text:p>
          </table:table-cell>
          <table:table-cell office:value-type="float" office:value="0.894888" calcext:value-type="float">
            <text:p>0.894888</text:p>
          </table:table-cell>
          <table:table-cell office:value-type="float" office:value="0.924368" calcext:value-type="float">
            <text:p>0.924368</text:p>
          </table:table-cell>
          <table:table-cell office:value-type="float" office:value="0.915903" calcext:value-type="float">
            <text:p>0.915903</text:p>
          </table:table-cell>
          <table:table-cell office:value-type="float" office:value="0.919486" calcext:value-type="float">
            <text:p>0.919486</text:p>
          </table:table-cell>
          <table:table-cell office:value-type="float" office:value="0.905284" calcext:value-type="float">
            <text:p>0.905284</text:p>
          </table:table-cell>
          <table:table-cell office:value-type="float" office:value="0.901674" calcext:value-type="float">
            <text:p>0.901674</text:p>
          </table:table-cell>
          <table:table-cell office:value-type="float" office:value="0.944216" calcext:value-type="float">
            <text:p>0.944216</text:p>
          </table:table-cell>
          <table:table-cell office:value-type="float" office:value="0.943655" calcext:value-type="float">
            <text:p>0.943655</text:p>
          </table:table-cell>
          <table:table-cell office:value-type="float" office:value="0.916706" calcext:value-type="float">
            <text:p>0.916706</text:p>
          </table:table-cell>
          <table:table-cell office:value-type="float" office:value="0.917204" calcext:value-type="float">
            <text:p>0.917204</text:p>
          </table:table-cell>
          <table:table-cell office:value-type="float" office:value="0.893962" calcext:value-type="float">
            <text:p>0.893962</text:p>
          </table:table-cell>
          <table:table-cell office:value-type="float" office:value="0.926342" calcext:value-type="float">
            <text:p>0.926342</text:p>
          </table:table-cell>
          <table:table-cell office:value-type="float" office:value="0.897386" calcext:value-type="float">
            <text:p>0.897386</text:p>
          </table:table-cell>
          <table:table-cell office:value-type="float" office:value="0.900917" calcext:value-type="float">
            <text:p>0.900917</text:p>
          </table:table-cell>
          <table:table-cell office:value-type="float" office:value="0.882214" calcext:value-type="float">
            <text:p>0.882214</text:p>
          </table:table-cell>
          <table:table-cell office:value-type="float" office:value="0.904776" calcext:value-type="float">
            <text:p>0.904776</text:p>
          </table:table-cell>
          <table:table-cell office:value-type="float" office:value="0.919259" calcext:value-type="float">
            <text:p>0.919259</text:p>
          </table:table-cell>
          <table:table-cell office:value-type="float" office:value="0.91125" calcext:value-type="float">
            <text:p>0.911250</text:p>
          </table:table-cell>
          <table:table-cell office:value-type="float" office:value="0.884279" calcext:value-type="float">
            <text:p>0.884279</text:p>
          </table:table-cell>
          <table:table-cell office:value-type="float" office:value="0.890594" calcext:value-type="float">
            <text:p>0.890594</text:p>
          </table:table-cell>
          <table:table-cell office:value-type="float" office:value="0.890988" calcext:value-type="float">
            <text:p>0.890988</text:p>
          </table:table-cell>
          <table:table-cell office:value-type="float" office:value="0.904621" calcext:value-type="float">
            <text:p>0.904621</text:p>
          </table:table-cell>
          <table:table-cell office:value-type="float" office:value="0.916276" calcext:value-type="float">
            <text:p>0.916276</text:p>
          </table:table-cell>
          <table:table-cell table:style-name="ce2" office:value-type="float" office:value="0.317386" calcext:value-type="float">
            <text:p>0.317386</text:p>
          </table:table-cell>
          <table:table-cell office:value-type="float" office:value="0.91375" calcext:value-type="float">
            <text:p>0.913750</text:p>
          </table:table-cell>
          <table:table-cell office:value-type="float" office:value="0.884604" calcext:value-type="float">
            <text:p>0.884604</text:p>
          </table:table-cell>
          <table:table-cell office:value-type="float" office:value="0.897814" calcext:value-type="float">
            <text:p>0.897814</text:p>
          </table:table-cell>
          <table:table-cell office:value-type="float" office:value="0.904009" calcext:value-type="float">
            <text:p>0.904009</text:p>
          </table:table-cell>
          <table:table-cell office:value-type="float" office:value="0.886038" calcext:value-type="float">
            <text:p>0.886038</text:p>
          </table:table-cell>
          <table:table-cell office:value-type="float" office:value="0.901065" calcext:value-type="float">
            <text:p>0.901065</text:p>
          </table:table-cell>
          <table:table-cell office:value-type="float" office:value="0.902718" calcext:value-type="float">
            <text:p>0.902718</text:p>
          </table:table-cell>
          <table:table-cell office:value-type="float" office:value="0.89986" calcext:value-type="float">
            <text:p>0.899860</text:p>
          </table:table-cell>
          <table:table-cell office:value-type="float" office:value="0.90563" calcext:value-type="float">
            <text:p>0.905630</text:p>
          </table:table-cell>
          <table:table-cell office:value-type="float" office:value="0.892209" calcext:value-type="float">
            <text:p>0.892209</text:p>
          </table:table-cell>
          <table:table-cell office:value-type="float" office:value="0.878624" calcext:value-type="float">
            <text:p>0.878624</text:p>
          </table:table-cell>
          <table:table-cell office:value-type="float" office:value="0.878987" calcext:value-type="float">
            <text:p>0.878987</text:p>
          </table:table-cell>
          <table:table-cell office:value-type="float" office:value="0.91604" calcext:value-type="float">
            <text:p>0.916040</text:p>
          </table:table-cell>
          <table:table-cell office:value-type="float" office:value="0.909658" calcext:value-type="float">
            <text:p>0.909658</text:p>
          </table:table-cell>
          <table:table-cell office:value-type="float" office:value="0.925989" calcext:value-type="float">
            <text:p>0.925989</text:p>
          </table:table-cell>
          <table:table-cell office:value-type="float" office:value="0.933361" calcext:value-type="float">
            <text:p>0.933361</text:p>
          </table:table-cell>
          <table:table-cell office:value-type="float" office:value="0.935472" calcext:value-type="float">
            <text:p>0.935472</text:p>
          </table:table-cell>
          <table:table-cell office:value-type="float" office:value="0.929714" calcext:value-type="float">
            <text:p>0.92971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901732" calcext:value-type="float">
            <text:p>0.901732</text:p>
          </table:table-cell>
          <table:table-cell office:value-type="float" office:value="0.891821" calcext:value-type="float">
            <text:p>0.891821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3585" calcext:value-type="float">
            <text:p>0.913585</text:p>
          </table:table-cell>
          <table:table-cell office:value-type="float" office:value="0.910505" calcext:value-type="float">
            <text:p>0.910505</text:p>
          </table:table-cell>
          <table:table-cell office:value-type="float" office:value="0.900911" calcext:value-type="float">
            <text:p>0.900911</text:p>
          </table:table-cell>
          <table:table-cell office:value-type="float" office:value="0.922944" calcext:value-type="float">
            <text:p>0.922944</text:p>
          </table:table-cell>
          <table:table-cell office:value-type="float" office:value="0.919246" calcext:value-type="float">
            <text:p>0.919246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912114" calcext:value-type="float">
            <text:p>0.912114</text:p>
          </table:table-cell>
          <table:table-cell office:value-type="float" office:value="0.908053" calcext:value-type="float">
            <text:p>0.908053</text:p>
          </table:table-cell>
          <table:table-cell office:value-type="float" office:value="0.944932" calcext:value-type="float">
            <text:p>0.944932</text:p>
          </table:table-cell>
          <table:table-cell office:value-type="float" office:value="0.944691" calcext:value-type="float">
            <text:p>0.944691</text:p>
          </table:table-cell>
          <table:table-cell office:value-type="float" office:value="0.914114" calcext:value-type="float">
            <text:p>0.914114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898513" calcext:value-type="float">
            <text:p>0.898513</text:p>
          </table:table-cell>
          <table:table-cell office:value-type="float" office:value="0.926798" calcext:value-type="float">
            <text:p>0.926798</text:p>
          </table:table-cell>
          <table:table-cell office:value-type="float" office:value="0.9024" calcext:value-type="float">
            <text:p>0.902400</text:p>
          </table:table-cell>
          <table:table-cell office:value-type="float" office:value="0.90134" calcext:value-type="float">
            <text:p>0.901340</text:p>
          </table:table-cell>
          <table:table-cell office:value-type="float" office:value="0.884032" calcext:value-type="float">
            <text:p>0.884032</text:p>
          </table:table-cell>
          <table:table-cell office:value-type="float" office:value="0.909371" calcext:value-type="float">
            <text:p>0.909371</text:p>
          </table:table-cell>
          <table:table-cell office:value-type="float" office:value="0.921623" calcext:value-type="float">
            <text:p>0.921623</text:p>
          </table:table-cell>
          <table:table-cell office:value-type="float" office:value="0.913108" calcext:value-type="float">
            <text:p>0.913108</text:p>
          </table:table-cell>
          <table:table-cell office:value-type="float" office:value="0.890981" calcext:value-type="float">
            <text:p>0.890981</text:p>
          </table:table-cell>
          <table:table-cell office:value-type="float" office:value="0.897026" calcext:value-type="float">
            <text:p>0.897026</text:p>
          </table:table-cell>
          <table:table-cell office:value-type="float" office:value="0.891079" calcext:value-type="float">
            <text:p>0.891079</text:p>
          </table:table-cell>
          <table:table-cell office:value-type="float" office:value="0.907045" calcext:value-type="float">
            <text:p>0.907045</text:p>
          </table:table-cell>
          <table:table-cell office:value-type="float" office:value="0.916656" calcext:value-type="float">
            <text:p>0.916656</text:p>
          </table:table-cell>
          <table:table-cell office:value-type="float" office:value="0.91604" calcext:value-type="float">
            <text:p>0.916040</text:p>
          </table:table-cell>
          <table:table-cell table:style-name="ce2" office:value-type="float" office:value="0.303633" calcext:value-type="float">
            <text:p>0.303633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903376" calcext:value-type="float">
            <text:p>0.903376</text:p>
          </table:table-cell>
          <table:table-cell office:value-type="float" office:value="0.908104" calcext:value-type="float">
            <text:p>0.908104</text:p>
          </table:table-cell>
          <table:table-cell office:value-type="float" office:value="0.893894" calcext:value-type="float">
            <text:p>0.893894</text:p>
          </table:table-cell>
          <table:table-cell office:value-type="float" office:value="0.90562" calcext:value-type="float">
            <text:p>0.905620</text:p>
          </table:table-cell>
          <table:table-cell office:value-type="float" office:value="0.90965" calcext:value-type="float">
            <text:p>0.909650</text:p>
          </table:table-cell>
          <table:table-cell office:value-type="float" office:value="0.904016" calcext:value-type="float">
            <text:p>0.904016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0.892723" calcext:value-type="float">
            <text:p>0.892723</text:p>
          </table:table-cell>
          <table:table-cell office:value-type="float" office:value="0.885933" calcext:value-type="float">
            <text:p>0.885933</text:p>
          </table:table-cell>
          <table:table-cell office:value-type="float" office:value="0.886205" calcext:value-type="float">
            <text:p>0.886205</text:p>
          </table:table-cell>
          <table:table-cell office:value-type="float" office:value="0.818767" calcext:value-type="float">
            <text:p>0.818767</text:p>
          </table:table-cell>
          <table:table-cell office:value-type="float" office:value="0.917184" calcext:value-type="float">
            <text:p>0.917184</text:p>
          </table:table-cell>
          <table:table-cell office:value-type="float" office:value="0.924878" calcext:value-type="float">
            <text:p>0.924878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936765" calcext:value-type="float">
            <text:p>0.936765</text:p>
          </table:table-cell>
          <table:table-cell office:value-type="float" office:value="0.928511" calcext:value-type="float">
            <text:p>0.92851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1831" calcext:value-type="float">
            <text:p>0.918310</text:p>
          </table:table-cell>
          <table:table-cell office:value-type="float" office:value="0.836398" calcext:value-type="float">
            <text:p>0.836398</text:p>
          </table:table-cell>
          <table:table-cell office:value-type="float" office:value="0.803851" calcext:value-type="float">
            <text:p>0.803851</text:p>
          </table:table-cell>
          <table:table-cell office:value-type="float" office:value="0.908972" calcext:value-type="float">
            <text:p>0.908972</text:p>
          </table:table-cell>
          <table:table-cell office:value-type="float" office:value="0.898921" calcext:value-type="float">
            <text:p>0.898921</text:p>
          </table:table-cell>
          <table:table-cell office:value-type="float" office:value="0.881509" calcext:value-type="float">
            <text:p>0.881509</text:p>
          </table:table-cell>
          <table:table-cell office:value-type="float" office:value="0.853645" calcext:value-type="float">
            <text:p>0.853645</text:p>
          </table:table-cell>
          <table:table-cell office:value-type="float" office:value="0.913643" calcext:value-type="float">
            <text:p>0.913643</text:p>
          </table:table-cell>
          <table:table-cell office:value-type="float" office:value="0.90245" calcext:value-type="float">
            <text:p>0.902450</text:p>
          </table:table-cell>
          <table:table-cell office:value-type="float" office:value="0.906188" calcext:value-type="float">
            <text:p>0.906188</text:p>
          </table:table-cell>
          <table:table-cell office:value-type="float" office:value="0.871727" calcext:value-type="float">
            <text:p>0.871727</text:p>
          </table:table-cell>
          <table:table-cell office:value-type="float" office:value="0.901194" calcext:value-type="float">
            <text:p>0.901194</text:p>
          </table:table-cell>
          <table:table-cell office:value-type="float" office:value="0.93782" calcext:value-type="float">
            <text:p>0.937820</text:p>
          </table:table-cell>
          <table:table-cell office:value-type="float" office:value="0.941253" calcext:value-type="float">
            <text:p>0.941253</text:p>
          </table:table-cell>
          <table:table-cell office:value-type="float" office:value="0.904191" calcext:value-type="float">
            <text:p>0.904191</text:p>
          </table:table-cell>
          <table:table-cell office:value-type="float" office:value="0.902615" calcext:value-type="float">
            <text:p>0.902615</text:p>
          </table:table-cell>
          <table:table-cell office:value-type="float" office:value="0.845853" calcext:value-type="float">
            <text:p>0.845853</text:p>
          </table:table-cell>
          <table:table-cell office:value-type="float" office:value="0.907801" calcext:value-type="float">
            <text:p>0.907801</text:p>
          </table:table-cell>
          <table:table-cell office:value-type="float" office:value="0.867603" calcext:value-type="float">
            <text:p>0.867603</text:p>
          </table:table-cell>
          <table:table-cell office:value-type="float" office:value="0.854079" calcext:value-type="float">
            <text:p>0.854079</text:p>
          </table:table-cell>
          <table:table-cell office:value-type="float" office:value="0.807722" calcext:value-type="float">
            <text:p>0.807722</text:p>
          </table:table-cell>
          <table:table-cell office:value-type="float" office:value="0.871806" calcext:value-type="float">
            <text:p>0.871806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0.885733" calcext:value-type="float">
            <text:p>0.885733</text:p>
          </table:table-cell>
          <table:table-cell office:value-type="float" office:value="0.800536" calcext:value-type="float">
            <text:p>0.800536</text:p>
          </table:table-cell>
          <table:table-cell office:value-type="float" office:value="0.822386" calcext:value-type="float">
            <text:p>0.822386</text:p>
          </table:table-cell>
          <table:table-cell office:value-type="float" office:value="0.831481" calcext:value-type="float">
            <text:p>0.831481</text:p>
          </table:table-cell>
          <table:table-cell office:value-type="float" office:value="0.86843" calcext:value-type="float">
            <text:p>0.868430</text:p>
          </table:table-cell>
          <table:table-cell office:value-type="float" office:value="0.900277" calcext:value-type="float">
            <text:p>0.900277</text:p>
          </table:table-cell>
          <table:table-cell office:value-type="float" office:value="0.889043" calcext:value-type="float">
            <text:p>0.889043</text:p>
          </table:table-cell>
          <table:table-cell office:value-type="float" office:value="0.892305" calcext:value-type="float">
            <text:p>0.892305</text:p>
          </table:table-cell>
          <table:table-cell table:style-name="ce2" office:value-type="float" office:value="0.347324" calcext:value-type="float">
            <text:p>0.347324</text:p>
          </table:table-cell>
          <table:table-cell office:value-type="float" office:value="0.852333" calcext:value-type="float">
            <text:p>0.852333</text:p>
          </table:table-cell>
          <table:table-cell office:value-type="float" office:value="0.850154" calcext:value-type="float">
            <text:p>0.850154</text:p>
          </table:table-cell>
          <table:table-cell office:value-type="float" office:value="0.824257" calcext:value-type="float">
            <text:p>0.824257</text:p>
          </table:table-cell>
          <table:table-cell office:value-type="float" office:value="0.863687" calcext:value-type="float">
            <text:p>0.863687</text:p>
          </table:table-cell>
          <table:table-cell office:value-type="float" office:value="0.874521" calcext:value-type="float">
            <text:p>0.874521</text:p>
          </table:table-cell>
          <table:table-cell office:value-type="float" office:value="0.866748" calcext:value-type="float">
            <text:p>0.866748</text:p>
          </table:table-cell>
          <table:table-cell office:value-type="float" office:value="0.86807" calcext:value-type="float">
            <text:p>0.868070</text:p>
          </table:table-cell>
          <table:table-cell office:value-type="float" office:value="0.835264" calcext:value-type="float">
            <text:p>0.835264</text:p>
          </table:table-cell>
          <table:table-cell office:value-type="float" office:value="0.788478" calcext:value-type="float">
            <text:p>0.788478</text:p>
          </table:table-cell>
          <table:table-cell office:value-type="float" office:value="0.792145" calcext:value-type="float">
            <text:p>0.792145</text:p>
          </table:table-cell>
          <table:table-cell office:value-type="float" office:value="0.902304" calcext:value-type="float">
            <text:p>0.902304</text:p>
          </table:table-cell>
          <table:table-cell office:value-type="float" office:value="0.892917" calcext:value-type="float">
            <text:p>0.892917</text:p>
          </table:table-cell>
          <table:table-cell office:value-type="float" office:value="0.919091" calcext:value-type="float">
            <text:p>0.919091</text:p>
          </table:table-cell>
          <table:table-cell office:value-type="float" office:value="0.929953" calcext:value-type="float">
            <text:p>0.929953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23499" calcext:value-type="float">
            <text:p>0.92349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22483" calcext:value-type="float">
            <text:p>0.922483</text:p>
          </table:table-cell>
          <table:table-cell office:value-type="float" office:value="0.871788" calcext:value-type="float">
            <text:p>0.871788</text:p>
          </table:table-cell>
          <table:table-cell office:value-type="float" office:value="0.850002" calcext:value-type="float">
            <text:p>0.850002</text:p>
          </table:table-cell>
          <table:table-cell office:value-type="float" office:value="0.914229" calcext:value-type="float">
            <text:p>0.914229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0.895215" calcext:value-type="float">
            <text:p>0.895215</text:p>
          </table:table-cell>
          <table:table-cell office:value-type="float" office:value="0.872712" calcext:value-type="float">
            <text:p>0.872712</text:p>
          </table:table-cell>
          <table:table-cell office:value-type="float" office:value="0.919786" calcext:value-type="float">
            <text:p>0.919786</text:p>
          </table:table-cell>
          <table:table-cell office:value-type="float" office:value="0.909771" calcext:value-type="float">
            <text:p>0.909771</text:p>
          </table:table-cell>
          <table:table-cell office:value-type="float" office:value="0.913815" calcext:value-type="float">
            <text:p>0.913815</text:p>
          </table:table-cell>
          <table:table-cell office:value-type="float" office:value="0.887065" calcext:value-type="float">
            <text:p>0.887065</text:p>
          </table:table-cell>
          <table:table-cell office:value-type="float" office:value="0.903287" calcext:value-type="float">
            <text:p>0.903287</text:p>
          </table:table-cell>
          <table:table-cell office:value-type="float" office:value="0.940907" calcext:value-type="float">
            <text:p>0.940907</text:p>
          </table:table-cell>
          <table:table-cell office:value-type="float" office:value="0.94272" calcext:value-type="float">
            <text:p>0.942720</text:p>
          </table:table-cell>
          <table:table-cell office:value-type="float" office:value="0.911708" calcext:value-type="float">
            <text:p>0.911708</text:p>
          </table:table-cell>
          <table:table-cell office:value-type="float" office:value="0.910744" calcext:value-type="float">
            <text:p>0.910744</text:p>
          </table:table-cell>
          <table:table-cell office:value-type="float" office:value="0.868018" calcext:value-type="float">
            <text:p>0.868018</text:p>
          </table:table-cell>
          <table:table-cell office:value-type="float" office:value="0.916802" calcext:value-type="float">
            <text:p>0.916802</text:p>
          </table:table-cell>
          <table:table-cell office:value-type="float" office:value="0.882783" calcext:value-type="float">
            <text:p>0.882783</text:p>
          </table:table-cell>
          <table:table-cell office:value-type="float" office:value="0.875138" calcext:value-type="float">
            <text:p>0.875138</text:p>
          </table:table-cell>
          <table:table-cell office:value-type="float" office:value="0.840282" calcext:value-type="float">
            <text:p>0.840282</text:p>
          </table:table-cell>
          <table:table-cell office:value-type="float" office:value="0.887093" calcext:value-type="float">
            <text:p>0.887093</text:p>
          </table:table-cell>
          <table:table-cell office:value-type="float" office:value="0.915219" calcext:value-type="float">
            <text:p>0.915219</text:p>
          </table:table-cell>
          <table:table-cell office:value-type="float" office:value="0.895024" calcext:value-type="float">
            <text:p>0.895024</text:p>
          </table:table-cell>
          <table:table-cell office:value-type="float" office:value="0.844376" calcext:value-type="float">
            <text:p>0.844376</text:p>
          </table:table-cell>
          <table:table-cell office:value-type="float" office:value="0.855781" calcext:value-type="float">
            <text:p>0.855781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885459" calcext:value-type="float">
            <text:p>0.885459</text:p>
          </table:table-cell>
          <table:table-cell office:value-type="float" office:value="0.908309" calcext:value-type="float">
            <text:p>0.908309</text:p>
          </table:table-cell>
          <table:table-cell office:value-type="float" office:value="0.900496" calcext:value-type="float">
            <text:p>0.900496</text:p>
          </table:table-cell>
          <table:table-cell office:value-type="float" office:value="0.903208" calcext:value-type="float">
            <text:p>0.903208</text:p>
          </table:table-cell>
          <table:table-cell office:value-type="float" office:value="0.849989" calcext:value-type="float">
            <text:p>0.849989</text:p>
          </table:table-cell>
          <table:table-cell table:style-name="ce2" office:value-type="float" office:value="0.345701" calcext:value-type="float">
            <text:p>0.345701</text:p>
          </table:table-cell>
          <table:table-cell office:value-type="float" office:value="0.880837" calcext:value-type="float">
            <text:p>0.880837</text:p>
          </table:table-cell>
          <table:table-cell office:value-type="float" office:value="0.85212" calcext:value-type="float">
            <text:p>0.852120</text:p>
          </table:table-cell>
          <table:table-cell office:value-type="float" office:value="0.880477" calcext:value-type="float">
            <text:p>0.880477</text:p>
          </table:table-cell>
          <table:table-cell office:value-type="float" office:value="0.889797" calcext:value-type="float">
            <text:p>0.889797</text:p>
          </table:table-cell>
          <table:table-cell office:value-type="float" office:value="0.882711" calcext:value-type="float">
            <text:p>0.882711</text:p>
          </table:table-cell>
          <table:table-cell office:value-type="float" office:value="0.884911" calcext:value-type="float">
            <text:p>0.884911</text:p>
          </table:table-cell>
          <table:table-cell office:value-type="float" office:value="0.860223" calcext:value-type="float">
            <text:p>0.860223</text:p>
          </table:table-cell>
          <table:table-cell office:value-type="float" office:value="0.835755" calcext:value-type="float">
            <text:p>0.835755</text:p>
          </table:table-cell>
          <table:table-cell office:value-type="float" office:value="0.837346" calcext:value-type="float">
            <text:p>0.837346</text:p>
          </table:table-cell>
          <table:table-cell office:value-type="float" office:value="0.910583" calcext:value-type="float">
            <text:p>0.910583</text:p>
          </table:table-cell>
          <table:table-cell office:value-type="float" office:value="0.903564" calcext:value-type="float">
            <text:p>0.903564</text:p>
          </table:table-cell>
          <table:table-cell office:value-type="float" office:value="0.923692" calcext:value-type="float">
            <text:p>0.923692</text:p>
          </table:table-cell>
          <table:table-cell office:value-type="float" office:value="0.931989" calcext:value-type="float">
            <text:p>0.931989</text:p>
          </table:table-cell>
          <table:table-cell office:value-type="float" office:value="0.934789" calcext:value-type="float">
            <text:p>0.934789</text:p>
          </table:table-cell>
          <table:table-cell office:value-type="float" office:value="0.927569" calcext:value-type="float">
            <text:p>0.92756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0.84414" calcext:value-type="float">
            <text:p>0.844140</text:p>
          </table:table-cell>
          <table:table-cell office:value-type="float" office:value="0.914342" calcext:value-type="float">
            <text:p>0.914342</text:p>
          </table:table-cell>
          <table:table-cell office:value-type="float" office:value="0.906144" calcext:value-type="float">
            <text:p>0.906144</text:p>
          </table:table-cell>
          <table:table-cell office:value-type="float" office:value="0.897463" calcext:value-type="float">
            <text:p>0.897463</text:p>
          </table:table-cell>
          <table:table-cell office:value-type="float" office:value="0.87657" calcext:value-type="float">
            <text:p>0.876570</text:p>
          </table:table-cell>
          <table:table-cell office:value-type="float" office:value="0.920074" calcext:value-type="float">
            <text:p>0.920074</text:p>
          </table:table-cell>
          <table:table-cell office:value-type="float" office:value="0.910562" calcext:value-type="float">
            <text:p>0.910562</text:p>
          </table:table-cell>
          <table:table-cell office:value-type="float" office:value="0.913888" calcext:value-type="float">
            <text:p>0.913888</text:p>
          </table:table-cell>
          <table:table-cell office:value-type="float" office:value="0.889237" calcext:value-type="float">
            <text:p>0.889237</text:p>
          </table:table-cell>
          <table:table-cell office:value-type="float" office:value="0.9033" calcext:value-type="float">
            <text:p>0.903300</text:p>
          </table:table-cell>
          <table:table-cell office:value-type="float" office:value="0.940348" calcext:value-type="float">
            <text:p>0.940348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11512" calcext:value-type="float">
            <text:p>0.911512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537" calcext:value-type="float">
            <text:p>0.871537</text:p>
          </table:table-cell>
          <table:table-cell office:value-type="float" office:value="0.918351" calcext:value-type="float">
            <text:p>0.918351</text:p>
          </table:table-cell>
          <table:table-cell office:value-type="float" office:value="0.884479" calcext:value-type="float">
            <text:p>0.884479</text:p>
          </table:table-cell>
          <table:table-cell office:value-type="float" office:value="0.879444" calcext:value-type="float">
            <text:p>0.879444</text:p>
          </table:table-cell>
          <table:table-cell office:value-type="float" office:value="0.848092" calcext:value-type="float">
            <text:p>0.848092</text:p>
          </table:table-cell>
          <table:table-cell office:value-type="float" office:value="0.890582" calcext:value-type="float">
            <text:p>0.890582</text:p>
          </table:table-cell>
          <table:table-cell office:value-type="float" office:value="0.914198" calcext:value-type="float">
            <text:p>0.914198</text:p>
          </table:table-cell>
          <table:table-cell office:value-type="float" office:value="0.899518" calcext:value-type="float">
            <text:p>0.899518</text:p>
          </table:table-cell>
          <table:table-cell office:value-type="float" office:value="0.842214" calcext:value-type="float">
            <text:p>0.842214</text:p>
          </table:table-cell>
          <table:table-cell office:value-type="float" office:value="0.857615" calcext:value-type="float">
            <text:p>0.857615</text:p>
          </table:table-cell>
          <table:table-cell office:value-type="float" office:value="0.863003" calcext:value-type="float">
            <text:p>0.863003</text:p>
          </table:table-cell>
          <table:table-cell office:value-type="float" office:value="0.888129" calcext:value-type="float">
            <text:p>0.888129</text:p>
          </table:table-cell>
          <table:table-cell office:value-type="float" office:value="0.909321" calcext:value-type="float">
            <text:p>0.909321</text:p>
          </table:table-cell>
          <table:table-cell office:value-type="float" office:value="0.902092" calcext:value-type="float">
            <text:p>0.902092</text:p>
          </table:table-cell>
          <table:table-cell office:value-type="float" office:value="0.904132" calcext:value-type="float">
            <text:p>0.904132</text:p>
          </table:table-cell>
          <table:table-cell office:value-type="float" office:value="0.843182" calcext:value-type="float">
            <text:p>0.843182</text:p>
          </table:table-cell>
          <table:table-cell office:value-type="float" office:value="0.875931" calcext:value-type="float">
            <text:p>0.875931</text:p>
          </table:table-cell>
          <table:table-cell table:style-name="ce2" office:value-type="float" office:value="0.345456" calcext:value-type="float">
            <text:p>0.345456</text:p>
          </table:table-cell>
          <table:table-cell office:value-type="float" office:value="0.85831" calcext:value-type="float">
            <text:p>0.858310</text:p>
          </table:table-cell>
          <table:table-cell office:value-type="float" office:value="0.883442" calcext:value-type="float">
            <text:p>0.883442</text:p>
          </table:table-cell>
          <table:table-cell office:value-type="float" office:value="0.892527" calcext:value-type="float">
            <text:p>0.892527</text:p>
          </table:table-cell>
          <table:table-cell office:value-type="float" office:value="0.885622" calcext:value-type="float">
            <text:p>0.885622</text:p>
          </table:table-cell>
          <table:table-cell office:value-type="float" office:value="0.888318" calcext:value-type="float">
            <text:p>0.888318</text:p>
          </table:table-cell>
          <table:table-cell office:value-type="float" office:value="0.865686" calcext:value-type="float">
            <text:p>0.865686</text:p>
          </table:table-cell>
          <table:table-cell office:value-type="float" office:value="0.832936" calcext:value-type="float">
            <text:p>0.832936</text:p>
          </table:table-cell>
          <table:table-cell office:value-type="float" office:value="0.834555" calcext:value-type="float">
            <text:p>0.834555</text:p>
          </table:table-cell>
          <table:table-cell office:value-type="float" office:value="0.910541" calcext:value-type="float">
            <text:p>0.910541</text:p>
          </table:table-cell>
          <table:table-cell office:value-type="float" office:value="0.903934" calcext:value-type="float">
            <text:p>0.903934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32125" calcext:value-type="float">
            <text:p>0.932125</text:p>
          </table:table-cell>
          <table:table-cell office:value-type="float" office:value="0.934633" calcext:value-type="float">
            <text:p>0.934633</text:p>
          </table:table-cell>
          <table:table-cell office:value-type="float" office:value="0.927409" calcext:value-type="float">
            <text:p>0.92740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16268" calcext:value-type="float">
            <text:p>0.916268</text:p>
          </table:table-cell>
          <table:table-cell office:value-type="float" office:value="0.843619" calcext:value-type="float">
            <text:p>0.843619</text:p>
          </table:table-cell>
          <table:table-cell office:value-type="float" office:value="0.812313" calcext:value-type="float">
            <text:p>0.812313</text:p>
          </table:table-cell>
          <table:table-cell office:value-type="float" office:value="0.907539" calcext:value-type="float">
            <text:p>0.907539</text:p>
          </table:table-cell>
          <table:table-cell office:value-type="float" office:value="0.895557" calcext:value-type="float">
            <text:p>0.895557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42927" calcext:value-type="float">
            <text:p>0.842927</text:p>
          </table:table-cell>
          <table:table-cell office:value-type="float" office:value="0.910874" calcext:value-type="float">
            <text:p>0.910874</text:p>
          </table:table-cell>
          <table:table-cell office:value-type="float" office:value="0.898706" calcext:value-type="float">
            <text:p>0.898706</text:p>
          </table:table-cell>
          <table:table-cell office:value-type="float" office:value="0.902743" calcext:value-type="float">
            <text:p>0.902743</text:p>
          </table:table-cell>
          <table:table-cell office:value-type="float" office:value="0.86284" calcext:value-type="float">
            <text:p>0.862840</text:p>
          </table:table-cell>
          <table:table-cell office:value-type="float" office:value="0.901204" calcext:value-type="float">
            <text:p>0.901204</text:p>
          </table:table-cell>
          <table:table-cell office:value-type="float" office:value="0.935542" calcext:value-type="float">
            <text:p>0.935542</text:p>
          </table:table-cell>
          <table:table-cell office:value-type="float" office:value="0.939782" calcext:value-type="float">
            <text:p>0.939782</text:p>
          </table:table-cell>
          <table:table-cell office:value-type="float" office:value="0.901312" calcext:value-type="float">
            <text:p>0.901312</text:p>
          </table:table-cell>
          <table:table-cell office:value-type="float" office:value="0.898038" calcext:value-type="float">
            <text:p>0.898038</text:p>
          </table:table-cell>
          <table:table-cell office:value-type="float" office:value="0.835275" calcext:value-type="float">
            <text:p>0.835275</text:p>
          </table:table-cell>
          <table:table-cell office:value-type="float" office:value="0.903007" calcext:value-type="float">
            <text:p>0.903007</text:p>
          </table:table-cell>
          <table:table-cell office:value-type="float" office:value="0.860985" calcext:value-type="float">
            <text:p>0.860985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0.793428" calcext:value-type="float">
            <text:p>0.793428</text:p>
          </table:table-cell>
          <table:table-cell office:value-type="float" office:value="0.863524" calcext:value-type="float">
            <text:p>0.863524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0.879746" calcext:value-type="float">
            <text:p>0.879746</text:p>
          </table:table-cell>
          <table:table-cell office:value-type="float" office:value="0.801596" calcext:value-type="float">
            <text:p>0.801596</text:p>
          </table:table-cell>
          <table:table-cell office:value-type="float" office:value="0.81819" calcext:value-type="float">
            <text:p>0.818190</text:p>
          </table:table-cell>
          <table:table-cell office:value-type="float" office:value="0.821464" calcext:value-type="float">
            <text:p>0.821464</text:p>
          </table:table-cell>
          <table:table-cell office:value-type="float" office:value="0.860686" calcext:value-type="float">
            <text:p>0.860686</text:p>
          </table:table-cell>
          <table:table-cell office:value-type="float" office:value="0.896828" calcext:value-type="float">
            <text:p>0.896828</text:p>
          </table:table-cell>
          <table:table-cell office:value-type="float" office:value="0.882232" calcext:value-type="float">
            <text:p>0.882232</text:p>
          </table:table-cell>
          <table:table-cell office:value-type="float" office:value="0.887547" calcext:value-type="float">
            <text:p>0.887547</text:p>
          </table:table-cell>
          <table:table-cell office:value-type="float" office:value="0.815377" calcext:value-type="float">
            <text:p>0.815377</text:p>
          </table:table-cell>
          <table:table-cell office:value-type="float" office:value="0.845286" calcext:value-type="float">
            <text:p>0.845286</text:p>
          </table:table-cell>
          <table:table-cell office:value-type="float" office:value="0.855568" calcext:value-type="float">
            <text:p>0.855568</text:p>
          </table:table-cell>
          <table:table-cell table:style-name="ce2" office:value-type="float" office:value="0.341094" calcext:value-type="float">
            <text:p>0.341094</text:p>
          </table:table-cell>
          <table:table-cell office:value-type="float" office:value="0.812086" calcext:value-type="float">
            <text:p>0.812086</text:p>
          </table:table-cell>
          <table:table-cell office:value-type="float" office:value="0.865257" calcext:value-type="float">
            <text:p>0.865257</text:p>
          </table:table-cell>
          <table:table-cell office:value-type="float" office:value="0.856997" calcext:value-type="float">
            <text:p>0.856997</text:p>
          </table:table-cell>
          <table:table-cell office:value-type="float" office:value="0.861201" calcext:value-type="float">
            <text:p>0.861201</text:p>
          </table:table-cell>
          <table:table-cell office:value-type="float" office:value="0.825857" calcext:value-type="float">
            <text:p>0.825857</text:p>
          </table:table-cell>
          <table:table-cell office:value-type="float" office:value="0.790827" calcext:value-type="float">
            <text:p>0.790827</text:p>
          </table:table-cell>
          <table:table-cell office:value-type="float" office:value="0.794727" calcext:value-type="float">
            <text:p>0.794727</text:p>
          </table:table-cell>
          <table:table-cell office:value-type="float" office:value="0.899157" calcext:value-type="float">
            <text:p>0.899157</text:p>
          </table:table-cell>
          <table:table-cell office:value-type="float" office:value="0.885856" calcext:value-type="float">
            <text:p>0.885856</text:p>
          </table:table-cell>
          <table:table-cell office:value-type="float" office:value="0.917501" calcext:value-type="float">
            <text:p>0.917501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932587" calcext:value-type="float">
            <text:p>0.932587</text:p>
          </table:table-cell>
          <table:table-cell office:value-type="float" office:value="0.922075" calcext:value-type="float">
            <text:p>0.92207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21413" calcext:value-type="float">
            <text:p>0.921413</text:p>
          </table:table-cell>
          <table:table-cell office:value-type="float" office:value="0.876831" calcext:value-type="float">
            <text:p>0.876831</text:p>
          </table:table-cell>
          <table:table-cell office:value-type="float" office:value="0.860644" calcext:value-type="float">
            <text:p>0.860644</text:p>
          </table:table-cell>
          <table:table-cell office:value-type="float" office:value="0.914278" calcext:value-type="float">
            <text:p>0.914278</text:p>
          </table:table-cell>
          <table:table-cell office:value-type="float" office:value="0.906272" calcext:value-type="float">
            <text:p>0.906272</text:p>
          </table:table-cell>
          <table:table-cell office:value-type="float" office:value="0.899097" calcext:value-type="float">
            <text:p>0.899097</text:p>
          </table:table-cell>
          <table:table-cell office:value-type="float" office:value="0.877657" calcext:value-type="float">
            <text:p>0.877657</text:p>
          </table:table-cell>
          <table:table-cell office:value-type="float" office:value="0.920261" calcext:value-type="float">
            <text:p>0.920261</text:p>
          </table:table-cell>
          <table:table-cell office:value-type="float" office:value="0.909391" calcext:value-type="float">
            <text:p>0.909391</text:p>
          </table:table-cell>
          <table:table-cell office:value-type="float" office:value="0.914444" calcext:value-type="float">
            <text:p>0.914444</text:p>
          </table:table-cell>
          <table:table-cell office:value-type="float" office:value="0.889866" calcext:value-type="float">
            <text:p>0.889866</text:p>
          </table:table-cell>
          <table:table-cell office:value-type="float" office:value="0.901636" calcext:value-type="float">
            <text:p>0.901636</text:p>
          </table:table-cell>
          <table:table-cell office:value-type="float" office:value="0.940458" calcext:value-type="float">
            <text:p>0.940458</text:p>
          </table:table-cell>
          <table:table-cell office:value-type="float" office:value="0.941992" calcext:value-type="float">
            <text:p>0.941992</text:p>
          </table:table-cell>
          <table:table-cell office:value-type="float" office:value="0.911785" calcext:value-type="float">
            <text:p>0.911785</text:p>
          </table:table-cell>
          <table:table-cell office:value-type="float" office:value="0.911832" calcext:value-type="float">
            <text:p>0.911832</text:p>
          </table:table-cell>
          <table:table-cell office:value-type="float" office:value="0.873663" calcext:value-type="float">
            <text:p>0.873663</text:p>
          </table:table-cell>
          <table:table-cell office:value-type="float" office:value="0.918652" calcext:value-type="float">
            <text:p>0.918652</text:p>
          </table:table-cell>
          <table:table-cell office:value-type="float" office:value="0.885657" calcext:value-type="float">
            <text:p>0.885657</text:p>
          </table:table-cell>
          <table:table-cell office:value-type="float" office:value="0.881771" calcext:value-type="float">
            <text:p>0.881771</text:p>
          </table:table-cell>
          <table:table-cell office:value-type="float" office:value="0.853843" calcext:value-type="float">
            <text:p>0.853843</text:p>
          </table:table-cell>
          <table:table-cell office:value-type="float" office:value="0.890896" calcext:value-type="float">
            <text:p>0.890896</text:p>
          </table:table-cell>
          <table:table-cell office:value-type="float" office:value="0.915172" calcext:value-type="float">
            <text:p>0.915172</text:p>
          </table:table-cell>
          <table:table-cell office:value-type="float" office:value="0.899458" calcext:value-type="float">
            <text:p>0.899458</text:p>
          </table:table-cell>
          <table:table-cell office:value-type="float" office:value="0.857082" calcext:value-type="float">
            <text:p>0.857082</text:p>
          </table:table-cell>
          <table:table-cell office:value-type="float" office:value="0.866481" calcext:value-type="float">
            <text:p>0.866481</text:p>
          </table:table-cell>
          <table:table-cell office:value-type="float" office:value="0.867505" calcext:value-type="float">
            <text:p>0.867505</text:p>
          </table:table-cell>
          <table:table-cell office:value-type="float" office:value="0.890158" calcext:value-type="float">
            <text:p>0.890158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2274" calcext:value-type="float">
            <text:p>0.902274</text:p>
          </table:table-cell>
          <table:table-cell office:value-type="float" office:value="0.904526" calcext:value-type="float">
            <text:p>0.904526</text:p>
          </table:table-cell>
          <table:table-cell office:value-type="float" office:value="0.860195" calcext:value-type="float">
            <text:p>0.860195</text:p>
          </table:table-cell>
          <table:table-cell office:value-type="float" office:value="0.878784" calcext:value-type="float">
            <text:p>0.878784</text:p>
          </table:table-cell>
          <table:table-cell office:value-type="float" office:value="0.886564" calcext:value-type="float">
            <text:p>0.886564</text:p>
          </table:table-cell>
          <table:table-cell office:value-type="float" office:value="0.817799" calcext:value-type="float">
            <text:p>0.817799</text:p>
          </table:table-cell>
          <table:table-cell table:style-name="ce2" office:value-type="float" office:value="0.338969" calcext:value-type="float">
            <text:p>0.338969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85551" calcext:value-type="float">
            <text:p>0.885551</text:p>
          </table:table-cell>
          <table:table-cell office:value-type="float" office:value="0.890081" calcext:value-type="float">
            <text:p>0.890081</text:p>
          </table:table-cell>
          <table:table-cell office:value-type="float" office:value="0.869849" calcext:value-type="float">
            <text:p>0.869849</text:p>
          </table:table-cell>
          <table:table-cell office:value-type="float" office:value="0.849593" calcext:value-type="float">
            <text:p>0.849593</text:p>
          </table:table-cell>
          <table:table-cell office:value-type="float" office:value="0.850565" calcext:value-type="float">
            <text:p>0.850565</text:p>
          </table:table-cell>
          <table:table-cell office:value-type="float" office:value="0.910217" calcext:value-type="float">
            <text:p>0.910217</text:p>
          </table:table-cell>
          <table:table-cell office:value-type="float" office:value="0.904224" calcext:value-type="float">
            <text:p>0.904224</text:p>
          </table:table-cell>
          <table:table-cell office:value-type="float" office:value="0.923817" calcext:value-type="float">
            <text:p>0.923817</text:p>
          </table:table-cell>
          <table:table-cell office:value-type="float" office:value="0.931054" calcext:value-type="float">
            <text:p>0.931054</text:p>
          </table:table-cell>
          <table:table-cell office:value-type="float" office:value="0.933587" calcext:value-type="float">
            <text:p>0.933587</text:p>
          </table:table-cell>
          <table:table-cell office:value-type="float" office:value="0.927477" calcext:value-type="float">
            <text:p>0.92747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924389" calcext:value-type="float">
            <text:p>0.924389</text:p>
          </table:table-cell>
          <table:table-cell office:value-type="float" office:value="0.88693" calcext:value-type="float">
            <text:p>0.886930</text:p>
          </table:table-cell>
          <table:table-cell office:value-type="float" office:value="0.87135" calcext:value-type="float">
            <text:p>0.871350</text:p>
          </table:table-cell>
          <table:table-cell office:value-type="float" office:value="0.915568" calcext:value-type="float">
            <text:p>0.915568</text:p>
          </table:table-cell>
          <table:table-cell office:value-type="float" office:value="0.907903" calcext:value-type="float">
            <text:p>0.907903</text:p>
          </table:table-cell>
          <table:table-cell office:value-type="float" office:value="0.904586" calcext:value-type="float">
            <text:p>0.904586</text:p>
          </table:table-cell>
          <table:table-cell office:value-type="float" office:value="0.885078" calcext:value-type="float">
            <text:p>0.885078</text:p>
          </table:table-cell>
          <table:table-cell office:value-type="float" office:value="0.921818" calcext:value-type="float">
            <text:p>0.921818</text:p>
          </table:table-cell>
          <table:table-cell office:value-type="float" office:value="0.912799" calcext:value-type="float">
            <text:p>0.912799</text:p>
          </table:table-cell>
          <table:table-cell office:value-type="float" office:value="0.916464" calcext:value-type="float">
            <text:p>0.916464</text:p>
          </table:table-cell>
          <table:table-cell office:value-type="float" office:value="0.899176" calcext:value-type="float">
            <text:p>0.899176</text:p>
          </table:table-cell>
          <table:table-cell office:value-type="float" office:value="0.906846" calcext:value-type="float">
            <text:p>0.906846</text:p>
          </table:table-cell>
          <table:table-cell office:value-type="float" office:value="0.942619" calcext:value-type="float">
            <text:p>0.942619</text:p>
          </table:table-cell>
          <table:table-cell office:value-type="float" office:value="0.943132" calcext:value-type="float">
            <text:p>0.943132</text:p>
          </table:table-cell>
          <table:table-cell office:value-type="float" office:value="0.914015" calcext:value-type="float">
            <text:p>0.914015</text:p>
          </table:table-cell>
          <table:table-cell office:value-type="float" office:value="0.914886" calcext:value-type="float">
            <text:p>0.914886</text:p>
          </table:table-cell>
          <table:table-cell office:value-type="float" office:value="0.881822" calcext:value-type="float">
            <text:p>0.881822</text:p>
          </table:table-cell>
          <table:table-cell office:value-type="float" office:value="0.922302" calcext:value-type="float">
            <text:p>0.922302</text:p>
          </table:table-cell>
          <table:table-cell office:value-type="float" office:value="0.890002" calcext:value-type="float">
            <text:p>0.890002</text:p>
          </table:table-cell>
          <table:table-cell office:value-type="float" office:value="0.88968" calcext:value-type="float">
            <text:p>0.889680</text:p>
          </table:table-cell>
          <table:table-cell office:value-type="float" office:value="0.864169" calcext:value-type="float">
            <text:p>0.864169</text:p>
          </table:table-cell>
          <table:table-cell office:value-type="float" office:value="0.896005" calcext:value-type="float">
            <text:p>0.896005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0.904042" calcext:value-type="float">
            <text:p>0.904042</text:p>
          </table:table-cell>
          <table:table-cell office:value-type="float" office:value="0.867553" calcext:value-type="float">
            <text:p>0.867553</text:p>
          </table:table-cell>
          <table:table-cell office:value-type="float" office:value="0.876072" calcext:value-type="float">
            <text:p>0.876072</text:p>
          </table:table-cell>
          <table:table-cell office:value-type="float" office:value="0.876425" calcext:value-type="float">
            <text:p>0.876425</text:p>
          </table:table-cell>
          <table:table-cell office:value-type="float" office:value="0.896606" calcext:value-type="float">
            <text:p>0.896606</text:p>
          </table:table-cell>
          <table:table-cell office:value-type="float" office:value="0.912969" calcext:value-type="float">
            <text:p>0.912969</text:p>
          </table:table-cell>
          <table:table-cell office:value-type="float" office:value="0.902664" calcext:value-type="float">
            <text:p>0.902664</text:p>
          </table:table-cell>
          <table:table-cell office:value-type="float" office:value="0.907651" calcext:value-type="float">
            <text:p>0.907651</text:p>
          </table:table-cell>
          <table:table-cell office:value-type="float" office:value="0.871339" calcext:value-type="float">
            <text:p>0.871339</text:p>
          </table:table-cell>
          <table:table-cell office:value-type="float" office:value="0.888067" calcext:value-type="float">
            <text:p>0.888067</text:p>
          </table:table-cell>
          <table:table-cell office:value-type="float" office:value="0.89484" calcext:value-type="float">
            <text:p>0.894840</text:p>
          </table:table-cell>
          <table:table-cell office:value-type="float" office:value="0.870167" calcext:value-type="float">
            <text:p>0.870167</text:p>
          </table:table-cell>
          <table:table-cell office:value-type="float" office:value="0.891821" calcext:value-type="float">
            <text:p>0.891821</text:p>
          </table:table-cell>
          <table:table-cell table:style-name="ce2" office:value-type="float" office:value="0.313368" calcext:value-type="float">
            <text:p>0.313368</text:p>
          </table:table-cell>
          <table:table-cell office:value-type="float" office:value="0.889772" calcext:value-type="float">
            <text:p>0.889772</text:p>
          </table:table-cell>
          <table:table-cell office:value-type="float" office:value="0.895885" calcext:value-type="float">
            <text:p>0.895885</text:p>
          </table:table-cell>
          <table:table-cell office:value-type="float" office:value="0.878513" calcext:value-type="float">
            <text:p>0.878513</text:p>
          </table:table-cell>
          <table:table-cell office:value-type="float" office:value="0.861248" calcext:value-type="float">
            <text:p>0.861248</text:p>
          </table:table-cell>
          <table:table-cell office:value-type="float" office:value="0.862431" calcext:value-type="float">
            <text:p>0.862431</text:p>
          </table:table-cell>
          <table:table-cell office:value-type="float" office:value="0.911689" calcext:value-type="float">
            <text:p>0.911689</text:p>
          </table:table-cell>
          <table:table-cell office:value-type="float" office:value="0.90657" calcext:value-type="float">
            <text:p>0.906570</text:p>
          </table:table-cell>
          <table:table-cell office:value-type="float" office:value="0.924354" calcext:value-type="float">
            <text:p>0.924354</text:p>
          </table:table-cell>
          <table:table-cell office:value-type="float" office:value="0.931711" calcext:value-type="float">
            <text:p>0.931711</text:p>
          </table:table-cell>
          <table:table-cell office:value-type="float" office:value="0.934427" calcext:value-type="float">
            <text:p>0.934427</text:p>
          </table:table-cell>
          <table:table-cell office:value-type="float" office:value="0.92804" calcext:value-type="float">
            <text:p>0.9280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2497" calcext:value-type="float">
            <text:p>0.924970</text:p>
          </table:table-cell>
          <table:table-cell office:value-type="float" office:value="0.883712" calcext:value-type="float">
            <text:p>0.883712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6328" calcext:value-type="float">
            <text:p>0.916328</text:p>
          </table:table-cell>
          <table:table-cell office:value-type="float" office:value="0.908036" calcext:value-type="float">
            <text:p>0.908036</text:p>
          </table:table-cell>
          <table:table-cell office:value-type="float" office:value="0.903214" calcext:value-type="float">
            <text:p>0.903214</text:p>
          </table:table-cell>
          <table:table-cell office:value-type="float" office:value="0.882284" calcext:value-type="float">
            <text:p>0.882284</text:p>
          </table:table-cell>
          <table:table-cell office:value-type="float" office:value="0.921901" calcext:value-type="float">
            <text:p>0.921901</text:p>
          </table:table-cell>
          <table:table-cell office:value-type="float" office:value="0.912129" calcext:value-type="float">
            <text:p>0.912129</text:p>
          </table:table-cell>
          <table:table-cell office:value-type="float" office:value="0.91639" calcext:value-type="float">
            <text:p>0.916390</text:p>
          </table:table-cell>
          <table:table-cell office:value-type="float" office:value="0.896854" calcext:value-type="float">
            <text:p>0.896854</text:p>
          </table:table-cell>
          <table:table-cell office:value-type="float" office:value="0.906832" calcext:value-type="float">
            <text:p>0.906832</text:p>
          </table:table-cell>
          <table:table-cell office:value-type="float" office:value="0.943378" calcext:value-type="float">
            <text:p>0.943378</text:p>
          </table:table-cell>
          <table:table-cell office:value-type="float" office:value="0.944001" calcext:value-type="float">
            <text:p>0.944001</text:p>
          </table:table-cell>
          <table:table-cell office:value-type="float" office:value="0.913771" calcext:value-type="float">
            <text:p>0.913771</text:p>
          </table:table-cell>
          <table:table-cell office:value-type="float" office:value="0.912725" calcext:value-type="float">
            <text:p>0.912725</text:p>
          </table:table-cell>
          <table:table-cell office:value-type="float" office:value="0.878263" calcext:value-type="float">
            <text:p>0.878263</text:p>
          </table:table-cell>
          <table:table-cell office:value-type="float" office:value="0.921014" calcext:value-type="float">
            <text:p>0.921014</text:p>
          </table:table-cell>
          <table:table-cell office:value-type="float" office:value="0.888232" calcext:value-type="float">
            <text:p>0.888232</text:p>
          </table:table-cell>
          <table:table-cell office:value-type="float" office:value="0.886638" calcext:value-type="float">
            <text:p>0.886638</text:p>
          </table:table-cell>
          <table:table-cell office:value-type="float" office:value="0.859184" calcext:value-type="float">
            <text:p>0.859184</text:p>
          </table:table-cell>
          <table:table-cell office:value-type="float" office:value="0.892833" calcext:value-type="float">
            <text:p>0.892833</text:p>
          </table:table-cell>
          <table:table-cell office:value-type="float" office:value="0.91804" calcext:value-type="float">
            <text:p>0.918040</text:p>
          </table:table-cell>
          <table:table-cell office:value-type="float" office:value="0.902611" calcext:value-type="float">
            <text:p>0.902611</text:p>
          </table:table-cell>
          <table:table-cell office:value-type="float" office:value="0.862592" calcext:value-type="float">
            <text:p>0.862592</text:p>
          </table:table-cell>
          <table:table-cell office:value-type="float" office:value="0.872231" calcext:value-type="float">
            <text:p>0.872231</text:p>
          </table:table-cell>
          <table:table-cell office:value-type="float" office:value="0.872875" calcext:value-type="float">
            <text:p>0.872875</text:p>
          </table:table-cell>
          <table:table-cell office:value-type="float" office:value="0.89424" calcext:value-type="float">
            <text:p>0.894240</text:p>
          </table:table-cell>
          <table:table-cell office:value-type="float" office:value="0.912697" calcext:value-type="float">
            <text:p>0.912697</text:p>
          </table:table-cell>
          <table:table-cell office:value-type="float" office:value="0.904692" calcext:value-type="float">
            <text:p>0.904692</text:p>
          </table:table-cell>
          <table:table-cell office:value-type="float" office:value="0.906665" calcext:value-type="float">
            <text:p>0.906665</text:p>
          </table:table-cell>
          <table:table-cell office:value-type="float" office:value="0.867074" calcext:value-type="float">
            <text:p>0.867074</text:p>
          </table:table-cell>
          <table:table-cell office:value-type="float" office:value="0.885192" calcext:value-type="float">
            <text:p>0.885192</text:p>
          </table:table-cell>
          <table:table-cell office:value-type="float" office:value="0.892459" calcext:value-type="float">
            <text:p>0.892459</text:p>
          </table:table-cell>
          <table:table-cell office:value-type="float" office:value="0.866719" calcext:value-type="float">
            <text:p>0.866719</text:p>
          </table:table-cell>
          <table:table-cell office:value-type="float" office:value="0.890041" calcext:value-type="float">
            <text:p>0.890041</text:p>
          </table:table-cell>
          <table:table-cell office:value-type="float" office:value="0.89531" calcext:value-type="float">
            <text:p>0.895310</text:p>
          </table:table-cell>
          <table:table-cell table:style-name="ce2" office:value-type="float" office:value="0.338033" calcext:value-type="float">
            <text:p>0.338033</text:p>
          </table:table-cell>
          <table:table-cell office:value-type="float" office:value="0.894065" calcext:value-type="float">
            <text:p>0.894065</text:p>
          </table:table-cell>
          <table:table-cell office:value-type="float" office:value="0.874907" calcext:value-type="float">
            <text:p>0.874907</text:p>
          </table:table-cell>
          <table:table-cell office:value-type="float" office:value="0.855548" calcext:value-type="float">
            <text:p>0.855548</text:p>
          </table:table-cell>
          <table:table-cell office:value-type="float" office:value="0.85702" calcext:value-type="float">
            <text:p>0.857020</text:p>
          </table:table-cell>
          <table:table-cell office:value-type="float" office:value="0.911157" calcext:value-type="float">
            <text:p>0.911157</text:p>
          </table:table-cell>
          <table:table-cell office:value-type="float" office:value="0.906575" calcext:value-type="float">
            <text:p>0.906575</text:p>
          </table:table-cell>
          <table:table-cell office:value-type="float" office:value="0.925118" calcext:value-type="float">
            <text:p>0.925118</text:p>
          </table:table-cell>
          <table:table-cell office:value-type="float" office:value="0.933561" calcext:value-type="float">
            <text:p>0.933561</text:p>
          </table:table-cell>
          <table:table-cell office:value-type="float" office:value="0.936019" calcext:value-type="float">
            <text:p>0.936019</text:p>
          </table:table-cell>
          <table:table-cell office:value-type="float" office:value="0.928746" calcext:value-type="float">
            <text:p>0.92874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22968" calcext:value-type="float">
            <text:p>0.922968</text:p>
          </table:table-cell>
          <table:table-cell office:value-type="float" office:value="0.881935" calcext:value-type="float">
            <text:p>0.881935</text:p>
          </table:table-cell>
          <table:table-cell office:value-type="float" office:value="0.863982" calcext:value-type="float">
            <text:p>0.863982</text:p>
          </table:table-cell>
          <table:table-cell office:value-type="float" office:value="0.915189" calcext:value-type="float">
            <text:p>0.915189</text:p>
          </table:table-cell>
          <table:table-cell office:value-type="float" office:value="0.90807" calcext:value-type="float">
            <text:p>0.908070</text:p>
          </table:table-cell>
          <table:table-cell office:value-type="float" office:value="0.896658" calcext:value-type="float">
            <text:p>0.896658</text:p>
          </table:table-cell>
          <table:table-cell office:value-type="float" office:value="0.88094" calcext:value-type="float">
            <text:p>0.880940</text:p>
          </table:table-cell>
          <table:table-cell office:value-type="float" office:value="0.919397" calcext:value-type="float">
            <text:p>0.919397</text:p>
          </table:table-cell>
          <table:table-cell office:value-type="float" office:value="0.912726" calcext:value-type="float">
            <text:p>0.912726</text:p>
          </table:table-cell>
          <table:table-cell office:value-type="float" office:value="0.913395" calcext:value-type="float">
            <text:p>0.913395</text:p>
          </table:table-cell>
          <table:table-cell office:value-type="float" office:value="0.896503" calcext:value-type="float">
            <text:p>0.896503</text:p>
          </table:table-cell>
          <table:table-cell office:value-type="float" office:value="0.909101" calcext:value-type="float">
            <text:p>0.909101</text:p>
          </table:table-cell>
          <table:table-cell office:value-type="float" office:value="0.941521" calcext:value-type="float">
            <text:p>0.941521</text:p>
          </table:table-cell>
          <table:table-cell office:value-type="float" office:value="0.94299" calcext:value-type="float">
            <text:p>0.942990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911515" calcext:value-type="float">
            <text:p>0.911515</text:p>
          </table:table-cell>
          <table:table-cell office:value-type="float" office:value="0.876564" calcext:value-type="float">
            <text:p>0.876564</text:p>
          </table:table-cell>
          <table:table-cell office:value-type="float" office:value="0.918081" calcext:value-type="float">
            <text:p>0.918081</text:p>
          </table:table-cell>
          <table:table-cell office:value-type="float" office:value="0.887824" calcext:value-type="float">
            <text:p>0.887824</text:p>
          </table:table-cell>
          <table:table-cell office:value-type="float" office:value="0.878733" calcext:value-type="float">
            <text:p>0.878733</text:p>
          </table:table-cell>
          <table:table-cell office:value-type="float" office:value="0.845896" calcext:value-type="float">
            <text:p>0.845896</text:p>
          </table:table-cell>
          <table:table-cell office:value-type="float" office:value="0.893797" calcext:value-type="float">
            <text:p>0.893797</text:p>
          </table:table-cell>
          <table:table-cell office:value-type="float" office:value="0.915212" calcext:value-type="float">
            <text:p>0.915212</text:p>
          </table:table-cell>
          <table:table-cell office:value-type="float" office:value="0.901777" calcext:value-type="float">
            <text:p>0.901777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0.869623" calcext:value-type="float">
            <text:p>0.869623</text:p>
          </table:table-cell>
          <table:table-cell office:value-type="float" office:value="0.860813" calcext:value-type="float">
            <text:p>0.860813</text:p>
          </table:table-cell>
          <table:table-cell office:value-type="float" office:value="0.88743" calcext:value-type="float">
            <text:p>0.887430</text:p>
          </table:table-cell>
          <table:table-cell office:value-type="float" office:value="0.908818" calcext:value-type="float">
            <text:p>0.908818</text:p>
          </table:table-cell>
          <table:table-cell office:value-type="float" office:value="0.905499" calcext:value-type="float">
            <text:p>0.905499</text:p>
          </table:table-cell>
          <table:table-cell office:value-type="float" office:value="0.902336" calcext:value-type="float">
            <text:p>0.902336</text:p>
          </table:table-cell>
          <table:table-cell office:value-type="float" office:value="0.863706" calcext:value-type="float">
            <text:p>0.863706</text:p>
          </table:table-cell>
          <table:table-cell office:value-type="float" office:value="0.882349" calcext:value-type="float">
            <text:p>0.882349</text:p>
          </table:table-cell>
          <table:table-cell office:value-type="float" office:value="0.889456" calcext:value-type="float">
            <text:p>0.889456</text:p>
          </table:table-cell>
          <table:table-cell office:value-type="float" office:value="0.865656" calcext:value-type="float">
            <text:p>0.865656</text:p>
          </table:table-cell>
          <table:table-cell office:value-type="float" office:value="0.887954" calcext:value-type="float">
            <text:p>0.887954</text:p>
          </table:table-cell>
          <table:table-cell office:value-type="float" office:value="0.894871" calcext:value-type="float">
            <text:p>0.894871</text:p>
          </table:table-cell>
          <table:table-cell office:value-type="float" office:value="0.888297" calcext:value-type="float">
            <text:p>0.888297</text:p>
          </table:table-cell>
          <table:table-cell table:style-name="ce2" office:value-type="float" office:value="0.346696" calcext:value-type="float">
            <text:p>0.346696</text:p>
          </table:table-cell>
          <table:table-cell office:value-type="float" office:value="0.863767" calcext:value-type="float">
            <text:p>0.863767</text:p>
          </table:table-cell>
          <table:table-cell office:value-type="float" office:value="0.853027" calcext:value-type="float">
            <text:p>0.853027</text:p>
          </table:table-cell>
          <table:table-cell office:value-type="float" office:value="0.85428" calcext:value-type="float">
            <text:p>0.854280</text:p>
          </table:table-cell>
          <table:table-cell office:value-type="float" office:value="0.908757" calcext:value-type="float">
            <text:p>0.908757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2277" calcext:value-type="float">
            <text:p>0.922770</text:p>
          </table:table-cell>
          <table:table-cell office:value-type="float" office:value="0.933046" calcext:value-type="float">
            <text:p>0.933046</text:p>
          </table:table-cell>
          <table:table-cell office:value-type="float" office:value="0.935699" calcext:value-type="float">
            <text:p>0.935699</text:p>
          </table:table-cell>
          <table:table-cell office:value-type="float" office:value="0.926437" calcext:value-type="float">
            <text:p>0.9264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19472" calcext:value-type="float">
            <text:p>0.919472</text:p>
          </table:table-cell>
          <table:table-cell office:value-type="float" office:value="0.858349" calcext:value-type="float">
            <text:p>0.858349</text:p>
          </table:table-cell>
          <table:table-cell office:value-type="float" office:value="0.830107" calcext:value-type="float">
            <text:p>0.830107</text:p>
          </table:table-cell>
          <table:table-cell office:value-type="float" office:value="0.910588" calcext:value-type="float">
            <text:p>0.910588</text:p>
          </table:table-cell>
          <table:table-cell office:value-type="float" office:value="0.901143" calcext:value-type="float">
            <text:p>0.901143</text:p>
          </table:table-cell>
          <table:table-cell office:value-type="float" office:value="0.877839" calcext:value-type="float">
            <text:p>0.877839</text:p>
          </table:table-cell>
          <table:table-cell office:value-type="float" office:value="0.857755" calcext:value-type="float">
            <text:p>0.857755</text:p>
          </table:table-cell>
          <table:table-cell office:value-type="float" office:value="0.913293" calcext:value-type="float">
            <text:p>0.913293</text:p>
          </table:table-cell>
          <table:table-cell office:value-type="float" office:value="0.904408" calcext:value-type="float">
            <text:p>0.904408</text:p>
          </table:table-cell>
          <table:table-cell office:value-type="float" office:value="0.905674" calcext:value-type="float">
            <text:p>0.905674</text:p>
          </table:table-cell>
          <table:table-cell office:value-type="float" office:value="0.877857" calcext:value-type="float">
            <text:p>0.877857</text:p>
          </table:table-cell>
          <table:table-cell office:value-type="float" office:value="0.902512" calcext:value-type="float">
            <text:p>0.902512</text:p>
          </table:table-cell>
          <table:table-cell office:value-type="float" office:value="0.939313" calcext:value-type="float">
            <text:p>0.939313</text:p>
          </table:table-cell>
          <table:table-cell office:value-type="float" office:value="0.942298" calcext:value-type="float">
            <text:p>0.942298</text:p>
          </table:table-cell>
          <table:table-cell office:value-type="float" office:value="0.90395" calcext:value-type="float">
            <text:p>0.903950</text:p>
          </table:table-cell>
          <table:table-cell office:value-type="float" office:value="0.901952" calcext:value-type="float">
            <text:p>0.901952</text:p>
          </table:table-cell>
          <table:table-cell office:value-type="float" office:value="0.85117" calcext:value-type="float">
            <text:p>0.851170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0.871498" calcext:value-type="float">
            <text:p>0.871498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795878" calcext:value-type="float">
            <text:p>0.795878</text:p>
          </table:table-cell>
          <table:table-cell office:value-type="float" office:value="0.876705" calcext:value-type="float">
            <text:p>0.876705</text:p>
          </table:table-cell>
          <table:table-cell office:value-type="float" office:value="0.908707" calcext:value-type="float">
            <text:p>0.908707</text:p>
          </table:table-cell>
          <table:table-cell office:value-type="float" office:value="0.889069" calcext:value-type="float">
            <text:p>0.889069</text:p>
          </table:table-cell>
          <table:table-cell office:value-type="float" office:value="0.821753" calcext:value-type="float">
            <text:p>0.821753</text:p>
          </table:table-cell>
          <table:table-cell office:value-type="float" office:value="0.836379" calcext:value-type="float">
            <text:p>0.836379</text:p>
          </table:table-cell>
          <table:table-cell office:value-type="float" office:value="0.390348" calcext:value-type="float">
            <text:p>0.390348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99954" calcext:value-type="float">
            <text:p>0.899954</text:p>
          </table:table-cell>
          <table:table-cell office:value-type="float" office:value="0.892781" calcext:value-type="float">
            <text:p>0.892781</text:p>
          </table:table-cell>
          <table:table-cell office:value-type="float" office:value="0.890712" calcext:value-type="float">
            <text:p>0.890712</text:p>
          </table:table-cell>
          <table:table-cell office:value-type="float" office:value="0.831983" calcext:value-type="float">
            <text:p>0.831983</text:p>
          </table:table-cell>
          <table:table-cell office:value-type="float" office:value="0.858188" calcext:value-type="float">
            <text:p>0.858188</text:p>
          </table:table-cell>
          <table:table-cell office:value-type="float" office:value="0.868103" calcext:value-type="float">
            <text:p>0.868103</text:p>
          </table:table-cell>
          <table:table-cell office:value-type="float" office:value="0.831843" calcext:value-type="float">
            <text:p>0.831843</text:p>
          </table:table-cell>
          <table:table-cell office:value-type="float" office:value="0.868646" calcext:value-type="float">
            <text:p>0.868646</text:p>
          </table:table-cell>
          <table:table-cell office:value-type="float" office:value="0.878914" calcext:value-type="float">
            <text:p>0.878914</text:p>
          </table:table-cell>
          <table:table-cell office:value-type="float" office:value="0.870011" calcext:value-type="float">
            <text:p>0.870011</text:p>
          </table:table-cell>
          <table:table-cell office:value-type="float" office:value="0.864594" calcext:value-type="float">
            <text:p>0.864594</text:p>
          </table:table-cell>
          <table:table-cell table:style-name="ce2" office:value-type="float" office:value="0.360203" calcext:value-type="float">
            <text:p>0.360203</text:p>
          </table:table-cell>
          <table:table-cell office:value-type="float" office:value="0.810668" calcext:value-type="float">
            <text:p>0.810668</text:p>
          </table:table-cell>
          <table:table-cell office:value-type="float" office:value="0.814263" calcext:value-type="float">
            <text:p>0.814263</text:p>
          </table:table-cell>
          <table:table-cell office:value-type="float" office:value="0.900631" calcext:value-type="float">
            <text:p>0.900631</text:p>
          </table:table-cell>
          <table:table-cell office:value-type="float" office:value="0.896214" calcext:value-type="float">
            <text:p>0.896214</text:p>
          </table:table-cell>
          <table:table-cell office:value-type="float" office:value="0.919017" calcext:value-type="float">
            <text:p>0.919017</text:p>
          </table:table-cell>
          <table:table-cell office:value-type="float" office:value="0.930874" calcext:value-type="float">
            <text:p>0.930874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923062" calcext:value-type="float">
            <text:p>0.92306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1571" calcext:value-type="float">
            <text:p>0.915710</text:p>
          </table:table-cell>
          <table:table-cell office:value-type="float" office:value="0.823873" calcext:value-type="float">
            <text:p>0.823873</text:p>
          </table:table-cell>
          <table:table-cell office:value-type="float" office:value="0.781066" calcext:value-type="float">
            <text:p>0.781066</text:p>
          </table:table-cell>
          <table:table-cell office:value-type="float" office:value="0.905478" calcext:value-type="float">
            <text:p>0.905478</text:p>
          </table:table-cell>
          <table:table-cell office:value-type="float" office:value="0.893616" calcext:value-type="float">
            <text:p>0.893616</text:p>
          </table:table-cell>
          <table:table-cell office:value-type="float" office:value="0.868915" calcext:value-type="float">
            <text:p>0.868915</text:p>
          </table:table-cell>
          <table:table-cell office:value-type="float" office:value="0.835679" calcext:value-type="float">
            <text:p>0.835679</text:p>
          </table:table-cell>
          <table:table-cell office:value-type="float" office:value="0.909494" calcext:value-type="float">
            <text:p>0.909494</text:p>
          </table:table-cell>
          <table:table-cell office:value-type="float" office:value="0.896724" calcext:value-type="float">
            <text:p>0.896724</text:p>
          </table:table-cell>
          <table:table-cell office:value-type="float" office:value="0.900508" calcext:value-type="float">
            <text:p>0.900508</text:p>
          </table:table-cell>
          <table:table-cell office:value-type="float" office:value="0.859008" calcext:value-type="float">
            <text:p>0.859008</text:p>
          </table:table-cell>
          <table:table-cell office:value-type="float" office:value="0.901431" calcext:value-type="float">
            <text:p>0.901431</text:p>
          </table:table-cell>
          <table:table-cell office:value-type="float" office:value="0.935835" calcext:value-type="float">
            <text:p>0.935835</text:p>
          </table:table-cell>
          <table:table-cell office:value-type="float" office:value="0.940399" calcext:value-type="float">
            <text:p>0.940399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0.896167" calcext:value-type="float">
            <text:p>0.896167</text:p>
          </table:table-cell>
          <table:table-cell office:value-type="float" office:value="0.82595" calcext:value-type="float">
            <text:p>0.825950</text:p>
          </table:table-cell>
          <table:table-cell office:value-type="float" office:value="0.899851" calcext:value-type="float">
            <text:p>0.899851</text:p>
          </table:table-cell>
          <table:table-cell office:value-type="float" office:value="0.85447" calcext:value-type="float">
            <text:p>0.854470</text:p>
          </table:table-cell>
          <table:table-cell office:value-type="float" office:value="0.834044" calcext:value-type="float">
            <text:p>0.834044</text:p>
          </table:table-cell>
          <table:table-cell office:value-type="float" office:value="0.773819" calcext:value-type="float">
            <text:p>0.773819</text:p>
          </table:table-cell>
          <table:table-cell office:value-type="float" office:value="0.858151" calcext:value-type="float">
            <text:p>0.858151</text:p>
          </table:table-cell>
          <table:table-cell office:value-type="float" office:value="0.904068" calcext:value-type="float">
            <text:p>0.904068</text:p>
          </table:table-cell>
          <table:table-cell office:value-type="float" office:value="0.876064" calcext:value-type="float">
            <text:p>0.876064</text:p>
          </table:table-cell>
          <table:table-cell office:value-type="float" office:value="0.763218" calcext:value-type="float">
            <text:p>0.763218</text:p>
          </table:table-cell>
          <table:table-cell office:value-type="float" office:value="0.793425" calcext:value-type="float">
            <text:p>0.793425</text:p>
          </table:table-cell>
          <table:table-cell office:value-type="float" office:value="0.807185" calcext:value-type="float">
            <text:p>0.807185</text:p>
          </table:table-cell>
          <table:table-cell office:value-type="float" office:value="0.852413" calcext:value-type="float">
            <text:p>0.852413</text:p>
          </table:table-cell>
          <table:table-cell office:value-type="float" office:value="0.893923" calcext:value-type="float">
            <text:p>0.893923</text:p>
          </table:table-cell>
          <table:table-cell office:value-type="float" office:value="0.879436" calcext:value-type="float">
            <text:p>0.879436</text:p>
          </table:table-cell>
          <table:table-cell office:value-type="float" office:value="0.884536" calcext:value-type="float">
            <text:p>0.884536</text:p>
          </table:table-cell>
          <table:table-cell office:value-type="float" office:value="0.785127" calcext:value-type="float">
            <text:p>0.785127</text:p>
          </table:table-cell>
          <table:table-cell office:value-type="float" office:value="0.834592" calcext:value-type="float">
            <text:p>0.834592</text:p>
          </table:table-cell>
          <table:table-cell office:value-type="float" office:value="0.835173" calcext:value-type="float">
            <text:p>0.835173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0.849392" calcext:value-type="float">
            <text:p>0.849392</text:p>
          </table:table-cell>
          <table:table-cell office:value-type="float" office:value="0.860564" calcext:value-type="float">
            <text:p>0.860564</text:p>
          </table:table-cell>
          <table:table-cell office:value-type="float" office:value="0.852609" calcext:value-type="float">
            <text:p>0.852609</text:p>
          </table:table-cell>
          <table:table-cell office:value-type="float" office:value="0.853161" calcext:value-type="float">
            <text:p>0.853161</text:p>
          </table:table-cell>
          <table:table-cell office:value-type="float" office:value="0.810932" calcext:value-type="float">
            <text:p>0.810932</text:p>
          </table:table-cell>
          <table:table-cell table:style-name="ce2" office:value-type="float" office:value="0.355962" calcext:value-type="float">
            <text:p>0.355962</text:p>
          </table:table-cell>
          <table:table-cell office:value-type="float" office:value="0.553524" calcext:value-type="float">
            <text:p>0.553524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0.883688" calcext:value-type="float">
            <text:p>0.883688</text:p>
          </table:table-cell>
          <table:table-cell office:value-type="float" office:value="0.916419" calcext:value-type="float">
            <text:p>0.916419</text:p>
          </table:table-cell>
          <table:table-cell office:value-type="float" office:value="0.929308" calcext:value-type="float">
            <text:p>0.929308</text:p>
          </table:table-cell>
          <table:table-cell office:value-type="float" office:value="0.932881" calcext:value-type="float">
            <text:p>0.932881</text:p>
          </table:table-cell>
          <table:table-cell office:value-type="float" office:value="0.920956" calcext:value-type="float">
            <text:p>0.92095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17529" calcext:value-type="float">
            <text:p>0.917529</text:p>
          </table:table-cell>
          <table:table-cell office:value-type="float" office:value="0.82847" calcext:value-type="float">
            <text:p>0.828470</text:p>
          </table:table-cell>
          <table:table-cell office:value-type="float" office:value="0.786872" calcext:value-type="float">
            <text:p>0.786872</text:p>
          </table:table-cell>
          <table:table-cell office:value-type="float" office:value="0.907249" calcext:value-type="float">
            <text:p>0.907249</text:p>
          </table:table-cell>
          <table:table-cell office:value-type="float" office:value="0.895909" calcext:value-type="float">
            <text:p>0.895909</text:p>
          </table:table-cell>
          <table:table-cell office:value-type="float" office:value="0.872905" calcext:value-type="float">
            <text:p>0.872905</text:p>
          </table:table-cell>
          <table:table-cell office:value-type="float" office:value="0.840025" calcext:value-type="float">
            <text:p>0.840025</text:p>
          </table:table-cell>
          <table:table-cell office:value-type="float" office:value="0.91141" calcext:value-type="float">
            <text:p>0.911410</text:p>
          </table:table-cell>
          <table:table-cell office:value-type="float" office:value="0.899195" calcext:value-type="float">
            <text:p>0.899195</text:p>
          </table:table-cell>
          <table:table-cell office:value-type="float" office:value="0.902584" calcext:value-type="float">
            <text:p>0.902584</text:p>
          </table:table-cell>
          <table:table-cell office:value-type="float" office:value="0.862527" calcext:value-type="float">
            <text:p>0.862527</text:p>
          </table:table-cell>
          <table:table-cell office:value-type="float" office:value="0.90303" calcext:value-type="float">
            <text:p>0.903030</text:p>
          </table:table-cell>
          <table:table-cell office:value-type="float" office:value="0.93725" calcext:value-type="float">
            <text:p>0.937250</text:p>
          </table:table-cell>
          <table:table-cell office:value-type="float" office:value="0.941281" calcext:value-type="float">
            <text:p>0.941281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898717" calcext:value-type="float">
            <text:p>0.898717</text:p>
          </table:table-cell>
          <table:table-cell office:value-type="float" office:value="0.830593" calcext:value-type="float">
            <text:p>0.830593</text:p>
          </table:table-cell>
          <table:table-cell office:value-type="float" office:value="0.902691" calcext:value-type="float">
            <text:p>0.902691</text:p>
          </table:table-cell>
          <table:table-cell office:value-type="float" office:value="0.858745" calcext:value-type="float">
            <text:p>0.858745</text:p>
          </table:table-cell>
          <table:table-cell office:value-type="float" office:value="0.839456" calcext:value-type="float">
            <text:p>0.839456</text:p>
          </table:table-cell>
          <table:table-cell office:value-type="float" office:value="0.780212" calcext:value-type="float">
            <text:p>0.780212</text:p>
          </table:table-cell>
          <table:table-cell office:value-type="float" office:value="0.861129" calcext:value-type="float">
            <text:p>0.861129</text:p>
          </table:table-cell>
          <table:table-cell office:value-type="float" office:value="0.906354" calcext:value-type="float">
            <text:p>0.906354</text:p>
          </table:table-cell>
          <table:table-cell office:value-type="float" office:value="0.879067" calcext:value-type="float">
            <text:p>0.879067</text:p>
          </table:table-cell>
          <table:table-cell office:value-type="float" office:value="0.770118" calcext:value-type="float">
            <text:p>0.770118</text:p>
          </table:table-cell>
          <table:table-cell office:value-type="float" office:value="0.799254" calcext:value-type="float">
            <text:p>0.799254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57078" calcext:value-type="float">
            <text:p>0.857078</text:p>
          </table:table-cell>
          <table:table-cell office:value-type="float" office:value="0.896696" calcext:value-type="float">
            <text:p>0.896696</text:p>
          </table:table-cell>
          <table:table-cell office:value-type="float" office:value="0.882028" calcext:value-type="float">
            <text:p>0.882028</text:p>
          </table:table-cell>
          <table:table-cell office:value-type="float" office:value="0.886723" calcext:value-type="float">
            <text:p>0.886723</text:p>
          </table:table-cell>
          <table:table-cell office:value-type="float" office:value="0.790809" calcext:value-type="float">
            <text:p>0.790809</text:p>
          </table:table-cell>
          <table:table-cell office:value-type="float" office:value="0.83856" calcext:value-type="float">
            <text:p>0.838560</text:p>
          </table:table-cell>
          <table:table-cell office:value-type="float" office:value="0.839576" calcext:value-type="float">
            <text:p>0.839576</text:p>
          </table:table-cell>
          <table:table-cell office:value-type="float" office:value="0.801319" calcext:value-type="float">
            <text:p>0.801319</text:p>
          </table:table-cell>
          <table:table-cell office:value-type="float" office:value="0.853121" calcext:value-type="float">
            <text:p>0.853121</text:p>
          </table:table-cell>
          <table:table-cell office:value-type="float" office:value="0.864673" calcext:value-type="float">
            <text:p>0.864673</text:p>
          </table:table-cell>
          <table:table-cell office:value-type="float" office:value="0.856166" calcext:value-type="float">
            <text:p>0.856166</text:p>
          </table:table-cell>
          <table:table-cell office:value-type="float" office:value="0.857125" calcext:value-type="float">
            <text:p>0.857125</text:p>
          </table:table-cell>
          <table:table-cell office:value-type="float" office:value="0.817227" calcext:value-type="float">
            <text:p>0.817227</text:p>
          </table:table-cell>
          <table:table-cell office:value-type="float" office:value="0.554324" calcext:value-type="float">
            <text:p>0.554324</text:p>
          </table:table-cell>
          <table:table-cell table:style-name="ce2" office:value-type="float" office:value="0.351985" calcext:value-type="float">
            <text:p>0.351985</text:p>
          </table:table-cell>
          <table:table-cell office:value-type="float" office:value="0.899555" calcext:value-type="float">
            <text:p>0.899555</text:p>
          </table:table-cell>
          <table:table-cell office:value-type="float" office:value="0.886222" calcext:value-type="float">
            <text:p>0.886222</text:p>
          </table:table-cell>
          <table:table-cell office:value-type="float" office:value="0.918076" calcext:value-type="float">
            <text:p>0.918076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33844" calcext:value-type="float">
            <text:p>0.933844</text:p>
          </table:table-cell>
          <table:table-cell office:value-type="float" office:value="0.922756" calcext:value-type="float">
            <text:p>0.92275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32238" calcext:value-type="float">
            <text:p>0.932238</text:p>
          </table:table-cell>
          <table:table-cell office:value-type="float" office:value="0.912387" calcext:value-type="float">
            <text:p>0.912387</text:p>
          </table:table-cell>
          <table:table-cell office:value-type="float" office:value="0.905404" calcext:value-type="float">
            <text:p>0.905404</text:p>
          </table:table-cell>
          <table:table-cell office:value-type="float" office:value="0.922018" calcext:value-type="float">
            <text:p>0.922018</text:p>
          </table:table-cell>
          <table:table-cell office:value-type="float" office:value="0.916437" calcext:value-type="float">
            <text:p>0.916437</text:p>
          </table:table-cell>
          <table:table-cell office:value-type="float" office:value="0.919565" calcext:value-type="float">
            <text:p>0.919565</text:p>
          </table:table-cell>
          <table:table-cell office:value-type="float" office:value="0.911923" calcext:value-type="float">
            <text:p>0.911923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25163" calcext:value-type="float">
            <text:p>0.925163</text:p>
          </table:table-cell>
          <table:table-cell office:value-type="float" office:value="0.922836" calcext:value-type="float">
            <text:p>0.922836</text:p>
          </table:table-cell>
          <table:table-cell office:value-type="float" office:value="0.920828" calcext:value-type="float">
            <text:p>0.920828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0.947997" calcext:value-type="float">
            <text:p>0.947997</text:p>
          </table:table-cell>
          <table:table-cell office:value-type="float" office:value="0.946838" calcext:value-type="float">
            <text:p>0.946838</text:p>
          </table:table-cell>
          <table:table-cell office:value-type="float" office:value="0.918897" calcext:value-type="float">
            <text:p>0.918897</text:p>
          </table:table-cell>
          <table:table-cell office:value-type="float" office:value="0.92654" calcext:value-type="float">
            <text:p>0.926540</text:p>
          </table:table-cell>
          <table:table-cell office:value-type="float" office:value="0.90992" calcext:value-type="float">
            <text:p>0.909920</text:p>
          </table:table-cell>
          <table:table-cell office:value-type="float" office:value="0.933723" calcext:value-type="float">
            <text:p>0.933723</text:p>
          </table:table-cell>
          <table:table-cell office:value-type="float" office:value="0.910489" calcext:value-type="float">
            <text:p>0.910489</text:p>
          </table:table-cell>
          <table:table-cell office:value-type="float" office:value="0.913549" calcext:value-type="float">
            <text:p>0.913549</text:p>
          </table:table-cell>
          <table:table-cell office:value-type="float" office:value="0.900903" calcext:value-type="float">
            <text:p>0.900903</text:p>
          </table:table-cell>
          <table:table-cell office:value-type="float" office:value="0.918049" calcext:value-type="float">
            <text:p>0.918049</text:p>
          </table:table-cell>
          <table:table-cell office:value-type="float" office:value="0.925637" calcext:value-type="float">
            <text:p>0.925637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05818" calcext:value-type="float">
            <text:p>0.905818</text:p>
          </table:table-cell>
          <table:table-cell office:value-type="float" office:value="0.910394" calcext:value-type="float">
            <text:p>0.910394</text:p>
          </table:table-cell>
          <table:table-cell office:value-type="float" office:value="0.904987" calcext:value-type="float">
            <text:p>0.904987</text:p>
          </table:table-cell>
          <table:table-cell office:value-type="float" office:value="0.917209" calcext:value-type="float">
            <text:p>0.917209</text:p>
          </table:table-cell>
          <table:table-cell office:value-type="float" office:value="0.923149" calcext:value-type="float">
            <text:p>0.923149</text:p>
          </table:table-cell>
          <table:table-cell office:value-type="float" office:value="0.922228" calcext:value-type="float">
            <text:p>0.922228</text:p>
          </table:table-cell>
          <table:table-cell office:value-type="float" office:value="0.825666" calcext:value-type="float">
            <text:p>0.825666</text:p>
          </table:table-cell>
          <table:table-cell office:value-type="float" office:value="0.903611" calcext:value-type="float">
            <text:p>0.903611</text:p>
          </table:table-cell>
          <table:table-cell office:value-type="float" office:value="0.914158" calcext:value-type="float">
            <text:p>0.914158</text:p>
          </table:table-cell>
          <table:table-cell office:value-type="float" office:value="0.917817" calcext:value-type="float">
            <text:p>0.917817</text:p>
          </table:table-cell>
          <table:table-cell office:value-type="float" office:value="0.908026" calcext:value-type="float">
            <text:p>0.908026</text:p>
          </table:table-cell>
          <table:table-cell office:value-type="float" office:value="0.915395" calcext:value-type="float">
            <text:p>0.915395</text:p>
          </table:table-cell>
          <table:table-cell office:value-type="float" office:value="0.918045" calcext:value-type="float">
            <text:p>0.918045</text:p>
          </table:table-cell>
          <table:table-cell office:value-type="float" office:value="0.913204" calcext:value-type="float">
            <text:p>0.913204</text:p>
          </table:table-cell>
          <table:table-cell office:value-type="float" office:value="0.915482" calcext:value-type="float">
            <text:p>0.915482</text:p>
          </table:table-cell>
          <table:table-cell office:value-type="float" office:value="0.906084" calcext:value-type="float">
            <text:p>0.906084</text:p>
          </table:table-cell>
          <table:table-cell office:value-type="float" office:value="0.90153" calcext:value-type="float">
            <text:p>0.901530</text:p>
          </table:table-cell>
          <table:table-cell office:value-type="float" office:value="0.901519" calcext:value-type="float">
            <text:p>0.901519</text:p>
          </table:table-cell>
          <table:table-cell table:style-name="ce2" office:value-type="float" office:value="0.304123" calcext:value-type="float">
            <text:p>0.304123</text:p>
          </table:table-cell>
          <table:table-cell office:value-type="float" office:value="0.922567" calcext:value-type="float">
            <text:p>0.922567</text:p>
          </table:table-cell>
          <table:table-cell office:value-type="float" office:value="0.928148" calcext:value-type="float">
            <text:p>0.928148</text:p>
          </table:table-cell>
          <table:table-cell office:value-type="float" office:value="0.937151" calcext:value-type="float">
            <text:p>0.937151</text:p>
          </table:table-cell>
          <table:table-cell office:value-type="float" office:value="0.938774" calcext:value-type="float">
            <text:p>0.938774</text:p>
          </table:table-cell>
          <table:table-cell office:value-type="float" office:value="0.931266" calcext:value-type="float">
            <text:p>0.93126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27843" calcext:value-type="float">
            <text:p>0.927843</text:p>
          </table:table-cell>
          <table:table-cell office:value-type="float" office:value="0.900356" calcext:value-type="float">
            <text:p>0.900356</text:p>
          </table:table-cell>
          <table:table-cell office:value-type="float" office:value="0.890022" calcext:value-type="float">
            <text:p>0.890022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0.9133" calcext:value-type="float">
            <text:p>0.913300</text:p>
          </table:table-cell>
          <table:table-cell office:value-type="float" office:value="0.914492" calcext:value-type="float">
            <text:p>0.914492</text:p>
          </table:table-cell>
          <table:table-cell office:value-type="float" office:value="0.900042" calcext:value-type="float">
            <text:p>0.900042</text:p>
          </table:table-cell>
          <table:table-cell office:value-type="float" office:value="0.926031" calcext:value-type="float">
            <text:p>0.926031</text:p>
          </table:table-cell>
          <table:table-cell office:value-type="float" office:value="0.920044" calcext:value-type="float">
            <text:p>0.920044</text:p>
          </table:table-cell>
          <table:table-cell office:value-type="float" office:value="0.921374" calcext:value-type="float">
            <text:p>0.921374</text:p>
          </table:table-cell>
          <table:table-cell office:value-type="float" office:value="0.909664" calcext:value-type="float">
            <text:p>0.909664</text:p>
          </table:table-cell>
          <table:table-cell office:value-type="float" office:value="0.908084" calcext:value-type="float">
            <text:p>0.908084</text:p>
          </table:table-cell>
          <table:table-cell office:value-type="float" office:value="0.945053" calcext:value-type="float">
            <text:p>0.945053</text:p>
          </table:table-cell>
          <table:table-cell office:value-type="float" office:value="0.943766" calcext:value-type="float">
            <text:p>0.943766</text:p>
          </table:table-cell>
          <table:table-cell office:value-type="float" office:value="0.919376" calcext:value-type="float">
            <text:p>0.919376</text:p>
          </table:table-cell>
          <table:table-cell office:value-type="float" office:value="0.921093" calcext:value-type="float">
            <text:p>0.921093</text:p>
          </table:table-cell>
          <table:table-cell office:value-type="float" office:value="0.898039" calcext:value-type="float">
            <text:p>0.898039</text:p>
          </table:table-cell>
          <table:table-cell office:value-type="float" office:value="0.928697" calcext:value-type="float">
            <text:p>0.928697</text:p>
          </table:table-cell>
          <table:table-cell office:value-type="float" office:value="0.901244" calcext:value-type="float">
            <text:p>0.901244</text:p>
          </table:table-cell>
          <table:table-cell office:value-type="float" office:value="0.905186" calcext:value-type="float">
            <text:p>0.905186</text:p>
          </table:table-cell>
          <table:table-cell office:value-type="float" office:value="0.888007" calcext:value-type="float">
            <text:p>0.888007</text:p>
          </table:table-cell>
          <table:table-cell office:value-type="float" office:value="0.908301" calcext:value-type="float">
            <text:p>0.908301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.914549" calcext:value-type="float">
            <text:p>0.914549</text:p>
          </table:table-cell>
          <table:table-cell office:value-type="float" office:value="0.889664" calcext:value-type="float">
            <text:p>0.889664</text:p>
          </table:table-cell>
          <table:table-cell office:value-type="float" office:value="0.896236" calcext:value-type="float">
            <text:p>0.896236</text:p>
          </table:table-cell>
          <table:table-cell office:value-type="float" office:value="0.895753" calcext:value-type="float">
            <text:p>0.895753</text:p>
          </table:table-cell>
          <table:table-cell office:value-type="float" office:value="0.908819" calcext:value-type="float">
            <text:p>0.908819</text:p>
          </table:table-cell>
          <table:table-cell office:value-type="float" office:value="0.919149" calcext:value-type="float">
            <text:p>0.919149</text:p>
          </table:table-cell>
          <table:table-cell office:value-type="float" office:value="0.912293" calcext:value-type="float">
            <text:p>0.912293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89747" calcext:value-type="float">
            <text:p>0.889747</text:p>
          </table:table-cell>
          <table:table-cell office:value-type="float" office:value="0.902391" calcext:value-type="float">
            <text:p>0.902391</text:p>
          </table:table-cell>
          <table:table-cell office:value-type="float" office:value="0.907456" calcext:value-type="float">
            <text:p>0.907456</text:p>
          </table:table-cell>
          <table:table-cell office:value-type="float" office:value="0.890952" calcext:value-type="float">
            <text:p>0.890952</text:p>
          </table:table-cell>
          <table:table-cell office:value-type="float" office:value="0.904337" calcext:value-type="float">
            <text:p>0.904337</text:p>
          </table:table-cell>
          <table:table-cell office:value-type="float" office:value="0.908458" calcext:value-type="float">
            <text:p>0.908458</text:p>
          </table:table-cell>
          <table:table-cell office:value-type="float" office:value="0.904144" calcext:value-type="float">
            <text:p>0.904144</text:p>
          </table:table-cell>
          <table:table-cell office:value-type="float" office:value="0.909045" calcext:value-type="float">
            <text:p>0.909045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884337" calcext:value-type="float">
            <text:p>0.884337</text:p>
          </table:table-cell>
          <table:table-cell office:value-type="float" office:value="0.884757" calcext:value-type="float">
            <text:p>0.884757</text:p>
          </table:table-cell>
          <table:table-cell office:value-type="float" office:value="0.919694" calcext:value-type="float">
            <text:p>0.919694</text:p>
          </table:table-cell>
          <table:table-cell table:style-name="ce2" office:value-type="float" office:value="0.309418" calcext:value-type="float">
            <text:p>0.309418</text:p>
          </table:table-cell>
          <table:table-cell office:value-type="float" office:value="0.92735" calcext:value-type="float">
            <text:p>0.927350</text:p>
          </table:table-cell>
          <table:table-cell office:value-type="float" office:value="0.935022" calcext:value-type="float">
            <text:p>0.935022</text:p>
          </table:table-cell>
          <table:table-cell office:value-type="float" office:value="0.9368" calcext:value-type="float">
            <text:p>0.936800</text:p>
          </table:table-cell>
          <table:table-cell office:value-type="float" office:value="0.930733" calcext:value-type="float">
            <text:p>0.93073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35" calcext:value-type="float">
            <text:p>0.935000</text:p>
          </table:table-cell>
          <table:table-cell office:value-type="float" office:value="0.925638" calcext:value-type="float">
            <text:p>0.925638</text:p>
          </table:table-cell>
          <table:table-cell office:value-type="float" office:value="0.922688" calcext:value-type="float">
            <text:p>0.922688</text:p>
          </table:table-cell>
          <table:table-cell office:value-type="float" office:value="0.924497" calcext:value-type="float">
            <text:p>0.924497</text:p>
          </table:table-cell>
          <table:table-cell office:value-type="float" office:value="0.923627" calcext:value-type="float">
            <text:p>0.923627</text:p>
          </table:table-cell>
          <table:table-cell office:value-type="float" office:value="0.930305" calcext:value-type="float">
            <text:p>0.930305</text:p>
          </table:table-cell>
          <table:table-cell office:value-type="float" office:value="0.925381" calcext:value-type="float">
            <text:p>0.925381</text:p>
          </table:table-cell>
          <table:table-cell office:value-type="float" office:value="0.836489" calcext:value-type="float">
            <text:p>0.836489</text:p>
          </table:table-cell>
          <table:table-cell office:value-type="float" office:value="0.930803" calcext:value-type="float">
            <text:p>0.930803</text:p>
          </table:table-cell>
          <table:table-cell office:value-type="float" office:value="0.900786" calcext:value-type="float">
            <text:p>0.900786</text:p>
          </table:table-cell>
          <table:table-cell office:value-type="float" office:value="0.931666" calcext:value-type="float">
            <text:p>0.931666</text:p>
          </table:table-cell>
          <table:table-cell office:value-type="float" office:value="0.90729" calcext:value-type="float">
            <text:p>0.907290</text:p>
          </table:table-cell>
          <table:table-cell office:value-type="float" office:value="0.951126" calcext:value-type="float">
            <text:p>0.951126</text:p>
          </table:table-cell>
          <table:table-cell office:value-type="float" office:value="0.947705" calcext:value-type="float">
            <text:p>0.947705</text:p>
          </table:table-cell>
          <table:table-cell office:value-type="float" office:value="0.903794" calcext:value-type="float">
            <text:p>0.903794</text:p>
          </table:table-cell>
          <table:table-cell office:value-type="float" office:value="0.934293" calcext:value-type="float">
            <text:p>0.934293</text:p>
          </table:table-cell>
          <table:table-cell office:value-type="float" office:value="0.924666" calcext:value-type="float">
            <text:p>0.924666</text:p>
          </table:table-cell>
          <table:table-cell office:value-type="float" office:value="0.940887" calcext:value-type="float">
            <text:p>0.940887</text:p>
          </table:table-cell>
          <table:table-cell office:value-type="float" office:value="0.920197" calcext:value-type="float">
            <text:p>0.920197</text:p>
          </table:table-cell>
          <table:table-cell office:value-type="float" office:value="0.928447" calcext:value-type="float">
            <text:p>0.928447</text:p>
          </table:table-cell>
          <table:table-cell office:value-type="float" office:value="0.923344" calcext:value-type="float">
            <text:p>0.923344</text:p>
          </table:table-cell>
          <table:table-cell office:value-type="float" office:value="0.929313" calcext:value-type="float">
            <text:p>0.929313</text:p>
          </table:table-cell>
          <table:table-cell office:value-type="float" office:value="0.932151" calcext:value-type="float">
            <text:p>0.932151</text:p>
          </table:table-cell>
          <table:table-cell office:value-type="float" office:value="0.929598" calcext:value-type="float">
            <text:p>0.929598</text:p>
          </table:table-cell>
          <table:table-cell office:value-type="float" office:value="0.924879" calcext:value-type="float">
            <text:p>0.924879</text:p>
          </table:table-cell>
          <table:table-cell office:value-type="float" office:value="0.927386" calcext:value-type="float">
            <text:p>0.927386</text:p>
          </table:table-cell>
          <table:table-cell office:value-type="float" office:value="0.923775" calcext:value-type="float">
            <text:p>0.923775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28433" calcext:value-type="float">
            <text:p>0.928433</text:p>
          </table:table-cell>
          <table:table-cell office:value-type="float" office:value="0.93115" calcext:value-type="float">
            <text:p>0.931150</text:p>
          </table:table-cell>
          <table:table-cell office:value-type="float" office:value="0.926513" calcext:value-type="float">
            <text:p>0.926513</text:p>
          </table:table-cell>
          <table:table-cell office:value-type="float" office:value="0.920737" calcext:value-type="float">
            <text:p>0.920737</text:p>
          </table:table-cell>
          <table:table-cell office:value-type="float" office:value="0.927049" calcext:value-type="float">
            <text:p>0.927049</text:p>
          </table:table-cell>
          <table:table-cell office:value-type="float" office:value="0.930429" calcext:value-type="float">
            <text:p>0.930429</text:p>
          </table:table-cell>
          <table:table-cell office:value-type="float" office:value="0.9261" calcext:value-type="float">
            <text:p>0.926100</text:p>
          </table:table-cell>
          <table:table-cell office:value-type="float" office:value="0.927141" calcext:value-type="float">
            <text:p>0.927141</text:p>
          </table:table-cell>
          <table:table-cell office:value-type="float" office:value="0.928451" calcext:value-type="float">
            <text:p>0.928451</text:p>
          </table:table-cell>
          <table:table-cell office:value-type="float" office:value="0.925404" calcext:value-type="float">
            <text:p>0.925404</text:p>
          </table:table-cell>
          <table:table-cell office:value-type="float" office:value="0.928259" calcext:value-type="float">
            <text:p>0.928259</text:p>
          </table:table-cell>
          <table:table-cell office:value-type="float" office:value="0.92387" calcext:value-type="float">
            <text:p>0.923870</text:p>
          </table:table-cell>
          <table:table-cell office:value-type="float" office:value="0.921811" calcext:value-type="float">
            <text:p>0.921811</text:p>
          </table:table-cell>
          <table:table-cell office:value-type="float" office:value="0.92107" calcext:value-type="float">
            <text:p>0.921070</text:p>
          </table:table-cell>
          <table:table-cell office:value-type="float" office:value="0.926856" calcext:value-type="float">
            <text:p>0.926856</text:p>
          </table:table-cell>
          <table:table-cell office:value-type="float" office:value="0.930773" calcext:value-type="float">
            <text:p>0.930773</text:p>
          </table:table-cell>
          <table:table-cell table:style-name="ce2" office:value-type="float" office:value="0.292347" calcext:value-type="float">
            <text:p>0.292347</text:p>
          </table:table-cell>
          <table:table-cell office:value-type="float" office:value="0.939269" calcext:value-type="float">
            <text:p>0.939269</text:p>
          </table:table-cell>
          <table:table-cell office:value-type="float" office:value="0.940906" calcext:value-type="float">
            <text:p>0.940906</text:p>
          </table:table-cell>
          <table:table-cell office:value-type="float" office:value="0.796505" calcext:value-type="float">
            <text:p>0.796505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46" calcext:value-type="float">
            <text:p>46</text:p>
          </table:table-cell>
          <table:table-cell office:value-type="float" office:value="0.918313" calcext:value-type="float">
            <text:p>0.918313</text:p>
          </table:table-cell>
          <table:table-cell office:value-type="float" office:value="0.932303" calcext:value-type="float">
            <text:p>0.932303</text:p>
          </table:table-cell>
          <table:table-cell office:value-type="float" office:value="0.931705" calcext:value-type="float">
            <text:p>0.931705</text:p>
          </table:table-cell>
          <table:table-cell office:value-type="float" office:value="0.929859" calcext:value-type="float">
            <text:p>0.929859</text:p>
          </table:table-cell>
          <table:table-cell office:value-type="float" office:value="0.928015" calcext:value-type="float">
            <text:p>0.928015</text:p>
          </table:table-cell>
          <table:table-cell office:value-type="float" office:value="0.937324" calcext:value-type="float">
            <text:p>0.937324</text:p>
          </table:table-cell>
          <table:table-cell office:value-type="float" office:value="0.930974" calcext:value-type="float">
            <text:p>0.930974</text:p>
          </table:table-cell>
          <table:table-cell office:value-type="float" office:value="0.938167" calcext:value-type="float">
            <text:p>0.938167</text:p>
          </table:table-cell>
          <table:table-cell office:value-type="float" office:value="0.933475" calcext:value-type="float">
            <text:p>0.933475</text:p>
          </table:table-cell>
          <table:table-cell office:value-type="float" office:value="0.935641" calcext:value-type="float">
            <text:p>0.935641</text:p>
          </table:table-cell>
          <table:table-cell office:value-type="float" office:value="0.934423" calcext:value-type="float">
            <text:p>0.934423</text:p>
          </table:table-cell>
          <table:table-cell office:value-type="float" office:value="0.912835" calcext:value-type="float">
            <text:p>0.912835</text:p>
          </table:table-cell>
          <table:table-cell office:value-type="float" office:value="0.947223" calcext:value-type="float">
            <text:p>0.947223</text:p>
          </table:table-cell>
          <table:table-cell office:value-type="float" office:value="0.944764" calcext:value-type="float">
            <text:p>0.944764</text:p>
          </table:table-cell>
          <table:table-cell office:value-type="float" office:value="0.93302" calcext:value-type="float">
            <text:p>0.933020</text:p>
          </table:table-cell>
          <table:table-cell office:value-type="float" office:value="0.937456" calcext:value-type="float">
            <text:p>0.937456</text:p>
          </table:table-cell>
          <table:table-cell office:value-type="float" office:value="0.932431" calcext:value-type="float">
            <text:p>0.932431</text:p>
          </table:table-cell>
          <table:table-cell office:value-type="float" office:value="0.945146" calcext:value-type="float">
            <text:p>0.945146</text:p>
          </table:table-cell>
          <table:table-cell office:value-type="float" office:value="0.926846" calcext:value-type="float">
            <text:p>0.926846</text:p>
          </table:table-cell>
          <table:table-cell office:value-type="float" office:value="0.936506" calcext:value-type="float">
            <text:p>0.936506</text:p>
          </table:table-cell>
          <table:table-cell office:value-type="float" office:value="0.935278" calcext:value-type="float">
            <text:p>0.935278</text:p>
          </table:table-cell>
          <table:table-cell office:value-type="float" office:value="0.934285" calcext:value-type="float">
            <text:p>0.934285</text:p>
          </table:table-cell>
          <table:table-cell office:value-type="float" office:value="0.935377" calcext:value-type="float">
            <text:p>0.935377</text:p>
          </table:table-cell>
          <table:table-cell office:value-type="float" office:value="0.935423" calcext:value-type="float">
            <text:p>0.935423</text:p>
          </table:table-cell>
          <table:table-cell office:value-type="float" office:value="0.934173" calcext:value-type="float">
            <text:p>0.934173</text:p>
          </table:table-cell>
          <table:table-cell office:value-type="float" office:value="0.935232" calcext:value-type="float">
            <text:p>0.935232</text:p>
          </table:table-cell>
          <table:table-cell office:value-type="float" office:value="0.934376" calcext:value-type="float">
            <text:p>0.934376</text:p>
          </table:table-cell>
          <table:table-cell office:value-type="float" office:value="0.936428" calcext:value-type="float">
            <text:p>0.936428</text:p>
          </table:table-cell>
          <table:table-cell office:value-type="float" office:value="0.933942" calcext:value-type="float">
            <text:p>0.933942</text:p>
          </table:table-cell>
          <table:table-cell office:value-type="float" office:value="0.934755" calcext:value-type="float">
            <text:p>0.934755</text:p>
          </table:table-cell>
          <table:table-cell office:value-type="float" office:value="0.934551" calcext:value-type="float">
            <text:p>0.934551</text:p>
          </table:table-cell>
          <table:table-cell office:value-type="float" office:value="0.929861" calcext:value-type="float">
            <text:p>0.929861</text:p>
          </table:table-cell>
          <table:table-cell office:value-type="float" office:value="0.933676" calcext:value-type="float">
            <text:p>0.933676</text:p>
          </table:table-cell>
          <table:table-cell office:value-type="float" office:value="0.936792" calcext:value-type="float">
            <text:p>0.936792</text:p>
          </table:table-cell>
          <table:table-cell office:value-type="float" office:value="0.935175" calcext:value-type="float">
            <text:p>0.935175</text:p>
          </table:table-cell>
          <table:table-cell office:value-type="float" office:value="0.932128" calcext:value-type="float">
            <text:p>0.932128</text:p>
          </table:table-cell>
          <table:table-cell office:value-type="float" office:value="0.933556" calcext:value-type="float">
            <text:p>0.933556</text:p>
          </table:table-cell>
          <table:table-cell office:value-type="float" office:value="0.930673" calcext:value-type="float">
            <text:p>0.930673</text:p>
          </table:table-cell>
          <table:table-cell office:value-type="float" office:value="0.935374" calcext:value-type="float">
            <text:p>0.935374</text:p>
          </table:table-cell>
          <table:table-cell office:value-type="float" office:value="0.934084" calcext:value-type="float">
            <text:p>0.934084</text:p>
          </table:table-cell>
          <table:table-cell office:value-type="float" office:value="0.931745" calcext:value-type="float">
            <text:p>0.931745</text:p>
          </table:table-cell>
          <table:table-cell office:value-type="float" office:value="0.930951" calcext:value-type="float">
            <text:p>0.930951</text:p>
          </table:table-cell>
          <table:table-cell office:value-type="float" office:value="0.93237" calcext:value-type="float">
            <text:p>0.932370</text:p>
          </table:table-cell>
          <table:table-cell office:value-type="float" office:value="0.934207" calcext:value-type="float">
            <text:p>0.934207</text:p>
          </table:table-cell>
          <table:table-cell office:value-type="float" office:value="0.9367" calcext:value-type="float">
            <text:p>0.936700</text:p>
          </table:table-cell>
          <table:table-cell table:style-name="ce2" office:value-type="float" office:value="0.265004" calcext:value-type="float">
            <text:p>0.265004</text:p>
          </table:table-cell>
          <table:table-cell office:value-type="float" office:value="0.777577" calcext:value-type="float">
            <text:p>0.777577</text:p>
          </table:table-cell>
          <table:table-cell office:value-type="float" office:value="0.938793" calcext:value-type="float">
            <text:p>0.93879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7" calcext:value-type="float">
            <text:p>47</text:p>
          </table:table-cell>
          <table:table-cell office:value-type="float" office:value="0.923053" calcext:value-type="float">
            <text:p>0.923053</text:p>
          </table:table-cell>
          <table:table-cell office:value-type="float" office:value="0.936089" calcext:value-type="float">
            <text:p>0.936089</text:p>
          </table:table-cell>
          <table:table-cell office:value-type="float" office:value="0.935752" calcext:value-type="float">
            <text:p>0.935752</text:p>
          </table:table-cell>
          <table:table-cell office:value-type="float" office:value="0.932347" calcext:value-type="float">
            <text:p>0.932347</text:p>
          </table:table-cell>
          <table:table-cell office:value-type="float" office:value="0.9308" calcext:value-type="float">
            <text:p>0.930800</text:p>
          </table:table-cell>
          <table:table-cell office:value-type="float" office:value="0.940523" calcext:value-type="float">
            <text:p>0.940523</text:p>
          </table:table-cell>
          <table:table-cell office:value-type="float" office:value="0.934695" calcext:value-type="float">
            <text:p>0.934695</text:p>
          </table:table-cell>
          <table:table-cell office:value-type="float" office:value="0.940605" calcext:value-type="float">
            <text:p>0.940605</text:p>
          </table:table-cell>
          <table:table-cell office:value-type="float" office:value="0.936393" calcext:value-type="float">
            <text:p>0.936393</text:p>
          </table:table-cell>
          <table:table-cell office:value-type="float" office:value="0.93826" calcext:value-type="float">
            <text:p>0.938260</text:p>
          </table:table-cell>
          <table:table-cell office:value-type="float" office:value="0.937343" calcext:value-type="float">
            <text:p>0.937343</text:p>
          </table:table-cell>
          <table:table-cell office:value-type="float" office:value="0.916686" calcext:value-type="float">
            <text:p>0.916686</text:p>
          </table:table-cell>
          <table:table-cell office:value-type="float" office:value="0.949555" calcext:value-type="float">
            <text:p>0.949555</text:p>
          </table:table-cell>
          <table:table-cell office:value-type="float" office:value="0.946828" calcext:value-type="float">
            <text:p>0.946828</text:p>
          </table:table-cell>
          <table:table-cell office:value-type="float" office:value="0.935781" calcext:value-type="float">
            <text:p>0.935781</text:p>
          </table:table-cell>
          <table:table-cell office:value-type="float" office:value="0.940358" calcext:value-type="float">
            <text:p>0.940358</text:p>
          </table:table-cell>
          <table:table-cell office:value-type="float" office:value="0.936127" calcext:value-type="float">
            <text:p>0.936127</text:p>
          </table:table-cell>
          <table:table-cell office:value-type="float" office:value="0.948011" calcext:value-type="float">
            <text:p>0.948011</text:p>
          </table:table-cell>
          <table:table-cell office:value-type="float" office:value="0.930036" calcext:value-type="float">
            <text:p>0.930036</text:p>
          </table:table-cell>
          <table:table-cell office:value-type="float" office:value="0.939934" calcext:value-type="float">
            <text:p>0.939934</text:p>
          </table:table-cell>
          <table:table-cell office:value-type="float" office:value="0.939103" calcext:value-type="float">
            <text:p>0.939103</text:p>
          </table:table-cell>
          <table:table-cell office:value-type="float" office:value="0.937524" calcext:value-type="float">
            <text:p>0.937524</text:p>
          </table:table-cell>
          <table:table-cell office:value-type="float" office:value="0.937892" calcext:value-type="float">
            <text:p>0.937892</text:p>
          </table:table-cell>
          <table:table-cell office:value-type="float" office:value="0.938705" calcext:value-type="float">
            <text:p>0.938705</text:p>
          </table:table-cell>
          <table:table-cell office:value-type="float" office:value="0.938017" calcext:value-type="float">
            <text:p>0.938017</text:p>
          </table:table-cell>
          <table:table-cell office:value-type="float" office:value="0.938806" calcext:value-type="float">
            <text:p>0.938806</text:p>
          </table:table-cell>
          <table:table-cell office:value-type="float" office:value="0.938027" calcext:value-type="float">
            <text:p>0.938027</text:p>
          </table:table-cell>
          <table:table-cell office:value-type="float" office:value="0.939796" calcext:value-type="float">
            <text:p>0.939796</text:p>
          </table:table-cell>
          <table:table-cell office:value-type="float" office:value="0.936931" calcext:value-type="float">
            <text:p>0.936931</text:p>
          </table:table-cell>
          <table:table-cell office:value-type="float" office:value="0.937686" calcext:value-type="float">
            <text:p>0.937686</text:p>
          </table:table-cell>
          <table:table-cell office:value-type="float" office:value="0.937586" calcext:value-type="float">
            <text:p>0.937586</text:p>
          </table:table-cell>
          <table:table-cell office:value-type="float" office:value="0.934043" calcext:value-type="float">
            <text:p>0.934043</text:p>
          </table:table-cell>
          <table:table-cell office:value-type="float" office:value="0.937302" calcext:value-type="float">
            <text:p>0.937302</text:p>
          </table:table-cell>
          <table:table-cell office:value-type="float" office:value="0.94015" calcext:value-type="float">
            <text:p>0.940150</text:p>
          </table:table-cell>
          <table:table-cell office:value-type="float" office:value="0.939127" calcext:value-type="float">
            <text:p>0.939127</text:p>
          </table:table-cell>
          <table:table-cell office:value-type="float" office:value="0.935754" calcext:value-type="float">
            <text:p>0.935754</text:p>
          </table:table-cell>
          <table:table-cell office:value-type="float" office:value="0.936831" calcext:value-type="float">
            <text:p>0.936831</text:p>
          </table:table-cell>
          <table:table-cell office:value-type="float" office:value="0.934143" calcext:value-type="float">
            <text:p>0.934143</text:p>
          </table:table-cell>
          <table:table-cell office:value-type="float" office:value="0.938578" calcext:value-type="float">
            <text:p>0.938578</text:p>
          </table:table-cell>
          <table:table-cell office:value-type="float" office:value="0.937761" calcext:value-type="float">
            <text:p>0.937761</text:p>
          </table:table-cell>
          <table:table-cell office:value-type="float" office:value="0.935843" calcext:value-type="float">
            <text:p>0.935843</text:p>
          </table:table-cell>
          <table:table-cell office:value-type="float" office:value="0.935084" calcext:value-type="float">
            <text:p>0.935084</text:p>
          </table:table-cell>
          <table:table-cell office:value-type="float" office:value="0.9354" calcext:value-type="float">
            <text:p>0.935400</text:p>
          </table:table-cell>
          <table:table-cell office:value-type="float" office:value="0.937227" calcext:value-type="float">
            <text:p>0.937227</text:p>
          </table:table-cell>
          <table:table-cell office:value-type="float" office:value="0.938887" calcext:value-type="float">
            <text:p>0.938887</text:p>
          </table:table-cell>
          <table:table-cell office:value-type="float" office:value="0.778459" calcext:value-type="float">
            <text:p>0.778459</text:p>
          </table:table-cell>
          <table:table-cell table:style-name="ce2" office:value-type="float" office:value="0.26734" calcext:value-type="float">
            <text:p>0.267340</text:p>
          </table:table-cell>
          <table:table-cell office:value-type="float" office:value="0.941042" calcext:value-type="float">
            <text:p>0.94104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37831" calcext:value-type="float">
            <text:p>0.937831</text:p>
          </table:table-cell>
          <table:table-cell office:value-type="float" office:value="0.931068" calcext:value-type="float">
            <text:p>0.931068</text:p>
          </table:table-cell>
          <table:table-cell office:value-type="float" office:value="0.928741" calcext:value-type="float">
            <text:p>0.928741</text:p>
          </table:table-cell>
          <table:table-cell office:value-type="float" office:value="0.928176" calcext:value-type="float">
            <text:p>0.928176</text:p>
          </table:table-cell>
          <table:table-cell office:value-type="float" office:value="0.927724" calcext:value-type="float">
            <text:p>0.927724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931009" calcext:value-type="float">
            <text:p>0.931009</text:p>
          </table:table-cell>
          <table:table-cell office:value-type="float" office:value="0.856691" calcext:value-type="float">
            <text:p>0.856691</text:p>
          </table:table-cell>
          <table:table-cell office:value-type="float" office:value="0.934777" calcext:value-type="float">
            <text:p>0.934777</text:p>
          </table:table-cell>
          <table:table-cell office:value-type="float" office:value="0.90878" calcext:value-type="float">
            <text:p>0.908780</text:p>
          </table:table-cell>
          <table:table-cell office:value-type="float" office:value="0.936221" calcext:value-type="float">
            <text:p>0.936221</text:p>
          </table:table-cell>
          <table:table-cell office:value-type="float" office:value="0.91168" calcext:value-type="float">
            <text:p>0.911680</text:p>
          </table:table-cell>
          <table:table-cell office:value-type="float" office:value="0.953173" calcext:value-type="float">
            <text:p>0.953173</text:p>
          </table:table-cell>
          <table:table-cell office:value-type="float" office:value="0.949471" calcext:value-type="float">
            <text:p>0.949471</text:p>
          </table:table-cell>
          <table:table-cell office:value-type="float" office:value="0.911334" calcext:value-type="float">
            <text:p>0.911334</text:p>
          </table:table-cell>
          <table:table-cell office:value-type="float" office:value="0.938229" calcext:value-type="float">
            <text:p>0.938229</text:p>
          </table:table-cell>
          <table:table-cell office:value-type="float" office:value="0.930259" calcext:value-type="float">
            <text:p>0.930259</text:p>
          </table:table-cell>
          <table:table-cell office:value-type="float" office:value="0.944496" calcext:value-type="float">
            <text:p>0.944496</text:p>
          </table:table-cell>
          <table:table-cell office:value-type="float" office:value="0.925441" calcext:value-type="float">
            <text:p>0.925441</text:p>
          </table:table-cell>
          <table:table-cell office:value-type="float" office:value="0.933899" calcext:value-type="float">
            <text:p>0.933899</text:p>
          </table:table-cell>
          <table:table-cell office:value-type="float" office:value="0.930205" calcext:value-type="float">
            <text:p>0.930205</text:p>
          </table:table-cell>
          <table:table-cell office:value-type="float" office:value="0.93406" calcext:value-type="float">
            <text:p>0.934060</text:p>
          </table:table-cell>
          <table:table-cell office:value-type="float" office:value="0.93578" calcext:value-type="float">
            <text:p>0.935780</text:p>
          </table:table-cell>
          <table:table-cell office:value-type="float" office:value="0.934078" calcext:value-type="float">
            <text:p>0.934078</text:p>
          </table:table-cell>
          <table:table-cell office:value-type="float" office:value="0.931043" calcext:value-type="float">
            <text:p>0.931043</text:p>
          </table:table-cell>
          <table:table-cell office:value-type="float" office:value="0.933263" calcext:value-type="float">
            <text:p>0.933263</text:p>
          </table:table-cell>
          <table:table-cell office:value-type="float" office:value="0.930059" calcext:value-type="float">
            <text:p>0.930059</text:p>
          </table:table-cell>
          <table:table-cell office:value-type="float" office:value="0.934918" calcext:value-type="float">
            <text:p>0.934918</text:p>
          </table:table-cell>
          <table:table-cell office:value-type="float" office:value="0.932333" calcext:value-type="float">
            <text:p>0.932333</text:p>
          </table:table-cell>
          <table:table-cell office:value-type="float" office:value="0.935763" calcext:value-type="float">
            <text:p>0.935763</text:p>
          </table:table-cell>
          <table:table-cell office:value-type="float" office:value="0.931025" calcext:value-type="float">
            <text:p>0.931025</text:p>
          </table:table-cell>
          <table:table-cell office:value-type="float" office:value="0.926965" calcext:value-type="float">
            <text:p>0.926965</text:p>
          </table:table-cell>
          <table:table-cell office:value-type="float" office:value="0.932334" calcext:value-type="float">
            <text:p>0.932334</text:p>
          </table:table-cell>
          <table:table-cell office:value-type="float" office:value="0.935567" calcext:value-type="float">
            <text:p>0.935567</text:p>
          </table:table-cell>
          <table:table-cell office:value-type="float" office:value="0.932396" calcext:value-type="float">
            <text:p>0.932396</text:p>
          </table:table-cell>
          <table:table-cell office:value-type="float" office:value="0.93207" calcext:value-type="float">
            <text:p>0.932070</text:p>
          </table:table-cell>
          <table:table-cell office:value-type="float" office:value="0.933095" calcext:value-type="float">
            <text:p>0.933095</text:p>
          </table:table-cell>
          <table:table-cell office:value-type="float" office:value="0.9303" calcext:value-type="float">
            <text:p>0.930300</text:p>
          </table:table-cell>
          <table:table-cell office:value-type="float" office:value="0.933064" calcext:value-type="float">
            <text:p>0.933064</text:p>
          </table:table-cell>
          <table:table-cell office:value-type="float" office:value="0.929696" calcext:value-type="float">
            <text:p>0.929696</text:p>
          </table:table-cell>
          <table:table-cell office:value-type="float" office:value="0.92814" calcext:value-type="float">
            <text:p>0.928140</text:p>
          </table:table-cell>
          <table:table-cell office:value-type="float" office:value="0.927474" calcext:value-type="float">
            <text:p>0.927474</text:p>
          </table:table-cell>
          <table:table-cell office:value-type="float" office:value="0.930849" calcext:value-type="float">
            <text:p>0.930849</text:p>
          </table:table-cell>
          <table:table-cell office:value-type="float" office:value="0.934941" calcext:value-type="float">
            <text:p>0.934941</text:p>
          </table:table-cell>
          <table:table-cell office:value-type="float" office:value="0.807443" calcext:value-type="float">
            <text:p>0.807443</text:p>
          </table:table-cell>
          <table:table-cell office:value-type="float" office:value="0.9415" calcext:value-type="float">
            <text:p>0.941500</text:p>
          </table:table-cell>
          <table:table-cell office:value-type="float" office:value="0.943096" calcext:value-type="float">
            <text:p>0.943096</text:p>
          </table:table-cell>
          <table:table-cell table:style-name="ce2" office:value-type="float" office:value="0.297365" calcext:value-type="float">
            <text:p>0.29736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48" table:default-cell-style-name="ce3"/>
        <table:table-row table:style-name="ro1">
          <table:table-cell table:number-columns-repeated="2"/>
          <table:table-cell table:style-name="Default" table:number-columns-repeated="48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358" calcext:value-type="float">
            <text:p>0.923580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0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0</text:p>
          </table:table-cell>
          <table:table-cell office:value-type="float" office:value="0.91344" calcext:value-type="float">
            <text:p>0.913440</text:p>
          </table:table-cell>
          <table:table-cell office:value-type="float" office:value="0.94203" calcext:value-type="float">
            <text:p>0.942030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0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0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0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0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0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0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0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0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0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0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00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0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0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0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0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0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0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0</text:p>
          </table:table-cell>
          <table:table-cell office:value-type="float" office:value="0.86786" calcext:value-type="float">
            <text:p>0.867860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0</text:p>
          </table:table-cell>
          <table:table-cell office:value-type="float" office:value="0.92714" calcext:value-type="float">
            <text:p>0.9271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20004" calcext:value-type="float">
            <text:p>0.920004</text:p>
          </table:table-cell>
          <table:table-cell office:value-type="float" office:value="0.869364" calcext:value-type="float">
            <text:p>0.869364</text:p>
          </table:table-cell>
          <table:table-cell office:value-type="float" office:value="0.848632" calcext:value-type="float">
            <text:p>0.848632</text:p>
          </table:table-cell>
          <table:table-cell office:value-type="float" office:value="0.911324" calcext:value-type="float">
            <text:p>0.911324</text:p>
          </table:table-cell>
          <table:table-cell office:value-type="float" office:value="0.901164" calcext:value-type="float">
            <text:p>0.901164</text:p>
          </table:table-cell>
          <table:table-cell office:value-type="float" office:value="0.892693" calcext:value-type="float">
            <text:p>0.89269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718" calcext:value-type="float">
            <text:p>0.917180</text:p>
          </table:table-cell>
          <table:table-cell office:value-type="float" office:value="0.905111" calcext:value-type="float">
            <text:p>0.905111</text:p>
          </table:table-cell>
          <table:table-cell office:value-type="float" office:value="0.910593" calcext:value-type="float">
            <text:p>0.910593</text:p>
          </table:table-cell>
          <table:table-cell office:value-type="float" office:value="0.883525" calcext:value-type="float">
            <text:p>0.883525</text:p>
          </table:table-cell>
          <table:table-cell office:value-type="float" office:value="0.900299" calcext:value-type="float">
            <text:p>0.900299</text:p>
          </table:table-cell>
          <table:table-cell office:value-type="float" office:value="0.938991" calcext:value-type="float">
            <text:p>0.938991</text:p>
          </table:table-cell>
          <table:table-cell office:value-type="float" office:value="0.941089" calcext:value-type="float">
            <text:p>0.941089</text:p>
          </table:table-cell>
          <table:table-cell office:value-type="float" office:value="0.90811" calcext:value-type="float">
            <text:p>0.908110</text:p>
          </table:table-cell>
          <table:table-cell office:value-type="float" office:value="0.90659" calcext:value-type="float">
            <text:p>0.906590</text:p>
          </table:table-cell>
          <table:table-cell office:value-type="float" office:value="0.863778" calcext:value-type="float">
            <text:p>0.863778</text:p>
          </table:table-cell>
          <table:table-cell office:value-type="float" office:value="0.913929" calcext:value-type="float">
            <text:p>0.913929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872449" calcext:value-type="float">
            <text:p>0.872449</text:p>
          </table:table-cell>
          <table:table-cell office:value-type="float" office:value="0.838568" calcext:value-type="float">
            <text:p>0.838568</text:p>
          </table:table-cell>
          <table:table-cell office:value-type="float" office:value="0.884266" calcext:value-type="float">
            <text:p>0.884266</text:p>
          </table:table-cell>
          <table:table-cell office:value-type="float" office:value="0.911584" calcext:value-type="float">
            <text:p>0.911584</text:p>
          </table:table-cell>
          <table:table-cell office:value-type="float" office:value="0.894255" calcext:value-type="float">
            <text:p>0.894255</text:p>
          </table:table-cell>
          <table:table-cell office:value-type="float" office:value="0.843736" calcext:value-type="float">
            <text:p>0.843736</text:p>
          </table:table-cell>
          <table:table-cell office:value-type="float" office:value="0.854487" calcext:value-type="float">
            <text:p>0.854487</text:p>
          </table:table-cell>
          <table:table-cell office:value-type="float" office:value="0.855998" calcext:value-type="float">
            <text:p>0.855998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905629" calcext:value-type="float">
            <text:p>0.905629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0.899485" calcext:value-type="float">
            <text:p>0.899485</text:p>
          </table:table-cell>
          <table:table-cell office:value-type="float" office:value="0.85051" calcext:value-type="float">
            <text:p>0.850510</text:p>
          </table:table-cell>
          <table:table-cell office:value-type="float" office:value="0.871147" calcext:value-type="float">
            <text:p>0.871147</text:p>
          </table:table-cell>
          <table:table-cell office:value-type="float" office:value="0.879272" calcext:value-type="float">
            <text:p>0.879272</text:p>
          </table:table-cell>
          <table:table-cell office:value-type="float" office:value="0.848621" calcext:value-type="float">
            <text:p>0.848621</text:p>
          </table:table-cell>
          <table:table-cell office:value-type="float" office:value="0.877812" calcext:value-type="float">
            <text:p>0.877812</text:p>
          </table:table-cell>
          <table:table-cell office:value-type="float" office:value="0.885746" calcext:value-type="float">
            <text:p>0.885746</text:p>
          </table:table-cell>
          <table:table-cell office:value-type="float" office:value="0.877354" calcext:value-type="float">
            <text:p>0.877354</text:p>
          </table:table-cell>
          <table:table-cell office:value-type="float" office:value="0.88239" calcext:value-type="float">
            <text:p>0.882390</text:p>
          </table:table-cell>
          <table:table-cell office:value-type="float" office:value="0.85822" calcext:value-type="float">
            <text:p>0.858220</text:p>
          </table:table-cell>
          <table:table-cell office:value-type="float" office:value="0.835541" calcext:value-type="float">
            <text:p>0.835541</text:p>
          </table:table-cell>
          <table:table-cell office:value-type="float" office:value="0.837726" calcext:value-type="float">
            <text:p>0.837726</text:p>
          </table:table-cell>
          <table:table-cell office:value-type="float" office:value="0.906027" calcext:value-type="float">
            <text:p>0.906027</text:p>
          </table:table-cell>
          <table:table-cell office:value-type="float" office:value="0.899609" calcext:value-type="float">
            <text:p>0.899609</text:p>
          </table:table-cell>
          <table:table-cell office:value-type="float" office:value="0.921498" calcext:value-type="float">
            <text:p>0.921498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2659" calcext:value-type="float">
            <text:p>0.932659</text:p>
          </table:table-cell>
          <table:table-cell office:value-type="float" office:value="0.925606" calcext:value-type="float">
            <text:p>0.9256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0.917414" calcext:value-type="float">
            <text:p>0.917414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21937" calcext:value-type="float">
            <text:p>0.921937</text:p>
          </table:table-cell>
          <table:table-cell office:value-type="float" office:value="0.919888" calcext:value-type="float">
            <text:p>0.919888</text:p>
          </table:table-cell>
          <table:table-cell office:value-type="float" office:value="0.923897" calcext:value-type="float">
            <text:p>0.923897</text:p>
          </table:table-cell>
          <table:table-cell office:value-type="float" office:value="0.91702" calcext:value-type="float">
            <text:p>0.91702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628" calcext:value-type="float">
            <text:p>0.926280</text:p>
          </table:table-cell>
          <table:table-cell office:value-type="float" office:value="0.888029" calcext:value-type="float">
            <text:p>0.888029</text:p>
          </table:table-cell>
          <table:table-cell office:value-type="float" office:value="0.92447" calcext:value-type="float">
            <text:p>0.924470</text:p>
          </table:table-cell>
          <table:table-cell office:value-type="float" office:value="0.90507" calcext:value-type="float">
            <text:p>0.905070</text:p>
          </table:table-cell>
          <table:table-cell office:value-type="float" office:value="0.948779" calcext:value-type="float">
            <text:p>0.948779</text:p>
          </table:table-cell>
          <table:table-cell office:value-type="float" office:value="0.946305" calcext:value-type="float">
            <text:p>0.946305</text:p>
          </table:table-cell>
          <table:table-cell office:value-type="float" office:value="0.893807" calcext:value-type="float">
            <text:p>0.893807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0.916101" calcext:value-type="float">
            <text:p>0.916101</text:p>
          </table:table-cell>
          <table:table-cell office:value-type="float" office:value="0.936006" calcext:value-type="float">
            <text:p>0.936006</text:p>
          </table:table-cell>
          <table:table-cell office:value-type="float" office:value="0.914203" calcext:value-type="float">
            <text:p>0.914203</text:p>
          </table:table-cell>
          <table:table-cell office:value-type="float" office:value="0.919725" calcext:value-type="float">
            <text:p>0.919725</text:p>
          </table:table-cell>
          <table:table-cell office:value-type="float" office:value="0.911337" calcext:value-type="float">
            <text:p>0.911337</text:p>
          </table:table-cell>
          <table:table-cell office:value-type="float" office:value="0.922608" calcext:value-type="float">
            <text:p>0.922608</text:p>
          </table:table-cell>
          <table:table-cell office:value-type="float" office:value="0.928389" calcext:value-type="float">
            <text:p>0.928389</text:p>
          </table:table-cell>
          <table:table-cell office:value-type="float" office:value="0.923526" calcext:value-type="float">
            <text:p>0.923526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0.917763" calcext:value-type="float">
            <text:p>0.917763</text:p>
          </table:table-cell>
          <table:table-cell office:value-type="float" office:value="0.913704" calcext:value-type="float">
            <text:p>0.913704</text:p>
          </table:table-cell>
          <table:table-cell office:value-type="float" office:value="0.92221" calcext:value-type="float">
            <text:p>0.922210</text:p>
          </table:table-cell>
          <table:table-cell office:value-type="float" office:value="0.924373" calcext:value-type="float">
            <text:p>0.924373</text:p>
          </table:table-cell>
          <table:table-cell office:value-type="float" office:value="0.925717" calcext:value-type="float">
            <text:p>0.925717</text:p>
          </table:table-cell>
          <table:table-cell office:value-type="float" office:value="0.920861" calcext:value-type="float">
            <text:p>0.920861</text:p>
          </table:table-cell>
          <table:table-cell office:value-type="float" office:value="0.910708" calcext:value-type="float">
            <text:p>0.910708</text:p>
          </table:table-cell>
          <table:table-cell office:value-type="float" office:value="0.918863" calcext:value-type="float">
            <text:p>0.918863</text:p>
          </table:table-cell>
          <table:table-cell office:value-type="float" office:value="0.923101" calcext:value-type="float">
            <text:p>0.923101</text:p>
          </table:table-cell>
          <table:table-cell office:value-type="float" office:value="0.915577" calcext:value-type="float">
            <text:p>0.915577</text:p>
          </table:table-cell>
          <table:table-cell office:value-type="float" office:value="0.919817" calcext:value-type="float">
            <text:p>0.919817</text:p>
          </table:table-cell>
          <table:table-cell office:value-type="float" office:value="0.922197" calcext:value-type="float">
            <text:p>0.922197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921228" calcext:value-type="float">
            <text:p>0.921228</text:p>
          </table:table-cell>
          <table:table-cell office:value-type="float" office:value="0.913946" calcext:value-type="float">
            <text:p>0.913946</text:p>
          </table:table-cell>
          <table:table-cell office:value-type="float" office:value="0.910339" calcext:value-type="float">
            <text:p>0.910339</text:p>
          </table:table-cell>
          <table:table-cell office:value-type="float" office:value="0.909726" calcext:value-type="float">
            <text:p>0.909726</text:p>
          </table:table-cell>
          <table:table-cell office:value-type="float" office:value="0.922056" calcext:value-type="float">
            <text:p>0.922056</text:p>
          </table:table-cell>
          <table:table-cell office:value-type="float" office:value="0.925866" calcext:value-type="float">
            <text:p>0.925866</text:p>
          </table:table-cell>
          <table:table-cell office:value-type="float" office:value="0.831786" calcext:value-type="float">
            <text:p>0.83178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39094" calcext:value-type="float">
            <text:p>0.939094</text:p>
          </table:table-cell>
          <table:table-cell office:value-type="float" office:value="0.846293" calcext:value-type="float">
            <text:p>0.846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31697" calcext:value-type="float">
            <text:p>0.931697</text:p>
          </table:table-cell>
          <table:table-cell office:value-type="float" office:value="0.910879" calcext:value-type="float">
            <text:p>0.910879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0.922965" calcext:value-type="float">
            <text:p>0.922965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0.922515" calcext:value-type="float">
            <text:p>0.922515</text:p>
          </table:table-cell>
          <table:table-cell office:value-type="float" office:value="0.91014" calcext:value-type="float">
            <text:p>0.910140</text:p>
          </table:table-cell>
          <table:table-cell office:value-type="float" office:value="0.930463" calcext:value-type="float">
            <text:p>0.93046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6341" calcext:value-type="float">
            <text:p>0.926341</text:p>
          </table:table-cell>
          <table:table-cell office:value-type="float" office:value="0.917907" calcext:value-type="float">
            <text:p>0.917907</text:p>
          </table:table-cell>
          <table:table-cell office:value-type="float" office:value="0.906406" calcext:value-type="float">
            <text:p>0.906406</text:p>
          </table:table-cell>
          <table:table-cell office:value-type="float" office:value="0.947872" calcext:value-type="float">
            <text:p>0.947872</text:p>
          </table:table-cell>
          <table:table-cell office:value-type="float" office:value="0.94692" calcext:value-type="float">
            <text:p>0.946920</text:p>
          </table:table-cell>
          <table:table-cell office:value-type="float" office:value="0.923027" calcext:value-type="float">
            <text:p>0.923027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09803" calcext:value-type="float">
            <text:p>0.909803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0.909646" calcext:value-type="float">
            <text:p>0.909646</text:p>
          </table:table-cell>
          <table:table-cell office:value-type="float" office:value="0.916021" calcext:value-type="float">
            <text:p>0.916021</text:p>
          </table:table-cell>
          <table:table-cell office:value-type="float" office:value="0.905268" calcext:value-type="float">
            <text:p>0.905268</text:p>
          </table:table-cell>
          <table:table-cell office:value-type="float" office:value="0.917076" calcext:value-type="float">
            <text:p>0.917076</text:p>
          </table:table-cell>
          <table:table-cell office:value-type="float" office:value="0.927498" calcext:value-type="float">
            <text:p>0.927498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905322" calcext:value-type="float">
            <text:p>0.905322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0.909262" calcext:value-type="float">
            <text:p>0.909262</text:p>
          </table:table-cell>
          <table:table-cell office:value-type="float" office:value="0.918159" calcext:value-type="float">
            <text:p>0.918159</text:p>
          </table:table-cell>
          <table:table-cell office:value-type="float" office:value="0.924085" calcext:value-type="float">
            <text:p>0.924085</text:p>
          </table:table-cell>
          <table:table-cell office:value-type="float" office:value="0.92202" calcext:value-type="float">
            <text:p>0.922020</text:p>
          </table:table-cell>
          <table:table-cell office:value-type="float" office:value="0.921678" calcext:value-type="float">
            <text:p>0.921678</text:p>
          </table:table-cell>
          <table:table-cell office:value-type="float" office:value="0.902834" calcext:value-type="float">
            <text:p>0.902834</text:p>
          </table:table-cell>
          <table:table-cell office:value-type="float" office:value="0.912176" calcext:value-type="float">
            <text:p>0.912176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0.907612" calcext:value-type="float">
            <text:p>0.907612</text:p>
          </table:table-cell>
          <table:table-cell office:value-type="float" office:value="0.913881" calcext:value-type="float">
            <text:p>0.913881</text:p>
          </table:table-cell>
          <table:table-cell office:value-type="float" office:value="0.917823" calcext:value-type="float">
            <text:p>0.917823</text:p>
          </table:table-cell>
          <table:table-cell office:value-type="float" office:value="0.911838" calcext:value-type="float">
            <text:p>0.911838</text:p>
          </table:table-cell>
          <table:table-cell office:value-type="float" office:value="0.918469" calcext:value-type="float">
            <text:p>0.918469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900335" calcext:value-type="float">
            <text:p>0.900335</text:p>
          </table:table-cell>
          <table:table-cell office:value-type="float" office:value="0.92228" calcext:value-type="float">
            <text:p>0.922280</text:p>
          </table:table-cell>
          <table:table-cell office:value-type="float" office:value="0.922915" calcext:value-type="float">
            <text:p>0.922915</text:p>
          </table:table-cell>
          <table:table-cell office:value-type="float" office:value="0.931196" calcext:value-type="float">
            <text:p>0.931196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.937939" calcext:value-type="float">
            <text:p>0.937939</text:p>
          </table:table-cell>
          <table:table-cell office:value-type="float" office:value="0.934155" calcext:value-type="float">
            <text:p>0.9341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31911" calcext:value-type="float">
            <text:p>0.931911</text:p>
          </table:table-cell>
          <table:table-cell office:value-type="float" office:value="0.915592" calcext:value-type="float">
            <text:p>0.915592</text:p>
          </table:table-cell>
          <table:table-cell office:value-type="float" office:value="0.909903" calcext:value-type="float">
            <text:p>0.9099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918625" calcext:value-type="float">
            <text:p>0.918625</text:p>
          </table:table-cell>
          <table:table-cell office:value-type="float" office:value="0.922471" calcext:value-type="float">
            <text:p>0.922471</text:p>
          </table:table-cell>
          <table:table-cell office:value-type="float" office:value="0.915035" calcext:value-type="float">
            <text:p>0.915035</text:p>
          </table:table-cell>
          <table:table-cell office:value-type="float" office:value="0.894222" calcext:value-type="float">
            <text:p>0.894222</text:p>
          </table:table-cell>
          <table:table-cell office:value-type="float" office:value="0.924954" calcext:value-type="float">
            <text:p>0.92495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2996" calcext:value-type="float">
            <text:p>0.922996</text:p>
          </table:table-cell>
          <table:table-cell office:value-type="float" office:value="0.902996" calcext:value-type="float">
            <text:p>0.902996</text:p>
          </table:table-cell>
          <table:table-cell office:value-type="float" office:value="0.948551" calcext:value-type="float">
            <text:p>0.948551</text:p>
          </table:table-cell>
          <table:table-cell office:value-type="float" office:value="0.946321" calcext:value-type="float">
            <text:p>0.946321</text:p>
          </table:table-cell>
          <table:table-cell office:value-type="float" office:value="0.889553" calcext:value-type="float">
            <text:p>0.889553</text:p>
          </table:table-cell>
          <table:table-cell office:value-type="float" office:value="0.927825" calcext:value-type="float">
            <text:p>0.927825</text:p>
          </table:table-cell>
          <table:table-cell office:value-type="float" office:value="0.913831" calcext:value-type="float">
            <text:p>0.913831</text:p>
          </table:table-cell>
          <table:table-cell office:value-type="float" office:value="0.934904" calcext:value-type="float">
            <text:p>0.934904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0.917294" calcext:value-type="float">
            <text:p>0.917294</text:p>
          </table:table-cell>
          <table:table-cell office:value-type="float" office:value="0.90746" calcext:value-type="float">
            <text:p>0.907460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927068" calcext:value-type="float">
            <text:p>0.927068</text:p>
          </table:table-cell>
          <table:table-cell office:value-type="float" office:value="0.922556" calcext:value-type="float">
            <text:p>0.922556</text:p>
          </table:table-cell>
          <table:table-cell office:value-type="float" office:value="0.910984" calcext:value-type="float">
            <text:p>0.910984</text:p>
          </table:table-cell>
          <table:table-cell office:value-type="float" office:value="0.915048" calcext:value-type="float">
            <text:p>0.915048</text:p>
          </table:table-cell>
          <table:table-cell office:value-type="float" office:value="0.910784" calcext:value-type="float">
            <text:p>0.910784</text:p>
          </table:table-cell>
          <table:table-cell office:value-type="float" office:value="0.920409" calcext:value-type="float">
            <text:p>0.920409</text:p>
          </table:table-cell>
          <table:table-cell office:value-type="float" office:value="0.92338" calcext:value-type="float">
            <text:p>0.923380</text:p>
          </table:table-cell>
          <table:table-cell office:value-type="float" office:value="0.924562" calcext:value-type="float">
            <text:p>0.924562</text:p>
          </table:table-cell>
          <table:table-cell office:value-type="float" office:value="0.919548" calcext:value-type="float">
            <text:p>0.919548</text:p>
          </table:table-cell>
          <table:table-cell office:value-type="float" office:value="0.908108" calcext:value-type="float">
            <text:p>0.908108</text:p>
          </table:table-cell>
          <table:table-cell office:value-type="float" office:value="0.916878" calcext:value-type="float">
            <text:p>0.91687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912714" calcext:value-type="float">
            <text:p>0.912714</text:p>
          </table:table-cell>
          <table:table-cell office:value-type="float" office:value="0.918073" calcext:value-type="float">
            <text:p>0.918073</text:p>
          </table:table-cell>
          <table:table-cell office:value-type="float" office:value="0.92058" calcext:value-type="float">
            <text:p>0.920580</text:p>
          </table:table-cell>
          <table:table-cell office:value-type="float" office:value="0.915888" calcext:value-type="float">
            <text:p>0.915888</text:p>
          </table:table-cell>
          <table:table-cell office:value-type="float" office:value="0.919288" calcext:value-type="float">
            <text:p>0.919288</text:p>
          </table:table-cell>
          <table:table-cell office:value-type="float" office:value="0.911273" calcext:value-type="float">
            <text:p>0.911273</text:p>
          </table:table-cell>
          <table:table-cell office:value-type="float" office:value="0.907" calcext:value-type="float">
            <text:p>0.907000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0.920664" calcext:value-type="float">
            <text:p>0.920664</text:p>
          </table:table-cell>
          <table:table-cell office:value-type="float" office:value="0.92431" calcext:value-type="float">
            <text:p>0.924310</text:p>
          </table:table-cell>
          <table:table-cell office:value-type="float" office:value="0.902894" calcext:value-type="float">
            <text:p>0.902894</text:p>
          </table:table-cell>
          <table:table-cell office:value-type="float" office:value="0.93678" calcext:value-type="float">
            <text:p>0.936780</text:p>
          </table:table-cell>
          <table:table-cell office:value-type="float" office:value="0.938558" calcext:value-type="float">
            <text:p>0.938558</text:p>
          </table:table-cell>
          <table:table-cell office:value-type="float" office:value="0.908972" calcext:value-type="float">
            <text:p>0.9089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2651" calcext:value-type="float">
            <text:p>0.926510</text:p>
          </table:table-cell>
          <table:table-cell office:value-type="float" office:value="0.884339" calcext:value-type="float">
            <text:p>0.884339</text:p>
          </table:table-cell>
          <table:table-cell office:value-type="float" office:value="0.8695" calcext:value-type="float">
            <text:p>0.869500</text:p>
          </table:table-cell>
          <table:table-cell office:value-type="float" office:value="0.9187" calcext:value-type="float">
            <text:p>0.918700</text:p>
          </table:table-cell>
          <table:table-cell office:value-type="float" office:value="0.910914" calcext:value-type="float">
            <text:p>0.910914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884568" calcext:value-type="float">
            <text:p>0.884568</text:p>
          </table:table-cell>
          <table:table-cell office:value-type="float" office:value="0.924428" calcext:value-type="float">
            <text:p>0.924428</text:p>
          </table:table-cell>
          <table:table-cell office:value-type="float" office:value="0.914563" calcext:value-type="float">
            <text:p>0.914563</text:p>
          </table:table-cell>
          <table:table-cell office:value-type="float" office:value="0.91893" calcext:value-type="float">
            <text:p>0.91893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43363" calcext:value-type="float">
            <text:p>0.943363</text:p>
          </table:table-cell>
          <table:table-cell office:value-type="float" office:value="0.943998" calcext:value-type="float">
            <text:p>0.943998</text:p>
          </table:table-cell>
          <table:table-cell office:value-type="float" office:value="0.916327" calcext:value-type="float">
            <text:p>0.916327</text:p>
          </table:table-cell>
          <table:table-cell office:value-type="float" office:value="0.91629" calcext:value-type="float">
            <text:p>0.916290</text:p>
          </table:table-cell>
          <table:table-cell office:value-type="float" office:value="0.881773" calcext:value-type="float">
            <text:p>0.881773</text:p>
          </table:table-cell>
          <table:table-cell office:value-type="float" office:value="0.923189" calcext:value-type="float">
            <text:p>0.923189</text:p>
          </table:table-cell>
          <table:table-cell office:value-type="float" office:value="0.89204" calcext:value-type="float">
            <text:p>0.892040</text:p>
          </table:table-cell>
          <table:table-cell office:value-type="float" office:value="0.8893" calcext:value-type="float">
            <text:p>0.889300</text:p>
          </table:table-cell>
          <table:table-cell office:value-type="float" office:value="0.862797" calcext:value-type="float">
            <text:p>0.862797</text:p>
          </table:table-cell>
          <table:table-cell office:value-type="float" office:value="0.896981" calcext:value-type="float">
            <text:p>0.896981</text:p>
          </table:table-cell>
          <table:table-cell office:value-type="float" office:value="0.918841" calcext:value-type="float">
            <text:p>0.918841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874963" calcext:value-type="float">
            <text:p>0.874963</text:p>
          </table:table-cell>
          <table:table-cell office:value-type="float" office:value="0.876086" calcext:value-type="float">
            <text:p>0.876086</text:p>
          </table:table-cell>
          <table:table-cell office:value-type="float" office:value="0.896529" calcext:value-type="float">
            <text:p>0.896529</text:p>
          </table:table-cell>
          <table:table-cell office:value-type="float" office:value="0.91431" calcext:value-type="float">
            <text:p>0.914310</text:p>
          </table:table-cell>
          <table:table-cell office:value-type="float" office:value="0.907579" calcext:value-type="float">
            <text:p>0.907579</text:p>
          </table:table-cell>
          <table:table-cell office:value-type="float" office:value="0.910039" calcext:value-type="float">
            <text:p>0.910039</text:p>
          </table:table-cell>
          <table:table-cell office:value-type="float" office:value="0.868495" calcext:value-type="float">
            <text:p>0.86849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870158" calcext:value-type="float">
            <text:p>0.870158</text:p>
          </table:table-cell>
          <table:table-cell office:value-type="float" office:value="0.891674" calcext:value-type="float">
            <text:p>0.891674</text:p>
          </table:table-cell>
          <table:table-cell office:value-type="float" office:value="0.89936" calcext:value-type="float">
            <text:p>0.899360</text:p>
          </table:table-cell>
          <table:table-cell office:value-type="float" office:value="0.89151" calcext:value-type="float">
            <text:p>0.891510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.878074" calcext:value-type="float">
            <text:p>0.878074</text:p>
          </table:table-cell>
          <table:table-cell office:value-type="float" office:value="0.858783" calcext:value-type="float">
            <text:p>0.858783</text:p>
          </table:table-cell>
          <table:table-cell office:value-type="float" office:value="0.859773" calcext:value-type="float">
            <text:p>0.859773</text:p>
          </table:table-cell>
          <table:table-cell office:value-type="float" office:value="0.914884" calcext:value-type="float">
            <text:p>0.914884</text:p>
          </table:table-cell>
          <table:table-cell office:value-type="float" office:value="0.910315" calcext:value-type="float">
            <text:p>0.910315</text:p>
          </table:table-cell>
          <table:table-cell office:value-type="float" office:value="0.927377" calcext:value-type="float">
            <text:p>0.927377</text:p>
          </table:table-cell>
          <table:table-cell office:value-type="float" office:value="0.934175" calcext:value-type="float">
            <text:p>0.934175</text:p>
          </table:table-cell>
          <table:table-cell office:value-type="float" office:value="0.93629" calcext:value-type="float">
            <text:p>0.936290</text:p>
          </table:table-cell>
          <table:table-cell office:value-type="float" office:value="0.931036" calcext:value-type="float">
            <text:p>0.9310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38874" calcext:value-type="float">
            <text:p>0.938874</text:p>
          </table:table-cell>
          <table:table-cell office:value-type="float" office:value="0.926796" calcext:value-type="float">
            <text:p>0.926796</text:p>
          </table:table-cell>
          <table:table-cell office:value-type="float" office:value="0.925207" calcext:value-type="float">
            <text:p>0.925207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0.92165" calcext:value-type="float">
            <text:p>0.921650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0.925782" calcext:value-type="float">
            <text:p>0.925782</text:p>
          </table:table-cell>
          <table:table-cell office:value-type="float" office:value="0.936037" calcext:value-type="float">
            <text:p>0.936037</text:p>
          </table:table-cell>
          <table:table-cell office:value-type="float" office:value="0.931011" calcext:value-type="float">
            <text:p>0.931011</text:p>
          </table:table-cell>
          <table:table-cell office:value-type="float" office:value="0.932627" calcext:value-type="float">
            <text:p>0.932627</text:p>
          </table:table-cell>
          <table:table-cell office:value-type="float" office:value="0.930542" calcext:value-type="float">
            <text:p>0.93054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951615" calcext:value-type="float">
            <text:p>0.951615</text:p>
          </table:table-cell>
          <table:table-cell office:value-type="float" office:value="0.927137" calcext:value-type="float">
            <text:p>0.927137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940555" calcext:value-type="float">
            <text:p>0.940555</text:p>
          </table:table-cell>
          <table:table-cell office:value-type="float" office:value="0.921337" calcext:value-type="float">
            <text:p>0.921337</text:p>
          </table:table-cell>
          <table:table-cell office:value-type="float" office:value="0.931077" calcext:value-type="float">
            <text:p>0.931077</text:p>
          </table:table-cell>
          <table:table-cell office:value-type="float" office:value="0.925458" calcext:value-type="float">
            <text:p>0.925458</text:p>
          </table:table-cell>
          <table:table-cell office:value-type="float" office:value="0.931692" calcext:value-type="float">
            <text:p>0.931692</text:p>
          </table:table-cell>
          <table:table-cell office:value-type="float" office:value="0.930044" calcext:value-type="float">
            <text:p>0.930044</text:p>
          </table:table-cell>
          <table:table-cell office:value-type="float" office:value="0.932612" calcext:value-type="float">
            <text:p>0.932612</text:p>
          </table:table-cell>
          <table:table-cell office:value-type="float" office:value="0.927287" calcext:value-type="float">
            <text:p>0.927287</text:p>
          </table:table-cell>
          <table:table-cell office:value-type="float" office:value="0.929259" calcext:value-type="float">
            <text:p>0.929259</text:p>
          </table:table-cell>
          <table:table-cell office:value-type="float" office:value="0.926307" calcext:value-type="float">
            <text:p>0.926307</text:p>
          </table:table-cell>
          <table:table-cell office:value-type="float" office:value="0.929471" calcext:value-type="float">
            <text:p>0.929471</text:p>
          </table:table-cell>
          <table:table-cell office:value-type="float" office:value="0.925168" calcext:value-type="float">
            <text:p>0.925168</text:p>
          </table:table-cell>
          <table:table-cell office:value-type="float" office:value="0.931061" calcext:value-type="float">
            <text:p>0.931061</text:p>
          </table:table-cell>
          <table:table-cell office:value-type="float" office:value="0.930557" calcext:value-type="float">
            <text:p>0.930557</text:p>
          </table:table-cell>
          <table:table-cell office:value-type="float" office:value="0.92251" calcext:value-type="float">
            <text:p>0.922510</text:p>
          </table:table-cell>
          <table:table-cell office:value-type="float" office:value="0.928633" calcext:value-type="float">
            <text:p>0.928633</text:p>
          </table:table-cell>
          <table:table-cell office:value-type="float" office:value="0.932543" calcext:value-type="float">
            <text:p>0.932543</text:p>
          </table:table-cell>
          <table:table-cell office:value-type="float" office:value="0.928403" calcext:value-type="float">
            <text:p>0.928403</text:p>
          </table:table-cell>
          <table:table-cell office:value-type="float" office:value="0.928887" calcext:value-type="float">
            <text:p>0.928887</text:p>
          </table:table-cell>
          <table:table-cell office:value-type="float" office:value="0.93123" calcext:value-type="float">
            <text:p>0.931230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931449" calcext:value-type="float">
            <text:p>0.931449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0.923866" calcext:value-type="float">
            <text:p>0.923866</text:p>
          </table:table-cell>
          <table:table-cell office:value-type="float" office:value="0.923017" calcext:value-type="float">
            <text:p>0.923017</text:p>
          </table:table-cell>
          <table:table-cell office:value-type="float" office:value="0.929067" calcext:value-type="float">
            <text:p>0.929067</text:p>
          </table:table-cell>
          <table:table-cell office:value-type="float" office:value="0.931526" calcext:value-type="float">
            <text:p>0.931526</text:p>
          </table:table-cell>
          <table:table-cell office:value-type="float" office:value="0.934974" calcext:value-type="float">
            <text:p>0.934974</text:p>
          </table:table-cell>
          <table:table-cell office:value-type="float" office:value="0.940627" calcext:value-type="float">
            <text:p>0.940627</text:p>
          </table:table-cell>
          <table:table-cell office:value-type="float" office:value="0.942253" calcext:value-type="float">
            <text:p>0.942253</text:p>
          </table:table-cell>
          <table:table-cell office:value-type="float" office:value="0.938254" calcext:value-type="float">
            <text:p>0.9382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36861" calcext:value-type="float">
            <text:p>0.936861</text:p>
          </table:table-cell>
          <table:table-cell office:value-type="float" office:value="0.939002" calcext:value-type="float">
            <text:p>0.939002</text:p>
          </table:table-cell>
          <table:table-cell office:value-type="float" office:value="0.937074" calcext:value-type="float">
            <text:p>0.937074</text:p>
          </table:table-cell>
          <table:table-cell office:value-type="float" office:value="0.938253" calcext:value-type="float">
            <text:p>0.938253</text:p>
          </table:table-cell>
          <table:table-cell office:value-type="float" office:value="0.937396" calcext:value-type="float">
            <text:p>0.937396</text:p>
          </table:table-cell>
          <table:table-cell office:value-type="float" office:value="0.941379" calcext:value-type="float">
            <text:p>0.941379</text:p>
          </table:table-cell>
          <table:table-cell office:value-type="float" office:value="0.937757" calcext:value-type="float">
            <text:p>0.937757</text:p>
          </table:table-cell>
          <table:table-cell office:value-type="float" office:value="0.944282" calcext:value-type="float">
            <text:p>0.944282</text:p>
          </table:table-cell>
          <table:table-cell office:value-type="float" office:value="0.946199" calcext:value-type="float">
            <text:p>0.946199</text:p>
          </table:table-cell>
          <table:table-cell office:value-type="float" office:value="0.94258" calcext:value-type="float">
            <text:p>0.942580</text:p>
          </table:table-cell>
          <table:table-cell office:value-type="float" office:value="0.939268" calcext:value-type="float">
            <text:p>0.939268</text:p>
          </table:table-cell>
          <table:table-cell office:value-type="float" office:value="0.937912" calcext:value-type="float">
            <text:p>0.93791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4505" calcext:value-type="float">
            <text:p>0.924505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0.944599" calcext:value-type="float">
            <text:p>0.944599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49987" calcext:value-type="float">
            <text:p>0.949987</text:p>
          </table:table-cell>
          <table:table-cell office:value-type="float" office:value="0.936055" calcext:value-type="float">
            <text:p>0.936055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40516" calcext:value-type="float">
            <text:p>0.940516</text:p>
          </table:table-cell>
          <table:table-cell office:value-type="float" office:value="0.940465" calcext:value-type="float">
            <text:p>0.940465</text:p>
          </table:table-cell>
          <table:table-cell office:value-type="float" office:value="0.944836" calcext:value-type="float">
            <text:p>0.944836</text:p>
          </table:table-cell>
          <table:table-cell office:value-type="float" office:value="0.937458" calcext:value-type="float">
            <text:p>0.937458</text:p>
          </table:table-cell>
          <table:table-cell office:value-type="float" office:value="0.938733" calcext:value-type="float">
            <text:p>0.938733</text:p>
          </table:table-cell>
          <table:table-cell office:value-type="float" office:value="0.9374" calcext:value-type="float">
            <text:p>0.937400</text:p>
          </table:table-cell>
          <table:table-cell office:value-type="float" office:value="0.941439" calcext:value-type="float">
            <text:p>0.941439</text:p>
          </table:table-cell>
          <table:table-cell office:value-type="float" office:value="0.941085" calcext:value-type="float">
            <text:p>0.941085</text:p>
          </table:table-cell>
          <table:table-cell office:value-type="float" office:value="0.941628" calcext:value-type="float">
            <text:p>0.941628</text:p>
          </table:table-cell>
          <table:table-cell office:value-type="float" office:value="0.942793" calcext:value-type="float">
            <text:p>0.942793</text:p>
          </table:table-cell>
          <table:table-cell office:value-type="float" office:value="0.937094" calcext:value-type="float">
            <text:p>0.937094</text:p>
          </table:table-cell>
          <table:table-cell office:value-type="float" office:value="0.94143" calcext:value-type="float">
            <text:p>0.941430</text:p>
          </table:table-cell>
          <table:table-cell office:value-type="float" office:value="0.940626" calcext:value-type="float">
            <text:p>0.940626</text:p>
          </table:table-cell>
          <table:table-cell office:value-type="float" office:value="0.938771" calcext:value-type="float">
            <text:p>0.938771</text:p>
          </table:table-cell>
          <table:table-cell office:value-type="float" office:value="0.93931" calcext:value-type="float">
            <text:p>0.939310</text:p>
          </table:table-cell>
          <table:table-cell office:value-type="float" office:value="0.94065" calcext:value-type="float">
            <text:p>0.940650</text:p>
          </table:table-cell>
          <table:table-cell office:value-type="float" office:value="0.942044" calcext:value-type="float">
            <text:p>0.942044</text:p>
          </table:table-cell>
          <table:table-cell office:value-type="float" office:value="0.938403" calcext:value-type="float">
            <text:p>0.938403</text:p>
          </table:table-cell>
          <table:table-cell office:value-type="float" office:value="0.938271" calcext:value-type="float">
            <text:p>0.938271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37003" calcext:value-type="float">
            <text:p>0.937003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41076" calcext:value-type="float">
            <text:p>0.941076</text:p>
          </table:table-cell>
          <table:table-cell office:value-type="float" office:value="0.94245" calcext:value-type="float">
            <text:p>0.942450</text:p>
          </table:table-cell>
          <table:table-cell office:value-type="float" office:value="0.944082" calcext:value-type="float">
            <text:p>0.944082</text:p>
          </table:table-cell>
          <table:table-cell office:value-type="float" office:value="0.944616" calcext:value-type="float">
            <text:p>0.944616</text:p>
          </table:table-cell>
          <table:table-cell office:value-type="float" office:value="0.944241" calcext:value-type="float">
            <text:p>0.94424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39435" calcext:value-type="float">
            <text:p>0.939435</text:p>
          </table:table-cell>
          <table:table-cell office:value-type="float" office:value="0.943054" calcext:value-type="float">
            <text:p>0.943054</text:p>
          </table:table-cell>
          <table:table-cell office:value-type="float" office:value="0.942813" calcext:value-type="float">
            <text:p>0.942813</text:p>
          </table:table-cell>
          <table:table-cell office:value-type="float" office:value="0.938232" calcext:value-type="float">
            <text:p>0.938232</text:p>
          </table:table-cell>
          <table:table-cell office:value-type="float" office:value="0.938509" calcext:value-type="float">
            <text:p>0.938509</text:p>
          </table:table-cell>
          <table:table-cell office:value-type="float" office:value="0.945546" calcext:value-type="float">
            <text:p>0.945546</text:p>
          </table:table-cell>
          <table:table-cell office:value-type="float" office:value="0.943304" calcext:value-type="float">
            <text:p>0.943304</text:p>
          </table:table-cell>
          <table:table-cell office:value-type="float" office:value="0.945044" calcext:value-type="float">
            <text:p>0.945044</text:p>
          </table:table-cell>
          <table:table-cell office:value-type="float" office:value="0.947168" calcext:value-type="float">
            <text:p>0.947168</text:p>
          </table:table-cell>
          <table:table-cell office:value-type="float" office:value="0.943396" calcext:value-type="float">
            <text:p>0.943396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33395" calcext:value-type="float">
            <text:p>0.933395</text:p>
          </table:table-cell>
          <table:table-cell office:value-type="float" office:value="0.928836" calcext:value-type="float">
            <text:p>0.928836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0.946356" calcext:value-type="float">
            <text:p>0.946356</text:p>
          </table:table-cell>
          <table:table-cell office:value-type="float" office:value="0.943465" calcext:value-type="float">
            <text:p>0.943465</text:p>
          </table:table-cell>
          <table:table-cell office:value-type="float" office:value="0.951755" calcext:value-type="float">
            <text:p>0.951755</text:p>
          </table:table-cell>
          <table:table-cell office:value-type="float" office:value="0.93926" calcext:value-type="float">
            <text:p>0.939260</text:p>
          </table:table-cell>
          <table:table-cell office:value-type="float" office:value="0.945895" calcext:value-type="float">
            <text:p>0.945895</text:p>
          </table:table-cell>
          <table:table-cell office:value-type="float" office:value="0.944879" calcext:value-type="float">
            <text:p>0.944879</text:p>
          </table:table-cell>
          <table:table-cell office:value-type="float" office:value="0.944674" calcext:value-type="float">
            <text:p>0.944674</text:p>
          </table:table-cell>
          <table:table-cell office:value-type="float" office:value="0.9418" calcext:value-type="float">
            <text:p>0.941800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0.944294" calcext:value-type="float">
            <text:p>0.944294</text:p>
          </table:table-cell>
          <table:table-cell office:value-type="float" office:value="0.94482" calcext:value-type="float">
            <text:p>0.944820</text:p>
          </table:table-cell>
          <table:table-cell office:value-type="float" office:value="0.944217" calcext:value-type="float">
            <text:p>0.944217</text:p>
          </table:table-cell>
          <table:table-cell office:value-type="float" office:value="0.945816" calcext:value-type="float">
            <text:p>0.945816</text:p>
          </table:table-cell>
          <table:table-cell office:value-type="float" office:value="0.942491" calcext:value-type="float">
            <text:p>0.942491</text:p>
          </table:table-cell>
          <table:table-cell office:value-type="float" office:value="0.944081" calcext:value-type="float">
            <text:p>0.944081</text:p>
          </table:table-cell>
          <table:table-cell office:value-type="float" office:value="0.945403" calcext:value-type="float">
            <text:p>0.945403</text:p>
          </table:table-cell>
          <table:table-cell office:value-type="float" office:value="0.941832" calcext:value-type="float">
            <text:p>0.941832</text:p>
          </table:table-cell>
          <table:table-cell office:value-type="float" office:value="0.944777" calcext:value-type="float">
            <text:p>0.944777</text:p>
          </table:table-cell>
          <table:table-cell office:value-type="float" office:value="0.945566" calcext:value-type="float">
            <text:p>0.945566</text:p>
          </table:table-cell>
          <table:table-cell office:value-type="float" office:value="0.945665" calcext:value-type="float">
            <text:p>0.945665</text:p>
          </table:table-cell>
          <table:table-cell office:value-type="float" office:value="0.943263" calcext:value-type="float">
            <text:p>0.943263</text:p>
          </table:table-cell>
          <table:table-cell office:value-type="float" office:value="0.944475" calcext:value-type="float">
            <text:p>0.944475</text:p>
          </table:table-cell>
          <table:table-cell office:value-type="float" office:value="0.946076" calcext:value-type="float">
            <text:p>0.946076</text:p>
          </table:table-cell>
          <table:table-cell office:value-type="float" office:value="0.943515" calcext:value-type="float">
            <text:p>0.943515</text:p>
          </table:table-cell>
          <table:table-cell office:value-type="float" office:value="0.944041" calcext:value-type="float">
            <text:p>0.944041</text:p>
          </table:table-cell>
          <table:table-cell office:value-type="float" office:value="0.943093" calcext:value-type="float">
            <text:p>0.943093</text:p>
          </table:table-cell>
          <table:table-cell office:value-type="float" office:value="0.942912" calcext:value-type="float">
            <text:p>0.942912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0.941635" calcext:value-type="float">
            <text:p>0.941635</text:p>
          </table:table-cell>
          <table:table-cell office:value-type="float" office:value="0.944615" calcext:value-type="float">
            <text:p>0.944615</text:p>
          </table:table-cell>
          <table:table-cell office:value-type="float" office:value="0.945477" calcext:value-type="float">
            <text:p>0.945477</text:p>
          </table:table-cell>
          <table:table-cell office:value-type="float" office:value="0.944028" calcext:value-type="float">
            <text:p>0.9440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907923" calcext:value-type="float">
            <text:p>0.907923</text:p>
          </table:table-cell>
          <table:table-cell office:value-type="float" office:value="0.919085" calcext:value-type="float">
            <text:p>0.919085</text:p>
          </table:table-cell>
          <table:table-cell office:value-type="float" office:value="0.916953" calcext:value-type="float">
            <text:p>0.916953</text:p>
          </table:table-cell>
          <table:table-cell office:value-type="float" office:value="0.920712" calcext:value-type="float">
            <text:p>0.920712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899902" calcext:value-type="float">
            <text:p>0.899902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890465" calcext:value-type="float">
            <text:p>0.890465</text:p>
          </table:table-cell>
          <table:table-cell office:value-type="float" office:value="0.921438" calcext:value-type="float">
            <text:p>0.921438</text:p>
          </table:table-cell>
          <table:table-cell office:value-type="float" office:value="0.90033" calcext:value-type="float">
            <text:p>0.900330</text:p>
          </table:table-cell>
          <table:table-cell office:value-type="float" office:value="0.948198" calcext:value-type="float">
            <text:p>0.948198</text:p>
          </table:table-cell>
          <table:table-cell office:value-type="float" office:value="0.946441" calcext:value-type="float">
            <text:p>0.946441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6531" calcext:value-type="float">
            <text:p>0.926531</text:p>
          </table:table-cell>
          <table:table-cell office:value-type="float" office:value="0.91161" calcext:value-type="float">
            <text:p>0.911610</text:p>
          </table:table-cell>
          <table:table-cell office:value-type="float" office:value="0.934174" calcext:value-type="float">
            <text:p>0.934174</text:p>
          </table:table-cell>
          <table:table-cell office:value-type="float" office:value="0.910907" calcext:value-type="float">
            <text:p>0.910907</text:p>
          </table:table-cell>
          <table:table-cell office:value-type="float" office:value="0.915103" calcext:value-type="float">
            <text:p>0.915103</text:p>
          </table:table-cell>
          <table:table-cell office:value-type="float" office:value="0.904479" calcext:value-type="float">
            <text:p>0.904479</text:p>
          </table:table-cell>
          <table:table-cell office:value-type="float" office:value="0.919419" calcext:value-type="float">
            <text:p>0.919419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0.921001" calcext:value-type="float">
            <text:p>0.921001</text:p>
          </table:table-cell>
          <table:table-cell office:value-type="float" office:value="0.908621" calcext:value-type="float">
            <text:p>0.908621</text:p>
          </table:table-cell>
          <table:table-cell office:value-type="float" office:value="0.912621" calcext:value-type="float">
            <text:p>0.912621</text:p>
          </table:table-cell>
          <table:table-cell office:value-type="float" office:value="0.907914" calcext:value-type="float">
            <text:p>0.907914</text:p>
          </table:table-cell>
          <table:table-cell office:value-type="float" office:value="0.918482" calcext:value-type="float">
            <text:p>0.918482</text:p>
          </table:table-cell>
          <table:table-cell office:value-type="float" office:value="0.921777" calcext:value-type="float">
            <text:p>0.921777</text:p>
          </table:table-cell>
          <table:table-cell office:value-type="float" office:value="0.92289" calcext:value-type="float">
            <text:p>0.922890</text:p>
          </table:table-cell>
          <table:table-cell office:value-type="float" office:value="0.916922" calcext:value-type="float">
            <text:p>0.916922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915327" calcext:value-type="float">
            <text:p>0.915327</text:p>
          </table:table-cell>
          <table:table-cell office:value-type="float" office:value="0.9191" calcext:value-type="float">
            <text:p>0.919100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0.91653" calcext:value-type="float">
            <text:p>0.916530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914425" calcext:value-type="float">
            <text:p>0.914425</text:p>
          </table:table-cell>
          <table:table-cell office:value-type="float" office:value="0.917115" calcext:value-type="float">
            <text:p>0.917115</text:p>
          </table:table-cell>
          <table:table-cell office:value-type="float" office:value="0.908948" calcext:value-type="float">
            <text:p>0.90894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04368" calcext:value-type="float">
            <text:p>0.904368</text:p>
          </table:table-cell>
          <table:table-cell office:value-type="float" office:value="0.917157" calcext:value-type="float">
            <text:p>0.917157</text:p>
          </table:table-cell>
          <table:table-cell office:value-type="float" office:value="0.92318" calcext:value-type="float">
            <text:p>0.923180</text:p>
          </table:table-cell>
          <table:table-cell office:value-type="float" office:value="0.906433" calcext:value-type="float">
            <text:p>0.906433</text:p>
          </table:table-cell>
          <table:table-cell office:value-type="float" office:value="0.936109" calcext:value-type="float">
            <text:p>0.936109</text:p>
          </table:table-cell>
          <table:table-cell office:value-type="float" office:value="0.938008" calcext:value-type="float">
            <text:p>0.938008</text:p>
          </table:table-cell>
          <table:table-cell office:value-type="float" office:value="0.912413" calcext:value-type="float">
            <text:p>0.9124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0.905195" calcext:value-type="float">
            <text:p>0.905195</text:p>
          </table:table-cell>
          <table:table-cell office:value-type="float" office:value="0.898511" calcext:value-type="float">
            <text:p>0.898511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12416" calcext:value-type="float">
            <text:p>0.912416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03548" calcext:value-type="float">
            <text:p>0.903548</text:p>
          </table:table-cell>
          <table:table-cell office:value-type="float" office:value="0.926576" calcext:value-type="float">
            <text:p>0.926576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21526" calcext:value-type="float">
            <text:p>0.921526</text:p>
          </table:table-cell>
          <table:table-cell office:value-type="float" office:value="0.912294" calcext:value-type="float">
            <text:p>0.912294</text:p>
          </table:table-cell>
          <table:table-cell office:value-type="float" office:value="0.897413" calcext:value-type="float">
            <text:p>0.897413</text:p>
          </table:table-cell>
          <table:table-cell office:value-type="float" office:value="0.945506" calcext:value-type="float">
            <text:p>0.945506</text:p>
          </table:table-cell>
          <table:table-cell office:value-type="float" office:value="0.944181" calcext:value-type="float">
            <text:p>0.944181</text:p>
          </table:table-cell>
          <table:table-cell office:value-type="float" office:value="0.918642" calcext:value-type="float">
            <text:p>0.91864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926619" calcext:value-type="float">
            <text:p>0.926619</text:p>
          </table:table-cell>
          <table:table-cell office:value-type="float" office:value="0.904161" calcext:value-type="float">
            <text:p>0.904161</text:p>
          </table:table-cell>
          <table:table-cell office:value-type="float" office:value="0.907262" calcext:value-type="float">
            <text:p>0.907262</text:p>
          </table:table-cell>
          <table:table-cell office:value-type="float" office:value="0.892803" calcext:value-type="float">
            <text:p>0.892803</text:p>
          </table:table-cell>
          <table:table-cell office:value-type="float" office:value="0.912258" calcext:value-type="float">
            <text:p>0.912258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1595" calcext:value-type="float">
            <text:p>0.915950</text:p>
          </table:table-cell>
          <table:table-cell office:value-type="float" office:value="0.898208" calcext:value-type="float">
            <text:p>0.898208</text:p>
          </table:table-cell>
          <table:table-cell office:value-type="float" office:value="0.902955" calcext:value-type="float">
            <text:p>0.902955</text:p>
          </table:table-cell>
          <table:table-cell office:value-type="float" office:value="0.898433" calcext:value-type="float">
            <text:p>0.898433</text:p>
          </table:table-cell>
          <table:table-cell office:value-type="float" office:value="0.907546" calcext:value-type="float">
            <text:p>0.907546</text:p>
          </table:table-cell>
          <table:table-cell office:value-type="float" office:value="0.916394" calcext:value-type="float">
            <text:p>0.916394</text:p>
          </table:table-cell>
          <table:table-cell office:value-type="float" office:value="0.915188" calcext:value-type="float">
            <text:p>0.915188</text:p>
          </table:table-cell>
          <table:table-cell office:value-type="float" office:value="0.916364" calcext:value-type="float">
            <text:p>0.916364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906788" calcext:value-type="float">
            <text:p>0.906788</text:p>
          </table:table-cell>
          <table:table-cell office:value-type="float" office:value="0.912175" calcext:value-type="float">
            <text:p>0.912175</text:p>
          </table:table-cell>
          <table:table-cell office:value-type="float" office:value="0.899832" calcext:value-type="float">
            <text:p>0.899832</text:p>
          </table:table-cell>
          <table:table-cell office:value-type="float" office:value="0.908896" calcext:value-type="float">
            <text:p>0.908896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905767" calcext:value-type="float">
            <text:p>0.90576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99645" calcext:value-type="float">
            <text:p>0.899645</text:p>
          </table:table-cell>
          <table:table-cell office:value-type="float" office:value="0.893653" calcext:value-type="float">
            <text:p>0.893653</text:p>
          </table:table-cell>
          <table:table-cell office:value-type="float" office:value="0.893271" calcext:value-type="float">
            <text:p>0.893271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0.916196" calcext:value-type="float">
            <text:p>0.916196</text:p>
          </table:table-cell>
          <table:table-cell office:value-type="float" office:value="0.928025" calcext:value-type="float">
            <text:p>0.92802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36337" calcext:value-type="float">
            <text:p>0.936337</text:p>
          </table:table-cell>
          <table:table-cell office:value-type="float" office:value="0.930979" calcext:value-type="float">
            <text:p>0.9309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18465" calcext:value-type="float">
            <text:p>0.918465</text:p>
          </table:table-cell>
          <table:table-cell office:value-type="float" office:value="0.863539" calcext:value-type="float">
            <text:p>0.863539</text:p>
          </table:table-cell>
          <table:table-cell office:value-type="float" office:value="0.840784" calcext:value-type="float">
            <text:p>0.840784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00266" calcext:value-type="float">
            <text:p>0.900266</text:p>
          </table:table-cell>
          <table:table-cell office:value-type="float" office:value="0.888251" calcext:value-type="float">
            <text:p>0.888251</text:p>
          </table:table-cell>
          <table:table-cell office:value-type="float" office:value="0.86195" calcext:value-type="float">
            <text:p>0.861950</text:p>
          </table:table-cell>
          <table:table-cell office:value-type="float" office:value="0.915186" calcext:value-type="float">
            <text:p>0.915186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908388" calcext:value-type="float">
            <text:p>0.908388</text:p>
          </table:table-cell>
          <table:table-cell office:value-type="float" office:value="0.879199" calcext:value-type="float">
            <text:p>0.879199</text:p>
          </table:table-cell>
          <table:table-cell office:value-type="float" office:value="0.90162" calcext:value-type="float">
            <text:p>0.901620</text:p>
          </table:table-cell>
          <table:table-cell office:value-type="float" office:value="0.937355" calcext:value-type="float">
            <text:p>0.937355</text:p>
          </table:table-cell>
          <table:table-cell office:value-type="float" office:value="0.940154" calcext:value-type="float">
            <text:p>0.940154</text:p>
          </table:table-cell>
          <table:table-cell office:value-type="float" office:value="0.906067" calcext:value-type="float">
            <text:p>0.906067</text:p>
          </table:table-cell>
          <table:table-cell office:value-type="float" office:value="0.905218" calcext:value-type="float">
            <text:p>0.90521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1751" calcext:value-type="float">
            <text:p>0.911751</text:p>
          </table:table-cell>
          <table:table-cell office:value-type="float" office:value="0.874211" calcext:value-type="float">
            <text:p>0.874211</text:p>
          </table:table-cell>
          <table:table-cell office:value-type="float" office:value="0.86591" calcext:value-type="float">
            <text:p>0.865910</text:p>
          </table:table-cell>
          <table:table-cell office:value-type="float" office:value="0.829075" calcext:value-type="float">
            <text:p>0.829075</text:p>
          </table:table-cell>
          <table:table-cell office:value-type="float" office:value="0.879926" calcext:value-type="float">
            <text:p>0.879926</text:p>
          </table:table-cell>
          <table:table-cell office:value-type="float" office:value="0.909774" calcext:value-type="float">
            <text:p>0.909774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834098" calcext:value-type="float">
            <text:p>0.834098</text:p>
          </table:table-cell>
          <table:table-cell office:value-type="float" office:value="0.846298" calcext:value-type="float">
            <text:p>0.846298</text:p>
          </table:table-cell>
          <table:table-cell office:value-type="float" office:value="0.847794" calcext:value-type="float">
            <text:p>0.847794</text:p>
          </table:table-cell>
          <table:table-cell office:value-type="float" office:value="0.877357" calcext:value-type="float">
            <text:p>0.877357</text:p>
          </table:table-cell>
          <table:table-cell office:value-type="float" office:value="0.903602" calcext:value-type="float">
            <text:p>0.903602</text:p>
          </table:table-cell>
          <table:table-cell office:value-type="float" office:value="0.893683" calcext:value-type="float">
            <text:p>0.893683</text:p>
          </table:table-cell>
          <table:table-cell office:value-type="float" office:value="0.896044" calcext:value-type="float">
            <text:p>0.896044</text:p>
          </table:table-cell>
          <table:table-cell office:value-type="float" office:value="0.841408" calcext:value-type="float">
            <text:p>0.841408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72966" calcext:value-type="float">
            <text:p>0.872966</text:p>
          </table:table-cell>
          <table:table-cell office:value-type="float" office:value="0.840074" calcext:value-type="float">
            <text:p>0.840074</text:p>
          </table:table-cell>
          <table:table-cell office:value-type="float" office:value="0.872361" calcext:value-type="float">
            <text:p>0.872361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877282" calcext:value-type="float">
            <text:p>0.877282</text:p>
          </table:table-cell>
          <table:table-cell office:value-type="float" office:value="0.85064" calcext:value-type="float">
            <text:p>0.850640</text:p>
          </table:table-cell>
          <table:table-cell office:value-type="float" office:value="0.825088" calcext:value-type="float">
            <text:p>0.825088</text:p>
          </table:table-cell>
          <table:table-cell office:value-type="float" office:value="0.827522" calcext:value-type="float">
            <text:p>0.827522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896703" calcext:value-type="float">
            <text:p>0.896703</text:p>
          </table:table-cell>
          <table:table-cell office:value-type="float" office:value="0.919872" calcext:value-type="float">
            <text:p>0.919872</text:p>
          </table:table-cell>
          <table:table-cell office:value-type="float" office:value="0.929573" calcext:value-type="float">
            <text:p>0.929573</text:p>
          </table:table-cell>
          <table:table-cell office:value-type="float" office:value="0.932239" calcext:value-type="float">
            <text:p>0.932239</text:p>
          </table:table-cell>
          <table:table-cell office:value-type="float" office:value="0.924101" calcext:value-type="float">
            <text:p>0.9241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31266" calcext:value-type="float">
            <text:p>0.931266</text:p>
          </table:table-cell>
          <table:table-cell office:value-type="float" office:value="0.905974" calcext:value-type="float">
            <text:p>0.905974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18105" calcext:value-type="float">
            <text:p>0.918105</text:p>
          </table:table-cell>
          <table:table-cell office:value-type="float" office:value="0.917173" calcext:value-type="float">
            <text:p>0.917173</text:p>
          </table:table-cell>
          <table:table-cell office:value-type="float" office:value="0.905877" calcext:value-type="float">
            <text:p>0.905877</text:p>
          </table:table-cell>
          <table:table-cell office:value-type="float" office:value="0.928251" calcext:value-type="float">
            <text:p>0.928251</text:p>
          </table:table-cell>
          <table:table-cell office:value-type="float" office:value="0.922784" calcext:value-type="float">
            <text:p>0.922784</text:p>
          </table:table-cell>
          <table:table-cell office:value-type="float" office:value="0.923976" calcext:value-type="float">
            <text:p>0.923976</text:p>
          </table:table-cell>
          <table:table-cell office:value-type="float" office:value="0.913442" calcext:value-type="float">
            <text:p>0.913442</text:p>
          </table:table-cell>
          <table:table-cell office:value-type="float" office:value="0.905833" calcext:value-type="float">
            <text:p>0.905833</text:p>
          </table:table-cell>
          <table:table-cell office:value-type="float" office:value="0.9466" calcext:value-type="float">
            <text:p>0.946600</text:p>
          </table:table-cell>
          <table:table-cell office:value-type="float" office:value="0.94598" calcext:value-type="float">
            <text:p>0.945980</text:p>
          </table:table-cell>
          <table:table-cell office:value-type="float" office:value="0.922027" calcext:value-type="float">
            <text:p>0.922027</text:p>
          </table:table-cell>
          <table:table-cell office:value-type="float" office:value="0.921888" calcext:value-type="float">
            <text:p>0.921888</text:p>
          </table:table-cell>
          <table:table-cell office:value-type="float" office:value="0.904924" calcext:value-type="float">
            <text:p>0.90492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769" calcext:value-type="float">
            <text:p>0.907690</text:p>
          </table:table-cell>
          <table:table-cell office:value-type="float" office:value="0.908214" calcext:value-type="float">
            <text:p>0.908214</text:p>
          </table:table-cell>
          <table:table-cell office:value-type="float" office:value="0.892268" calcext:value-type="float">
            <text:p>0.892268</text:p>
          </table:table-cell>
          <table:table-cell office:value-type="float" office:value="0.914292" calcext:value-type="float">
            <text:p>0.914292</text:p>
          </table:table-cell>
          <table:table-cell office:value-type="float" office:value="0.924649" calcext:value-type="float">
            <text:p>0.924649</text:p>
          </table:table-cell>
          <table:table-cell office:value-type="float" office:value="0.918281" calcext:value-type="float">
            <text:p>0.918281</text:p>
          </table:table-cell>
          <table:table-cell office:value-type="float" office:value="0.898419" calcext:value-type="float">
            <text:p>0.898419</text:p>
          </table:table-cell>
          <table:table-cell office:value-type="float" office:value="0.903847" calcext:value-type="float">
            <text:p>0.903847</text:p>
          </table:table-cell>
          <table:table-cell office:value-type="float" office:value="0.899229" calcext:value-type="float">
            <text:p>0.899229</text:p>
          </table:table-cell>
          <table:table-cell office:value-type="float" office:value="0.90922" calcext:value-type="float">
            <text:p>0.909220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19568" calcext:value-type="float">
            <text:p>0.919568</text:p>
          </table:table-cell>
          <table:table-cell office:value-type="float" office:value="0.917918" calcext:value-type="float">
            <text:p>0.917918</text:p>
          </table:table-cell>
          <table:table-cell office:value-type="float" office:value="0.896934" calcext:value-type="float">
            <text:p>0.896934</text:p>
          </table:table-cell>
          <table:table-cell office:value-type="float" office:value="0.907544" calcext:value-type="float">
            <text:p>0.907544</text:p>
          </table:table-cell>
          <table:table-cell office:value-type="float" office:value="0.913421" calcext:value-type="float">
            <text:p>0.913421</text:p>
          </table:table-cell>
          <table:table-cell office:value-type="float" office:value="0.899881" calcext:value-type="float">
            <text:p>0.899881</text:p>
          </table:table-cell>
          <table:table-cell office:value-type="float" office:value="0.910179" calcext:value-type="float">
            <text:p>0.910179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0.912193" calcext:value-type="float">
            <text:p>0.912193</text:p>
          </table:table-cell>
          <table:table-cell office:value-type="float" office:value="0.899815" calcext:value-type="float">
            <text:p>0.899815</text:p>
          </table:table-cell>
          <table:table-cell office:value-type="float" office:value="0.893268" calcext:value-type="float">
            <text:p>0.893268</text:p>
          </table:table-cell>
          <table:table-cell office:value-type="float" office:value="0.893161" calcext:value-type="float">
            <text:p>0.893161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0539" calcext:value-type="float">
            <text:p>0.920539</text:p>
          </table:table-cell>
          <table:table-cell office:value-type="float" office:value="0.929771" calcext:value-type="float">
            <text:p>0.929771</text:p>
          </table:table-cell>
          <table:table-cell office:value-type="float" office:value="0.936589" calcext:value-type="float">
            <text:p>0.936589</text:p>
          </table:table-cell>
          <table:table-cell office:value-type="float" office:value="0.938758" calcext:value-type="float">
            <text:p>0.938758</text:p>
          </table:table-cell>
          <table:table-cell office:value-type="float" office:value="0.933003" calcext:value-type="float">
            <text:p>0.93300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24485" calcext:value-type="float">
            <text:p>0.924485</text:p>
          </table:table-cell>
          <table:table-cell office:value-type="float" office:value="0.885875" calcext:value-type="float">
            <text:p>0.885875</text:p>
          </table:table-cell>
          <table:table-cell office:value-type="float" office:value="0.87173" calcext:value-type="float">
            <text:p>0.871730</text:p>
          </table:table-cell>
          <table:table-cell office:value-type="float" office:value="0.912431" calcext:value-type="float">
            <text:p>0.912431</text:p>
          </table:table-cell>
          <table:table-cell office:value-type="float" office:value="0.903172" calcext:value-type="float">
            <text:p>0.903172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856" calcext:value-type="float">
            <text:p>0.885600</text:p>
          </table:table-cell>
          <table:table-cell office:value-type="float" office:value="0.919185" calcext:value-type="float">
            <text:p>0.919185</text:p>
          </table:table-cell>
          <table:table-cell office:value-type="float" office:value="0.912508" calcext:value-type="float">
            <text:p>0.912508</text:p>
          </table:table-cell>
          <table:table-cell office:value-type="float" office:value="0.915545" calcext:value-type="float">
            <text:p>0.915545</text:p>
          </table:table-cell>
          <table:table-cell office:value-type="float" office:value="0.897466" calcext:value-type="float">
            <text:p>0.897466</text:p>
          </table:table-cell>
          <table:table-cell office:value-type="float" office:value="0.899982" calcext:value-type="float">
            <text:p>0.899982</text:p>
          </table:table-cell>
          <table:table-cell office:value-type="float" office:value="0.942342" calcext:value-type="float">
            <text:p>0.942342</text:p>
          </table:table-cell>
          <table:table-cell office:value-type="float" office:value="0.942415" calcext:value-type="float">
            <text:p>0.942415</text:p>
          </table:table-cell>
          <table:table-cell office:value-type="float" office:value="0.912827" calcext:value-type="float">
            <text:p>0.912827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883037" calcext:value-type="float">
            <text:p>0.883037</text:p>
          </table:table-cell>
          <table:table-cell office:value-type="float" office:value="0.922487" calcext:value-type="float">
            <text:p>0.922487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0323" calcext:value-type="float">
            <text:p>0.890323</text:p>
          </table:table-cell>
          <table:table-cell office:value-type="float" office:value="0.865943" calcext:value-type="float">
            <text:p>0.865943</text:p>
          </table:table-cell>
          <table:table-cell office:value-type="float" office:value="0.897471" calcext:value-type="float">
            <text:p>0.897471</text:p>
          </table:table-cell>
          <table:table-cell office:value-type="float" office:value="0.915067" calcext:value-type="float">
            <text:p>0.915067</text:p>
          </table:table-cell>
          <table:table-cell office:value-type="float" office:value="0.904896" calcext:value-type="float">
            <text:p>0.904896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0.876908" calcext:value-type="float">
            <text:p>0.876908</text:p>
          </table:table-cell>
          <table:table-cell office:value-type="float" office:value="0.877412" calcext:value-type="float">
            <text:p>0.877412</text:p>
          </table:table-cell>
          <table:table-cell office:value-type="float" office:value="0.896253" calcext:value-type="float">
            <text:p>0.896253</text:p>
          </table:table-cell>
          <table:table-cell office:value-type="float" office:value="0.911548" calcext:value-type="float">
            <text:p>0.911548</text:p>
          </table:table-cell>
          <table:table-cell office:value-type="float" office:value="0.904701" calcext:value-type="float">
            <text:p>0.904701</text:p>
          </table:table-cell>
          <table:table-cell office:value-type="float" office:value="0.908145" calcext:value-type="float">
            <text:p>0.908145</text:p>
          </table:table-cell>
          <table:table-cell office:value-type="float" office:value="0.871243" calcext:value-type="float">
            <text:p>0.871243</text:p>
          </table:table-cell>
          <table:table-cell office:value-type="float" office:value="0.887844" calcext:value-type="float">
            <text:p>0.887844</text:p>
          </table:table-cell>
          <table:table-cell office:value-type="float" office:value="0.894253" calcext:value-type="float">
            <text:p>0.894253</text:p>
          </table:table-cell>
          <table:table-cell office:value-type="float" office:value="0.873644" calcext:value-type="float">
            <text:p>0.873644</text:p>
          </table:table-cell>
          <table:table-cell office:value-type="float" office:value="0.892826" calcext:value-type="float">
            <text:p>0.892826</text:p>
          </table:table-cell>
          <table:table-cell office:value-type="float" office:value="0.898069" calcext:value-type="float">
            <text:p>0.898069</text:p>
          </table:table-cell>
          <table:table-cell office:value-type="float" office:value="0.891488" calcext:value-type="float">
            <text:p>0.891488</text:p>
          </table:table-cell>
          <table:table-cell office:value-type="float" office:value="0.896331" calcext:value-type="float">
            <text:p>0.896331</text:p>
          </table:table-cell>
          <table:table-cell office:value-type="float" office:value="0.879119" calcext:value-type="float">
            <text:p>0.879119</text:p>
          </table:table-cell>
          <table:table-cell office:value-type="float" office:value="0.861913" calcext:value-type="float">
            <text:p>0.861913</text:p>
          </table:table-cell>
          <table:table-cell office:value-type="float" office:value="0.862885" calcext:value-type="float">
            <text:p>0.862885</text:p>
          </table:table-cell>
          <table:table-cell office:value-type="float" office:value="0.912227" calcext:value-type="float">
            <text:p>0.912227</text:p>
          </table:table-cell>
          <table:table-cell office:value-type="float" office:value="0.905659" calcext:value-type="float">
            <text:p>0.905659</text:p>
          </table:table-cell>
          <table:table-cell office:value-type="float" office:value="0.920772" calcext:value-type="float">
            <text:p>0.920772</text:p>
          </table:table-cell>
          <table:table-cell office:value-type="float" office:value="0.931993" calcext:value-type="float">
            <text:p>0.931993</text:p>
          </table:table-cell>
          <table:table-cell office:value-type="float" office:value="0.933752" calcext:value-type="float">
            <text:p>0.933752</text:p>
          </table:table-cell>
          <table:table-cell office:value-type="float" office:value="0.925612" calcext:value-type="float">
            <text:p>0.9256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21511" calcext:value-type="float">
            <text:p>0.921511</text:p>
          </table:table-cell>
          <table:table-cell office:value-type="float" office:value="0.868826" calcext:value-type="float">
            <text:p>0.868826</text:p>
          </table:table-cell>
          <table:table-cell office:value-type="float" office:value="0.846144" calcext:value-type="float">
            <text:p>0.846144</text:p>
          </table:table-cell>
          <table:table-cell office:value-type="float" office:value="0.912438" calcext:value-type="float">
            <text:p>0.912438</text:p>
          </table:table-cell>
          <table:table-cell office:value-type="float" office:value="0.903839" calcext:value-type="float">
            <text:p>0.903839</text:p>
          </table:table-cell>
          <table:table-cell office:value-type="float" office:value="0.886413" calcext:value-type="float">
            <text:p>0.886413</text:p>
          </table:table-cell>
          <table:table-cell office:value-type="float" office:value="0.867856" calcext:value-type="float">
            <text:p>0.867856</text:p>
          </table:table-cell>
          <table:table-cell office:value-type="float" office:value="0.915938" calcext:value-type="float">
            <text:p>0.915938</text:p>
          </table:table-cell>
          <table:table-cell office:value-type="float" office:value="0.907626" calcext:value-type="float">
            <text:p>0.907626</text:p>
          </table:table-cell>
          <table:table-cell office:value-type="float" office:value="0.908658" calcext:value-type="float">
            <text:p>0.908658</text:p>
          </table:table-cell>
          <table:table-cell office:value-type="float" office:value="0.883753" calcext:value-type="float">
            <text:p>0.883753</text:p>
          </table:table-cell>
          <table:table-cell office:value-type="float" office:value="0.899916" calcext:value-type="float">
            <text:p>0.899916</text:p>
          </table:table-cell>
          <table:table-cell office:value-type="float" office:value="0.939168" calcext:value-type="float">
            <text:p>0.939168</text:p>
          </table:table-cell>
          <table:table-cell office:value-type="float" office:value="0.94183" calcext:value-type="float">
            <text:p>0.941830</text:p>
          </table:table-cell>
          <table:table-cell office:value-type="float" office:value="0.906194" calcext:value-type="float">
            <text:p>0.906194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863123" calcext:value-type="float">
            <text:p>0.863123</text:p>
          </table:table-cell>
          <table:table-cell office:value-type="float" office:value="0.912093" calcext:value-type="float">
            <text:p>0.912093</text:p>
          </table:table-cell>
          <table:table-cell office:value-type="float" office:value="0.878812" calcext:value-type="float">
            <text:p>0.87881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22262" calcext:value-type="float">
            <text:p>0.822262</text:p>
          </table:table-cell>
          <table:table-cell office:value-type="float" office:value="0.884599" calcext:value-type="float">
            <text:p>0.884599</text:p>
          </table:table-cell>
          <table:table-cell office:value-type="float" office:value="0.910792" calcext:value-type="float">
            <text:p>0.910792</text:p>
          </table:table-cell>
          <table:table-cell office:value-type="float" office:value="0.894662" calcext:value-type="float">
            <text:p>0.894662</text:p>
          </table:table-cell>
          <table:table-cell office:value-type="float" office:value="0.839499" calcext:value-type="float">
            <text:p>0.839499</text:p>
          </table:table-cell>
          <table:table-cell office:value-type="float" office:value="0.851427" calcext:value-type="float">
            <text:p>0.851427</text:p>
          </table:table-cell>
          <table:table-cell office:value-type="float" office:value="0.843681" calcext:value-type="float">
            <text:p>0.843681</text:p>
          </table:table-cell>
          <table:table-cell office:value-type="float" office:value="0.876067" calcext:value-type="float">
            <text:p>0.876067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0.898055" calcext:value-type="float">
            <text:p>0.898055</text:p>
          </table:table-cell>
          <table:table-cell office:value-type="float" office:value="0.896144" calcext:value-type="float">
            <text:p>0.896144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878122" calcext:value-type="float">
            <text:p>0.878122</text:p>
          </table:table-cell>
          <table:table-cell office:value-type="float" office:value="0.846425" calcext:value-type="float">
            <text:p>0.846425</text:p>
          </table:table-cell>
          <table:table-cell office:value-type="float" office:value="0.877395" calcext:value-type="float">
            <text:p>0.877395</text:p>
          </table:table-cell>
          <table:table-cell office:value-type="float" office:value="0.886179" calcext:value-type="float">
            <text:p>0.886179</text:p>
          </table:table-cell>
          <table:table-cell office:value-type="float" office:value="0.878158" calcext:value-type="float">
            <text:p>0.878158</text:p>
          </table:table-cell>
          <table:table-cell office:value-type="float" office:value="0.87617" calcext:value-type="float">
            <text:p>0.876170</text:p>
          </table:table-cell>
          <table:table-cell office:value-type="float" office:value="0.847049" calcext:value-type="float">
            <text:p>0.847049</text:p>
          </table:table-cell>
          <table:table-cell office:value-type="float" office:value="0.830698" calcext:value-type="float">
            <text:p>0.830698</text:p>
          </table:table-cell>
          <table:table-cell office:value-type="float" office:value="0.833079" calcext:value-type="float">
            <text:p>0.833079</text:p>
          </table:table-cell>
          <table:table-cell office:value-type="float" office:value="0.904912" calcext:value-type="float">
            <text:p>0.904912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920863" calcext:value-type="float">
            <text:p>0.920863</text:p>
          </table:table-cell>
          <table:table-cell office:value-type="float" office:value="0.931785" calcext:value-type="float">
            <text:p>0.931785</text:p>
          </table:table-cell>
          <table:table-cell office:value-type="float" office:value="0.934321" calcext:value-type="float">
            <text:p>0.934321</text:p>
          </table:table-cell>
          <table:table-cell office:value-type="float" office:value="0.924918" calcext:value-type="float">
            <text:p>0.9249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16315" calcext:value-type="float">
            <text:p>0.916315</text:p>
          </table:table-cell>
          <table:table-cell office:value-type="float" office:value="0.837089" calcext:value-type="float">
            <text:p>0.837089</text:p>
          </table:table-cell>
          <table:table-cell office:value-type="float" office:value="0.795994" calcext:value-type="float">
            <text:p>0.795994</text:p>
          </table:table-cell>
          <table:table-cell office:value-type="float" office:value="0.90654" calcext:value-type="float">
            <text:p>0.906540</text:p>
          </table:table-cell>
          <table:table-cell office:value-type="float" office:value="0.894478" calcext:value-type="float">
            <text:p>0.894478</text:p>
          </table:table-cell>
          <table:table-cell office:value-type="float" office:value="0.862468" calcext:value-type="float">
            <text:p>0.862468</text:p>
          </table:table-cell>
          <table:table-cell office:value-type="float" office:value="0.835428" calcext:value-type="float">
            <text:p>0.835428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898735" calcext:value-type="float">
            <text:p>0.898735</text:p>
          </table:table-cell>
          <table:table-cell office:value-type="float" office:value="0.897761" calcext:value-type="float">
            <text:p>0.897761</text:p>
          </table:table-cell>
          <table:table-cell office:value-type="float" office:value="0.860416" calcext:value-type="float">
            <text:p>0.860416</text:p>
          </table:table-cell>
          <table:table-cell office:value-type="float" office:value="0.904609" calcext:value-type="float">
            <text:p>0.904609</text:p>
          </table:table-cell>
          <table:table-cell office:value-type="float" office:value="0.935162" calcext:value-type="float">
            <text:p>0.935162</text:p>
          </table:table-cell>
          <table:table-cell office:value-type="float" office:value="0.940229" calcext:value-type="float">
            <text:p>0.940229</text:p>
          </table:table-cell>
          <table:table-cell office:value-type="float" office:value="0.896989" calcext:value-type="float">
            <text:p>0.896989</text:p>
          </table:table-cell>
          <table:table-cell office:value-type="float" office:value="0.892708" calcext:value-type="float">
            <text:p>0.892708</text:p>
          </table:table-cell>
          <table:table-cell office:value-type="float" office:value="0.826509" calcext:value-type="float">
            <text:p>0.826509</text:p>
          </table:table-cell>
          <table:table-cell office:value-type="float" office:value="0.896346" calcext:value-type="float">
            <text:p>0.896346</text:p>
          </table:table-cell>
          <table:table-cell office:value-type="float" office:value="0.855456" calcext:value-type="float">
            <text:p>0.855456</text:p>
          </table:table-cell>
          <table:table-cell office:value-type="float" office:value="0.822732" calcext:value-type="float">
            <text:p>0.82273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59096" calcext:value-type="float">
            <text:p>0.859096</text:p>
          </table:table-cell>
          <table:table-cell office:value-type="float" office:value="0.901276" calcext:value-type="float">
            <text:p>0.901276</text:p>
          </table:table-cell>
          <table:table-cell office:value-type="float" office:value="0.877174" calcext:value-type="float">
            <text:p>0.877174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802812" calcext:value-type="float">
            <text:p>0.802812</text:p>
          </table:table-cell>
          <table:table-cell office:value-type="float" office:value="0.786717" calcext:value-type="float">
            <text:p>0.786717</text:p>
          </table:table-cell>
          <table:table-cell office:value-type="float" office:value="0.844073" calcext:value-type="float">
            <text:p>0.844073</text:p>
          </table:table-cell>
          <table:table-cell office:value-type="float" office:value="0.891008" calcext:value-type="float">
            <text:p>0.891008</text:p>
          </table:table-cell>
          <table:table-cell office:value-type="float" office:value="0.880205" calcext:value-type="float">
            <text:p>0.880205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802731" calcext:value-type="float">
            <text:p>0.802731</text:p>
          </table:table-cell>
          <table:table-cell office:value-type="float" office:value="0.836459" calcext:value-type="float">
            <text:p>0.836459</text:p>
          </table:table-cell>
          <table:table-cell office:value-type="float" office:value="0.847118" calcext:value-type="float">
            <text:p>0.847118</text:p>
          </table:table-cell>
          <table:table-cell office:value-type="float" office:value="0.796712" calcext:value-type="float">
            <text:p>0.796712</text:p>
          </table:table-cell>
          <table:table-cell office:value-type="float" office:value="0.850625" calcext:value-type="float">
            <text:p>0.850625</text:p>
          </table:table-cell>
          <table:table-cell office:value-type="float" office:value="0.861155" calcext:value-type="float">
            <text:p>0.861155</text:p>
          </table:table-cell>
          <table:table-cell office:value-type="float" office:value="0.853229" calcext:value-type="float">
            <text:p>0.853229</text:p>
          </table:table-cell>
          <table:table-cell office:value-type="float" office:value="0.842752" calcext:value-type="float">
            <text:p>0.842752</text:p>
          </table:table-cell>
          <table:table-cell office:value-type="float" office:value="0.792501" calcext:value-type="float">
            <text:p>0.792501</text:p>
          </table:table-cell>
          <table:table-cell office:value-type="float" office:value="0.770916" calcext:value-type="float">
            <text:p>0.770916</text:p>
          </table:table-cell>
          <table:table-cell office:value-type="float" office:value="0.776521" calcext:value-type="float">
            <text:p>0.776521</text:p>
          </table:table-cell>
          <table:table-cell office:value-type="float" office:value="0.894462" calcext:value-type="float">
            <text:p>0.894462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914695" calcext:value-type="float">
            <text:p>0.914695</text:p>
          </table:table-cell>
          <table:table-cell office:value-type="float" office:value="0.930329" calcext:value-type="float">
            <text:p>0.930329</text:p>
          </table:table-cell>
          <table:table-cell office:value-type="float" office:value="0.933495" calcext:value-type="float">
            <text:p>0.933495</text:p>
          </table:table-cell>
          <table:table-cell office:value-type="float" office:value="0.919551" calcext:value-type="float">
            <text:p>0.91955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24707" calcext:value-type="float">
            <text:p>0.924707</text:p>
          </table:table-cell>
          <table:table-cell office:value-type="float" office:value="0.88465" calcext:value-type="float">
            <text:p>0.884650</text:p>
          </table:table-cell>
          <table:table-cell office:value-type="float" office:value="0.86899" calcext:value-type="float">
            <text:p>0.868990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910172" calcext:value-type="float">
            <text:p>0.910172</text:p>
          </table:table-cell>
          <table:table-cell office:value-type="float" office:value="0.904306" calcext:value-type="float">
            <text:p>0.904306</text:p>
          </table:table-cell>
          <table:table-cell office:value-type="float" office:value="0.884499" calcext:value-type="float">
            <text:p>0.884499</text:p>
          </table:table-cell>
          <table:table-cell office:value-type="float" office:value="0.922493" calcext:value-type="float">
            <text:p>0.922493</text:p>
          </table:table-cell>
          <table:table-cell office:value-type="float" office:value="0.913238" calcext:value-type="float">
            <text:p>0.913238</text:p>
          </table:table-cell>
          <table:table-cell office:value-type="float" office:value="0.916935" calcext:value-type="float">
            <text:p>0.916935</text:p>
          </table:table-cell>
          <table:table-cell office:value-type="float" office:value="0.897767" calcext:value-type="float">
            <text:p>0.897767</text:p>
          </table:table-cell>
          <table:table-cell office:value-type="float" office:value="0.907963" calcext:value-type="float">
            <text:p>0.907963</text:p>
          </table:table-cell>
          <table:table-cell office:value-type="float" office:value="0.942835" calcext:value-type="float">
            <text:p>0.942835</text:p>
          </table:table-cell>
          <table:table-cell office:value-type="float" office:value="0.943596" calcext:value-type="float">
            <text:p>0.943596</text:p>
          </table:table-cell>
          <table:table-cell office:value-type="float" office:value="0.914666" calcext:value-type="float">
            <text:p>0.914666</text:p>
          </table:table-cell>
          <table:table-cell office:value-type="float" office:value="0.915416" calcext:value-type="float">
            <text:p>0.915416</text:p>
          </table:table-cell>
          <table:table-cell office:value-type="float" office:value="0.880702" calcext:value-type="float">
            <text:p>0.880702</text:p>
          </table:table-cell>
          <table:table-cell office:value-type="float" office:value="0.921919" calcext:value-type="float">
            <text:p>0.921919</text:p>
          </table:table-cell>
          <table:table-cell office:value-type="float" office:value="0.890805" calcext:value-type="float">
            <text:p>0.890805</text:p>
          </table:table-cell>
          <table:table-cell office:value-type="float" office:value="0.888247" calcext:value-type="float">
            <text:p>0.888247</text:p>
          </table:table-cell>
          <table:table-cell office:value-type="float" office:value="0.86225" calcext:value-type="float">
            <text:p>0.86225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939" calcext:value-type="float">
            <text:p>0.919390</text:p>
          </table:table-cell>
          <table:table-cell office:value-type="float" office:value="0.904358" calcext:value-type="float">
            <text:p>0.904358</text:p>
          </table:table-cell>
          <table:table-cell office:value-type="float" office:value="0.865118" calcext:value-type="float">
            <text:p>0.865118</text:p>
          </table:table-cell>
          <table:table-cell office:value-type="float" office:value="0.873996" calcext:value-type="float">
            <text:p>0.873996</text:p>
          </table:table-cell>
          <table:table-cell office:value-type="float" office:value="0.874979" calcext:value-type="float">
            <text:p>0.874979</text:p>
          </table:table-cell>
          <table:table-cell office:value-type="float" office:value="0.895969" calcext:value-type="float">
            <text:p>0.895969</text:p>
          </table:table-cell>
          <table:table-cell office:value-type="float" office:value="0.912987" calcext:value-type="float">
            <text:p>0.912987</text:p>
          </table:table-cell>
          <table:table-cell office:value-type="float" office:value="0.906078" calcext:value-type="float">
            <text:p>0.906078</text:p>
          </table:table-cell>
          <table:table-cell office:value-type="float" office:value="0.908288" calcext:value-type="float">
            <text:p>0.908288</text:p>
          </table:table-cell>
          <table:table-cell office:value-type="float" office:value="0.868235" calcext:value-type="float">
            <text:p>0.868235</text:p>
          </table:table-cell>
          <table:table-cell office:value-type="float" office:value="0.88546" calcext:value-type="float">
            <text:p>0.885460</text:p>
          </table:table-cell>
          <table:table-cell office:value-type="float" office:value="0.893239" calcext:value-type="float">
            <text:p>0.893239</text:p>
          </table:table-cell>
          <table:table-cell office:value-type="float" office:value="0.86865" calcext:value-type="float">
            <text:p>0.868650</text:p>
          </table:table-cell>
          <table:table-cell office:value-type="float" office:value="0.890359" calcext:value-type="float">
            <text:p>0.890359</text:p>
          </table:table-cell>
          <table:table-cell office:value-type="float" office:value="0.896409" calcext:value-type="float">
            <text:p>0.896409</text:p>
          </table:table-cell>
          <table:table-cell office:value-type="float" office:value="0.888543" calcext:value-type="float">
            <text:p>0.888543</text:p>
          </table:table-cell>
          <table:table-cell office:value-type="float" office:value="0.895313" calcext:value-type="float">
            <text:p>0.895313</text:p>
          </table:table-cell>
          <table:table-cell office:value-type="float" office:value="0.877146" calcext:value-type="float">
            <text:p>0.877146</text:p>
          </table:table-cell>
          <table:table-cell office:value-type="float" office:value="0.85811" calcext:value-type="float">
            <text:p>0.858110</text:p>
          </table:table-cell>
          <table:table-cell office:value-type="float" office:value="0.859142" calcext:value-type="float">
            <text:p>0.859142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08797" calcext:value-type="float">
            <text:p>0.908797</text:p>
          </table:table-cell>
          <table:table-cell office:value-type="float" office:value="0.925339" calcext:value-type="float">
            <text:p>0.925339</text:p>
          </table:table-cell>
          <table:table-cell office:value-type="float" office:value="0.932882" calcext:value-type="float">
            <text:p>0.932882</text:p>
          </table:table-cell>
          <table:table-cell office:value-type="float" office:value="0.935638" calcext:value-type="float">
            <text:p>0.935638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32607" calcext:value-type="float">
            <text:p>0.932607</text:p>
          </table:table-cell>
          <table:table-cell office:value-type="float" office:value="0.915295" calcext:value-type="float">
            <text:p>0.915295</text:p>
          </table:table-cell>
          <table:table-cell office:value-type="float" office:value="0.910196" calcext:value-type="float">
            <text:p>0.910196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1822" calcext:value-type="float">
            <text:p>0.918220</text:p>
          </table:table-cell>
          <table:table-cell office:value-type="float" office:value="0.922962" calcext:value-type="float">
            <text:p>0.922962</text:p>
          </table:table-cell>
          <table:table-cell office:value-type="float" office:value="0.915229" calcext:value-type="float">
            <text:p>0.915229</text:p>
          </table:table-cell>
          <table:table-cell office:value-type="float" office:value="0.929942" calcext:value-type="float">
            <text:p>0.929942</text:p>
          </table:table-cell>
          <table:table-cell office:value-type="float" office:value="0.927347" calcext:value-type="float">
            <text:p>0.927347</text:p>
          </table:table-cell>
          <table:table-cell office:value-type="float" office:value="0.925879" calcext:value-type="float">
            <text:p>0.925879</text:p>
          </table:table-cell>
          <table:table-cell office:value-type="float" office:value="0.921156" calcext:value-type="float">
            <text:p>0.921156</text:p>
          </table:table-cell>
          <table:table-cell office:value-type="float" office:value="0.908437" calcext:value-type="float">
            <text:p>0.908437</text:p>
          </table:table-cell>
          <table:table-cell office:value-type="float" office:value="0.94764" calcext:value-type="float">
            <text:p>0.947640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6337" calcext:value-type="float">
            <text:p>0.926337</text:p>
          </table:table-cell>
          <table:table-cell office:value-type="float" office:value="0.913836" calcext:value-type="float">
            <text:p>0.913836</text:p>
          </table:table-cell>
          <table:table-cell office:value-type="float" office:value="0.935075" calcext:value-type="float">
            <text:p>0.935075</text:p>
          </table:table-cell>
          <table:table-cell office:value-type="float" office:value="0.912314" calcext:value-type="float">
            <text:p>0.912314</text:p>
          </table:table-cell>
          <table:table-cell office:value-type="float" office:value="0.917151" calcext:value-type="float">
            <text:p>0.917151</text:p>
          </table:table-cell>
          <table:table-cell office:value-type="float" office:value="0.906384" calcext:value-type="float">
            <text:p>0.906384</text:p>
          </table:table-cell>
          <table:table-cell office:value-type="float" office:value="0.921338" calcext:value-type="float">
            <text:p>0.92133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3771" calcext:value-type="float">
            <text:p>0.923771</text:p>
          </table:table-cell>
          <table:table-cell office:value-type="float" office:value="0.910587" calcext:value-type="float">
            <text:p>0.910587</text:p>
          </table:table-cell>
          <table:table-cell office:value-type="float" office:value="0.914263" calcext:value-type="float">
            <text:p>0.914263</text:p>
          </table:table-cell>
          <table:table-cell office:value-type="float" office:value="0.909504" calcext:value-type="float">
            <text:p>0.909504</text:p>
          </table:table-cell>
          <table:table-cell office:value-type="float" office:value="0.918977" calcext:value-type="float">
            <text:p>0.918977</text:p>
          </table:table-cell>
          <table:table-cell office:value-type="float" office:value="0.9231" calcext:value-type="float">
            <text:p>0.923100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22149" calcext:value-type="float">
            <text:p>0.922149</text:p>
          </table:table-cell>
          <table:table-cell office:value-type="float" office:value="0.907972" calcext:value-type="float">
            <text:p>0.907972</text:p>
          </table:table-cell>
          <table:table-cell office:value-type="float" office:value="0.917136" calcext:value-type="float">
            <text:p>0.917136</text:p>
          </table:table-cell>
          <table:table-cell office:value-type="float" office:value="0.92042" calcext:value-type="float">
            <text:p>0.920420</text:p>
          </table:table-cell>
          <table:table-cell office:value-type="float" office:value="0.912608" calcext:value-type="float">
            <text:p>0.912608</text:p>
          </table:table-cell>
          <table:table-cell office:value-type="float" office:value="0.91821" calcext:value-type="float">
            <text:p>0.918210</text:p>
          </table:table-cell>
          <table:table-cell office:value-type="float" office:value="0.921253" calcext:value-type="float">
            <text:p>0.921253</text:p>
          </table:table-cell>
          <table:table-cell office:value-type="float" office:value="0.917359" calcext:value-type="float">
            <text:p>0.917359</text:p>
          </table:table-cell>
          <table:table-cell office:value-type="float" office:value="0.918165" calcext:value-type="float">
            <text:p>0.918165</text:p>
          </table:table-cell>
          <table:table-cell office:value-type="float" office:value="0.910632" calcext:value-type="float">
            <text:p>0.910632</text:p>
          </table:table-cell>
          <table:table-cell office:value-type="float" office:value="0.906889" calcext:value-type="float">
            <text:p>0.906889</text:p>
          </table:table-cell>
          <table:table-cell office:value-type="float" office:value="0.906561" calcext:value-type="float">
            <text:p>0.906561</text:p>
          </table:table-cell>
          <table:table-cell office:value-type="float" office:value="0.923515" calcext:value-type="float">
            <text:p>0.923515</text:p>
          </table:table-cell>
          <table:table-cell office:value-type="float" office:value="0.923226" calcext:value-type="float">
            <text:p>0.923226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37848" calcext:value-type="float">
            <text:p>0.937848</text:p>
          </table:table-cell>
          <table:table-cell office:value-type="float" office:value="0.939193" calcext:value-type="float">
            <text:p>0.939193</text:p>
          </table:table-cell>
          <table:table-cell office:value-type="float" office:value="0.932996" calcext:value-type="float">
            <text:p>0.93299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2638" calcext:value-type="float">
            <text:p>0.926380</text:p>
          </table:table-cell>
          <table:table-cell office:value-type="float" office:value="0.89366" calcext:value-type="float">
            <text:p>0.893660</text:p>
          </table:table-cell>
          <table:table-cell office:value-type="float" office:value="0.882209" calcext:value-type="float">
            <text:p>0.882209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912433" calcext:value-type="float">
            <text:p>0.912433</text:p>
          </table:table-cell>
          <table:table-cell office:value-type="float" office:value="0.909583" calcext:value-type="float">
            <text:p>0.909583</text:p>
          </table:table-cell>
          <table:table-cell office:value-type="float" office:value="0.893544" calcext:value-type="float">
            <text:p>0.893544</text:p>
          </table:table-cell>
          <table:table-cell office:value-type="float" office:value="0.924083" calcext:value-type="float">
            <text:p>0.924083</text:p>
          </table:table-cell>
          <table:table-cell office:value-type="float" office:value="0.917096" calcext:value-type="float">
            <text:p>0.917096</text:p>
          </table:table-cell>
          <table:table-cell office:value-type="float" office:value="0.919392" calcext:value-type="float">
            <text:p>0.919392</text:p>
          </table:table-cell>
          <table:table-cell office:value-type="float" office:value="0.904596" calcext:value-type="float">
            <text:p>0.904596</text:p>
          </table:table-cell>
          <table:table-cell office:value-type="float" office:value="0.90695" calcext:value-type="float">
            <text:p>0.906950</text:p>
          </table:table-cell>
          <table:table-cell office:value-type="float" office:value="0.943909" calcext:value-type="float">
            <text:p>0.943909</text:p>
          </table:table-cell>
          <table:table-cell office:value-type="float" office:value="0.943976" calcext:value-type="float">
            <text:p>0.943976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918544" calcext:value-type="float">
            <text:p>0.918544</text:p>
          </table:table-cell>
          <table:table-cell office:value-type="float" office:value="0.890904" calcext:value-type="float">
            <text:p>0.890904</text:p>
          </table:table-cell>
          <table:table-cell office:value-type="float" office:value="0.92534" calcext:value-type="float">
            <text:p>0.925340</text:p>
          </table:table-cell>
          <table:table-cell office:value-type="float" office:value="0.897578" calcext:value-type="float">
            <text:p>0.897578</text:p>
          </table:table-cell>
          <table:table-cell office:value-type="float" office:value="0.898375" calcext:value-type="float">
            <text:p>0.898375</text:p>
          </table:table-cell>
          <table:table-cell office:value-type="float" office:value="0.879212" calcext:value-type="float">
            <text:p>0.879212</text:p>
          </table:table-cell>
          <table:table-cell office:value-type="float" office:value="0.904214" calcext:value-type="float">
            <text:p>0.904214</text:p>
          </table:table-cell>
          <table:table-cell office:value-type="float" office:value="0.920515" calcext:value-type="float">
            <text:p>0.920515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80725" calcext:value-type="float">
            <text:p>0.880725</text:p>
          </table:table-cell>
          <table:table-cell office:value-type="float" office:value="0.887515" calcext:value-type="float">
            <text:p>0.887515</text:p>
          </table:table-cell>
          <table:table-cell office:value-type="float" office:value="0.887451" calcext:value-type="float">
            <text:p>0.887451</text:p>
          </table:table-cell>
          <table:table-cell office:value-type="float" office:value="0.903509" calcext:value-type="float">
            <text:p>0.903509</text:p>
          </table:table-cell>
          <table:table-cell office:value-type="float" office:value="0.916376" calcext:value-type="float">
            <text:p>0.916376</text:p>
          </table:table-cell>
          <table:table-cell office:value-type="float" office:value="0.911701" calcext:value-type="float">
            <text:p>0.911701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881208" calcext:value-type="float">
            <text:p>0.881208</text:p>
          </table:table-cell>
          <table:table-cell office:value-type="float" office:value="0.893006" calcext:value-type="float">
            <text:p>0.893006</text:p>
          </table:table-cell>
          <table:table-cell office:value-type="float" office:value="0.901594" calcext:value-type="float">
            <text:p>0.901594</text:p>
          </table:table-cell>
          <table:table-cell office:value-type="float" office:value="0.883919" calcext:value-type="float">
            <text:p>0.883919</text:p>
          </table:table-cell>
          <table:table-cell office:value-type="float" office:value="0.89884" calcext:value-type="float">
            <text:p>0.898840</text:p>
          </table:table-cell>
          <table:table-cell office:value-type="float" office:value="0.90452" calcext:value-type="float">
            <text:p>0.904520</text:p>
          </table:table-cell>
          <table:table-cell office:value-type="float" office:value="0.898371" calcext:value-type="float">
            <text:p>0.898371</text:p>
          </table:table-cell>
          <table:table-cell office:value-type="float" office:value="0.902997" calcext:value-type="float">
            <text:p>0.902997</text:p>
          </table:table-cell>
          <table:table-cell office:value-type="float" office:value="0.888843" calcext:value-type="float">
            <text:p>0.888843</text:p>
          </table:table-cell>
          <table:table-cell office:value-type="float" office:value="0.874891" calcext:value-type="float">
            <text:p>0.874891</text:p>
          </table:table-cell>
          <table:table-cell office:value-type="float" office:value="0.875236" calcext:value-type="float">
            <text:p>0.875236</text:p>
          </table:table-cell>
          <table:table-cell office:value-type="float" office:value="0.91562" calcext:value-type="float">
            <text:p>0.915620</text:p>
          </table:table-cell>
          <table:table-cell office:value-type="float" office:value="0.91373" calcext:value-type="float">
            <text:p>0.913730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3413" calcext:value-type="float">
            <text:p>0.934130</text:p>
          </table:table-cell>
          <table:table-cell office:value-type="float" office:value="0.936472" calcext:value-type="float">
            <text:p>0.936472</text:p>
          </table:table-cell>
          <table:table-cell office:value-type="float" office:value="0.929913" calcext:value-type="float">
            <text:p>0.92991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16743" calcext:value-type="float">
            <text:p>0.916743</text:p>
          </table:table-cell>
          <table:table-cell office:value-type="float" office:value="0.830932" calcext:value-type="float">
            <text:p>0.830932</text:p>
          </table:table-cell>
          <table:table-cell office:value-type="float" office:value="0.791346" calcext:value-type="float">
            <text:p>0.791346</text:p>
          </table:table-cell>
          <table:table-cell office:value-type="float" office:value="0.907297" calcext:value-type="float">
            <text:p>0.907297</text:p>
          </table:table-cell>
          <table:table-cell office:value-type="float" office:value="0.896157" calcext:value-type="float">
            <text:p>0.896157</text:p>
          </table:table-cell>
          <table:table-cell office:value-type="float" office:value="0.87365" calcext:value-type="float">
            <text:p>0.873650</text:p>
          </table:table-cell>
          <table:table-cell office:value-type="float" office:value="0.841611" calcext:value-type="float">
            <text:p>0.841611</text:p>
          </table:table-cell>
          <table:table-cell office:value-type="float" office:value="0.911297" calcext:value-type="float">
            <text:p>0.911297</text:p>
          </table:table-cell>
          <table:table-cell office:value-type="float" office:value="0.899244" calcext:value-type="float">
            <text:p>0.899244</text:p>
          </table:table-cell>
          <table:table-cell office:value-type="float" office:value="0.90298" calcext:value-type="float">
            <text:p>0.902980</text:p>
          </table:table-cell>
          <table:table-cell office:value-type="float" office:value="0.863714" calcext:value-type="float">
            <text:p>0.863714</text:p>
          </table:table-cell>
          <table:table-cell office:value-type="float" office:value="0.903017" calcext:value-type="float">
            <text:p>0.903017</text:p>
          </table:table-cell>
          <table:table-cell office:value-type="float" office:value="0.936437" calcext:value-type="float">
            <text:p>0.936437</text:p>
          </table:table-cell>
          <table:table-cell office:value-type="float" office:value="0.940704" calcext:value-type="float">
            <text:p>0.940704</text:p>
          </table:table-cell>
          <table:table-cell office:value-type="float" office:value="0.901824" calcext:value-type="float">
            <text:p>0.901824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32505" calcext:value-type="float">
            <text:p>0.832505</text:p>
          </table:table-cell>
          <table:table-cell office:value-type="float" office:value="0.903148" calcext:value-type="float">
            <text:p>0.903148</text:p>
          </table:table-cell>
          <table:table-cell office:value-type="float" office:value="0.859395" calcext:value-type="float">
            <text:p>0.859395</text:p>
          </table:table-cell>
          <table:table-cell office:value-type="float" office:value="0.840406" calcext:value-type="float">
            <text:p>0.840406</text:p>
          </table:table-cell>
          <table:table-cell office:value-type="float" office:value="0.784257" calcext:value-type="float">
            <text:p>0.784257</text:p>
          </table:table-cell>
          <table:table-cell office:value-type="float" office:value="0.862795" calcext:value-type="float">
            <text:p>0.862795</text:p>
          </table:table-cell>
          <table:table-cell office:value-type="float" office:value="0.906199" calcext:value-type="float">
            <text:p>0.906199</text:p>
          </table:table-cell>
          <table:table-cell office:value-type="float" office:value="0.879638" calcext:value-type="float">
            <text:p>0.87963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02177" calcext:value-type="float">
            <text:p>0.802177</text:p>
          </table:table-cell>
          <table:table-cell office:value-type="float" office:value="0.814564" calcext:value-type="float">
            <text:p>0.814564</text:p>
          </table:table-cell>
          <table:table-cell office:value-type="float" office:value="0.858677" calcext:value-type="float">
            <text:p>0.858677</text:p>
          </table:table-cell>
          <table:table-cell office:value-type="float" office:value="0.896996" calcext:value-type="float">
            <text:p>0.896996</text:p>
          </table:table-cell>
          <table:table-cell office:value-type="float" office:value="0.882942" calcext:value-type="float">
            <text:p>0.882942</text:p>
          </table:table-cell>
          <table:table-cell office:value-type="float" office:value="0.887511" calcext:value-type="float">
            <text:p>0.887511</text:p>
          </table:table-cell>
          <table:table-cell office:value-type="float" office:value="0.794456" calcext:value-type="float">
            <text:p>0.794456</text:p>
          </table:table-cell>
          <table:table-cell office:value-type="float" office:value="0.839874" calcext:value-type="float">
            <text:p>0.839874</text:p>
          </table:table-cell>
          <table:table-cell office:value-type="float" office:value="0.841982" calcext:value-type="float">
            <text:p>0.841982</text:p>
          </table:table-cell>
          <table:table-cell office:value-type="float" office:value="0.805109" calcext:value-type="float">
            <text:p>0.805109</text:p>
          </table:table-cell>
          <table:table-cell office:value-type="float" office:value="0.854524" calcext:value-type="float">
            <text:p>0.854524</text:p>
          </table:table-cell>
          <table:table-cell office:value-type="float" office:value="0.865554" calcext:value-type="float">
            <text:p>0.865554</text:p>
          </table:table-cell>
          <table:table-cell office:value-type="float" office:value="0.857098" calcext:value-type="float">
            <text:p>0.857098</text:p>
          </table:table-cell>
          <table:table-cell office:value-type="float" office:value="0.858071" calcext:value-type="float">
            <text:p>0.858071</text:p>
          </table:table-cell>
          <table:table-cell office:value-type="float" office:value="0.81909" calcext:value-type="float">
            <text:p>0.819090</text:p>
          </table:table-cell>
          <table:table-cell office:value-type="float" office:value="0.759846" calcext:value-type="float">
            <text:p>0.759846</text:p>
          </table:table-cell>
          <table:table-cell office:value-type="float" office:value="0.764675" calcext:value-type="float">
            <text:p>0.764675</text:p>
          </table:table-cell>
          <table:table-cell office:value-type="float" office:value="0.899751" calcext:value-type="float">
            <text:p>0.899751</text:p>
          </table:table-cell>
          <table:table-cell office:value-type="float" office:value="0.887408" calcext:value-type="float">
            <text:p>0.887408</text:p>
          </table:table-cell>
          <table:table-cell office:value-type="float" office:value="0.917758" calcext:value-type="float">
            <text:p>0.917758</text:p>
          </table:table-cell>
          <table:table-cell office:value-type="float" office:value="0.929932" calcext:value-type="float">
            <text:p>0.929932</text:p>
          </table:table-cell>
          <table:table-cell office:value-type="float" office:value="0.933237" calcext:value-type="float">
            <text:p>0.933237</text:p>
          </table:table-cell>
          <table:table-cell office:value-type="float" office:value="0.922287" calcext:value-type="float">
            <text:p>0.92228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18373" calcext:value-type="float">
            <text:p>0.918373</text:p>
          </table:table-cell>
          <table:table-cell office:value-type="float" office:value="0.846436" calcext:value-type="float">
            <text:p>0.846436</text:p>
          </table:table-cell>
          <table:table-cell office:value-type="float" office:value="0.813389" calcext:value-type="float">
            <text:p>0.813389</text:p>
          </table:table-cell>
          <table:table-cell office:value-type="float" office:value="0.908976" calcext:value-type="float">
            <text:p>0.908976</text:p>
          </table:table-cell>
          <table:table-cell office:value-type="float" office:value="0.898374" calcext:value-type="float">
            <text:p>0.898374</text:p>
          </table:table-cell>
          <table:table-cell office:value-type="float" office:value="0.880186" calcext:value-type="float">
            <text:p>0.880186</text:p>
          </table:table-cell>
          <table:table-cell office:value-type="float" office:value="0.850015" calcext:value-type="float">
            <text:p>0.850015</text:p>
          </table:table-cell>
          <table:table-cell office:value-type="float" office:value="0.913613" calcext:value-type="float">
            <text:p>0.913613</text:p>
          </table:table-cell>
          <table:table-cell office:value-type="float" office:value="0.902172" calcext:value-type="float">
            <text:p>0.902172</text:p>
          </table:table-cell>
          <table:table-cell office:value-type="float" office:value="0.905871" calcext:value-type="float">
            <text:p>0.905871</text:p>
          </table:table-cell>
          <table:table-cell office:value-type="float" office:value="0.870456" calcext:value-type="float">
            <text:p>0.870456</text:p>
          </table:table-cell>
          <table:table-cell office:value-type="float" office:value="0.901117" calcext:value-type="float">
            <text:p>0.901117</text:p>
          </table:table-cell>
          <table:table-cell office:value-type="float" office:value="0.93724" calcext:value-type="float">
            <text:p>0.937240</text:p>
          </table:table-cell>
          <table:table-cell office:value-type="float" office:value="0.940836" calcext:value-type="float">
            <text:p>0.940836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901749" calcext:value-type="float">
            <text:p>0.901749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907145" calcext:value-type="float">
            <text:p>0.907145</text:p>
          </table:table-cell>
          <table:table-cell office:value-type="float" office:value="0.865842" calcext:value-type="float">
            <text:p>0.865842</text:p>
          </table:table-cell>
          <table:table-cell office:value-type="float" office:value="0.850885" calcext:value-type="float">
            <text:p>0.850885</text:p>
          </table:table-cell>
          <table:table-cell office:value-type="float" office:value="0.801918" calcext:value-type="float">
            <text:p>0.801918</text:p>
          </table:table-cell>
          <table:table-cell office:value-type="float" office:value="0.870771" calcext:value-type="float">
            <text:p>0.870771</text:p>
          </table:table-cell>
          <table:table-cell office:value-type="float" office:value="0.907864" calcext:value-type="float">
            <text:p>0.907864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801115" calcext:value-type="float">
            <text:p>0.801115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28369" calcext:value-type="float">
            <text:p>0.828369</text:p>
          </table:table-cell>
          <table:table-cell office:value-type="float" office:value="0.866478" calcext:value-type="float">
            <text:p>0.866478</text:p>
          </table:table-cell>
          <table:table-cell office:value-type="float" office:value="0.900193" calcext:value-type="float">
            <text:p>0.900193</text:p>
          </table:table-cell>
          <table:table-cell office:value-type="float" office:value="0.887825" calcext:value-type="float">
            <text:p>0.887825</text:p>
          </table:table-cell>
          <table:table-cell office:value-type="float" office:value="0.892088" calcext:value-type="float">
            <text:p>0.892088</text:p>
          </table:table-cell>
          <table:table-cell office:value-type="float" office:value="0.816129" calcext:value-type="float">
            <text:p>0.816129</text:p>
          </table:table-cell>
          <table:table-cell office:value-type="float" office:value="0.850127" calcext:value-type="float">
            <text:p>0.850127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20054" calcext:value-type="float">
            <text:p>0.820054</text:p>
          </table:table-cell>
          <table:table-cell office:value-type="float" office:value="0.86295" calcext:value-type="float">
            <text:p>0.862950</text:p>
          </table:table-cell>
          <table:table-cell office:value-type="float" office:value="0.872572" calcext:value-type="float">
            <text:p>0.872572</text:p>
          </table:table-cell>
          <table:table-cell office:value-type="float" office:value="0.864784" calcext:value-type="float">
            <text:p>0.864784</text:p>
          </table:table-cell>
          <table:table-cell office:value-type="float" office:value="0.86633" calcext:value-type="float">
            <text:p>0.866330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89811" calcext:value-type="float">
            <text:p>0.789811</text:p>
          </table:table-cell>
          <table:table-cell office:value-type="float" office:value="0.794023" calcext:value-type="float">
            <text:p>0.794023</text:p>
          </table:table-cell>
          <table:table-cell office:value-type="float" office:value="0.90288" calcext:value-type="float">
            <text:p>0.902880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19212" calcext:value-type="float">
            <text:p>0.919212</text:p>
          </table:table-cell>
          <table:table-cell office:value-type="float" office:value="0.930318" calcext:value-type="float">
            <text:p>0.930318</text:p>
          </table:table-cell>
          <table:table-cell office:value-type="float" office:value="0.933381" calcext:value-type="float">
            <text:p>0.933381</text:p>
          </table:table-cell>
          <table:table-cell office:value-type="float" office:value="0.923526" calcext:value-type="float">
            <text:p>0.9235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0.854543" calcext:value-type="float">
            <text:p>0.854543</text:p>
          </table:table-cell>
          <table:table-cell office:value-type="float" office:value="0.825739" calcext:value-type="float">
            <text:p>0.825739</text:p>
          </table:table-cell>
          <table:table-cell office:value-type="float" office:value="0.90898" calcext:value-type="float">
            <text:p>0.908980</text:p>
          </table:table-cell>
          <table:table-cell office:value-type="float" office:value="0.898985" calcext:value-type="float">
            <text:p>0.898985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53957" calcext:value-type="float">
            <text:p>0.853957</text:p>
          </table:table-cell>
          <table:table-cell office:value-type="float" office:value="0.911375" calcext:value-type="float">
            <text:p>0.911375</text:p>
          </table:table-cell>
          <table:table-cell office:value-type="float" office:value="0.902823" calcext:value-type="float">
            <text:p>0.902823</text:p>
          </table:table-cell>
          <table:table-cell office:value-type="float" office:value="0.903201" calcext:value-type="float">
            <text:p>0.903201</text:p>
          </table:table-cell>
          <table:table-cell office:value-type="float" office:value="0.874315" calcext:value-type="float">
            <text:p>0.874315</text:p>
          </table:table-cell>
          <table:table-cell office:value-type="float" office:value="0.902263" calcext:value-type="float">
            <text:p>0.902263</text:p>
          </table:table-cell>
          <table:table-cell office:value-type="float" office:value="0.937652" calcext:value-type="float">
            <text:p>0.937652</text:p>
          </table:table-cell>
          <table:table-cell office:value-type="float" office:value="0.941356" calcext:value-type="float">
            <text:p>0.941356</text:p>
          </table:table-cell>
          <table:table-cell office:value-type="float" office:value="0.901128" calcext:value-type="float">
            <text:p>0.901128</text:p>
          </table:table-cell>
          <table:table-cell office:value-type="float" office:value="0.899307" calcext:value-type="float">
            <text:p>0.899307</text:p>
          </table:table-cell>
          <table:table-cell office:value-type="float" office:value="0.84639" calcext:value-type="float">
            <text:p>0.846390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0.868006" calcext:value-type="float">
            <text:p>0.868006</text:p>
          </table:table-cell>
          <table:table-cell office:value-type="float" office:value="0.845376" calcext:value-type="float">
            <text:p>0.845376</text:p>
          </table:table-cell>
          <table:table-cell office:value-type="float" office:value="0.788579" calcext:value-type="float">
            <text:p>0.788579</text:p>
          </table:table-cell>
          <table:table-cell office:value-type="float" office:value="0.872955" calcext:value-type="float">
            <text:p>0.872955</text:p>
          </table:table-cell>
          <table:table-cell office:value-type="float" office:value="0.906153" calcext:value-type="float">
            <text:p>0.906153</text:p>
          </table:table-cell>
          <table:table-cell office:value-type="float" office:value="0.886054" calcext:value-type="float">
            <text:p>0.886054</text:p>
          </table:table-cell>
          <table:table-cell office:value-type="float" office:value="0.815485" calcext:value-type="float">
            <text:p>0.815485</text:p>
          </table:table-cell>
          <table:table-cell office:value-type="float" office:value="0.830134" calcext:value-type="float">
            <text:p>0.83013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61668" calcext:value-type="float">
            <text:p>0.861668</text:p>
          </table:table-cell>
          <table:table-cell office:value-type="float" office:value="0.897223" calcext:value-type="float">
            <text:p>0.897223</text:p>
          </table:table-cell>
          <table:table-cell office:value-type="float" office:value="0.89004" calcext:value-type="float">
            <text:p>0.890040</text:p>
          </table:table-cell>
          <table:table-cell office:value-type="float" office:value="0.887388" calcext:value-type="float">
            <text:p>0.887388</text:p>
          </table:table-cell>
          <table:table-cell office:value-type="float" office:value="0.82647" calcext:value-type="float">
            <text:p>0.826470</text:p>
          </table:table-cell>
          <table:table-cell office:value-type="float" office:value="0.854337" calcext:value-type="float">
            <text:p>0.854337</text:p>
          </table:table-cell>
          <table:table-cell office:value-type="float" office:value="0.863672" calcext:value-type="float">
            <text:p>0.863672</text:p>
          </table:table-cell>
          <table:table-cell office:value-type="float" office:value="0.825487" calcext:value-type="float">
            <text:p>0.825487</text:p>
          </table:table-cell>
          <table:table-cell office:value-type="float" office:value="0.864982" calcext:value-type="float">
            <text:p>0.864982</text:p>
          </table:table-cell>
          <table:table-cell office:value-type="float" office:value="0.874633" calcext:value-type="float">
            <text:p>0.874633</text:p>
          </table:table-cell>
          <table:table-cell office:value-type="float" office:value="0.866407" calcext:value-type="float">
            <text:p>0.866407</text:p>
          </table:table-cell>
          <table:table-cell office:value-type="float" office:value="0.859977" calcext:value-type="float">
            <text:p>0.859977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805376" calcext:value-type="float">
            <text:p>0.805376</text:p>
          </table:table-cell>
          <table:table-cell office:value-type="float" office:value="0.80843" calcext:value-type="float">
            <text:p>0.808430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93993" calcext:value-type="float">
            <text:p>0.893993</text:p>
          </table:table-cell>
          <table:table-cell office:value-type="float" office:value="0.917416" calcext:value-type="float">
            <text:p>0.917416</text:p>
          </table:table-cell>
          <table:table-cell office:value-type="float" office:value="0.930375" calcext:value-type="float">
            <text:p>0.930375</text:p>
          </table:table-cell>
          <table:table-cell office:value-type="float" office:value="0.933478" calcext:value-type="float">
            <text:p>0.933478</text:p>
          </table:table-cell>
          <table:table-cell office:value-type="float" office:value="0.921841" calcext:value-type="float">
            <text:p>0.92184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22751" calcext:value-type="float">
            <text:p>0.922751</text:p>
          </table:table-cell>
          <table:table-cell office:value-type="float" office:value="0.878358" calcext:value-type="float">
            <text:p>0.878358</text:p>
          </table:table-cell>
          <table:table-cell office:value-type="float" office:value="0.86105" calcext:value-type="float">
            <text:p>0.861050</text:p>
          </table:table-cell>
          <table:table-cell office:value-type="float" office:value="0.913271" calcext:value-type="float">
            <text:p>0.913271</text:p>
          </table:table-cell>
          <table:table-cell office:value-type="float" office:value="0.903789" calcext:value-type="float">
            <text:p>0.903789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0.87715" calcext:value-type="float">
            <text:p>0.877150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912235" calcext:value-type="float">
            <text:p>0.912235</text:p>
          </table:table-cell>
          <table:table-cell office:value-type="float" office:value="0.889918" calcext:value-type="float">
            <text:p>0.889918</text:p>
          </table:table-cell>
          <table:table-cell office:value-type="float" office:value="0.896939" calcext:value-type="float">
            <text:p>0.896939</text:p>
          </table:table-cell>
          <table:table-cell office:value-type="float" office:value="0.940404" calcext:value-type="float">
            <text:p>0.940404</text:p>
          </table:table-cell>
          <table:table-cell office:value-type="float" office:value="0.941707" calcext:value-type="float">
            <text:p>0.941707</text:p>
          </table:table-cell>
          <table:table-cell office:value-type="float" office:value="0.909623" calcext:value-type="float">
            <text:p>0.909623</text:p>
          </table:table-cell>
          <table:table-cell office:value-type="float" office:value="0.905296" calcext:value-type="float">
            <text:p>0.905296</text:p>
          </table:table-cell>
          <table:table-cell office:value-type="float" office:value="0.87469" calcext:value-type="float">
            <text:p>0.874690</text:p>
          </table:table-cell>
          <table:table-cell office:value-type="float" office:value="0.913749" calcext:value-type="float">
            <text:p>0.913749</text:p>
          </table:table-cell>
          <table:table-cell office:value-type="float" office:value="0.88456" calcext:value-type="float">
            <text:p>0.884560</text:p>
          </table:table-cell>
          <table:table-cell office:value-type="float" office:value="0.876163" calcext:value-type="float">
            <text:p>0.876163</text:p>
          </table:table-cell>
          <table:table-cell office:value-type="float" office:value="0.8433" calcext:value-type="float">
            <text:p>0.843300</text:p>
          </table:table-cell>
          <table:table-cell office:value-type="float" office:value="0.892286" calcext:value-type="float">
            <text:p>0.892286</text:p>
          </table:table-cell>
          <table:table-cell office:value-type="float" office:value="0.910669" calcext:value-type="float">
            <text:p>0.910669</text:p>
          </table:table-cell>
          <table:table-cell office:value-type="float" office:value="0.900026" calcext:value-type="float">
            <text:p>0.900026</text:p>
          </table:table-cell>
          <table:table-cell office:value-type="float" office:value="0.857463" calcext:value-type="float">
            <text:p>0.857463</text:p>
          </table:table-cell>
          <table:table-cell office:value-type="float" office:value="0.866885" calcext:value-type="float">
            <text:p>0.866885</text:p>
          </table:table-cell>
          <table:table-cell office:value-type="float" office:value="0.859934" calcext:value-type="float">
            <text:p>0.85993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4969" calcext:value-type="float">
            <text:p>0.904969</text:p>
          </table:table-cell>
          <table:table-cell office:value-type="float" office:value="0.900527" calcext:value-type="float">
            <text:p>0.900527</text:p>
          </table:table-cell>
          <table:table-cell office:value-type="float" office:value="0.901637" calcext:value-type="float">
            <text:p>0.901637</text:p>
          </table:table-cell>
          <table:table-cell office:value-type="float" office:value="0.860982" calcext:value-type="float">
            <text:p>0.860982</text:p>
          </table:table-cell>
          <table:table-cell office:value-type="float" office:value="0.879696" calcext:value-type="float">
            <text:p>0.879696</text:p>
          </table:table-cell>
          <table:table-cell office:value-type="float" office:value="0.886991" calcext:value-type="float">
            <text:p>0.886991</text:p>
          </table:table-cell>
          <table:table-cell office:value-type="float" office:value="0.862389" calcext:value-type="float">
            <text:p>0.862389</text:p>
          </table:table-cell>
          <table:table-cell office:value-type="float" office:value="0.88582" calcext:value-type="float">
            <text:p>0.885820</text:p>
          </table:table-cell>
          <table:table-cell office:value-type="float" office:value="0.893049" calcext:value-type="float">
            <text:p>0.893049</text:p>
          </table:table-cell>
          <table:table-cell office:value-type="float" office:value="0.885629" calcext:value-type="float">
            <text:p>0.885629</text:p>
          </table:table-cell>
          <table:table-cell office:value-type="float" office:value="0.885177" calcext:value-type="float">
            <text:p>0.885177</text:p>
          </table:table-cell>
          <table:table-cell office:value-type="float" office:value="0.861536" calcext:value-type="float">
            <text:p>0.861536</text:p>
          </table:table-cell>
          <table:table-cell office:value-type="float" office:value="0.848968" calcext:value-type="float">
            <text:p>0.848968</text:p>
          </table:table-cell>
          <table:table-cell office:value-type="float" office:value="0.85026" calcext:value-type="float">
            <text:p>0.850260</text:p>
          </table:table-cell>
          <table:table-cell office:value-type="float" office:value="0.90744" calcext:value-type="float">
            <text:p>0.907440</text:p>
          </table:table-cell>
          <table:table-cell office:value-type="float" office:value="0.903481" calcext:value-type="float">
            <text:p>0.903481</text:p>
          </table:table-cell>
          <table:table-cell office:value-type="float" office:value="0.922154" calcext:value-type="float">
            <text:p>0.922154</text:p>
          </table:table-cell>
          <table:table-cell office:value-type="float" office:value="0.931609" calcext:value-type="float">
            <text:p>0.931609</text:p>
          </table:table-cell>
          <table:table-cell office:value-type="float" office:value="0.933878" calcext:value-type="float">
            <text:p>0.933878</text:p>
          </table:table-cell>
          <table:table-cell office:value-type="float" office:value="0.926143" calcext:value-type="float">
            <text:p>0.92614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29496" calcext:value-type="float">
            <text:p>0.929496</text:p>
          </table:table-cell>
          <table:table-cell office:value-type="float" office:value="0.907836" calcext:value-type="float">
            <text:p>0.907836</text:p>
          </table:table-cell>
          <table:table-cell office:value-type="float" office:value="0.901481" calcext:value-type="float">
            <text:p>0.901481</text:p>
          </table:table-cell>
          <table:table-cell office:value-type="float" office:value="0.918597" calcext:value-type="float">
            <text:p>0.918597</text:p>
          </table:table-cell>
          <table:table-cell office:value-type="float" office:value="0.91243" calcext:value-type="float">
            <text:p>0.912430</text:p>
          </table:table-cell>
          <table:table-cell office:value-type="float" office:value="0.918087" calcext:value-type="float">
            <text:p>0.918087</text:p>
          </table:table-cell>
          <table:table-cell office:value-type="float" office:value="0.907086" calcext:value-type="float">
            <text:p>0.907086</text:p>
          </table:table-cell>
          <table:table-cell office:value-type="float" office:value="0.926459" calcext:value-type="float">
            <text:p>0.926459</text:p>
          </table:table-cell>
          <table:table-cell office:value-type="float" office:value="0.921643" calcext:value-type="float">
            <text:p>0.921643</text:p>
          </table:table-cell>
          <table:table-cell office:value-type="float" office:value="0.922285" calcext:value-type="float">
            <text:p>0.922285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0.894592" calcext:value-type="float">
            <text:p>0.894592</text:p>
          </table:table-cell>
          <table:table-cell office:value-type="float" office:value="0.946292" calcext:value-type="float">
            <text:p>0.946292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981" calcext:value-type="float">
            <text:p>0.919810</text:p>
          </table:table-cell>
          <table:table-cell office:value-type="float" office:value="0.906917" calcext:value-type="float">
            <text:p>0.906917</text:p>
          </table:table-cell>
          <table:table-cell office:value-type="float" office:value="0.925426" calcext:value-type="float">
            <text:p>0.925426</text:p>
          </table:table-cell>
          <table:table-cell office:value-type="float" office:value="0.905939" calcext:value-type="float">
            <text:p>0.905939</text:p>
          </table:table-cell>
          <table:table-cell office:value-type="float" office:value="0.910365" calcext:value-type="float">
            <text:p>0.910365</text:p>
          </table:table-cell>
          <table:table-cell office:value-type="float" office:value="0.896599" calcext:value-type="float">
            <text:p>0.896599</text:p>
          </table:table-cell>
          <table:table-cell office:value-type="float" office:value="0.914783" calcext:value-type="float">
            <text:p>0.914783</text:p>
          </table:table-cell>
          <table:table-cell office:value-type="float" office:value="0.921068" calcext:value-type="float">
            <text:p>0.921068</text:p>
          </table:table-cell>
          <table:table-cell office:value-type="float" office:value="0.918679" calcext:value-type="float">
            <text:p>0.918679</text:p>
          </table:table-cell>
          <table:table-cell office:value-type="float" office:value="0.901819" calcext:value-type="float">
            <text:p>0.901819</text:p>
          </table:table-cell>
          <table:table-cell office:value-type="float" office:value="0.906335" calcext:value-type="float">
            <text:p>0.906335</text:p>
          </table:table-cell>
          <table:table-cell office:value-type="float" office:value="0.901534" calcext:value-type="float">
            <text:p>0.901534</text:p>
          </table:table-cell>
          <table:table-cell office:value-type="float" office:value="0.910614" calcext:value-type="float">
            <text:p>0.91061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8248" calcext:value-type="float">
            <text:p>0.918248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898849" calcext:value-type="float">
            <text:p>0.898849</text:p>
          </table:table-cell>
          <table:table-cell office:value-type="float" office:value="0.908982" calcext:value-type="float">
            <text:p>0.908982</text:p>
          </table:table-cell>
          <table:table-cell office:value-type="float" office:value="0.914333" calcext:value-type="float">
            <text:p>0.914333</text:p>
          </table:table-cell>
          <table:table-cell office:value-type="float" office:value="0.903767" calcext:value-type="float">
            <text:p>0.903767</text:p>
          </table:table-cell>
          <table:table-cell office:value-type="float" office:value="0.911202" calcext:value-type="float">
            <text:p>0.911202</text:p>
          </table:table-cell>
          <table:table-cell office:value-type="float" office:value="0.915206" calcext:value-type="float">
            <text:p>0.915206</text:p>
          </table:table-cell>
          <table:table-cell office:value-type="float" office:value="0.910126" calcext:value-type="float">
            <text:p>0.91012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02721" calcext:value-type="float">
            <text:p>0.902721</text:p>
          </table:table-cell>
          <table:table-cell office:value-type="float" office:value="0.897227" calcext:value-type="float">
            <text:p>0.897227</text:p>
          </table:table-cell>
          <table:table-cell office:value-type="float" office:value="0.896779" calcext:value-type="float">
            <text:p>0.896779</text:p>
          </table:table-cell>
          <table:table-cell office:value-type="float" office:value="0.919481" calcext:value-type="float">
            <text:p>0.919481</text:p>
          </table:table-cell>
          <table:table-cell office:value-type="float" office:value="0.919584" calcext:value-type="float">
            <text:p>0.919584</text:p>
          </table:table-cell>
          <table:table-cell office:value-type="float" office:value="0.926998" calcext:value-type="float">
            <text:p>0.926998</text:p>
          </table:table-cell>
          <table:table-cell office:value-type="float" office:value="0.934893" calcext:value-type="float">
            <text:p>0.934893</text:p>
          </table:table-cell>
          <table:table-cell office:value-type="float" office:value="0.936795" calcext:value-type="float">
            <text:p>0.936795</text:p>
          </table:table-cell>
          <table:table-cell office:value-type="float" office:value="0.930428" calcext:value-type="float">
            <text:p>0.9304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26908" calcext:value-type="float">
            <text:p>0.926908</text:p>
          </table:table-cell>
          <table:table-cell office:value-type="float" office:value="0.896013" calcext:value-type="float">
            <text:p>0.896013</text:p>
          </table:table-cell>
          <table:table-cell office:value-type="float" office:value="0.885256" calcext:value-type="float">
            <text:p>0.885256</text:p>
          </table:table-cell>
          <table:table-cell office:value-type="float" office:value="0.91679" calcext:value-type="float">
            <text:p>0.916790</text:p>
          </table:table-cell>
          <table:table-cell office:value-type="float" office:value="0.909776" calcext:value-type="float">
            <text:p>0.909776</text:p>
          </table:table-cell>
          <table:table-cell office:value-type="float" office:value="0.9122" calcext:value-type="float">
            <text:p>0.912200</text:p>
          </table:table-cell>
          <table:table-cell office:value-type="float" office:value="0.894888" calcext:value-type="float">
            <text:p>0.894888</text:p>
          </table:table-cell>
          <table:table-cell office:value-type="float" office:value="0.924368" calcext:value-type="float">
            <text:p>0.924368</text:p>
          </table:table-cell>
          <table:table-cell office:value-type="float" office:value="0.915903" calcext:value-type="float">
            <text:p>0.915903</text:p>
          </table:table-cell>
          <table:table-cell office:value-type="float" office:value="0.919486" calcext:value-type="float">
            <text:p>0.919486</text:p>
          </table:table-cell>
          <table:table-cell office:value-type="float" office:value="0.905284" calcext:value-type="float">
            <text:p>0.905284</text:p>
          </table:table-cell>
          <table:table-cell office:value-type="float" office:value="0.901674" calcext:value-type="float">
            <text:p>0.901674</text:p>
          </table:table-cell>
          <table:table-cell office:value-type="float" office:value="0.944216" calcext:value-type="float">
            <text:p>0.944216</text:p>
          </table:table-cell>
          <table:table-cell office:value-type="float" office:value="0.943655" calcext:value-type="float">
            <text:p>0.943655</text:p>
          </table:table-cell>
          <table:table-cell office:value-type="float" office:value="0.916706" calcext:value-type="float">
            <text:p>0.916706</text:p>
          </table:table-cell>
          <table:table-cell office:value-type="float" office:value="0.917204" calcext:value-type="float">
            <text:p>0.917204</text:p>
          </table:table-cell>
          <table:table-cell office:value-type="float" office:value="0.893962" calcext:value-type="float">
            <text:p>0.893962</text:p>
          </table:table-cell>
          <table:table-cell office:value-type="float" office:value="0.926342" calcext:value-type="float">
            <text:p>0.926342</text:p>
          </table:table-cell>
          <table:table-cell office:value-type="float" office:value="0.897386" calcext:value-type="float">
            <text:p>0.897386</text:p>
          </table:table-cell>
          <table:table-cell office:value-type="float" office:value="0.900917" calcext:value-type="float">
            <text:p>0.900917</text:p>
          </table:table-cell>
          <table:table-cell office:value-type="float" office:value="0.882214" calcext:value-type="float">
            <text:p>0.882214</text:p>
          </table:table-cell>
          <table:table-cell office:value-type="float" office:value="0.904776" calcext:value-type="float">
            <text:p>0.904776</text:p>
          </table:table-cell>
          <table:table-cell office:value-type="float" office:value="0.919259" calcext:value-type="float">
            <text:p>0.919259</text:p>
          </table:table-cell>
          <table:table-cell office:value-type="float" office:value="0.91125" calcext:value-type="float">
            <text:p>0.911250</text:p>
          </table:table-cell>
          <table:table-cell office:value-type="float" office:value="0.884279" calcext:value-type="float">
            <text:p>0.884279</text:p>
          </table:table-cell>
          <table:table-cell office:value-type="float" office:value="0.890594" calcext:value-type="float">
            <text:p>0.890594</text:p>
          </table:table-cell>
          <table:table-cell office:value-type="float" office:value="0.890988" calcext:value-type="float">
            <text:p>0.890988</text:p>
          </table:table-cell>
          <table:table-cell office:value-type="float" office:value="0.904621" calcext:value-type="float">
            <text:p>0.904621</text:p>
          </table:table-cell>
          <table:table-cell office:value-type="float" office:value="0.916276" calcext:value-type="float">
            <text:p>0.916276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375" calcext:value-type="float">
            <text:p>0.913750</text:p>
          </table:table-cell>
          <table:table-cell office:value-type="float" office:value="0.884604" calcext:value-type="float">
            <text:p>0.884604</text:p>
          </table:table-cell>
          <table:table-cell office:value-type="float" office:value="0.897814" calcext:value-type="float">
            <text:p>0.897814</text:p>
          </table:table-cell>
          <table:table-cell office:value-type="float" office:value="0.904009" calcext:value-type="float">
            <text:p>0.904009</text:p>
          </table:table-cell>
          <table:table-cell office:value-type="float" office:value="0.886038" calcext:value-type="float">
            <text:p>0.886038</text:p>
          </table:table-cell>
          <table:table-cell office:value-type="float" office:value="0.901065" calcext:value-type="float">
            <text:p>0.901065</text:p>
          </table:table-cell>
          <table:table-cell office:value-type="float" office:value="0.902718" calcext:value-type="float">
            <text:p>0.902718</text:p>
          </table:table-cell>
          <table:table-cell office:value-type="float" office:value="0.89986" calcext:value-type="float">
            <text:p>0.899860</text:p>
          </table:table-cell>
          <table:table-cell office:value-type="float" office:value="0.90563" calcext:value-type="float">
            <text:p>0.905630</text:p>
          </table:table-cell>
          <table:table-cell office:value-type="float" office:value="0.892209" calcext:value-type="float">
            <text:p>0.892209</text:p>
          </table:table-cell>
          <table:table-cell office:value-type="float" office:value="0.878624" calcext:value-type="float">
            <text:p>0.878624</text:p>
          </table:table-cell>
          <table:table-cell office:value-type="float" office:value="0.878987" calcext:value-type="float">
            <text:p>0.878987</text:p>
          </table:table-cell>
          <table:table-cell office:value-type="float" office:value="0.91604" calcext:value-type="float">
            <text:p>0.916040</text:p>
          </table:table-cell>
          <table:table-cell office:value-type="float" office:value="0.909658" calcext:value-type="float">
            <text:p>0.909658</text:p>
          </table:table-cell>
          <table:table-cell office:value-type="float" office:value="0.925989" calcext:value-type="float">
            <text:p>0.925989</text:p>
          </table:table-cell>
          <table:table-cell office:value-type="float" office:value="0.933361" calcext:value-type="float">
            <text:p>0.933361</text:p>
          </table:table-cell>
          <table:table-cell office:value-type="float" office:value="0.935472" calcext:value-type="float">
            <text:p>0.935472</text:p>
          </table:table-cell>
          <table:table-cell office:value-type="float" office:value="0.929714" calcext:value-type="float">
            <text:p>0.92971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901732" calcext:value-type="float">
            <text:p>0.901732</text:p>
          </table:table-cell>
          <table:table-cell office:value-type="float" office:value="0.891821" calcext:value-type="float">
            <text:p>0.891821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3585" calcext:value-type="float">
            <text:p>0.913585</text:p>
          </table:table-cell>
          <table:table-cell office:value-type="float" office:value="0.910505" calcext:value-type="float">
            <text:p>0.910505</text:p>
          </table:table-cell>
          <table:table-cell office:value-type="float" office:value="0.900911" calcext:value-type="float">
            <text:p>0.900911</text:p>
          </table:table-cell>
          <table:table-cell office:value-type="float" office:value="0.922944" calcext:value-type="float">
            <text:p>0.922944</text:p>
          </table:table-cell>
          <table:table-cell office:value-type="float" office:value="0.919246" calcext:value-type="float">
            <text:p>0.919246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912114" calcext:value-type="float">
            <text:p>0.912114</text:p>
          </table:table-cell>
          <table:table-cell office:value-type="float" office:value="0.908053" calcext:value-type="float">
            <text:p>0.908053</text:p>
          </table:table-cell>
          <table:table-cell office:value-type="float" office:value="0.944932" calcext:value-type="float">
            <text:p>0.944932</text:p>
          </table:table-cell>
          <table:table-cell office:value-type="float" office:value="0.944691" calcext:value-type="float">
            <text:p>0.944691</text:p>
          </table:table-cell>
          <table:table-cell office:value-type="float" office:value="0.914114" calcext:value-type="float">
            <text:p>0.914114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898513" calcext:value-type="float">
            <text:p>0.898513</text:p>
          </table:table-cell>
          <table:table-cell office:value-type="float" office:value="0.926798" calcext:value-type="float">
            <text:p>0.926798</text:p>
          </table:table-cell>
          <table:table-cell office:value-type="float" office:value="0.9024" calcext:value-type="float">
            <text:p>0.902400</text:p>
          </table:table-cell>
          <table:table-cell office:value-type="float" office:value="0.90134" calcext:value-type="float">
            <text:p>0.901340</text:p>
          </table:table-cell>
          <table:table-cell office:value-type="float" office:value="0.884032" calcext:value-type="float">
            <text:p>0.884032</text:p>
          </table:table-cell>
          <table:table-cell office:value-type="float" office:value="0.909371" calcext:value-type="float">
            <text:p>0.909371</text:p>
          </table:table-cell>
          <table:table-cell office:value-type="float" office:value="0.921623" calcext:value-type="float">
            <text:p>0.921623</text:p>
          </table:table-cell>
          <table:table-cell office:value-type="float" office:value="0.913108" calcext:value-type="float">
            <text:p>0.913108</text:p>
          </table:table-cell>
          <table:table-cell office:value-type="float" office:value="0.890981" calcext:value-type="float">
            <text:p>0.890981</text:p>
          </table:table-cell>
          <table:table-cell office:value-type="float" office:value="0.897026" calcext:value-type="float">
            <text:p>0.897026</text:p>
          </table:table-cell>
          <table:table-cell office:value-type="float" office:value="0.891079" calcext:value-type="float">
            <text:p>0.891079</text:p>
          </table:table-cell>
          <table:table-cell office:value-type="float" office:value="0.907045" calcext:value-type="float">
            <text:p>0.907045</text:p>
          </table:table-cell>
          <table:table-cell office:value-type="float" office:value="0.916656" calcext:value-type="float">
            <text:p>0.916656</text:p>
          </table:table-cell>
          <table:table-cell office:value-type="float" office:value="0.91604" calcext:value-type="float">
            <text:p>0.91604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903376" calcext:value-type="float">
            <text:p>0.903376</text:p>
          </table:table-cell>
          <table:table-cell office:value-type="float" office:value="0.908104" calcext:value-type="float">
            <text:p>0.908104</text:p>
          </table:table-cell>
          <table:table-cell office:value-type="float" office:value="0.893894" calcext:value-type="float">
            <text:p>0.893894</text:p>
          </table:table-cell>
          <table:table-cell office:value-type="float" office:value="0.90562" calcext:value-type="float">
            <text:p>0.905620</text:p>
          </table:table-cell>
          <table:table-cell office:value-type="float" office:value="0.90965" calcext:value-type="float">
            <text:p>0.909650</text:p>
          </table:table-cell>
          <table:table-cell office:value-type="float" office:value="0.904016" calcext:value-type="float">
            <text:p>0.904016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0.892723" calcext:value-type="float">
            <text:p>0.892723</text:p>
          </table:table-cell>
          <table:table-cell office:value-type="float" office:value="0.885933" calcext:value-type="float">
            <text:p>0.885933</text:p>
          </table:table-cell>
          <table:table-cell office:value-type="float" office:value="0.886205" calcext:value-type="float">
            <text:p>0.886205</text:p>
          </table:table-cell>
          <table:table-cell office:value-type="float" office:value="0.818767" calcext:value-type="float">
            <text:p>0.818767</text:p>
          </table:table-cell>
          <table:table-cell office:value-type="float" office:value="0.917184" calcext:value-type="float">
            <text:p>0.917184</text:p>
          </table:table-cell>
          <table:table-cell office:value-type="float" office:value="0.924878" calcext:value-type="float">
            <text:p>0.924878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936765" calcext:value-type="float">
            <text:p>0.936765</text:p>
          </table:table-cell>
          <table:table-cell office:value-type="float" office:value="0.928511" calcext:value-type="float">
            <text:p>0.92851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1831" calcext:value-type="float">
            <text:p>0.918310</text:p>
          </table:table-cell>
          <table:table-cell office:value-type="float" office:value="0.836398" calcext:value-type="float">
            <text:p>0.836398</text:p>
          </table:table-cell>
          <table:table-cell office:value-type="float" office:value="0.803851" calcext:value-type="float">
            <text:p>0.803851</text:p>
          </table:table-cell>
          <table:table-cell office:value-type="float" office:value="0.908972" calcext:value-type="float">
            <text:p>0.908972</text:p>
          </table:table-cell>
          <table:table-cell office:value-type="float" office:value="0.898921" calcext:value-type="float">
            <text:p>0.898921</text:p>
          </table:table-cell>
          <table:table-cell office:value-type="float" office:value="0.881509" calcext:value-type="float">
            <text:p>0.881509</text:p>
          </table:table-cell>
          <table:table-cell office:value-type="float" office:value="0.853645" calcext:value-type="float">
            <text:p>0.853645</text:p>
          </table:table-cell>
          <table:table-cell office:value-type="float" office:value="0.913643" calcext:value-type="float">
            <text:p>0.913643</text:p>
          </table:table-cell>
          <table:table-cell office:value-type="float" office:value="0.90245" calcext:value-type="float">
            <text:p>0.902450</text:p>
          </table:table-cell>
          <table:table-cell office:value-type="float" office:value="0.906188" calcext:value-type="float">
            <text:p>0.906188</text:p>
          </table:table-cell>
          <table:table-cell office:value-type="float" office:value="0.871727" calcext:value-type="float">
            <text:p>0.871727</text:p>
          </table:table-cell>
          <table:table-cell office:value-type="float" office:value="0.901194" calcext:value-type="float">
            <text:p>0.901194</text:p>
          </table:table-cell>
          <table:table-cell office:value-type="float" office:value="0.93782" calcext:value-type="float">
            <text:p>0.937820</text:p>
          </table:table-cell>
          <table:table-cell office:value-type="float" office:value="0.941253" calcext:value-type="float">
            <text:p>0.941253</text:p>
          </table:table-cell>
          <table:table-cell office:value-type="float" office:value="0.904191" calcext:value-type="float">
            <text:p>0.904191</text:p>
          </table:table-cell>
          <table:table-cell office:value-type="float" office:value="0.902615" calcext:value-type="float">
            <text:p>0.902615</text:p>
          </table:table-cell>
          <table:table-cell office:value-type="float" office:value="0.845853" calcext:value-type="float">
            <text:p>0.845853</text:p>
          </table:table-cell>
          <table:table-cell office:value-type="float" office:value="0.907801" calcext:value-type="float">
            <text:p>0.907801</text:p>
          </table:table-cell>
          <table:table-cell office:value-type="float" office:value="0.867603" calcext:value-type="float">
            <text:p>0.867603</text:p>
          </table:table-cell>
          <table:table-cell office:value-type="float" office:value="0.854079" calcext:value-type="float">
            <text:p>0.854079</text:p>
          </table:table-cell>
          <table:table-cell office:value-type="float" office:value="0.807722" calcext:value-type="float">
            <text:p>0.807722</text:p>
          </table:table-cell>
          <table:table-cell office:value-type="float" office:value="0.871806" calcext:value-type="float">
            <text:p>0.871806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0.885733" calcext:value-type="float">
            <text:p>0.885733</text:p>
          </table:table-cell>
          <table:table-cell office:value-type="float" office:value="0.800536" calcext:value-type="float">
            <text:p>0.800536</text:p>
          </table:table-cell>
          <table:table-cell office:value-type="float" office:value="0.822386" calcext:value-type="float">
            <text:p>0.822386</text:p>
          </table:table-cell>
          <table:table-cell office:value-type="float" office:value="0.831481" calcext:value-type="float">
            <text:p>0.831481</text:p>
          </table:table-cell>
          <table:table-cell office:value-type="float" office:value="0.86843" calcext:value-type="float">
            <text:p>0.868430</text:p>
          </table:table-cell>
          <table:table-cell office:value-type="float" office:value="0.900277" calcext:value-type="float">
            <text:p>0.900277</text:p>
          </table:table-cell>
          <table:table-cell office:value-type="float" office:value="0.889043" calcext:value-type="float">
            <text:p>0.889043</text:p>
          </table:table-cell>
          <table:table-cell office:value-type="float" office:value="0.892305" calcext:value-type="float">
            <text:p>0.892305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52333" calcext:value-type="float">
            <text:p>0.852333</text:p>
          </table:table-cell>
          <table:table-cell office:value-type="float" office:value="0.850154" calcext:value-type="float">
            <text:p>0.850154</text:p>
          </table:table-cell>
          <table:table-cell office:value-type="float" office:value="0.824257" calcext:value-type="float">
            <text:p>0.824257</text:p>
          </table:table-cell>
          <table:table-cell office:value-type="float" office:value="0.863687" calcext:value-type="float">
            <text:p>0.863687</text:p>
          </table:table-cell>
          <table:table-cell office:value-type="float" office:value="0.874521" calcext:value-type="float">
            <text:p>0.874521</text:p>
          </table:table-cell>
          <table:table-cell office:value-type="float" office:value="0.866748" calcext:value-type="float">
            <text:p>0.866748</text:p>
          </table:table-cell>
          <table:table-cell office:value-type="float" office:value="0.86807" calcext:value-type="float">
            <text:p>0.868070</text:p>
          </table:table-cell>
          <table:table-cell office:value-type="float" office:value="0.835264" calcext:value-type="float">
            <text:p>0.835264</text:p>
          </table:table-cell>
          <table:table-cell office:value-type="float" office:value="0.788478" calcext:value-type="float">
            <text:p>0.788478</text:p>
          </table:table-cell>
          <table:table-cell office:value-type="float" office:value="0.792145" calcext:value-type="float">
            <text:p>0.792145</text:p>
          </table:table-cell>
          <table:table-cell office:value-type="float" office:value="0.902304" calcext:value-type="float">
            <text:p>0.902304</text:p>
          </table:table-cell>
          <table:table-cell office:value-type="float" office:value="0.892917" calcext:value-type="float">
            <text:p>0.892917</text:p>
          </table:table-cell>
          <table:table-cell office:value-type="float" office:value="0.919091" calcext:value-type="float">
            <text:p>0.919091</text:p>
          </table:table-cell>
          <table:table-cell office:value-type="float" office:value="0.929953" calcext:value-type="float">
            <text:p>0.929953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23499" calcext:value-type="float">
            <text:p>0.92349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22483" calcext:value-type="float">
            <text:p>0.922483</text:p>
          </table:table-cell>
          <table:table-cell office:value-type="float" office:value="0.871788" calcext:value-type="float">
            <text:p>0.871788</text:p>
          </table:table-cell>
          <table:table-cell office:value-type="float" office:value="0.850002" calcext:value-type="float">
            <text:p>0.850002</text:p>
          </table:table-cell>
          <table:table-cell office:value-type="float" office:value="0.914229" calcext:value-type="float">
            <text:p>0.914229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0.895215" calcext:value-type="float">
            <text:p>0.895215</text:p>
          </table:table-cell>
          <table:table-cell office:value-type="float" office:value="0.872712" calcext:value-type="float">
            <text:p>0.872712</text:p>
          </table:table-cell>
          <table:table-cell office:value-type="float" office:value="0.919786" calcext:value-type="float">
            <text:p>0.919786</text:p>
          </table:table-cell>
          <table:table-cell office:value-type="float" office:value="0.909771" calcext:value-type="float">
            <text:p>0.909771</text:p>
          </table:table-cell>
          <table:table-cell office:value-type="float" office:value="0.913815" calcext:value-type="float">
            <text:p>0.913815</text:p>
          </table:table-cell>
          <table:table-cell office:value-type="float" office:value="0.887065" calcext:value-type="float">
            <text:p>0.887065</text:p>
          </table:table-cell>
          <table:table-cell office:value-type="float" office:value="0.903287" calcext:value-type="float">
            <text:p>0.903287</text:p>
          </table:table-cell>
          <table:table-cell office:value-type="float" office:value="0.940907" calcext:value-type="float">
            <text:p>0.940907</text:p>
          </table:table-cell>
          <table:table-cell office:value-type="float" office:value="0.94272" calcext:value-type="float">
            <text:p>0.942720</text:p>
          </table:table-cell>
          <table:table-cell office:value-type="float" office:value="0.911708" calcext:value-type="float">
            <text:p>0.911708</text:p>
          </table:table-cell>
          <table:table-cell office:value-type="float" office:value="0.910744" calcext:value-type="float">
            <text:p>0.910744</text:p>
          </table:table-cell>
          <table:table-cell office:value-type="float" office:value="0.868018" calcext:value-type="float">
            <text:p>0.868018</text:p>
          </table:table-cell>
          <table:table-cell office:value-type="float" office:value="0.916802" calcext:value-type="float">
            <text:p>0.916802</text:p>
          </table:table-cell>
          <table:table-cell office:value-type="float" office:value="0.882783" calcext:value-type="float">
            <text:p>0.882783</text:p>
          </table:table-cell>
          <table:table-cell office:value-type="float" office:value="0.875138" calcext:value-type="float">
            <text:p>0.875138</text:p>
          </table:table-cell>
          <table:table-cell office:value-type="float" office:value="0.840282" calcext:value-type="float">
            <text:p>0.840282</text:p>
          </table:table-cell>
          <table:table-cell office:value-type="float" office:value="0.887093" calcext:value-type="float">
            <text:p>0.887093</text:p>
          </table:table-cell>
          <table:table-cell office:value-type="float" office:value="0.915219" calcext:value-type="float">
            <text:p>0.915219</text:p>
          </table:table-cell>
          <table:table-cell office:value-type="float" office:value="0.895024" calcext:value-type="float">
            <text:p>0.895024</text:p>
          </table:table-cell>
          <table:table-cell office:value-type="float" office:value="0.844376" calcext:value-type="float">
            <text:p>0.844376</text:p>
          </table:table-cell>
          <table:table-cell office:value-type="float" office:value="0.855781" calcext:value-type="float">
            <text:p>0.855781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885459" calcext:value-type="float">
            <text:p>0.885459</text:p>
          </table:table-cell>
          <table:table-cell office:value-type="float" office:value="0.908309" calcext:value-type="float">
            <text:p>0.908309</text:p>
          </table:table-cell>
          <table:table-cell office:value-type="float" office:value="0.900496" calcext:value-type="float">
            <text:p>0.900496</text:p>
          </table:table-cell>
          <table:table-cell office:value-type="float" office:value="0.903208" calcext:value-type="float">
            <text:p>0.903208</text:p>
          </table:table-cell>
          <table:table-cell office:value-type="float" office:value="0.849989" calcext:value-type="float">
            <text:p>0.849989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80837" calcext:value-type="float">
            <text:p>0.880837</text:p>
          </table:table-cell>
          <table:table-cell office:value-type="float" office:value="0.85212" calcext:value-type="float">
            <text:p>0.852120</text:p>
          </table:table-cell>
          <table:table-cell office:value-type="float" office:value="0.880477" calcext:value-type="float">
            <text:p>0.880477</text:p>
          </table:table-cell>
          <table:table-cell office:value-type="float" office:value="0.889797" calcext:value-type="float">
            <text:p>0.889797</text:p>
          </table:table-cell>
          <table:table-cell office:value-type="float" office:value="0.882711" calcext:value-type="float">
            <text:p>0.882711</text:p>
          </table:table-cell>
          <table:table-cell office:value-type="float" office:value="0.884911" calcext:value-type="float">
            <text:p>0.884911</text:p>
          </table:table-cell>
          <table:table-cell office:value-type="float" office:value="0.860223" calcext:value-type="float">
            <text:p>0.860223</text:p>
          </table:table-cell>
          <table:table-cell office:value-type="float" office:value="0.835755" calcext:value-type="float">
            <text:p>0.835755</text:p>
          </table:table-cell>
          <table:table-cell office:value-type="float" office:value="0.837346" calcext:value-type="float">
            <text:p>0.837346</text:p>
          </table:table-cell>
          <table:table-cell office:value-type="float" office:value="0.910583" calcext:value-type="float">
            <text:p>0.910583</text:p>
          </table:table-cell>
          <table:table-cell office:value-type="float" office:value="0.903564" calcext:value-type="float">
            <text:p>0.903564</text:p>
          </table:table-cell>
          <table:table-cell office:value-type="float" office:value="0.923692" calcext:value-type="float">
            <text:p>0.923692</text:p>
          </table:table-cell>
          <table:table-cell office:value-type="float" office:value="0.931989" calcext:value-type="float">
            <text:p>0.931989</text:p>
          </table:table-cell>
          <table:table-cell office:value-type="float" office:value="0.934789" calcext:value-type="float">
            <text:p>0.934789</text:p>
          </table:table-cell>
          <table:table-cell office:value-type="float" office:value="0.927569" calcext:value-type="float">
            <text:p>0.92756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0.84414" calcext:value-type="float">
            <text:p>0.844140</text:p>
          </table:table-cell>
          <table:table-cell office:value-type="float" office:value="0.914342" calcext:value-type="float">
            <text:p>0.914342</text:p>
          </table:table-cell>
          <table:table-cell office:value-type="float" office:value="0.906144" calcext:value-type="float">
            <text:p>0.906144</text:p>
          </table:table-cell>
          <table:table-cell office:value-type="float" office:value="0.897463" calcext:value-type="float">
            <text:p>0.897463</text:p>
          </table:table-cell>
          <table:table-cell office:value-type="float" office:value="0.87657" calcext:value-type="float">
            <text:p>0.876570</text:p>
          </table:table-cell>
          <table:table-cell office:value-type="float" office:value="0.920074" calcext:value-type="float">
            <text:p>0.920074</text:p>
          </table:table-cell>
          <table:table-cell office:value-type="float" office:value="0.910562" calcext:value-type="float">
            <text:p>0.910562</text:p>
          </table:table-cell>
          <table:table-cell office:value-type="float" office:value="0.913888" calcext:value-type="float">
            <text:p>0.913888</text:p>
          </table:table-cell>
          <table:table-cell office:value-type="float" office:value="0.889237" calcext:value-type="float">
            <text:p>0.889237</text:p>
          </table:table-cell>
          <table:table-cell office:value-type="float" office:value="0.9033" calcext:value-type="float">
            <text:p>0.903300</text:p>
          </table:table-cell>
          <table:table-cell office:value-type="float" office:value="0.940348" calcext:value-type="float">
            <text:p>0.940348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11512" calcext:value-type="float">
            <text:p>0.911512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537" calcext:value-type="float">
            <text:p>0.871537</text:p>
          </table:table-cell>
          <table:table-cell office:value-type="float" office:value="0.918351" calcext:value-type="float">
            <text:p>0.918351</text:p>
          </table:table-cell>
          <table:table-cell office:value-type="float" office:value="0.884479" calcext:value-type="float">
            <text:p>0.884479</text:p>
          </table:table-cell>
          <table:table-cell office:value-type="float" office:value="0.879444" calcext:value-type="float">
            <text:p>0.879444</text:p>
          </table:table-cell>
          <table:table-cell office:value-type="float" office:value="0.848092" calcext:value-type="float">
            <text:p>0.848092</text:p>
          </table:table-cell>
          <table:table-cell office:value-type="float" office:value="0.890582" calcext:value-type="float">
            <text:p>0.890582</text:p>
          </table:table-cell>
          <table:table-cell office:value-type="float" office:value="0.914198" calcext:value-type="float">
            <text:p>0.914198</text:p>
          </table:table-cell>
          <table:table-cell office:value-type="float" office:value="0.899518" calcext:value-type="float">
            <text:p>0.899518</text:p>
          </table:table-cell>
          <table:table-cell office:value-type="float" office:value="0.842214" calcext:value-type="float">
            <text:p>0.842214</text:p>
          </table:table-cell>
          <table:table-cell office:value-type="float" office:value="0.857615" calcext:value-type="float">
            <text:p>0.857615</text:p>
          </table:table-cell>
          <table:table-cell office:value-type="float" office:value="0.863003" calcext:value-type="float">
            <text:p>0.863003</text:p>
          </table:table-cell>
          <table:table-cell office:value-type="float" office:value="0.888129" calcext:value-type="float">
            <text:p>0.888129</text:p>
          </table:table-cell>
          <table:table-cell office:value-type="float" office:value="0.909321" calcext:value-type="float">
            <text:p>0.909321</text:p>
          </table:table-cell>
          <table:table-cell office:value-type="float" office:value="0.902092" calcext:value-type="float">
            <text:p>0.902092</text:p>
          </table:table-cell>
          <table:table-cell office:value-type="float" office:value="0.904132" calcext:value-type="float">
            <text:p>0.904132</text:p>
          </table:table-cell>
          <table:table-cell office:value-type="float" office:value="0.843182" calcext:value-type="float">
            <text:p>0.843182</text:p>
          </table:table-cell>
          <table:table-cell office:value-type="float" office:value="0.875931" calcext:value-type="float">
            <text:p>0.875931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5831" calcext:value-type="float">
            <text:p>0.858310</text:p>
          </table:table-cell>
          <table:table-cell office:value-type="float" office:value="0.883442" calcext:value-type="float">
            <text:p>0.883442</text:p>
          </table:table-cell>
          <table:table-cell office:value-type="float" office:value="0.892527" calcext:value-type="float">
            <text:p>0.892527</text:p>
          </table:table-cell>
          <table:table-cell office:value-type="float" office:value="0.885622" calcext:value-type="float">
            <text:p>0.885622</text:p>
          </table:table-cell>
          <table:table-cell office:value-type="float" office:value="0.888318" calcext:value-type="float">
            <text:p>0.888318</text:p>
          </table:table-cell>
          <table:table-cell office:value-type="float" office:value="0.865686" calcext:value-type="float">
            <text:p>0.865686</text:p>
          </table:table-cell>
          <table:table-cell office:value-type="float" office:value="0.832936" calcext:value-type="float">
            <text:p>0.832936</text:p>
          </table:table-cell>
          <table:table-cell office:value-type="float" office:value="0.834555" calcext:value-type="float">
            <text:p>0.834555</text:p>
          </table:table-cell>
          <table:table-cell office:value-type="float" office:value="0.910541" calcext:value-type="float">
            <text:p>0.910541</text:p>
          </table:table-cell>
          <table:table-cell office:value-type="float" office:value="0.903934" calcext:value-type="float">
            <text:p>0.903934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32125" calcext:value-type="float">
            <text:p>0.932125</text:p>
          </table:table-cell>
          <table:table-cell office:value-type="float" office:value="0.934633" calcext:value-type="float">
            <text:p>0.934633</text:p>
          </table:table-cell>
          <table:table-cell office:value-type="float" office:value="0.927409" calcext:value-type="float">
            <text:p>0.92740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16268" calcext:value-type="float">
            <text:p>0.916268</text:p>
          </table:table-cell>
          <table:table-cell office:value-type="float" office:value="0.843619" calcext:value-type="float">
            <text:p>0.843619</text:p>
          </table:table-cell>
          <table:table-cell office:value-type="float" office:value="0.812313" calcext:value-type="float">
            <text:p>0.812313</text:p>
          </table:table-cell>
          <table:table-cell office:value-type="float" office:value="0.907539" calcext:value-type="float">
            <text:p>0.907539</text:p>
          </table:table-cell>
          <table:table-cell office:value-type="float" office:value="0.895557" calcext:value-type="float">
            <text:p>0.895557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42927" calcext:value-type="float">
            <text:p>0.842927</text:p>
          </table:table-cell>
          <table:table-cell office:value-type="float" office:value="0.910874" calcext:value-type="float">
            <text:p>0.910874</text:p>
          </table:table-cell>
          <table:table-cell office:value-type="float" office:value="0.898706" calcext:value-type="float">
            <text:p>0.898706</text:p>
          </table:table-cell>
          <table:table-cell office:value-type="float" office:value="0.902743" calcext:value-type="float">
            <text:p>0.902743</text:p>
          </table:table-cell>
          <table:table-cell office:value-type="float" office:value="0.86284" calcext:value-type="float">
            <text:p>0.862840</text:p>
          </table:table-cell>
          <table:table-cell office:value-type="float" office:value="0.901204" calcext:value-type="float">
            <text:p>0.901204</text:p>
          </table:table-cell>
          <table:table-cell office:value-type="float" office:value="0.935542" calcext:value-type="float">
            <text:p>0.935542</text:p>
          </table:table-cell>
          <table:table-cell office:value-type="float" office:value="0.939782" calcext:value-type="float">
            <text:p>0.939782</text:p>
          </table:table-cell>
          <table:table-cell office:value-type="float" office:value="0.901312" calcext:value-type="float">
            <text:p>0.901312</text:p>
          </table:table-cell>
          <table:table-cell office:value-type="float" office:value="0.898038" calcext:value-type="float">
            <text:p>0.898038</text:p>
          </table:table-cell>
          <table:table-cell office:value-type="float" office:value="0.835275" calcext:value-type="float">
            <text:p>0.835275</text:p>
          </table:table-cell>
          <table:table-cell office:value-type="float" office:value="0.903007" calcext:value-type="float">
            <text:p>0.903007</text:p>
          </table:table-cell>
          <table:table-cell office:value-type="float" office:value="0.860985" calcext:value-type="float">
            <text:p>0.860985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0.793428" calcext:value-type="float">
            <text:p>0.793428</text:p>
          </table:table-cell>
          <table:table-cell office:value-type="float" office:value="0.863524" calcext:value-type="float">
            <text:p>0.863524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0.879746" calcext:value-type="float">
            <text:p>0.879746</text:p>
          </table:table-cell>
          <table:table-cell office:value-type="float" office:value="0.801596" calcext:value-type="float">
            <text:p>0.801596</text:p>
          </table:table-cell>
          <table:table-cell office:value-type="float" office:value="0.81819" calcext:value-type="float">
            <text:p>0.818190</text:p>
          </table:table-cell>
          <table:table-cell office:value-type="float" office:value="0.821464" calcext:value-type="float">
            <text:p>0.821464</text:p>
          </table:table-cell>
          <table:table-cell office:value-type="float" office:value="0.860686" calcext:value-type="float">
            <text:p>0.860686</text:p>
          </table:table-cell>
          <table:table-cell office:value-type="float" office:value="0.896828" calcext:value-type="float">
            <text:p>0.896828</text:p>
          </table:table-cell>
          <table:table-cell office:value-type="float" office:value="0.882232" calcext:value-type="float">
            <text:p>0.882232</text:p>
          </table:table-cell>
          <table:table-cell office:value-type="float" office:value="0.887547" calcext:value-type="float">
            <text:p>0.887547</text:p>
          </table:table-cell>
          <table:table-cell office:value-type="float" office:value="0.815377" calcext:value-type="float">
            <text:p>0.815377</text:p>
          </table:table-cell>
          <table:table-cell office:value-type="float" office:value="0.845286" calcext:value-type="float">
            <text:p>0.845286</text:p>
          </table:table-cell>
          <table:table-cell office:value-type="float" office:value="0.855568" calcext:value-type="float">
            <text:p>0.85556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12086" calcext:value-type="float">
            <text:p>0.812086</text:p>
          </table:table-cell>
          <table:table-cell office:value-type="float" office:value="0.865257" calcext:value-type="float">
            <text:p>0.865257</text:p>
          </table:table-cell>
          <table:table-cell office:value-type="float" office:value="0.856997" calcext:value-type="float">
            <text:p>0.856997</text:p>
          </table:table-cell>
          <table:table-cell office:value-type="float" office:value="0.861201" calcext:value-type="float">
            <text:p>0.861201</text:p>
          </table:table-cell>
          <table:table-cell office:value-type="float" office:value="0.825857" calcext:value-type="float">
            <text:p>0.825857</text:p>
          </table:table-cell>
          <table:table-cell office:value-type="float" office:value="0.790827" calcext:value-type="float">
            <text:p>0.790827</text:p>
          </table:table-cell>
          <table:table-cell office:value-type="float" office:value="0.794727" calcext:value-type="float">
            <text:p>0.794727</text:p>
          </table:table-cell>
          <table:table-cell office:value-type="float" office:value="0.899157" calcext:value-type="float">
            <text:p>0.899157</text:p>
          </table:table-cell>
          <table:table-cell office:value-type="float" office:value="0.885856" calcext:value-type="float">
            <text:p>0.885856</text:p>
          </table:table-cell>
          <table:table-cell office:value-type="float" office:value="0.917501" calcext:value-type="float">
            <text:p>0.917501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932587" calcext:value-type="float">
            <text:p>0.932587</text:p>
          </table:table-cell>
          <table:table-cell office:value-type="float" office:value="0.922075" calcext:value-type="float">
            <text:p>0.92207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21413" calcext:value-type="float">
            <text:p>0.921413</text:p>
          </table:table-cell>
          <table:table-cell office:value-type="float" office:value="0.876831" calcext:value-type="float">
            <text:p>0.876831</text:p>
          </table:table-cell>
          <table:table-cell office:value-type="float" office:value="0.860644" calcext:value-type="float">
            <text:p>0.860644</text:p>
          </table:table-cell>
          <table:table-cell office:value-type="float" office:value="0.914278" calcext:value-type="float">
            <text:p>0.914278</text:p>
          </table:table-cell>
          <table:table-cell office:value-type="float" office:value="0.906272" calcext:value-type="float">
            <text:p>0.906272</text:p>
          </table:table-cell>
          <table:table-cell office:value-type="float" office:value="0.899097" calcext:value-type="float">
            <text:p>0.899097</text:p>
          </table:table-cell>
          <table:table-cell office:value-type="float" office:value="0.877657" calcext:value-type="float">
            <text:p>0.877657</text:p>
          </table:table-cell>
          <table:table-cell office:value-type="float" office:value="0.920261" calcext:value-type="float">
            <text:p>0.920261</text:p>
          </table:table-cell>
          <table:table-cell office:value-type="float" office:value="0.909391" calcext:value-type="float">
            <text:p>0.909391</text:p>
          </table:table-cell>
          <table:table-cell office:value-type="float" office:value="0.914444" calcext:value-type="float">
            <text:p>0.914444</text:p>
          </table:table-cell>
          <table:table-cell office:value-type="float" office:value="0.889866" calcext:value-type="float">
            <text:p>0.889866</text:p>
          </table:table-cell>
          <table:table-cell office:value-type="float" office:value="0.901636" calcext:value-type="float">
            <text:p>0.901636</text:p>
          </table:table-cell>
          <table:table-cell office:value-type="float" office:value="0.940458" calcext:value-type="float">
            <text:p>0.940458</text:p>
          </table:table-cell>
          <table:table-cell office:value-type="float" office:value="0.941992" calcext:value-type="float">
            <text:p>0.941992</text:p>
          </table:table-cell>
          <table:table-cell office:value-type="float" office:value="0.911785" calcext:value-type="float">
            <text:p>0.911785</text:p>
          </table:table-cell>
          <table:table-cell office:value-type="float" office:value="0.911832" calcext:value-type="float">
            <text:p>0.911832</text:p>
          </table:table-cell>
          <table:table-cell office:value-type="float" office:value="0.873663" calcext:value-type="float">
            <text:p>0.873663</text:p>
          </table:table-cell>
          <table:table-cell office:value-type="float" office:value="0.918652" calcext:value-type="float">
            <text:p>0.918652</text:p>
          </table:table-cell>
          <table:table-cell office:value-type="float" office:value="0.885657" calcext:value-type="float">
            <text:p>0.885657</text:p>
          </table:table-cell>
          <table:table-cell office:value-type="float" office:value="0.881771" calcext:value-type="float">
            <text:p>0.881771</text:p>
          </table:table-cell>
          <table:table-cell office:value-type="float" office:value="0.853843" calcext:value-type="float">
            <text:p>0.853843</text:p>
          </table:table-cell>
          <table:table-cell office:value-type="float" office:value="0.890896" calcext:value-type="float">
            <text:p>0.890896</text:p>
          </table:table-cell>
          <table:table-cell office:value-type="float" office:value="0.915172" calcext:value-type="float">
            <text:p>0.915172</text:p>
          </table:table-cell>
          <table:table-cell office:value-type="float" office:value="0.899458" calcext:value-type="float">
            <text:p>0.899458</text:p>
          </table:table-cell>
          <table:table-cell office:value-type="float" office:value="0.857082" calcext:value-type="float">
            <text:p>0.857082</text:p>
          </table:table-cell>
          <table:table-cell office:value-type="float" office:value="0.866481" calcext:value-type="float">
            <text:p>0.866481</text:p>
          </table:table-cell>
          <table:table-cell office:value-type="float" office:value="0.867505" calcext:value-type="float">
            <text:p>0.867505</text:p>
          </table:table-cell>
          <table:table-cell office:value-type="float" office:value="0.890158" calcext:value-type="float">
            <text:p>0.890158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2274" calcext:value-type="float">
            <text:p>0.902274</text:p>
          </table:table-cell>
          <table:table-cell office:value-type="float" office:value="0.904526" calcext:value-type="float">
            <text:p>0.904526</text:p>
          </table:table-cell>
          <table:table-cell office:value-type="float" office:value="0.860195" calcext:value-type="float">
            <text:p>0.860195</text:p>
          </table:table-cell>
          <table:table-cell office:value-type="float" office:value="0.878784" calcext:value-type="float">
            <text:p>0.878784</text:p>
          </table:table-cell>
          <table:table-cell office:value-type="float" office:value="0.886564" calcext:value-type="float">
            <text:p>0.886564</text:p>
          </table:table-cell>
          <table:table-cell office:value-type="float" office:value="0.817799" calcext:value-type="float">
            <text:p>0.817799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85551" calcext:value-type="float">
            <text:p>0.885551</text:p>
          </table:table-cell>
          <table:table-cell office:value-type="float" office:value="0.890081" calcext:value-type="float">
            <text:p>0.890081</text:p>
          </table:table-cell>
          <table:table-cell office:value-type="float" office:value="0.869849" calcext:value-type="float">
            <text:p>0.869849</text:p>
          </table:table-cell>
          <table:table-cell office:value-type="float" office:value="0.849593" calcext:value-type="float">
            <text:p>0.849593</text:p>
          </table:table-cell>
          <table:table-cell office:value-type="float" office:value="0.850565" calcext:value-type="float">
            <text:p>0.850565</text:p>
          </table:table-cell>
          <table:table-cell office:value-type="float" office:value="0.910217" calcext:value-type="float">
            <text:p>0.910217</text:p>
          </table:table-cell>
          <table:table-cell office:value-type="float" office:value="0.904224" calcext:value-type="float">
            <text:p>0.904224</text:p>
          </table:table-cell>
          <table:table-cell office:value-type="float" office:value="0.923817" calcext:value-type="float">
            <text:p>0.923817</text:p>
          </table:table-cell>
          <table:table-cell office:value-type="float" office:value="0.931054" calcext:value-type="float">
            <text:p>0.931054</text:p>
          </table:table-cell>
          <table:table-cell office:value-type="float" office:value="0.933587" calcext:value-type="float">
            <text:p>0.933587</text:p>
          </table:table-cell>
          <table:table-cell office:value-type="float" office:value="0.927477" calcext:value-type="float">
            <text:p>0.92747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924389" calcext:value-type="float">
            <text:p>0.924389</text:p>
          </table:table-cell>
          <table:table-cell office:value-type="float" office:value="0.88693" calcext:value-type="float">
            <text:p>0.886930</text:p>
          </table:table-cell>
          <table:table-cell office:value-type="float" office:value="0.87135" calcext:value-type="float">
            <text:p>0.871350</text:p>
          </table:table-cell>
          <table:table-cell office:value-type="float" office:value="0.915568" calcext:value-type="float">
            <text:p>0.915568</text:p>
          </table:table-cell>
          <table:table-cell office:value-type="float" office:value="0.907903" calcext:value-type="float">
            <text:p>0.907903</text:p>
          </table:table-cell>
          <table:table-cell office:value-type="float" office:value="0.904586" calcext:value-type="float">
            <text:p>0.904586</text:p>
          </table:table-cell>
          <table:table-cell office:value-type="float" office:value="0.885078" calcext:value-type="float">
            <text:p>0.885078</text:p>
          </table:table-cell>
          <table:table-cell office:value-type="float" office:value="0.921818" calcext:value-type="float">
            <text:p>0.921818</text:p>
          </table:table-cell>
          <table:table-cell office:value-type="float" office:value="0.912799" calcext:value-type="float">
            <text:p>0.912799</text:p>
          </table:table-cell>
          <table:table-cell office:value-type="float" office:value="0.916464" calcext:value-type="float">
            <text:p>0.916464</text:p>
          </table:table-cell>
          <table:table-cell office:value-type="float" office:value="0.899176" calcext:value-type="float">
            <text:p>0.899176</text:p>
          </table:table-cell>
          <table:table-cell office:value-type="float" office:value="0.906846" calcext:value-type="float">
            <text:p>0.906846</text:p>
          </table:table-cell>
          <table:table-cell office:value-type="float" office:value="0.942619" calcext:value-type="float">
            <text:p>0.942619</text:p>
          </table:table-cell>
          <table:table-cell office:value-type="float" office:value="0.943132" calcext:value-type="float">
            <text:p>0.943132</text:p>
          </table:table-cell>
          <table:table-cell office:value-type="float" office:value="0.914015" calcext:value-type="float">
            <text:p>0.914015</text:p>
          </table:table-cell>
          <table:table-cell office:value-type="float" office:value="0.914886" calcext:value-type="float">
            <text:p>0.914886</text:p>
          </table:table-cell>
          <table:table-cell office:value-type="float" office:value="0.881822" calcext:value-type="float">
            <text:p>0.881822</text:p>
          </table:table-cell>
          <table:table-cell office:value-type="float" office:value="0.922302" calcext:value-type="float">
            <text:p>0.922302</text:p>
          </table:table-cell>
          <table:table-cell office:value-type="float" office:value="0.890002" calcext:value-type="float">
            <text:p>0.890002</text:p>
          </table:table-cell>
          <table:table-cell office:value-type="float" office:value="0.88968" calcext:value-type="float">
            <text:p>0.889680</text:p>
          </table:table-cell>
          <table:table-cell office:value-type="float" office:value="0.864169" calcext:value-type="float">
            <text:p>0.864169</text:p>
          </table:table-cell>
          <table:table-cell office:value-type="float" office:value="0.896005" calcext:value-type="float">
            <text:p>0.896005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0.904042" calcext:value-type="float">
            <text:p>0.904042</text:p>
          </table:table-cell>
          <table:table-cell office:value-type="float" office:value="0.867553" calcext:value-type="float">
            <text:p>0.867553</text:p>
          </table:table-cell>
          <table:table-cell office:value-type="float" office:value="0.876072" calcext:value-type="float">
            <text:p>0.876072</text:p>
          </table:table-cell>
          <table:table-cell office:value-type="float" office:value="0.876425" calcext:value-type="float">
            <text:p>0.876425</text:p>
          </table:table-cell>
          <table:table-cell office:value-type="float" office:value="0.896606" calcext:value-type="float">
            <text:p>0.896606</text:p>
          </table:table-cell>
          <table:table-cell office:value-type="float" office:value="0.912969" calcext:value-type="float">
            <text:p>0.912969</text:p>
          </table:table-cell>
          <table:table-cell office:value-type="float" office:value="0.902664" calcext:value-type="float">
            <text:p>0.902664</text:p>
          </table:table-cell>
          <table:table-cell office:value-type="float" office:value="0.907651" calcext:value-type="float">
            <text:p>0.907651</text:p>
          </table:table-cell>
          <table:table-cell office:value-type="float" office:value="0.871339" calcext:value-type="float">
            <text:p>0.871339</text:p>
          </table:table-cell>
          <table:table-cell office:value-type="float" office:value="0.888067" calcext:value-type="float">
            <text:p>0.888067</text:p>
          </table:table-cell>
          <table:table-cell office:value-type="float" office:value="0.89484" calcext:value-type="float">
            <text:p>0.894840</text:p>
          </table:table-cell>
          <table:table-cell office:value-type="float" office:value="0.870167" calcext:value-type="float">
            <text:p>0.870167</text:p>
          </table:table-cell>
          <table:table-cell office:value-type="float" office:value="0.891821" calcext:value-type="float">
            <text:p>0.891821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89772" calcext:value-type="float">
            <text:p>0.889772</text:p>
          </table:table-cell>
          <table:table-cell office:value-type="float" office:value="0.895885" calcext:value-type="float">
            <text:p>0.895885</text:p>
          </table:table-cell>
          <table:table-cell office:value-type="float" office:value="0.878513" calcext:value-type="float">
            <text:p>0.878513</text:p>
          </table:table-cell>
          <table:table-cell office:value-type="float" office:value="0.861248" calcext:value-type="float">
            <text:p>0.861248</text:p>
          </table:table-cell>
          <table:table-cell office:value-type="float" office:value="0.862431" calcext:value-type="float">
            <text:p>0.862431</text:p>
          </table:table-cell>
          <table:table-cell office:value-type="float" office:value="0.911689" calcext:value-type="float">
            <text:p>0.911689</text:p>
          </table:table-cell>
          <table:table-cell office:value-type="float" office:value="0.90657" calcext:value-type="float">
            <text:p>0.906570</text:p>
          </table:table-cell>
          <table:table-cell office:value-type="float" office:value="0.924354" calcext:value-type="float">
            <text:p>0.924354</text:p>
          </table:table-cell>
          <table:table-cell office:value-type="float" office:value="0.931711" calcext:value-type="float">
            <text:p>0.931711</text:p>
          </table:table-cell>
          <table:table-cell office:value-type="float" office:value="0.934427" calcext:value-type="float">
            <text:p>0.934427</text:p>
          </table:table-cell>
          <table:table-cell office:value-type="float" office:value="0.92804" calcext:value-type="float">
            <text:p>0.9280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2497" calcext:value-type="float">
            <text:p>0.924970</text:p>
          </table:table-cell>
          <table:table-cell office:value-type="float" office:value="0.883712" calcext:value-type="float">
            <text:p>0.883712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6328" calcext:value-type="float">
            <text:p>0.916328</text:p>
          </table:table-cell>
          <table:table-cell office:value-type="float" office:value="0.908036" calcext:value-type="float">
            <text:p>0.908036</text:p>
          </table:table-cell>
          <table:table-cell office:value-type="float" office:value="0.903214" calcext:value-type="float">
            <text:p>0.903214</text:p>
          </table:table-cell>
          <table:table-cell office:value-type="float" office:value="0.882284" calcext:value-type="float">
            <text:p>0.882284</text:p>
          </table:table-cell>
          <table:table-cell office:value-type="float" office:value="0.921901" calcext:value-type="float">
            <text:p>0.921901</text:p>
          </table:table-cell>
          <table:table-cell office:value-type="float" office:value="0.912129" calcext:value-type="float">
            <text:p>0.912129</text:p>
          </table:table-cell>
          <table:table-cell office:value-type="float" office:value="0.91639" calcext:value-type="float">
            <text:p>0.916390</text:p>
          </table:table-cell>
          <table:table-cell office:value-type="float" office:value="0.896854" calcext:value-type="float">
            <text:p>0.896854</text:p>
          </table:table-cell>
          <table:table-cell office:value-type="float" office:value="0.906832" calcext:value-type="float">
            <text:p>0.906832</text:p>
          </table:table-cell>
          <table:table-cell office:value-type="float" office:value="0.943378" calcext:value-type="float">
            <text:p>0.943378</text:p>
          </table:table-cell>
          <table:table-cell office:value-type="float" office:value="0.944001" calcext:value-type="float">
            <text:p>0.944001</text:p>
          </table:table-cell>
          <table:table-cell office:value-type="float" office:value="0.913771" calcext:value-type="float">
            <text:p>0.913771</text:p>
          </table:table-cell>
          <table:table-cell office:value-type="float" office:value="0.912725" calcext:value-type="float">
            <text:p>0.912725</text:p>
          </table:table-cell>
          <table:table-cell office:value-type="float" office:value="0.878263" calcext:value-type="float">
            <text:p>0.878263</text:p>
          </table:table-cell>
          <table:table-cell office:value-type="float" office:value="0.921014" calcext:value-type="float">
            <text:p>0.921014</text:p>
          </table:table-cell>
          <table:table-cell office:value-type="float" office:value="0.888232" calcext:value-type="float">
            <text:p>0.888232</text:p>
          </table:table-cell>
          <table:table-cell office:value-type="float" office:value="0.886638" calcext:value-type="float">
            <text:p>0.886638</text:p>
          </table:table-cell>
          <table:table-cell office:value-type="float" office:value="0.859184" calcext:value-type="float">
            <text:p>0.859184</text:p>
          </table:table-cell>
          <table:table-cell office:value-type="float" office:value="0.892833" calcext:value-type="float">
            <text:p>0.892833</text:p>
          </table:table-cell>
          <table:table-cell office:value-type="float" office:value="0.91804" calcext:value-type="float">
            <text:p>0.918040</text:p>
          </table:table-cell>
          <table:table-cell office:value-type="float" office:value="0.902611" calcext:value-type="float">
            <text:p>0.902611</text:p>
          </table:table-cell>
          <table:table-cell office:value-type="float" office:value="0.862592" calcext:value-type="float">
            <text:p>0.862592</text:p>
          </table:table-cell>
          <table:table-cell office:value-type="float" office:value="0.872231" calcext:value-type="float">
            <text:p>0.872231</text:p>
          </table:table-cell>
          <table:table-cell office:value-type="float" office:value="0.872875" calcext:value-type="float">
            <text:p>0.872875</text:p>
          </table:table-cell>
          <table:table-cell office:value-type="float" office:value="0.89424" calcext:value-type="float">
            <text:p>0.894240</text:p>
          </table:table-cell>
          <table:table-cell office:value-type="float" office:value="0.912697" calcext:value-type="float">
            <text:p>0.912697</text:p>
          </table:table-cell>
          <table:table-cell office:value-type="float" office:value="0.904692" calcext:value-type="float">
            <text:p>0.904692</text:p>
          </table:table-cell>
          <table:table-cell office:value-type="float" office:value="0.906665" calcext:value-type="float">
            <text:p>0.906665</text:p>
          </table:table-cell>
          <table:table-cell office:value-type="float" office:value="0.867074" calcext:value-type="float">
            <text:p>0.867074</text:p>
          </table:table-cell>
          <table:table-cell office:value-type="float" office:value="0.885192" calcext:value-type="float">
            <text:p>0.885192</text:p>
          </table:table-cell>
          <table:table-cell office:value-type="float" office:value="0.892459" calcext:value-type="float">
            <text:p>0.892459</text:p>
          </table:table-cell>
          <table:table-cell office:value-type="float" office:value="0.866719" calcext:value-type="float">
            <text:p>0.866719</text:p>
          </table:table-cell>
          <table:table-cell office:value-type="float" office:value="0.890041" calcext:value-type="float">
            <text:p>0.890041</text:p>
          </table:table-cell>
          <table:table-cell office:value-type="float" office:value="0.89531" calcext:value-type="float">
            <text:p>0.89531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4065" calcext:value-type="float">
            <text:p>0.894065</text:p>
          </table:table-cell>
          <table:table-cell office:value-type="float" office:value="0.874907" calcext:value-type="float">
            <text:p>0.874907</text:p>
          </table:table-cell>
          <table:table-cell office:value-type="float" office:value="0.855548" calcext:value-type="float">
            <text:p>0.855548</text:p>
          </table:table-cell>
          <table:table-cell office:value-type="float" office:value="0.85702" calcext:value-type="float">
            <text:p>0.857020</text:p>
          </table:table-cell>
          <table:table-cell office:value-type="float" office:value="0.911157" calcext:value-type="float">
            <text:p>0.911157</text:p>
          </table:table-cell>
          <table:table-cell office:value-type="float" office:value="0.906575" calcext:value-type="float">
            <text:p>0.906575</text:p>
          </table:table-cell>
          <table:table-cell office:value-type="float" office:value="0.925118" calcext:value-type="float">
            <text:p>0.925118</text:p>
          </table:table-cell>
          <table:table-cell office:value-type="float" office:value="0.933561" calcext:value-type="float">
            <text:p>0.933561</text:p>
          </table:table-cell>
          <table:table-cell office:value-type="float" office:value="0.936019" calcext:value-type="float">
            <text:p>0.936019</text:p>
          </table:table-cell>
          <table:table-cell office:value-type="float" office:value="0.928746" calcext:value-type="float">
            <text:p>0.92874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22968" calcext:value-type="float">
            <text:p>0.922968</text:p>
          </table:table-cell>
          <table:table-cell office:value-type="float" office:value="0.881935" calcext:value-type="float">
            <text:p>0.881935</text:p>
          </table:table-cell>
          <table:table-cell office:value-type="float" office:value="0.863982" calcext:value-type="float">
            <text:p>0.863982</text:p>
          </table:table-cell>
          <table:table-cell office:value-type="float" office:value="0.915189" calcext:value-type="float">
            <text:p>0.915189</text:p>
          </table:table-cell>
          <table:table-cell office:value-type="float" office:value="0.90807" calcext:value-type="float">
            <text:p>0.908070</text:p>
          </table:table-cell>
          <table:table-cell office:value-type="float" office:value="0.896658" calcext:value-type="float">
            <text:p>0.896658</text:p>
          </table:table-cell>
          <table:table-cell office:value-type="float" office:value="0.88094" calcext:value-type="float">
            <text:p>0.880940</text:p>
          </table:table-cell>
          <table:table-cell office:value-type="float" office:value="0.919397" calcext:value-type="float">
            <text:p>0.919397</text:p>
          </table:table-cell>
          <table:table-cell office:value-type="float" office:value="0.912726" calcext:value-type="float">
            <text:p>0.912726</text:p>
          </table:table-cell>
          <table:table-cell office:value-type="float" office:value="0.913395" calcext:value-type="float">
            <text:p>0.913395</text:p>
          </table:table-cell>
          <table:table-cell office:value-type="float" office:value="0.896503" calcext:value-type="float">
            <text:p>0.896503</text:p>
          </table:table-cell>
          <table:table-cell office:value-type="float" office:value="0.909101" calcext:value-type="float">
            <text:p>0.909101</text:p>
          </table:table-cell>
          <table:table-cell office:value-type="float" office:value="0.941521" calcext:value-type="float">
            <text:p>0.941521</text:p>
          </table:table-cell>
          <table:table-cell office:value-type="float" office:value="0.94299" calcext:value-type="float">
            <text:p>0.942990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911515" calcext:value-type="float">
            <text:p>0.911515</text:p>
          </table:table-cell>
          <table:table-cell office:value-type="float" office:value="0.876564" calcext:value-type="float">
            <text:p>0.876564</text:p>
          </table:table-cell>
          <table:table-cell office:value-type="float" office:value="0.918081" calcext:value-type="float">
            <text:p>0.918081</text:p>
          </table:table-cell>
          <table:table-cell office:value-type="float" office:value="0.887824" calcext:value-type="float">
            <text:p>0.887824</text:p>
          </table:table-cell>
          <table:table-cell office:value-type="float" office:value="0.878733" calcext:value-type="float">
            <text:p>0.878733</text:p>
          </table:table-cell>
          <table:table-cell office:value-type="float" office:value="0.845896" calcext:value-type="float">
            <text:p>0.845896</text:p>
          </table:table-cell>
          <table:table-cell office:value-type="float" office:value="0.893797" calcext:value-type="float">
            <text:p>0.893797</text:p>
          </table:table-cell>
          <table:table-cell office:value-type="float" office:value="0.915212" calcext:value-type="float">
            <text:p>0.915212</text:p>
          </table:table-cell>
          <table:table-cell office:value-type="float" office:value="0.901777" calcext:value-type="float">
            <text:p>0.901777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0.869623" calcext:value-type="float">
            <text:p>0.869623</text:p>
          </table:table-cell>
          <table:table-cell office:value-type="float" office:value="0.860813" calcext:value-type="float">
            <text:p>0.860813</text:p>
          </table:table-cell>
          <table:table-cell office:value-type="float" office:value="0.88743" calcext:value-type="float">
            <text:p>0.887430</text:p>
          </table:table-cell>
          <table:table-cell office:value-type="float" office:value="0.908818" calcext:value-type="float">
            <text:p>0.908818</text:p>
          </table:table-cell>
          <table:table-cell office:value-type="float" office:value="0.905499" calcext:value-type="float">
            <text:p>0.905499</text:p>
          </table:table-cell>
          <table:table-cell office:value-type="float" office:value="0.902336" calcext:value-type="float">
            <text:p>0.902336</text:p>
          </table:table-cell>
          <table:table-cell office:value-type="float" office:value="0.863706" calcext:value-type="float">
            <text:p>0.863706</text:p>
          </table:table-cell>
          <table:table-cell office:value-type="float" office:value="0.882349" calcext:value-type="float">
            <text:p>0.882349</text:p>
          </table:table-cell>
          <table:table-cell office:value-type="float" office:value="0.889456" calcext:value-type="float">
            <text:p>0.889456</text:p>
          </table:table-cell>
          <table:table-cell office:value-type="float" office:value="0.865656" calcext:value-type="float">
            <text:p>0.865656</text:p>
          </table:table-cell>
          <table:table-cell office:value-type="float" office:value="0.887954" calcext:value-type="float">
            <text:p>0.887954</text:p>
          </table:table-cell>
          <table:table-cell office:value-type="float" office:value="0.894871" calcext:value-type="float">
            <text:p>0.894871</text:p>
          </table:table-cell>
          <table:table-cell office:value-type="float" office:value="0.888297" calcext:value-type="float">
            <text:p>0.888297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63767" calcext:value-type="float">
            <text:p>0.863767</text:p>
          </table:table-cell>
          <table:table-cell office:value-type="float" office:value="0.853027" calcext:value-type="float">
            <text:p>0.853027</text:p>
          </table:table-cell>
          <table:table-cell office:value-type="float" office:value="0.85428" calcext:value-type="float">
            <text:p>0.854280</text:p>
          </table:table-cell>
          <table:table-cell office:value-type="float" office:value="0.908757" calcext:value-type="float">
            <text:p>0.908757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2277" calcext:value-type="float">
            <text:p>0.922770</text:p>
          </table:table-cell>
          <table:table-cell office:value-type="float" office:value="0.933046" calcext:value-type="float">
            <text:p>0.933046</text:p>
          </table:table-cell>
          <table:table-cell office:value-type="float" office:value="0.935699" calcext:value-type="float">
            <text:p>0.935699</text:p>
          </table:table-cell>
          <table:table-cell office:value-type="float" office:value="0.926437" calcext:value-type="float">
            <text:p>0.9264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19472" calcext:value-type="float">
            <text:p>0.919472</text:p>
          </table:table-cell>
          <table:table-cell office:value-type="float" office:value="0.858349" calcext:value-type="float">
            <text:p>0.858349</text:p>
          </table:table-cell>
          <table:table-cell office:value-type="float" office:value="0.830107" calcext:value-type="float">
            <text:p>0.830107</text:p>
          </table:table-cell>
          <table:table-cell office:value-type="float" office:value="0.910588" calcext:value-type="float">
            <text:p>0.910588</text:p>
          </table:table-cell>
          <table:table-cell office:value-type="float" office:value="0.901143" calcext:value-type="float">
            <text:p>0.901143</text:p>
          </table:table-cell>
          <table:table-cell office:value-type="float" office:value="0.877839" calcext:value-type="float">
            <text:p>0.877839</text:p>
          </table:table-cell>
          <table:table-cell office:value-type="float" office:value="0.857755" calcext:value-type="float">
            <text:p>0.857755</text:p>
          </table:table-cell>
          <table:table-cell office:value-type="float" office:value="0.913293" calcext:value-type="float">
            <text:p>0.913293</text:p>
          </table:table-cell>
          <table:table-cell office:value-type="float" office:value="0.904408" calcext:value-type="float">
            <text:p>0.904408</text:p>
          </table:table-cell>
          <table:table-cell office:value-type="float" office:value="0.905674" calcext:value-type="float">
            <text:p>0.905674</text:p>
          </table:table-cell>
          <table:table-cell office:value-type="float" office:value="0.877857" calcext:value-type="float">
            <text:p>0.877857</text:p>
          </table:table-cell>
          <table:table-cell office:value-type="float" office:value="0.902512" calcext:value-type="float">
            <text:p>0.902512</text:p>
          </table:table-cell>
          <table:table-cell office:value-type="float" office:value="0.939313" calcext:value-type="float">
            <text:p>0.939313</text:p>
          </table:table-cell>
          <table:table-cell office:value-type="float" office:value="0.942298" calcext:value-type="float">
            <text:p>0.942298</text:p>
          </table:table-cell>
          <table:table-cell office:value-type="float" office:value="0.90395" calcext:value-type="float">
            <text:p>0.903950</text:p>
          </table:table-cell>
          <table:table-cell office:value-type="float" office:value="0.901952" calcext:value-type="float">
            <text:p>0.901952</text:p>
          </table:table-cell>
          <table:table-cell office:value-type="float" office:value="0.85117" calcext:value-type="float">
            <text:p>0.851170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0.871498" calcext:value-type="float">
            <text:p>0.871498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795878" calcext:value-type="float">
            <text:p>0.795878</text:p>
          </table:table-cell>
          <table:table-cell office:value-type="float" office:value="0.876705" calcext:value-type="float">
            <text:p>0.876705</text:p>
          </table:table-cell>
          <table:table-cell office:value-type="float" office:value="0.908707" calcext:value-type="float">
            <text:p>0.908707</text:p>
          </table:table-cell>
          <table:table-cell office:value-type="float" office:value="0.889069" calcext:value-type="float">
            <text:p>0.889069</text:p>
          </table:table-cell>
          <table:table-cell office:value-type="float" office:value="0.821753" calcext:value-type="float">
            <text:p>0.821753</text:p>
          </table:table-cell>
          <table:table-cell office:value-type="float" office:value="0.836379" calcext:value-type="float">
            <text:p>0.836379</text:p>
          </table:table-cell>
          <table:table-cell office:value-type="float" office:value="0.390348" calcext:value-type="float">
            <text:p>0.390348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99954" calcext:value-type="float">
            <text:p>0.899954</text:p>
          </table:table-cell>
          <table:table-cell office:value-type="float" office:value="0.892781" calcext:value-type="float">
            <text:p>0.892781</text:p>
          </table:table-cell>
          <table:table-cell office:value-type="float" office:value="0.890712" calcext:value-type="float">
            <text:p>0.890712</text:p>
          </table:table-cell>
          <table:table-cell office:value-type="float" office:value="0.831983" calcext:value-type="float">
            <text:p>0.831983</text:p>
          </table:table-cell>
          <table:table-cell office:value-type="float" office:value="0.858188" calcext:value-type="float">
            <text:p>0.858188</text:p>
          </table:table-cell>
          <table:table-cell office:value-type="float" office:value="0.868103" calcext:value-type="float">
            <text:p>0.868103</text:p>
          </table:table-cell>
          <table:table-cell office:value-type="float" office:value="0.831843" calcext:value-type="float">
            <text:p>0.831843</text:p>
          </table:table-cell>
          <table:table-cell office:value-type="float" office:value="0.868646" calcext:value-type="float">
            <text:p>0.868646</text:p>
          </table:table-cell>
          <table:table-cell office:value-type="float" office:value="0.878914" calcext:value-type="float">
            <text:p>0.878914</text:p>
          </table:table-cell>
          <table:table-cell office:value-type="float" office:value="0.870011" calcext:value-type="float">
            <text:p>0.870011</text:p>
          </table:table-cell>
          <table:table-cell office:value-type="float" office:value="0.864594" calcext:value-type="float">
            <text:p>0.86459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10668" calcext:value-type="float">
            <text:p>0.810668</text:p>
          </table:table-cell>
          <table:table-cell office:value-type="float" office:value="0.814263" calcext:value-type="float">
            <text:p>0.814263</text:p>
          </table:table-cell>
          <table:table-cell office:value-type="float" office:value="0.900631" calcext:value-type="float">
            <text:p>0.900631</text:p>
          </table:table-cell>
          <table:table-cell office:value-type="float" office:value="0.896214" calcext:value-type="float">
            <text:p>0.896214</text:p>
          </table:table-cell>
          <table:table-cell office:value-type="float" office:value="0.919017" calcext:value-type="float">
            <text:p>0.919017</text:p>
          </table:table-cell>
          <table:table-cell office:value-type="float" office:value="0.930874" calcext:value-type="float">
            <text:p>0.930874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923062" calcext:value-type="float">
            <text:p>0.92306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1571" calcext:value-type="float">
            <text:p>0.915710</text:p>
          </table:table-cell>
          <table:table-cell office:value-type="float" office:value="0.823873" calcext:value-type="float">
            <text:p>0.823873</text:p>
          </table:table-cell>
          <table:table-cell office:value-type="float" office:value="0.781066" calcext:value-type="float">
            <text:p>0.781066</text:p>
          </table:table-cell>
          <table:table-cell office:value-type="float" office:value="0.905478" calcext:value-type="float">
            <text:p>0.905478</text:p>
          </table:table-cell>
          <table:table-cell office:value-type="float" office:value="0.893616" calcext:value-type="float">
            <text:p>0.893616</text:p>
          </table:table-cell>
          <table:table-cell office:value-type="float" office:value="0.868915" calcext:value-type="float">
            <text:p>0.868915</text:p>
          </table:table-cell>
          <table:table-cell office:value-type="float" office:value="0.835679" calcext:value-type="float">
            <text:p>0.835679</text:p>
          </table:table-cell>
          <table:table-cell office:value-type="float" office:value="0.909494" calcext:value-type="float">
            <text:p>0.909494</text:p>
          </table:table-cell>
          <table:table-cell office:value-type="float" office:value="0.896724" calcext:value-type="float">
            <text:p>0.896724</text:p>
          </table:table-cell>
          <table:table-cell office:value-type="float" office:value="0.900508" calcext:value-type="float">
            <text:p>0.900508</text:p>
          </table:table-cell>
          <table:table-cell office:value-type="float" office:value="0.859008" calcext:value-type="float">
            <text:p>0.859008</text:p>
          </table:table-cell>
          <table:table-cell office:value-type="float" office:value="0.901431" calcext:value-type="float">
            <text:p>0.901431</text:p>
          </table:table-cell>
          <table:table-cell office:value-type="float" office:value="0.935835" calcext:value-type="float">
            <text:p>0.935835</text:p>
          </table:table-cell>
          <table:table-cell office:value-type="float" office:value="0.940399" calcext:value-type="float">
            <text:p>0.940399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0.896167" calcext:value-type="float">
            <text:p>0.896167</text:p>
          </table:table-cell>
          <table:table-cell office:value-type="float" office:value="0.82595" calcext:value-type="float">
            <text:p>0.825950</text:p>
          </table:table-cell>
          <table:table-cell office:value-type="float" office:value="0.899851" calcext:value-type="float">
            <text:p>0.899851</text:p>
          </table:table-cell>
          <table:table-cell office:value-type="float" office:value="0.85447" calcext:value-type="float">
            <text:p>0.854470</text:p>
          </table:table-cell>
          <table:table-cell office:value-type="float" office:value="0.834044" calcext:value-type="float">
            <text:p>0.834044</text:p>
          </table:table-cell>
          <table:table-cell office:value-type="float" office:value="0.773819" calcext:value-type="float">
            <text:p>0.773819</text:p>
          </table:table-cell>
          <table:table-cell office:value-type="float" office:value="0.858151" calcext:value-type="float">
            <text:p>0.858151</text:p>
          </table:table-cell>
          <table:table-cell office:value-type="float" office:value="0.904068" calcext:value-type="float">
            <text:p>0.904068</text:p>
          </table:table-cell>
          <table:table-cell office:value-type="float" office:value="0.876064" calcext:value-type="float">
            <text:p>0.876064</text:p>
          </table:table-cell>
          <table:table-cell office:value-type="float" office:value="0.763218" calcext:value-type="float">
            <text:p>0.763218</text:p>
          </table:table-cell>
          <table:table-cell office:value-type="float" office:value="0.793425" calcext:value-type="float">
            <text:p>0.793425</text:p>
          </table:table-cell>
          <table:table-cell office:value-type="float" office:value="0.807185" calcext:value-type="float">
            <text:p>0.807185</text:p>
          </table:table-cell>
          <table:table-cell office:value-type="float" office:value="0.852413" calcext:value-type="float">
            <text:p>0.852413</text:p>
          </table:table-cell>
          <table:table-cell office:value-type="float" office:value="0.893923" calcext:value-type="float">
            <text:p>0.893923</text:p>
          </table:table-cell>
          <table:table-cell office:value-type="float" office:value="0.879436" calcext:value-type="float">
            <text:p>0.879436</text:p>
          </table:table-cell>
          <table:table-cell office:value-type="float" office:value="0.884536" calcext:value-type="float">
            <text:p>0.884536</text:p>
          </table:table-cell>
          <table:table-cell office:value-type="float" office:value="0.785127" calcext:value-type="float">
            <text:p>0.785127</text:p>
          </table:table-cell>
          <table:table-cell office:value-type="float" office:value="0.834592" calcext:value-type="float">
            <text:p>0.834592</text:p>
          </table:table-cell>
          <table:table-cell office:value-type="float" office:value="0.835173" calcext:value-type="float">
            <text:p>0.835173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0.849392" calcext:value-type="float">
            <text:p>0.849392</text:p>
          </table:table-cell>
          <table:table-cell office:value-type="float" office:value="0.860564" calcext:value-type="float">
            <text:p>0.860564</text:p>
          </table:table-cell>
          <table:table-cell office:value-type="float" office:value="0.852609" calcext:value-type="float">
            <text:p>0.852609</text:p>
          </table:table-cell>
          <table:table-cell office:value-type="float" office:value="0.853161" calcext:value-type="float">
            <text:p>0.853161</text:p>
          </table:table-cell>
          <table:table-cell office:value-type="float" office:value="0.810932" calcext:value-type="float">
            <text:p>0.81093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553524" calcext:value-type="float">
            <text:p>0.553524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0.883688" calcext:value-type="float">
            <text:p>0.883688</text:p>
          </table:table-cell>
          <table:table-cell office:value-type="float" office:value="0.916419" calcext:value-type="float">
            <text:p>0.916419</text:p>
          </table:table-cell>
          <table:table-cell office:value-type="float" office:value="0.929308" calcext:value-type="float">
            <text:p>0.929308</text:p>
          </table:table-cell>
          <table:table-cell office:value-type="float" office:value="0.932881" calcext:value-type="float">
            <text:p>0.932881</text:p>
          </table:table-cell>
          <table:table-cell office:value-type="float" office:value="0.920956" calcext:value-type="float">
            <text:p>0.92095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17529" calcext:value-type="float">
            <text:p>0.917529</text:p>
          </table:table-cell>
          <table:table-cell office:value-type="float" office:value="0.82847" calcext:value-type="float">
            <text:p>0.828470</text:p>
          </table:table-cell>
          <table:table-cell office:value-type="float" office:value="0.786872" calcext:value-type="float">
            <text:p>0.786872</text:p>
          </table:table-cell>
          <table:table-cell office:value-type="float" office:value="0.907249" calcext:value-type="float">
            <text:p>0.907249</text:p>
          </table:table-cell>
          <table:table-cell office:value-type="float" office:value="0.895909" calcext:value-type="float">
            <text:p>0.895909</text:p>
          </table:table-cell>
          <table:table-cell office:value-type="float" office:value="0.872905" calcext:value-type="float">
            <text:p>0.872905</text:p>
          </table:table-cell>
          <table:table-cell office:value-type="float" office:value="0.840025" calcext:value-type="float">
            <text:p>0.840025</text:p>
          </table:table-cell>
          <table:table-cell office:value-type="float" office:value="0.91141" calcext:value-type="float">
            <text:p>0.911410</text:p>
          </table:table-cell>
          <table:table-cell office:value-type="float" office:value="0.899195" calcext:value-type="float">
            <text:p>0.899195</text:p>
          </table:table-cell>
          <table:table-cell office:value-type="float" office:value="0.902584" calcext:value-type="float">
            <text:p>0.902584</text:p>
          </table:table-cell>
          <table:table-cell office:value-type="float" office:value="0.862527" calcext:value-type="float">
            <text:p>0.862527</text:p>
          </table:table-cell>
          <table:table-cell office:value-type="float" office:value="0.90303" calcext:value-type="float">
            <text:p>0.903030</text:p>
          </table:table-cell>
          <table:table-cell office:value-type="float" office:value="0.93725" calcext:value-type="float">
            <text:p>0.937250</text:p>
          </table:table-cell>
          <table:table-cell office:value-type="float" office:value="0.941281" calcext:value-type="float">
            <text:p>0.941281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898717" calcext:value-type="float">
            <text:p>0.898717</text:p>
          </table:table-cell>
          <table:table-cell office:value-type="float" office:value="0.830593" calcext:value-type="float">
            <text:p>0.830593</text:p>
          </table:table-cell>
          <table:table-cell office:value-type="float" office:value="0.902691" calcext:value-type="float">
            <text:p>0.902691</text:p>
          </table:table-cell>
          <table:table-cell office:value-type="float" office:value="0.858745" calcext:value-type="float">
            <text:p>0.858745</text:p>
          </table:table-cell>
          <table:table-cell office:value-type="float" office:value="0.839456" calcext:value-type="float">
            <text:p>0.839456</text:p>
          </table:table-cell>
          <table:table-cell office:value-type="float" office:value="0.780212" calcext:value-type="float">
            <text:p>0.780212</text:p>
          </table:table-cell>
          <table:table-cell office:value-type="float" office:value="0.861129" calcext:value-type="float">
            <text:p>0.861129</text:p>
          </table:table-cell>
          <table:table-cell office:value-type="float" office:value="0.906354" calcext:value-type="float">
            <text:p>0.906354</text:p>
          </table:table-cell>
          <table:table-cell office:value-type="float" office:value="0.879067" calcext:value-type="float">
            <text:p>0.879067</text:p>
          </table:table-cell>
          <table:table-cell office:value-type="float" office:value="0.770118" calcext:value-type="float">
            <text:p>0.770118</text:p>
          </table:table-cell>
          <table:table-cell office:value-type="float" office:value="0.799254" calcext:value-type="float">
            <text:p>0.799254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57078" calcext:value-type="float">
            <text:p>0.857078</text:p>
          </table:table-cell>
          <table:table-cell office:value-type="float" office:value="0.896696" calcext:value-type="float">
            <text:p>0.896696</text:p>
          </table:table-cell>
          <table:table-cell office:value-type="float" office:value="0.882028" calcext:value-type="float">
            <text:p>0.882028</text:p>
          </table:table-cell>
          <table:table-cell office:value-type="float" office:value="0.886723" calcext:value-type="float">
            <text:p>0.886723</text:p>
          </table:table-cell>
          <table:table-cell office:value-type="float" office:value="0.790809" calcext:value-type="float">
            <text:p>0.790809</text:p>
          </table:table-cell>
          <table:table-cell office:value-type="float" office:value="0.83856" calcext:value-type="float">
            <text:p>0.838560</text:p>
          </table:table-cell>
          <table:table-cell office:value-type="float" office:value="0.839576" calcext:value-type="float">
            <text:p>0.839576</text:p>
          </table:table-cell>
          <table:table-cell office:value-type="float" office:value="0.801319" calcext:value-type="float">
            <text:p>0.801319</text:p>
          </table:table-cell>
          <table:table-cell office:value-type="float" office:value="0.853121" calcext:value-type="float">
            <text:p>0.853121</text:p>
          </table:table-cell>
          <table:table-cell office:value-type="float" office:value="0.864673" calcext:value-type="float">
            <text:p>0.864673</text:p>
          </table:table-cell>
          <table:table-cell office:value-type="float" office:value="0.856166" calcext:value-type="float">
            <text:p>0.856166</text:p>
          </table:table-cell>
          <table:table-cell office:value-type="float" office:value="0.857125" calcext:value-type="float">
            <text:p>0.857125</text:p>
          </table:table-cell>
          <table:table-cell office:value-type="float" office:value="0.817227" calcext:value-type="float">
            <text:p>0.817227</text:p>
          </table:table-cell>
          <table:table-cell office:value-type="float" office:value="0.554324" calcext:value-type="float">
            <text:p>0.55432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9555" calcext:value-type="float">
            <text:p>0.899555</text:p>
          </table:table-cell>
          <table:table-cell office:value-type="float" office:value="0.886222" calcext:value-type="float">
            <text:p>0.886222</text:p>
          </table:table-cell>
          <table:table-cell office:value-type="float" office:value="0.918076" calcext:value-type="float">
            <text:p>0.918076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33844" calcext:value-type="float">
            <text:p>0.933844</text:p>
          </table:table-cell>
          <table:table-cell office:value-type="float" office:value="0.922756" calcext:value-type="float">
            <text:p>0.92275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32238" calcext:value-type="float">
            <text:p>0.932238</text:p>
          </table:table-cell>
          <table:table-cell office:value-type="float" office:value="0.912387" calcext:value-type="float">
            <text:p>0.912387</text:p>
          </table:table-cell>
          <table:table-cell office:value-type="float" office:value="0.905404" calcext:value-type="float">
            <text:p>0.905404</text:p>
          </table:table-cell>
          <table:table-cell office:value-type="float" office:value="0.922018" calcext:value-type="float">
            <text:p>0.922018</text:p>
          </table:table-cell>
          <table:table-cell office:value-type="float" office:value="0.916437" calcext:value-type="float">
            <text:p>0.916437</text:p>
          </table:table-cell>
          <table:table-cell office:value-type="float" office:value="0.919565" calcext:value-type="float">
            <text:p>0.919565</text:p>
          </table:table-cell>
          <table:table-cell office:value-type="float" office:value="0.911923" calcext:value-type="float">
            <text:p>0.911923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25163" calcext:value-type="float">
            <text:p>0.925163</text:p>
          </table:table-cell>
          <table:table-cell office:value-type="float" office:value="0.922836" calcext:value-type="float">
            <text:p>0.922836</text:p>
          </table:table-cell>
          <table:table-cell office:value-type="float" office:value="0.920828" calcext:value-type="float">
            <text:p>0.920828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0.947997" calcext:value-type="float">
            <text:p>0.947997</text:p>
          </table:table-cell>
          <table:table-cell office:value-type="float" office:value="0.946838" calcext:value-type="float">
            <text:p>0.946838</text:p>
          </table:table-cell>
          <table:table-cell office:value-type="float" office:value="0.918897" calcext:value-type="float">
            <text:p>0.918897</text:p>
          </table:table-cell>
          <table:table-cell office:value-type="float" office:value="0.92654" calcext:value-type="float">
            <text:p>0.926540</text:p>
          </table:table-cell>
          <table:table-cell office:value-type="float" office:value="0.90992" calcext:value-type="float">
            <text:p>0.909920</text:p>
          </table:table-cell>
          <table:table-cell office:value-type="float" office:value="0.933723" calcext:value-type="float">
            <text:p>0.933723</text:p>
          </table:table-cell>
          <table:table-cell office:value-type="float" office:value="0.910489" calcext:value-type="float">
            <text:p>0.910489</text:p>
          </table:table-cell>
          <table:table-cell office:value-type="float" office:value="0.913549" calcext:value-type="float">
            <text:p>0.913549</text:p>
          </table:table-cell>
          <table:table-cell office:value-type="float" office:value="0.900903" calcext:value-type="float">
            <text:p>0.900903</text:p>
          </table:table-cell>
          <table:table-cell office:value-type="float" office:value="0.918049" calcext:value-type="float">
            <text:p>0.918049</text:p>
          </table:table-cell>
          <table:table-cell office:value-type="float" office:value="0.925637" calcext:value-type="float">
            <text:p>0.925637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05818" calcext:value-type="float">
            <text:p>0.905818</text:p>
          </table:table-cell>
          <table:table-cell office:value-type="float" office:value="0.910394" calcext:value-type="float">
            <text:p>0.910394</text:p>
          </table:table-cell>
          <table:table-cell office:value-type="float" office:value="0.904987" calcext:value-type="float">
            <text:p>0.904987</text:p>
          </table:table-cell>
          <table:table-cell office:value-type="float" office:value="0.917209" calcext:value-type="float">
            <text:p>0.917209</text:p>
          </table:table-cell>
          <table:table-cell office:value-type="float" office:value="0.923149" calcext:value-type="float">
            <text:p>0.923149</text:p>
          </table:table-cell>
          <table:table-cell office:value-type="float" office:value="0.922228" calcext:value-type="float">
            <text:p>0.922228</text:p>
          </table:table-cell>
          <table:table-cell office:value-type="float" office:value="0.825666" calcext:value-type="float">
            <text:p>0.825666</text:p>
          </table:table-cell>
          <table:table-cell office:value-type="float" office:value="0.903611" calcext:value-type="float">
            <text:p>0.903611</text:p>
          </table:table-cell>
          <table:table-cell office:value-type="float" office:value="0.914158" calcext:value-type="float">
            <text:p>0.914158</text:p>
          </table:table-cell>
          <table:table-cell office:value-type="float" office:value="0.917817" calcext:value-type="float">
            <text:p>0.917817</text:p>
          </table:table-cell>
          <table:table-cell office:value-type="float" office:value="0.908026" calcext:value-type="float">
            <text:p>0.908026</text:p>
          </table:table-cell>
          <table:table-cell office:value-type="float" office:value="0.915395" calcext:value-type="float">
            <text:p>0.915395</text:p>
          </table:table-cell>
          <table:table-cell office:value-type="float" office:value="0.918045" calcext:value-type="float">
            <text:p>0.918045</text:p>
          </table:table-cell>
          <table:table-cell office:value-type="float" office:value="0.913204" calcext:value-type="float">
            <text:p>0.913204</text:p>
          </table:table-cell>
          <table:table-cell office:value-type="float" office:value="0.915482" calcext:value-type="float">
            <text:p>0.915482</text:p>
          </table:table-cell>
          <table:table-cell office:value-type="float" office:value="0.906084" calcext:value-type="float">
            <text:p>0.906084</text:p>
          </table:table-cell>
          <table:table-cell office:value-type="float" office:value="0.90153" calcext:value-type="float">
            <text:p>0.901530</text:p>
          </table:table-cell>
          <table:table-cell office:value-type="float" office:value="0.901519" calcext:value-type="float">
            <text:p>0.901519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2567" calcext:value-type="float">
            <text:p>0.922567</text:p>
          </table:table-cell>
          <table:table-cell office:value-type="float" office:value="0.928148" calcext:value-type="float">
            <text:p>0.928148</text:p>
          </table:table-cell>
          <table:table-cell office:value-type="float" office:value="0.937151" calcext:value-type="float">
            <text:p>0.937151</text:p>
          </table:table-cell>
          <table:table-cell office:value-type="float" office:value="0.938774" calcext:value-type="float">
            <text:p>0.938774</text:p>
          </table:table-cell>
          <table:table-cell office:value-type="float" office:value="0.931266" calcext:value-type="float">
            <text:p>0.93126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27843" calcext:value-type="float">
            <text:p>0.927843</text:p>
          </table:table-cell>
          <table:table-cell office:value-type="float" office:value="0.900356" calcext:value-type="float">
            <text:p>0.900356</text:p>
          </table:table-cell>
          <table:table-cell office:value-type="float" office:value="0.890022" calcext:value-type="float">
            <text:p>0.890022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0.9133" calcext:value-type="float">
            <text:p>0.913300</text:p>
          </table:table-cell>
          <table:table-cell office:value-type="float" office:value="0.914492" calcext:value-type="float">
            <text:p>0.914492</text:p>
          </table:table-cell>
          <table:table-cell office:value-type="float" office:value="0.900042" calcext:value-type="float">
            <text:p>0.900042</text:p>
          </table:table-cell>
          <table:table-cell office:value-type="float" office:value="0.926031" calcext:value-type="float">
            <text:p>0.926031</text:p>
          </table:table-cell>
          <table:table-cell office:value-type="float" office:value="0.920044" calcext:value-type="float">
            <text:p>0.920044</text:p>
          </table:table-cell>
          <table:table-cell office:value-type="float" office:value="0.921374" calcext:value-type="float">
            <text:p>0.921374</text:p>
          </table:table-cell>
          <table:table-cell office:value-type="float" office:value="0.909664" calcext:value-type="float">
            <text:p>0.909664</text:p>
          </table:table-cell>
          <table:table-cell office:value-type="float" office:value="0.908084" calcext:value-type="float">
            <text:p>0.908084</text:p>
          </table:table-cell>
          <table:table-cell office:value-type="float" office:value="0.945053" calcext:value-type="float">
            <text:p>0.945053</text:p>
          </table:table-cell>
          <table:table-cell office:value-type="float" office:value="0.943766" calcext:value-type="float">
            <text:p>0.943766</text:p>
          </table:table-cell>
          <table:table-cell office:value-type="float" office:value="0.919376" calcext:value-type="float">
            <text:p>0.919376</text:p>
          </table:table-cell>
          <table:table-cell office:value-type="float" office:value="0.921093" calcext:value-type="float">
            <text:p>0.921093</text:p>
          </table:table-cell>
          <table:table-cell office:value-type="float" office:value="0.898039" calcext:value-type="float">
            <text:p>0.898039</text:p>
          </table:table-cell>
          <table:table-cell office:value-type="float" office:value="0.928697" calcext:value-type="float">
            <text:p>0.928697</text:p>
          </table:table-cell>
          <table:table-cell office:value-type="float" office:value="0.901244" calcext:value-type="float">
            <text:p>0.901244</text:p>
          </table:table-cell>
          <table:table-cell office:value-type="float" office:value="0.905186" calcext:value-type="float">
            <text:p>0.905186</text:p>
          </table:table-cell>
          <table:table-cell office:value-type="float" office:value="0.888007" calcext:value-type="float">
            <text:p>0.888007</text:p>
          </table:table-cell>
          <table:table-cell office:value-type="float" office:value="0.908301" calcext:value-type="float">
            <text:p>0.908301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.914549" calcext:value-type="float">
            <text:p>0.914549</text:p>
          </table:table-cell>
          <table:table-cell office:value-type="float" office:value="0.889664" calcext:value-type="float">
            <text:p>0.889664</text:p>
          </table:table-cell>
          <table:table-cell office:value-type="float" office:value="0.896236" calcext:value-type="float">
            <text:p>0.896236</text:p>
          </table:table-cell>
          <table:table-cell office:value-type="float" office:value="0.895753" calcext:value-type="float">
            <text:p>0.895753</text:p>
          </table:table-cell>
          <table:table-cell office:value-type="float" office:value="0.908819" calcext:value-type="float">
            <text:p>0.908819</text:p>
          </table:table-cell>
          <table:table-cell office:value-type="float" office:value="0.919149" calcext:value-type="float">
            <text:p>0.919149</text:p>
          </table:table-cell>
          <table:table-cell office:value-type="float" office:value="0.912293" calcext:value-type="float">
            <text:p>0.912293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89747" calcext:value-type="float">
            <text:p>0.889747</text:p>
          </table:table-cell>
          <table:table-cell office:value-type="float" office:value="0.902391" calcext:value-type="float">
            <text:p>0.902391</text:p>
          </table:table-cell>
          <table:table-cell office:value-type="float" office:value="0.907456" calcext:value-type="float">
            <text:p>0.907456</text:p>
          </table:table-cell>
          <table:table-cell office:value-type="float" office:value="0.890952" calcext:value-type="float">
            <text:p>0.890952</text:p>
          </table:table-cell>
          <table:table-cell office:value-type="float" office:value="0.904337" calcext:value-type="float">
            <text:p>0.904337</text:p>
          </table:table-cell>
          <table:table-cell office:value-type="float" office:value="0.908458" calcext:value-type="float">
            <text:p>0.908458</text:p>
          </table:table-cell>
          <table:table-cell office:value-type="float" office:value="0.904144" calcext:value-type="float">
            <text:p>0.904144</text:p>
          </table:table-cell>
          <table:table-cell office:value-type="float" office:value="0.909045" calcext:value-type="float">
            <text:p>0.909045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884337" calcext:value-type="float">
            <text:p>0.884337</text:p>
          </table:table-cell>
          <table:table-cell office:value-type="float" office:value="0.884757" calcext:value-type="float">
            <text:p>0.884757</text:p>
          </table:table-cell>
          <table:table-cell office:value-type="float" office:value="0.919694" calcext:value-type="float">
            <text:p>0.91969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735" calcext:value-type="float">
            <text:p>0.927350</text:p>
          </table:table-cell>
          <table:table-cell office:value-type="float" office:value="0.935022" calcext:value-type="float">
            <text:p>0.935022</text:p>
          </table:table-cell>
          <table:table-cell office:value-type="float" office:value="0.9368" calcext:value-type="float">
            <text:p>0.936800</text:p>
          </table:table-cell>
          <table:table-cell office:value-type="float" office:value="0.930733" calcext:value-type="float">
            <text:p>0.93073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35" calcext:value-type="float">
            <text:p>0.935000</text:p>
          </table:table-cell>
          <table:table-cell office:value-type="float" office:value="0.925638" calcext:value-type="float">
            <text:p>0.925638</text:p>
          </table:table-cell>
          <table:table-cell office:value-type="float" office:value="0.922688" calcext:value-type="float">
            <text:p>0.922688</text:p>
          </table:table-cell>
          <table:table-cell office:value-type="float" office:value="0.924497" calcext:value-type="float">
            <text:p>0.924497</text:p>
          </table:table-cell>
          <table:table-cell office:value-type="float" office:value="0.923627" calcext:value-type="float">
            <text:p>0.923627</text:p>
          </table:table-cell>
          <table:table-cell office:value-type="float" office:value="0.930305" calcext:value-type="float">
            <text:p>0.930305</text:p>
          </table:table-cell>
          <table:table-cell office:value-type="float" office:value="0.925381" calcext:value-type="float">
            <text:p>0.925381</text:p>
          </table:table-cell>
          <table:table-cell office:value-type="float" office:value="0.836489" calcext:value-type="float">
            <text:p>0.836489</text:p>
          </table:table-cell>
          <table:table-cell office:value-type="float" office:value="0.930803" calcext:value-type="float">
            <text:p>0.930803</text:p>
          </table:table-cell>
          <table:table-cell office:value-type="float" office:value="0.900786" calcext:value-type="float">
            <text:p>0.900786</text:p>
          </table:table-cell>
          <table:table-cell office:value-type="float" office:value="0.931666" calcext:value-type="float">
            <text:p>0.931666</text:p>
          </table:table-cell>
          <table:table-cell office:value-type="float" office:value="0.90729" calcext:value-type="float">
            <text:p>0.907290</text:p>
          </table:table-cell>
          <table:table-cell office:value-type="float" office:value="0.951126" calcext:value-type="float">
            <text:p>0.951126</text:p>
          </table:table-cell>
          <table:table-cell office:value-type="float" office:value="0.947705" calcext:value-type="float">
            <text:p>0.947705</text:p>
          </table:table-cell>
          <table:table-cell office:value-type="float" office:value="0.903794" calcext:value-type="float">
            <text:p>0.903794</text:p>
          </table:table-cell>
          <table:table-cell office:value-type="float" office:value="0.934293" calcext:value-type="float">
            <text:p>0.934293</text:p>
          </table:table-cell>
          <table:table-cell office:value-type="float" office:value="0.924666" calcext:value-type="float">
            <text:p>0.924666</text:p>
          </table:table-cell>
          <table:table-cell office:value-type="float" office:value="0.940887" calcext:value-type="float">
            <text:p>0.940887</text:p>
          </table:table-cell>
          <table:table-cell office:value-type="float" office:value="0.920197" calcext:value-type="float">
            <text:p>0.920197</text:p>
          </table:table-cell>
          <table:table-cell office:value-type="float" office:value="0.928447" calcext:value-type="float">
            <text:p>0.928447</text:p>
          </table:table-cell>
          <table:table-cell office:value-type="float" office:value="0.923344" calcext:value-type="float">
            <text:p>0.923344</text:p>
          </table:table-cell>
          <table:table-cell office:value-type="float" office:value="0.929313" calcext:value-type="float">
            <text:p>0.929313</text:p>
          </table:table-cell>
          <table:table-cell office:value-type="float" office:value="0.932151" calcext:value-type="float">
            <text:p>0.932151</text:p>
          </table:table-cell>
          <table:table-cell office:value-type="float" office:value="0.929598" calcext:value-type="float">
            <text:p>0.929598</text:p>
          </table:table-cell>
          <table:table-cell office:value-type="float" office:value="0.924879" calcext:value-type="float">
            <text:p>0.924879</text:p>
          </table:table-cell>
          <table:table-cell office:value-type="float" office:value="0.927386" calcext:value-type="float">
            <text:p>0.927386</text:p>
          </table:table-cell>
          <table:table-cell office:value-type="float" office:value="0.923775" calcext:value-type="float">
            <text:p>0.923775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28433" calcext:value-type="float">
            <text:p>0.928433</text:p>
          </table:table-cell>
          <table:table-cell office:value-type="float" office:value="0.93115" calcext:value-type="float">
            <text:p>0.931150</text:p>
          </table:table-cell>
          <table:table-cell office:value-type="float" office:value="0.926513" calcext:value-type="float">
            <text:p>0.926513</text:p>
          </table:table-cell>
          <table:table-cell office:value-type="float" office:value="0.920737" calcext:value-type="float">
            <text:p>0.920737</text:p>
          </table:table-cell>
          <table:table-cell office:value-type="float" office:value="0.927049" calcext:value-type="float">
            <text:p>0.927049</text:p>
          </table:table-cell>
          <table:table-cell office:value-type="float" office:value="0.930429" calcext:value-type="float">
            <text:p>0.930429</text:p>
          </table:table-cell>
          <table:table-cell office:value-type="float" office:value="0.9261" calcext:value-type="float">
            <text:p>0.926100</text:p>
          </table:table-cell>
          <table:table-cell office:value-type="float" office:value="0.927141" calcext:value-type="float">
            <text:p>0.927141</text:p>
          </table:table-cell>
          <table:table-cell office:value-type="float" office:value="0.928451" calcext:value-type="float">
            <text:p>0.928451</text:p>
          </table:table-cell>
          <table:table-cell office:value-type="float" office:value="0.925404" calcext:value-type="float">
            <text:p>0.925404</text:p>
          </table:table-cell>
          <table:table-cell office:value-type="float" office:value="0.928259" calcext:value-type="float">
            <text:p>0.928259</text:p>
          </table:table-cell>
          <table:table-cell office:value-type="float" office:value="0.92387" calcext:value-type="float">
            <text:p>0.923870</text:p>
          </table:table-cell>
          <table:table-cell office:value-type="float" office:value="0.921811" calcext:value-type="float">
            <text:p>0.921811</text:p>
          </table:table-cell>
          <table:table-cell office:value-type="float" office:value="0.92107" calcext:value-type="float">
            <text:p>0.921070</text:p>
          </table:table-cell>
          <table:table-cell office:value-type="float" office:value="0.926856" calcext:value-type="float">
            <text:p>0.926856</text:p>
          </table:table-cell>
          <table:table-cell office:value-type="float" office:value="0.930773" calcext:value-type="float">
            <text:p>0.93077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39269" calcext:value-type="float">
            <text:p>0.939269</text:p>
          </table:table-cell>
          <table:table-cell office:value-type="float" office:value="0.940906" calcext:value-type="float">
            <text:p>0.940906</text:p>
          </table:table-cell>
          <table:table-cell office:value-type="float" office:value="0.796505" calcext:value-type="float">
            <text:p>0.79650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18313" calcext:value-type="float">
            <text:p>0.918313</text:p>
          </table:table-cell>
          <table:table-cell office:value-type="float" office:value="0.932303" calcext:value-type="float">
            <text:p>0.932303</text:p>
          </table:table-cell>
          <table:table-cell office:value-type="float" office:value="0.931705" calcext:value-type="float">
            <text:p>0.931705</text:p>
          </table:table-cell>
          <table:table-cell office:value-type="float" office:value="0.929859" calcext:value-type="float">
            <text:p>0.929859</text:p>
          </table:table-cell>
          <table:table-cell office:value-type="float" office:value="0.928015" calcext:value-type="float">
            <text:p>0.928015</text:p>
          </table:table-cell>
          <table:table-cell office:value-type="float" office:value="0.937324" calcext:value-type="float">
            <text:p>0.937324</text:p>
          </table:table-cell>
          <table:table-cell office:value-type="float" office:value="0.930974" calcext:value-type="float">
            <text:p>0.930974</text:p>
          </table:table-cell>
          <table:table-cell office:value-type="float" office:value="0.938167" calcext:value-type="float">
            <text:p>0.938167</text:p>
          </table:table-cell>
          <table:table-cell office:value-type="float" office:value="0.933475" calcext:value-type="float">
            <text:p>0.933475</text:p>
          </table:table-cell>
          <table:table-cell office:value-type="float" office:value="0.935641" calcext:value-type="float">
            <text:p>0.935641</text:p>
          </table:table-cell>
          <table:table-cell office:value-type="float" office:value="0.934423" calcext:value-type="float">
            <text:p>0.934423</text:p>
          </table:table-cell>
          <table:table-cell office:value-type="float" office:value="0.912835" calcext:value-type="float">
            <text:p>0.912835</text:p>
          </table:table-cell>
          <table:table-cell office:value-type="float" office:value="0.947223" calcext:value-type="float">
            <text:p>0.947223</text:p>
          </table:table-cell>
          <table:table-cell office:value-type="float" office:value="0.944764" calcext:value-type="float">
            <text:p>0.944764</text:p>
          </table:table-cell>
          <table:table-cell office:value-type="float" office:value="0.93302" calcext:value-type="float">
            <text:p>0.933020</text:p>
          </table:table-cell>
          <table:table-cell office:value-type="float" office:value="0.937456" calcext:value-type="float">
            <text:p>0.937456</text:p>
          </table:table-cell>
          <table:table-cell office:value-type="float" office:value="0.932431" calcext:value-type="float">
            <text:p>0.932431</text:p>
          </table:table-cell>
          <table:table-cell office:value-type="float" office:value="0.945146" calcext:value-type="float">
            <text:p>0.945146</text:p>
          </table:table-cell>
          <table:table-cell office:value-type="float" office:value="0.926846" calcext:value-type="float">
            <text:p>0.926846</text:p>
          </table:table-cell>
          <table:table-cell office:value-type="float" office:value="0.936506" calcext:value-type="float">
            <text:p>0.936506</text:p>
          </table:table-cell>
          <table:table-cell office:value-type="float" office:value="0.935278" calcext:value-type="float">
            <text:p>0.935278</text:p>
          </table:table-cell>
          <table:table-cell office:value-type="float" office:value="0.934285" calcext:value-type="float">
            <text:p>0.934285</text:p>
          </table:table-cell>
          <table:table-cell office:value-type="float" office:value="0.935377" calcext:value-type="float">
            <text:p>0.935377</text:p>
          </table:table-cell>
          <table:table-cell office:value-type="float" office:value="0.935423" calcext:value-type="float">
            <text:p>0.935423</text:p>
          </table:table-cell>
          <table:table-cell office:value-type="float" office:value="0.934173" calcext:value-type="float">
            <text:p>0.934173</text:p>
          </table:table-cell>
          <table:table-cell office:value-type="float" office:value="0.935232" calcext:value-type="float">
            <text:p>0.935232</text:p>
          </table:table-cell>
          <table:table-cell office:value-type="float" office:value="0.934376" calcext:value-type="float">
            <text:p>0.934376</text:p>
          </table:table-cell>
          <table:table-cell office:value-type="float" office:value="0.936428" calcext:value-type="float">
            <text:p>0.936428</text:p>
          </table:table-cell>
          <table:table-cell office:value-type="float" office:value="0.933942" calcext:value-type="float">
            <text:p>0.933942</text:p>
          </table:table-cell>
          <table:table-cell office:value-type="float" office:value="0.934755" calcext:value-type="float">
            <text:p>0.934755</text:p>
          </table:table-cell>
          <table:table-cell office:value-type="float" office:value="0.934551" calcext:value-type="float">
            <text:p>0.934551</text:p>
          </table:table-cell>
          <table:table-cell office:value-type="float" office:value="0.929861" calcext:value-type="float">
            <text:p>0.929861</text:p>
          </table:table-cell>
          <table:table-cell office:value-type="float" office:value="0.933676" calcext:value-type="float">
            <text:p>0.933676</text:p>
          </table:table-cell>
          <table:table-cell office:value-type="float" office:value="0.936792" calcext:value-type="float">
            <text:p>0.936792</text:p>
          </table:table-cell>
          <table:table-cell office:value-type="float" office:value="0.935175" calcext:value-type="float">
            <text:p>0.935175</text:p>
          </table:table-cell>
          <table:table-cell office:value-type="float" office:value="0.932128" calcext:value-type="float">
            <text:p>0.932128</text:p>
          </table:table-cell>
          <table:table-cell office:value-type="float" office:value="0.933556" calcext:value-type="float">
            <text:p>0.933556</text:p>
          </table:table-cell>
          <table:table-cell office:value-type="float" office:value="0.930673" calcext:value-type="float">
            <text:p>0.930673</text:p>
          </table:table-cell>
          <table:table-cell office:value-type="float" office:value="0.935374" calcext:value-type="float">
            <text:p>0.935374</text:p>
          </table:table-cell>
          <table:table-cell office:value-type="float" office:value="0.934084" calcext:value-type="float">
            <text:p>0.934084</text:p>
          </table:table-cell>
          <table:table-cell office:value-type="float" office:value="0.931745" calcext:value-type="float">
            <text:p>0.931745</text:p>
          </table:table-cell>
          <table:table-cell office:value-type="float" office:value="0.930951" calcext:value-type="float">
            <text:p>0.930951</text:p>
          </table:table-cell>
          <table:table-cell office:value-type="float" office:value="0.93237" calcext:value-type="float">
            <text:p>0.932370</text:p>
          </table:table-cell>
          <table:table-cell office:value-type="float" office:value="0.934207" calcext:value-type="float">
            <text:p>0.934207</text:p>
          </table:table-cell>
          <table:table-cell office:value-type="float" office:value="0.9367" calcext:value-type="float">
            <text:p>0.93670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777577" calcext:value-type="float">
            <text:p>0.777577</text:p>
          </table:table-cell>
          <table:table-cell office:value-type="float" office:value="0.938793" calcext:value-type="float">
            <text:p>0.93879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923053" calcext:value-type="float">
            <text:p>0.923053</text:p>
          </table:table-cell>
          <table:table-cell office:value-type="float" office:value="0.936089" calcext:value-type="float">
            <text:p>0.936089</text:p>
          </table:table-cell>
          <table:table-cell office:value-type="float" office:value="0.935752" calcext:value-type="float">
            <text:p>0.935752</text:p>
          </table:table-cell>
          <table:table-cell office:value-type="float" office:value="0.932347" calcext:value-type="float">
            <text:p>0.932347</text:p>
          </table:table-cell>
          <table:table-cell office:value-type="float" office:value="0.9308" calcext:value-type="float">
            <text:p>0.930800</text:p>
          </table:table-cell>
          <table:table-cell office:value-type="float" office:value="0.940523" calcext:value-type="float">
            <text:p>0.940523</text:p>
          </table:table-cell>
          <table:table-cell office:value-type="float" office:value="0.934695" calcext:value-type="float">
            <text:p>0.934695</text:p>
          </table:table-cell>
          <table:table-cell office:value-type="float" office:value="0.940605" calcext:value-type="float">
            <text:p>0.940605</text:p>
          </table:table-cell>
          <table:table-cell office:value-type="float" office:value="0.936393" calcext:value-type="float">
            <text:p>0.936393</text:p>
          </table:table-cell>
          <table:table-cell office:value-type="float" office:value="0.93826" calcext:value-type="float">
            <text:p>0.938260</text:p>
          </table:table-cell>
          <table:table-cell office:value-type="float" office:value="0.937343" calcext:value-type="float">
            <text:p>0.937343</text:p>
          </table:table-cell>
          <table:table-cell office:value-type="float" office:value="0.916686" calcext:value-type="float">
            <text:p>0.916686</text:p>
          </table:table-cell>
          <table:table-cell office:value-type="float" office:value="0.949555" calcext:value-type="float">
            <text:p>0.949555</text:p>
          </table:table-cell>
          <table:table-cell office:value-type="float" office:value="0.946828" calcext:value-type="float">
            <text:p>0.946828</text:p>
          </table:table-cell>
          <table:table-cell office:value-type="float" office:value="0.935781" calcext:value-type="float">
            <text:p>0.935781</text:p>
          </table:table-cell>
          <table:table-cell office:value-type="float" office:value="0.940358" calcext:value-type="float">
            <text:p>0.940358</text:p>
          </table:table-cell>
          <table:table-cell office:value-type="float" office:value="0.936127" calcext:value-type="float">
            <text:p>0.936127</text:p>
          </table:table-cell>
          <table:table-cell office:value-type="float" office:value="0.948011" calcext:value-type="float">
            <text:p>0.948011</text:p>
          </table:table-cell>
          <table:table-cell office:value-type="float" office:value="0.930036" calcext:value-type="float">
            <text:p>0.930036</text:p>
          </table:table-cell>
          <table:table-cell office:value-type="float" office:value="0.939934" calcext:value-type="float">
            <text:p>0.939934</text:p>
          </table:table-cell>
          <table:table-cell office:value-type="float" office:value="0.939103" calcext:value-type="float">
            <text:p>0.939103</text:p>
          </table:table-cell>
          <table:table-cell office:value-type="float" office:value="0.937524" calcext:value-type="float">
            <text:p>0.937524</text:p>
          </table:table-cell>
          <table:table-cell office:value-type="float" office:value="0.937892" calcext:value-type="float">
            <text:p>0.937892</text:p>
          </table:table-cell>
          <table:table-cell office:value-type="float" office:value="0.938705" calcext:value-type="float">
            <text:p>0.938705</text:p>
          </table:table-cell>
          <table:table-cell office:value-type="float" office:value="0.938017" calcext:value-type="float">
            <text:p>0.938017</text:p>
          </table:table-cell>
          <table:table-cell office:value-type="float" office:value="0.938806" calcext:value-type="float">
            <text:p>0.938806</text:p>
          </table:table-cell>
          <table:table-cell office:value-type="float" office:value="0.938027" calcext:value-type="float">
            <text:p>0.938027</text:p>
          </table:table-cell>
          <table:table-cell office:value-type="float" office:value="0.939796" calcext:value-type="float">
            <text:p>0.939796</text:p>
          </table:table-cell>
          <table:table-cell office:value-type="float" office:value="0.936931" calcext:value-type="float">
            <text:p>0.936931</text:p>
          </table:table-cell>
          <table:table-cell office:value-type="float" office:value="0.937686" calcext:value-type="float">
            <text:p>0.937686</text:p>
          </table:table-cell>
          <table:table-cell office:value-type="float" office:value="0.937586" calcext:value-type="float">
            <text:p>0.937586</text:p>
          </table:table-cell>
          <table:table-cell office:value-type="float" office:value="0.934043" calcext:value-type="float">
            <text:p>0.934043</text:p>
          </table:table-cell>
          <table:table-cell office:value-type="float" office:value="0.937302" calcext:value-type="float">
            <text:p>0.937302</text:p>
          </table:table-cell>
          <table:table-cell office:value-type="float" office:value="0.94015" calcext:value-type="float">
            <text:p>0.940150</text:p>
          </table:table-cell>
          <table:table-cell office:value-type="float" office:value="0.939127" calcext:value-type="float">
            <text:p>0.939127</text:p>
          </table:table-cell>
          <table:table-cell office:value-type="float" office:value="0.935754" calcext:value-type="float">
            <text:p>0.935754</text:p>
          </table:table-cell>
          <table:table-cell office:value-type="float" office:value="0.936831" calcext:value-type="float">
            <text:p>0.936831</text:p>
          </table:table-cell>
          <table:table-cell office:value-type="float" office:value="0.934143" calcext:value-type="float">
            <text:p>0.934143</text:p>
          </table:table-cell>
          <table:table-cell office:value-type="float" office:value="0.938578" calcext:value-type="float">
            <text:p>0.938578</text:p>
          </table:table-cell>
          <table:table-cell office:value-type="float" office:value="0.937761" calcext:value-type="float">
            <text:p>0.937761</text:p>
          </table:table-cell>
          <table:table-cell office:value-type="float" office:value="0.935843" calcext:value-type="float">
            <text:p>0.935843</text:p>
          </table:table-cell>
          <table:table-cell office:value-type="float" office:value="0.935084" calcext:value-type="float">
            <text:p>0.935084</text:p>
          </table:table-cell>
          <table:table-cell office:value-type="float" office:value="0.9354" calcext:value-type="float">
            <text:p>0.935400</text:p>
          </table:table-cell>
          <table:table-cell office:value-type="float" office:value="0.937227" calcext:value-type="float">
            <text:p>0.937227</text:p>
          </table:table-cell>
          <table:table-cell office:value-type="float" office:value="0.938887" calcext:value-type="float">
            <text:p>0.938887</text:p>
          </table:table-cell>
          <table:table-cell office:value-type="float" office:value="0.778459" calcext:value-type="float">
            <text:p>0.778459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41042" calcext:value-type="float">
            <text:p>0.94104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37831" calcext:value-type="float">
            <text:p>0.937831</text:p>
          </table:table-cell>
          <table:table-cell office:value-type="float" office:value="0.931068" calcext:value-type="float">
            <text:p>0.931068</text:p>
          </table:table-cell>
          <table:table-cell office:value-type="float" office:value="0.928741" calcext:value-type="float">
            <text:p>0.928741</text:p>
          </table:table-cell>
          <table:table-cell office:value-type="float" office:value="0.928176" calcext:value-type="float">
            <text:p>0.928176</text:p>
          </table:table-cell>
          <table:table-cell office:value-type="float" office:value="0.927724" calcext:value-type="float">
            <text:p>0.927724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931009" calcext:value-type="float">
            <text:p>0.931009</text:p>
          </table:table-cell>
          <table:table-cell office:value-type="float" office:value="0.856691" calcext:value-type="float">
            <text:p>0.856691</text:p>
          </table:table-cell>
          <table:table-cell office:value-type="float" office:value="0.934777" calcext:value-type="float">
            <text:p>0.934777</text:p>
          </table:table-cell>
          <table:table-cell office:value-type="float" office:value="0.90878" calcext:value-type="float">
            <text:p>0.908780</text:p>
          </table:table-cell>
          <table:table-cell office:value-type="float" office:value="0.936221" calcext:value-type="float">
            <text:p>0.936221</text:p>
          </table:table-cell>
          <table:table-cell office:value-type="float" office:value="0.91168" calcext:value-type="float">
            <text:p>0.911680</text:p>
          </table:table-cell>
          <table:table-cell office:value-type="float" office:value="0.953173" calcext:value-type="float">
            <text:p>0.953173</text:p>
          </table:table-cell>
          <table:table-cell office:value-type="float" office:value="0.949471" calcext:value-type="float">
            <text:p>0.949471</text:p>
          </table:table-cell>
          <table:table-cell office:value-type="float" office:value="0.911334" calcext:value-type="float">
            <text:p>0.911334</text:p>
          </table:table-cell>
          <table:table-cell office:value-type="float" office:value="0.938229" calcext:value-type="float">
            <text:p>0.938229</text:p>
          </table:table-cell>
          <table:table-cell office:value-type="float" office:value="0.930259" calcext:value-type="float">
            <text:p>0.930259</text:p>
          </table:table-cell>
          <table:table-cell office:value-type="float" office:value="0.944496" calcext:value-type="float">
            <text:p>0.944496</text:p>
          </table:table-cell>
          <table:table-cell office:value-type="float" office:value="0.925441" calcext:value-type="float">
            <text:p>0.925441</text:p>
          </table:table-cell>
          <table:table-cell office:value-type="float" office:value="0.933899" calcext:value-type="float">
            <text:p>0.933899</text:p>
          </table:table-cell>
          <table:table-cell office:value-type="float" office:value="0.930205" calcext:value-type="float">
            <text:p>0.930205</text:p>
          </table:table-cell>
          <table:table-cell office:value-type="float" office:value="0.93406" calcext:value-type="float">
            <text:p>0.934060</text:p>
          </table:table-cell>
          <table:table-cell office:value-type="float" office:value="0.93578" calcext:value-type="float">
            <text:p>0.935780</text:p>
          </table:table-cell>
          <table:table-cell office:value-type="float" office:value="0.934078" calcext:value-type="float">
            <text:p>0.934078</text:p>
          </table:table-cell>
          <table:table-cell office:value-type="float" office:value="0.931043" calcext:value-type="float">
            <text:p>0.931043</text:p>
          </table:table-cell>
          <table:table-cell office:value-type="float" office:value="0.933263" calcext:value-type="float">
            <text:p>0.933263</text:p>
          </table:table-cell>
          <table:table-cell office:value-type="float" office:value="0.930059" calcext:value-type="float">
            <text:p>0.930059</text:p>
          </table:table-cell>
          <table:table-cell office:value-type="float" office:value="0.934918" calcext:value-type="float">
            <text:p>0.934918</text:p>
          </table:table-cell>
          <table:table-cell office:value-type="float" office:value="0.932333" calcext:value-type="float">
            <text:p>0.932333</text:p>
          </table:table-cell>
          <table:table-cell office:value-type="float" office:value="0.935763" calcext:value-type="float">
            <text:p>0.935763</text:p>
          </table:table-cell>
          <table:table-cell office:value-type="float" office:value="0.931025" calcext:value-type="float">
            <text:p>0.931025</text:p>
          </table:table-cell>
          <table:table-cell office:value-type="float" office:value="0.926965" calcext:value-type="float">
            <text:p>0.926965</text:p>
          </table:table-cell>
          <table:table-cell office:value-type="float" office:value="0.932334" calcext:value-type="float">
            <text:p>0.932334</text:p>
          </table:table-cell>
          <table:table-cell office:value-type="float" office:value="0.935567" calcext:value-type="float">
            <text:p>0.935567</text:p>
          </table:table-cell>
          <table:table-cell office:value-type="float" office:value="0.932396" calcext:value-type="float">
            <text:p>0.932396</text:p>
          </table:table-cell>
          <table:table-cell office:value-type="float" office:value="0.93207" calcext:value-type="float">
            <text:p>0.932070</text:p>
          </table:table-cell>
          <table:table-cell office:value-type="float" office:value="0.933095" calcext:value-type="float">
            <text:p>0.933095</text:p>
          </table:table-cell>
          <table:table-cell office:value-type="float" office:value="0.9303" calcext:value-type="float">
            <text:p>0.930300</text:p>
          </table:table-cell>
          <table:table-cell office:value-type="float" office:value="0.933064" calcext:value-type="float">
            <text:p>0.933064</text:p>
          </table:table-cell>
          <table:table-cell office:value-type="float" office:value="0.929696" calcext:value-type="float">
            <text:p>0.929696</text:p>
          </table:table-cell>
          <table:table-cell office:value-type="float" office:value="0.92814" calcext:value-type="float">
            <text:p>0.928140</text:p>
          </table:table-cell>
          <table:table-cell office:value-type="float" office:value="0.927474" calcext:value-type="float">
            <text:p>0.927474</text:p>
          </table:table-cell>
          <table:table-cell office:value-type="float" office:value="0.930849" calcext:value-type="float">
            <text:p>0.930849</text:p>
          </table:table-cell>
          <table:table-cell office:value-type="float" office:value="0.934941" calcext:value-type="float">
            <text:p>0.934941</text:p>
          </table:table-cell>
          <table:table-cell office:value-type="float" office:value="0.807443" calcext:value-type="float">
            <text:p>0.807443</text:p>
          </table:table-cell>
          <table:table-cell office:value-type="float" office:value="0.9415" calcext:value-type="float">
            <text:p>0.941500</text:p>
          </table:table-cell>
          <table:table-cell office:value-type="float" office:value="0.943096" calcext:value-type="float">
            <text:p>0.943096</text:p>
          </table:table-cell>
          <table:table-cell table:style-name="ce2" office:value-type="float" office:value="0" calcext:value-type="float">
            <text:p>0.000000</text:p>
          </table:table-cell>
        </table:table-row>
      </table:table>
      <table:table table:name="max" table:style-name="ta1">
        <table:table-column table:style-name="co1" table:number-columns-repeated="49" table:default-cell-style-name="Default"/>
        <table:table-row table:style-name="ro1">
          <table:table-cell/>
          <table:table-cell office:value-type="string" calcext:value-type="string">
            <text:p>Pekingduck</text:p>
          </table:table-cell>
          <table:table-cell office:value-type="string" calcext:value-type="string">
            <text:p>Littleegret</text:p>
          </table:table-cell>
          <table:table-cell office:value-type="string" calcext:value-type="string">
            <text:p>Crestedibis</text:p>
          </table:table-cell>
          <table:table-cell office:value-type="string" calcext:value-type="string">
            <text:p>Annashummingbird</text:p>
          </table:table-cell>
          <table:table-cell office:value-type="string" calcext:value-type="string">
            <text:p>Chimneyswift</text:p>
          </table:table-cell>
          <table:table-cell office:value-type="string" calcext:value-type="string">
            <text:p>Peregrinefalcon</text:p>
          </table:table-cell>
          <table:table-cell office:value-type="string" calcext:value-type="string">
            <text:p>Killdeer</text:p>
          </table:table-cell>
          <table:table-cell office:value-type="string" calcext:value-type="string">
            <text:p><text:s text:c="2"/>Americancrow</text:p>
          </table:table-cell>
          <table:table-cell office:value-type="string" calcext:value-type="string">
            <text:p><text:s text:c="2"/>Commoncuckoo</text:p>
          </table:table-cell>
          <table:table-cell office:value-type="string" calcext:value-type="string">
            <text:p>Goldencollaredmanakin</text:p>
          </table:table-cell>
          <table:table-cell office:value-type="string" calcext:value-type="string">
            <text:p>Hoatzin</text:p>
          </table:table-cell>
          <table:table-cell office:value-type="string" calcext:value-type="string">
            <text:p><text:s text:c="2"/>Downywoodpecker</text:p>
          </table:table-cell>
          <table:table-cell office:value-type="string" calcext:value-type="string">
            <text:p>Commonostrich</text:p>
          </table:table-cell>
          <table:table-cell office:value-type="string" calcext:value-type="string">
            <text:p><text:s text:c="2"/>Whitethroatedtinamou</text:p>
          </table:table-cell>
          <table:table-cell office:value-type="string" calcext:value-type="string">
            <text:p>Rifleman</text:p>
          </table:table-cell>
          <table:table-cell office:value-type="string" calcext:value-type="string">
            <text:p>Bartailedtrogon</text:p>
          </table:table-cell>
          <table:table-cell office:value-type="string" calcext:value-type="string">
            <text:p><text:s text:c="2"/>Greycrownedcrane</text:p>
          </table:table-cell>
          <table:table-cell office:value-type="string" calcext:value-type="string">
            <text:p>Rhinoceroshornbill</text:p>
          </table:table-cell>
          <table:table-cell office:value-type="string" calcext:value-type="string">
            <text:p><text:s text:c="2"/>Chuckwillswidow</text:p>
          </table:table-cell>
          <table:table-cell office:value-type="string" calcext:value-type="string">
            <text:p><text:s text:c="2"/>Redleggedseriema</text:p>
          </table:table-cell>
          <table:table-cell office:value-type="string" calcext:value-type="string">
            <text:p>Turkeyvulture</text:p>
          </table:table-cell>
          <table:table-cell office:value-type="string" calcext:value-type="string">
            <text:p>Macqueensbustard</text:p>
          </table:table-cell>
          <table:table-cell office:value-type="string" calcext:value-type="string">
            <text:p><text:s text:c="2"/>Speckledmousebird</text:p>
          </table:table-cell>
          <table:table-cell office:value-type="string" calcext:value-type="string">
            <text:p>Sunbittern</text:p>
          </table:table-cell>
          <table:table-cell office:value-type="string" calcext:value-type="string">
            <text:p><text:s text:c="2"/>Northernfulmar</text:p>
          </table:table-cell>
          <table:table-cell office:value-type="string" calcext:value-type="string">
            <text:p>Redthroatedloon</text:p>
          </table:table-cell>
          <table:table-cell office:value-type="string" calcext:value-type="string">
            <text:p>Whitetailedeagle</text:p>
          </table:table-cell>
          <table:table-cell office:value-type="string" calcext:value-type="string">
            <text:p>Cuckooroller</text:p>
          </table:table-cell>
          <table:table-cell office:value-type="string" calcext:value-type="string">
            <text:p>Carminebeeeater</text:p>
          </table:table-cell>
          <table:table-cell office:value-type="string" calcext:value-type="string">
            <text:p>Brownmesite</text:p>
          </table:table-cell>
          <table:table-cell office:value-type="string" calcext:value-type="string">
            <text:p>kea</text:p>
          </table:table-cell>
          <table:table-cell office:value-type="string" calcext:value-type="string">
            <text:p><text:s text:c="2"/>Dalmatianpelican</text:p>
          </table:table-cell>
          <table:table-cell office:value-type="string" calcext:value-type="string">
            <text:p>Whitetailedtropicbird</text:p>
          </table:table-cell>
          <table:table-cell office:value-type="string" calcext:value-type="string">
            <text:p><text:s text:c="2"/>Greatcormorant</text:p>
          </table:table-cell>
          <table:table-cell office:value-type="string" calcext:value-type="string">
            <text:p>Americanflamingo</text:p>
          </table:table-cell>
          <table:table-cell office:value-type="string" calcext:value-type="string">
            <text:p>Greatcrestedgrebe</text:p>
          </table:table-cell>
          <table:table-cell office:value-type="string" calcext:value-type="string">
            <text:p>Yellowthoatedsandgrouse</text:p>
          </table:table-cell>
          <table:table-cell office:value-type="string" calcext:value-type="string">
            <text:p><text:s text:c="2"/>Redcrestedturaco</text:p>
          </table:table-cell>
          <table:table-cell office:value-type="string" calcext:value-type="string">
            <text:p>Barnowl</text:p>
          </table:table-cell>
          <table:table-cell office:value-type="string" calcext:value-type="string">
            <text:p><text:s text:c="2"/>Baldeagle</text:p>
          </table:table-cell>
          <table:table-cell office:value-type="string" calcext:value-type="string">
            <text:p><text:s text:c="2"/>Emperorpenguin</text:p>
          </table:table-cell>
          <table:table-cell office:value-type="string" calcext:value-type="string">
            <text:p><text:s text:c="2"/>Adeliepenguin</text:p>
          </table:table-cell>
          <table:table-cell office:value-type="string" calcext:value-type="string">
            <text:p>Budgerigar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<text:s text:c="2"/>Mediumgroundfinc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<text:s text:c="2"/>Zebrafin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378" calcext:value-type="float">
            <text:p>0.9378</text:p>
          </table:table-cell>
        </table:table-row>
        <table:table-row table:style-name="ro1">
          <table:table-cell/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7" calcext:value-type="float">
            <text:p>0.87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83" calcext:value-type="float">
            <text:p>0.883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7" calcext:value-type="float">
            <text:p>0.87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11" calcext:value-type="float">
            <text:p>0.9311</text:p>
          </table:table-cell>
        </table:table-row>
        <table:table-row table:style-name="ro1">
          <table:table-cell/>
          <table:table-cell office:value-type="float" office:value="0.9206" calcext:value-type="float">
            <text:p>0.9206</text:p>
          </table:table-cell>
          <table:table-cell office:value-type="float" office:value="0.8354" calcext:value-type="float">
            <text:p>0.8354</text:p>
          </table:table-cell>
          <table:table-cell office:value-type="float" office:value="0" calcext:value-type="float">
            <text:p>0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287" calcext:value-type="float">
            <text:p>0.9287</text:p>
          </table:table-cell>
        </table:table-row>
        <table:table-row table:style-name="ro1">
          <table:table-cell/>
          <table:table-cell office:value-type="float" office:value="0.934" calcext:value-type="float">
            <text:p>0.934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" calcext:value-type="float">
            <text:p>0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/>
          <table:table-cell office:value-type="float" office:value="0.931" calcext:value-type="float">
            <text:p>0.931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064" calcext:value-type="float">
            <text:p>0.9064</text:p>
          </table:table-cell>
          <table:table-cell office:value-type="float" office:value="0" calcext:value-type="float">
            <text:p>0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1" calcext:value-type="float">
            <text:p>0.911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17" calcext:value-type="float">
            <text:p>0.9317</text:p>
          </table:table-cell>
        </table:table-row>
        <table:table-row table:style-name="ro1">
          <table:table-cell/>
          <table:table-cell office:value-type="float" office:value="0.9301" calcext:value-type="float">
            <text:p>0.9301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3" calcext:value-type="float">
            <text:p>0.923</text:p>
          </table:table-cell>
          <table:table-cell office:value-type="float" office:value="0" calcext:value-type="float">
            <text:p>0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239" calcext:value-type="float">
            <text:p>0.9239</text:p>
          </table:table-cell>
          <table:table-cell table:number-columns-repeated="2" office:value-type="float" office:value="0.9225" calcext:value-type="float">
            <text:p>0.9225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3" calcext:value-type="float">
            <text:p>0.923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2" calcext:value-type="float">
            <text:p>0.882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347" calcext:value-type="float">
            <text:p>0.9347</text:p>
          </table:table-cell>
        </table:table-row>
        <table:table-row table:style-name="ro1">
          <table:table-cell/>
          <table:table-cell office:value-type="float" office:value="0.9219" calcext:value-type="float">
            <text:p>0.9219</text:p>
          </table:table-cell>
          <table:table-cell office:value-type="float" office:value="0.87" calcext:value-type="float">
            <text:p>0.87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" calcext:value-type="float">
            <text:p>0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4" calcext:value-type="float">
            <text:p>0.84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" calcext:value-type="float">
            <text:p>0.9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/>
          <table:table-cell office:value-type="float" office:value="0.9337" calcext:value-type="float">
            <text:p>0.9337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" calcext:value-type="float">
            <text:p>0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6" calcext:value-type="float">
            <text:p>0.926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8567" calcext:value-type="float">
            <text:p>0.8567</text:p>
          </table:table-cell>
        </table:table-row>
        <table:table-row table:style-name="ro1">
          <table:table-cell/>
          <table:table-cell office:value-type="float" office:value="0.9317" calcext:value-type="float">
            <text:p>0.9317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276" calcext:value-type="float">
            <text:p>0.9276</text:p>
          </table:table-cell>
          <table:table-cell table:number-columns-repeated="2" office:value-type="float" office:value="0.9225" calcext:value-type="float">
            <text:p>0.9225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305" calcext:value-type="float">
            <text:p>0.9305</text:p>
          </table:table-cell>
          <table:table-cell office:value-type="float" office:value="0" calcext:value-type="float">
            <text:p>0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48" calcext:value-type="float">
            <text:p>0.9348</text:p>
          </table:table-cell>
        </table:table-row>
        <table:table-row table:style-name="ro1">
          <table:table-cell/>
          <table:table-cell office:value-type="float" office:value="0.9319" calcext:value-type="float">
            <text:p>0.931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" calcext:value-type="float">
            <text:p>0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/>
          <table:table-cell office:value-type="float" office:value="0.9277" calcext:value-type="float">
            <text:p>0.9277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23" calcext:value-type="float">
            <text:p>0.923</text:p>
          </table:table-cell>
          <table:table-cell office:value-type="float" office:value="0" calcext:value-type="float">
            <text:p>0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362" calcext:value-type="float">
            <text:p>0.9362</text:p>
          </table:table-cell>
        </table:table-row>
        <table:table-row table:style-name="ro1">
          <table:table-cell/>
          <table:table-cell office:value-type="float" office:value="0.9389" calcext:value-type="float">
            <text:p>0.9389</text:p>
          </table:table-cell>
          <table:table-cell office:value-type="float" office:value="0.9268" calcext:value-type="float">
            <text:p>0.9268</text:p>
          </table:table-cell>
          <table:table-cell table:number-columns-repeated="2" office:value-type="float" office:value="0.9252" calcext:value-type="float">
            <text:p>0.925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305" calcext:value-type="float">
            <text:p>0.9305</text:p>
          </table:table-cell>
          <table:table-cell office:value-type="float" office:value="0" calcext:value-type="float">
            <text:p>0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" calcext:value-type="float">
            <text:p>0.93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383" calcext:value-type="float">
            <text:p>0.9383</text:p>
          </table:table-cell>
        </table:table-row>
        <table:table-row table:style-name="ro1">
          <table:table-cell/>
          <table:table-cell office:value-type="float" office:value="0.942" calcext:value-type="float">
            <text:p>0.942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547" calcext:value-type="float">
            <text:p>0.9547</text:p>
          </table:table-cell>
          <table:table-cell office:value-type="float" office:value="0" calcext:value-type="float">
            <text:p>0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" calcext:value-type="float">
            <text:p>0.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32" calcext:value-type="float">
            <text:p>0.9532</text:p>
          </table:table-cell>
        </table:table-row>
        <table:table-row table:style-name="ro1">
          <table:table-cell/>
          <table:table-cell office:value-type="float" office:value="0.9415" calcext:value-type="float">
            <text:p>0.941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64" calcext:value-type="float">
            <text:p>0.9464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495" calcext:value-type="float">
            <text:p>0.9495</text:p>
          </table:table-cell>
        </table:table-row>
        <table:table-row table:style-name="ro1">
          <table:table-cell/>
          <table:table-cell office:value-type="float" office:value="0.9313" calcext:value-type="float">
            <text:p>0.9313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464" calcext:value-type="float">
            <text:p>0.9464</text:p>
          </table:table-cell>
          <table:table-cell office:value-type="float" office:value="0" calcext:value-type="float">
            <text:p>0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8" calcext:value-type="float">
            <text:p>0.938</text:p>
          </table:table-cell>
          <table:table-cell office:value-type="float" office:value="0.9124" calcext:value-type="float">
            <text:p>0.9124</text:p>
          </table:table-cell>
        </table:table-row>
        <table:table-row table:style-name="ro1">
          <table:table-cell/>
          <table:table-cell office:value-type="float" office:value="0.9325" calcext:value-type="float">
            <text:p>0.932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265" calcext:value-type="float">
            <text:p>0.9265</text:p>
          </table:table-cell>
          <table:table-cell office:value-type="float" office:value="0" calcext:value-type="float">
            <text:p>0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3" calcext:value-type="float">
            <text:p>0.90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382" calcext:value-type="float">
            <text:p>0.9382</text:p>
          </table:table-cell>
        </table:table-row>
        <table:table-row table:style-name="ro1">
          <table:table-cell/>
          <table:table-cell office:value-type="float" office:value="0.9221" calcext:value-type="float">
            <text:p>0.9221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11" calcext:value-type="float">
            <text:p>0.911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052" calcext:value-type="float">
            <text:p>0.9052</text:p>
          </table:table-cell>
          <table:table-cell office:value-type="float" office:value="0" calcext:value-type="float">
            <text:p>0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03" calcext:value-type="float">
            <text:p>0.9303</text:p>
          </table:table-cell>
        </table:table-row>
        <table:table-row table:style-name="ro1">
          <table:table-cell/>
          <table:table-cell office:value-type="float" office:value="0.9405" calcext:value-type="float">
            <text:p>0.9405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5" calcext:value-type="float">
            <text:p>0.95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" calcext:value-type="float">
            <text:p>0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45" calcext:value-type="float">
            <text:p>0.9445</text:p>
          </table:table-cell>
        </table:table-row>
        <table:table-row table:style-name="ro1">
          <table:table-cell/>
          <table:table-cell office:value-type="float" office:value="0.9245" calcext:value-type="float">
            <text:p>0.9245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883" calcext:value-type="float">
            <text:p>0.88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" calcext:value-type="float">
            <text:p>0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256" calcext:value-type="float">
            <text:p>0.9256</text:p>
          </table:table-cell>
        </table:table-row>
        <table:table-row table:style-name="ro1">
          <table:table-cell/>
          <table:table-cell office:value-type="float" office:value="0.9276" calcext:value-type="float">
            <text:p>0.9276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8903" calcext:value-type="float">
            <text:p>0.8903</text:p>
          </table:table-cell>
          <table:table-cell office:value-type="float" office:value="0" calcext:value-type="float">
            <text:p>0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339" calcext:value-type="float">
            <text:p>0.9339</text:p>
          </table:table-cell>
        </table:table-row>
        <table:table-row table:style-name="ro1">
          <table:table-cell/>
          <table:table-cell office:value-type="float" office:value="0.9232" calcext:value-type="float">
            <text:p>0.9232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227" calcext:value-type="float">
            <text:p>0.8227</text:p>
          </table:table-cell>
          <table:table-cell office:value-type="float" office:value="0" calcext:value-type="float">
            <text:p>0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884" calcext:value-type="float">
            <text:p>0.884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88" calcext:value-type="float">
            <text:p>0.888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02" calcext:value-type="float">
            <text:p>0.9302</text:p>
          </table:table-cell>
        </table:table-row>
        <table:table-row table:style-name="ro1">
          <table:table-cell/>
          <table:table-cell office:value-type="float" office:value="0.9274" calcext:value-type="float">
            <text:p>0.9274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1" calcext:value-type="float">
            <text:p>0.921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8622" calcext:value-type="float">
            <text:p>0.8622</text:p>
          </table:table-cell>
          <table:table-cell office:value-type="float" office:value="0" calcext:value-type="float">
            <text:p>0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41" calcext:value-type="float">
            <text:p>0.9341</text:p>
          </table:table-cell>
        </table:table-row>
        <table:table-row table:style-name="ro1">
          <table:table-cell/>
          <table:table-cell office:value-type="float" office:value="0.9326" calcext:value-type="float">
            <text:p>0.9326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3" calcext:value-type="float">
            <text:p>0.93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213" calcext:value-type="float">
            <text:p>0.9213</text:p>
          </table:table-cell>
          <table:table-cell office:value-type="float" office:value="0" calcext:value-type="float">
            <text:p>0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58" calcext:value-type="float">
            <text:p>0.9358</text:p>
          </table:table-cell>
        </table:table-row>
        <table:table-row table:style-name="ro1">
          <table:table-cell/>
          <table:table-cell office:value-type="float" office:value="0.9282" calcext:value-type="float">
            <text:p>0.9282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238" calcext:value-type="float">
            <text:p>0.9238</text:p>
          </table:table-cell>
          <table:table-cell office:value-type="float" office:value="0" calcext:value-type="float">
            <text:p>0</text:p>
          </table:table-cell>
          <table:table-cell office:value-type="float" office:value="0.8807" calcext:value-type="float">
            <text:p>0.8807</text:p>
          </table:table-cell>
          <table:table-cell table:number-columns-repeated="2" office:value-type="float" office:value="0.8875" calcext:value-type="float">
            <text:p>0.887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341" calcext:value-type="float">
            <text:p>0.9341</text:p>
          </table:table-cell>
        </table:table-row>
        <table:table-row table:style-name="ro1">
          <table:table-cell/>
          <table:table-cell office:value-type="float" office:value="0.9225" calcext:value-type="float">
            <text:p>0.922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74" calcext:value-type="float">
            <text:p>0.874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1" calcext:value-type="float">
            <text:p>0.911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07" calcext:value-type="float">
            <text:p>0.8807</text:p>
          </table:table-cell>
          <table:table-cell office:value-type="float" office:value="0" calcext:value-type="float">
            <text:p>0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91" calcext:value-type="float">
            <text:p>0.891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11" calcext:value-type="float">
            <text:p>0.91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3" calcext:value-type="float">
            <text:p>0.903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74" calcext:value-type="float">
            <text:p>0.874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022" calcext:value-type="float">
            <text:p>0.8022</text:p>
          </table:table-cell>
          <table:table-cell office:value-type="float" office:value="0" calcext:value-type="float">
            <text:p>0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97" calcext:value-type="float">
            <text:p>0.897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33" calcext:value-type="float">
            <text:p>0.9333</text:p>
          </table:table-cell>
        </table:table-row>
        <table:table-row table:style-name="ro1">
          <table:table-cell/>
          <table:table-cell office:value-type="float" office:value="0.9235" calcext:value-type="float">
            <text:p>0.9235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56" calcext:value-type="float">
            <text:p>0.856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301" calcext:value-type="float">
            <text:p>0.8301</text:p>
          </table:table-cell>
          <table:table-cell office:value-type="float" office:value="0" calcext:value-type="float">
            <text:p>0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01" calcext:value-type="float">
            <text:p>0.9301</text:p>
          </table:table-cell>
        </table:table-row>
        <table:table-row table:style-name="ro1">
          <table:table-cell/>
          <table:table-cell office:value-type="float" office:value="0.9286" calcext:value-type="float">
            <text:p>0.9286</text:p>
          </table:table-cell>
          <table:table-cell office:value-type="float" office:value="0.883" calcext:value-type="float">
            <text:p>0.883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617" calcext:value-type="float">
            <text:p>0.8617</text:p>
          </table:table-cell>
          <table:table-cell office:value-type="float" office:value="0" calcext:value-type="float">
            <text:p>0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349" calcext:value-type="float">
            <text:p>0.9349</text:p>
          </table:table-cell>
        </table:table-row>
        <table:table-row table:style-name="ro1">
          <table:table-cell/>
          <table:table-cell office:value-type="float" office:value="0.9295" calcext:value-type="float">
            <text:p>0.9295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106" calcext:value-type="float">
            <text:p>0.9106</text:p>
          </table:table-cell>
          <table:table-cell office:value-type="float" office:value="0" calcext:value-type="float">
            <text:p>0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23" calcext:value-type="float">
            <text:p>0.9323</text:p>
          </table:table-cell>
        </table:table-row>
        <table:table-row table:style-name="ro1">
          <table:table-cell/>
          <table:table-cell office:value-type="float" office:value="0.9289" calcext:value-type="float">
            <text:p>0.9289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4" calcext:value-type="float">
            <text:p>0.894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182" calcext:value-type="float">
            <text:p>0.9182</text:p>
          </table:table-cell>
          <table:table-cell office:value-type="float" office:value="0" calcext:value-type="float">
            <text:p>0</text:p>
          </table:table-cell>
          <table:table-cell office:value-type="float" office:value="0.916" calcext:value-type="float">
            <text:p>0.9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886" calcext:value-type="float">
            <text:p>0.886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2" calcext:value-type="float">
            <text:p>0.882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358" calcext:value-type="float">
            <text:p>0.9358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1" calcext:value-type="float">
            <text:p>0.921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84" calcext:value-type="float">
            <text:p>0.884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/>
          <table:table-cell office:value-type="float" office:value="0.9194" calcext:value-type="float">
            <text:p>0.919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23" calcext:value-type="float">
            <text:p>0.8923</text:p>
          </table:table-cell>
          <table:table-cell office:value-type="float" office:value="0" calcext:value-type="float">
            <text:p>0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3" calcext:value-type="float">
            <text:p>0.93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/>
          <table:table-cell office:value-type="float" office:value="0.9257" calcext:value-type="float">
            <text:p>0.9257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868" calcext:value-type="float">
            <text:p>0.868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523" calcext:value-type="float">
            <text:p>0.8523</text:p>
          </table:table-cell>
          <table:table-cell office:value-type="float" office:value="0" calcext:value-type="float">
            <text:p>0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323" calcext:value-type="float">
            <text:p>0.9323</text:p>
          </table:table-cell>
        </table:table-row>
        <table:table-row table:style-name="ro1">
          <table:table-cell/>
          <table:table-cell office:value-type="float" office:value="0.9284" calcext:value-type="float">
            <text:p>0.9284</text:p>
          </table:table-cell>
          <table:table-cell office:value-type="float" office:value="0.87" calcext:value-type="float">
            <text:p>0.87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18" calcext:value-type="float">
            <text:p>0.918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894" calcext:value-type="float">
            <text:p>0.894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73" calcext:value-type="float">
            <text:p>0.873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808" calcext:value-type="float">
            <text:p>0.8808</text:p>
          </table:table-cell>
          <table:table-cell office:value-type="float" office:value="0" calcext:value-type="float">
            <text:p>0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356" calcext:value-type="float">
            <text:p>0.9356</text:p>
          </table:table-cell>
        </table:table-row>
        <table:table-row table:style-name="ro1">
          <table:table-cell/>
          <table:table-cell office:value-type="float" office:value="0.9236" calcext:value-type="float">
            <text:p>0.9236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878" calcext:value-type="float">
            <text:p>0.878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583" calcext:value-type="float">
            <text:p>0.8583</text:p>
          </table:table-cell>
          <table:table-cell office:value-type="float" office:value="0" calcext:value-type="float">
            <text:p>0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24" calcext:value-type="float">
            <text:p>0.9324</text:p>
          </table:table-cell>
        </table:table-row>
        <table:table-row table:style-name="ro1">
          <table:table-cell/>
          <table:table-cell office:value-type="float" office:value="0.9243" calcext:value-type="float">
            <text:p>0.924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178" calcext:value-type="float">
            <text:p>0.8178</text:p>
          </table:table-cell>
          <table:table-cell office:value-type="float" office:value="0" calcext:value-type="float">
            <text:p>0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89" calcext:value-type="float">
            <text:p>0.89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21" calcext:value-type="float">
            <text:p>0.9321</text:p>
          </table:table-cell>
        </table:table-row>
        <table:table-row table:style-name="ro1">
          <table:table-cell/>
          <table:table-cell office:value-type="float" office:value="0.926" calcext:value-type="float">
            <text:p>0.92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" calcext:value-type="float">
            <text:p>0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31" calcext:value-type="float">
            <text:p>0.9331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921" calcext:value-type="float">
            <text:p>0.92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9" calcext:value-type="float">
            <text:p>0.89</text:p>
          </table:table-cell>
          <table:table-cell office:value-type="float" office:value="0.8953" calcext:value-type="float">
            <text:p>0.8953</text:p>
          </table:table-cell>
          <table:table-cell office:value-type="float" office:value="0" calcext:value-type="float">
            <text:p>0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7" calcext:value-type="float">
            <text:p>0.85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03" calcext:value-type="float">
            <text:p>0.9303</text:p>
          </table:table-cell>
        </table:table-row>
        <table:table-row table:style-name="ro1">
          <table:table-cell/>
          <table:table-cell office:value-type="float" office:value="0.9268" calcext:value-type="float">
            <text:p>0.9268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03" calcext:value-type="float">
            <text:p>0.903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941" calcext:value-type="float">
            <text:p>0.8941</text:p>
          </table:table-cell>
          <table:table-cell office:value-type="float" office:value="0" calcext:value-type="float">
            <text:p>0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31" calcext:value-type="float">
            <text:p>0.9331</text:p>
          </table:table-cell>
        </table:table-row>
        <table:table-row table:style-name="ro1">
          <table:table-cell/>
          <table:table-cell office:value-type="float" office:value="0.9236" calcext:value-type="float">
            <text:p>0.923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32" calcext:value-type="float">
            <text:p>0.832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02" calcext:value-type="float">
            <text:p>0.902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646" calcext:value-type="float">
            <text:p>0.8646</text:p>
          </table:table-cell>
          <table:table-cell office:value-type="float" office:value="0" calcext:value-type="float">
            <text:p>0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297" calcext:value-type="float">
            <text:p>0.9297</text:p>
          </table:table-cell>
        </table:table-row>
        <table:table-row table:style-name="ro1">
          <table:table-cell/>
          <table:table-cell office:value-type="float" office:value="0.9198" calcext:value-type="float">
            <text:p>0.9198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7" calcext:value-type="float">
            <text:p>0.907</text:p>
          </table:table-cell>
          <table:table-cell office:value-type="float" office:value="0.859" calcext:value-type="float">
            <text:p>0.859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109" calcext:value-type="float">
            <text:p>0.8109</text:p>
          </table:table-cell>
          <table:table-cell office:value-type="float" office:value="0" calcext:value-type="float">
            <text:p>0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281" calcext:value-type="float">
            <text:p>0.9281</text:p>
          </table:table-cell>
        </table:table-row>
        <table:table-row table:style-name="ro1">
          <table:table-cell/>
          <table:table-cell office:value-type="float" office:value="0.9191" calcext:value-type="float">
            <text:p>0.9191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4" calcext:value-type="float">
            <text:p>0.84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" calcext:value-type="float">
            <text:p>0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275" calcext:value-type="float">
            <text:p>0.9275</text:p>
          </table:table-cell>
        </table:table-row>
        <table:table-row table:style-name="ro1">
          <table:table-cell/>
          <table:table-cell office:value-type="float" office:value="0.9322" calcext:value-type="float">
            <text:p>0.932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249" calcext:value-type="float">
            <text:p>0.9249</text:p>
          </table:table-cell>
          <table:table-cell table:number-columns-repeated="2" office:value-type="float" office:value="0.9196" calcext:value-type="float">
            <text:p>0.9196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061" calcext:value-type="float">
            <text:p>0.9061</text:p>
          </table:table-cell>
          <table:table-cell table:number-columns-repeated="2" office:value-type="float" office:value="0.9015" calcext:value-type="float">
            <text:p>0.9015</text:p>
          </table:table-cell>
          <table:table-cell office:value-type="float" office:value="0" calcext:value-type="float">
            <text:p>0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13" calcext:value-type="float">
            <text:p>0.9313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" calcext:value-type="float">
            <text:p>0.9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226" calcext:value-type="float">
            <text:p>0.9226</text:p>
          </table:table-cell>
          <table:table-cell office:value-type="float" office:value="0" calcext:value-type="float">
            <text:p>0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49" calcext:value-type="float">
            <text:p>0.9349</text:p>
          </table:table-cell>
        </table:table-row>
        <table:table-row table:style-name="ro1">
          <table:table-cell/>
          <table:table-cell office:value-type="float" office:value="0.935" calcext:value-type="float">
            <text:p>0.935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308" calcext:value-type="float">
            <text:p>0.9308</text:p>
          </table:table-cell>
          <table:table-cell office:value-type="float" office:value="0" calcext:value-type="float">
            <text:p>0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/>
          <table:table-cell office:value-type="float" office:value="0.9192" calcext:value-type="float">
            <text:p>0.9192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" calcext:value-type="float">
            <text:p>0.93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21" calcext:value-type="float">
            <text:p>0.9321</text:p>
          </table:table-cell>
          <table:table-cell table:number-columns-repeated="2" office:value-type="float" office:value="0.9336" calcext:value-type="float">
            <text:p>0.9336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93" calcext:value-type="float">
            <text:p>0.9393</text:p>
          </table:table-cell>
          <table:table-cell office:value-type="float" office:value="0" calcext:value-type="float">
            <text:p>0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9415" calcext:value-type="float">
            <text:p>0.9415</text:p>
          </table:table-cell>
        </table:table-row>
        <table:table-row table:style-name="ro1">
          <table:table-cell/>
          <table:table-cell office:value-type="float" office:value="0.9231" calcext:value-type="float">
            <text:p>0.9231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7785" calcext:value-type="float">
            <text:p>0.7785</text:p>
          </table:table-cell>
          <table:table-cell office:value-type="float" office:value="0" calcext:value-type="float">
            <text:p>0</text:p>
          </table:table-cell>
          <table:table-cell office:value-type="float" office:value="0.9431" calcext:value-type="float">
            <text:p>0.9431</text:p>
          </table:table-cell>
        </table:table-row>
        <table:table-row table:style-name="ro1">
          <table:table-cell/>
          <table:table-cell office:value-type="float" office:value="0.9378" calcext:value-type="float">
            <text:p>0.9378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1" calcext:value-type="float">
            <text:p>0.931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" table:style-name="ta1">
        <table:table-column table:style-name="co1" table:number-columns-repeated="130" table:default-cell-style-name="Default"/>
        <table:table-row table:style-name="ro1">
          <table:table-cell/>
          <table:table-cell office:value-type="string" calcext:value-type="string">
            <text:p>Peking_duck</text:p>
          </table:table-cell>
          <table:table-cell office:value-type="string" calcext:value-type="string">
            <text:p>Little_egret</text:p>
          </table:table-cell>
          <table:table-cell office:value-type="string" calcext:value-type="string">
            <text:p>Crested_ibis</text:p>
          </table:table-cell>
          <table:table-cell office:value-type="string" calcext:value-type="string">
            <text:p>Anna's_hummingbird</text:p>
          </table:table-cell>
          <table:table-cell office:value-type="string" calcext:value-type="string">
            <text:p>Chimney_swift</text:p>
          </table:table-cell>
          <table:table-cell office:value-type="string" calcext:value-type="string">
            <text:p>Peregrine_falcon</text:p>
          </table:table-cell>
          <table:table-cell office:value-type="string" calcext:value-type="string">
            <text:p>Killdeer</text:p>
          </table:table-cell>
          <table:table-cell office:value-type="string" calcext:value-type="string">
            <text:p><text:s text:c="2"/>American_crow</text:p>
          </table:table-cell>
          <table:table-cell office:value-type="string" calcext:value-type="string">
            <text:p><text:s text:c="2"/>Common_cuckoo</text:p>
          </table:table-cell>
          <table:table-cell office:value-type="string" calcext:value-type="string">
            <text:p>Golden-collared_manakin</text:p>
          </table:table-cell>
          <table:table-cell office:value-type="string" calcext:value-type="string">
            <text:p>Hoatzin</text:p>
          </table:table-cell>
          <table:table-cell office:value-type="string" calcext:value-type="string">
            <text:p><text:s text:c="2"/>Downy_woodpecker</text:p>
          </table:table-cell>
          <table:table-cell office:value-type="string" calcext:value-type="string">
            <text:p>Common_ostrich</text:p>
          </table:table-cell>
          <table:table-cell office:value-type="string" calcext:value-type="string">
            <text:p><text:s text:c="2"/>White-throated_tinamou</text:p>
          </table:table-cell>
          <table:table-cell office:value-type="string" calcext:value-type="string">
            <text:p>Rifleman</text:p>
          </table:table-cell>
          <table:table-cell office:value-type="string" calcext:value-type="string">
            <text:p>Bar-tailed_trogon</text:p>
          </table:table-cell>
          <table:table-cell office:value-type="string" calcext:value-type="string">
            <text:p><text:s text:c="2"/>Grey-crowned_crane</text:p>
          </table:table-cell>
          <table:table-cell office:value-type="string" calcext:value-type="string">
            <text:p>Rhinoceros_hornbill</text:p>
          </table:table-cell>
          <table:table-cell office:value-type="string" calcext:value-type="string">
            <text:p><text:s text:c="2"/>Chuck-will's-widow</text:p>
          </table:table-cell>
          <table:table-cell office:value-type="string" calcext:value-type="string">
            <text:p><text:s text:c="2"/>Red-legged_seriema</text:p>
          </table:table-cell>
          <table:table-cell office:value-type="string" calcext:value-type="string">
            <text:p>Turkey_vulture</text:p>
          </table:table-cell>
          <table:table-cell office:value-type="string" calcext:value-type="string">
            <text:p>Macqueen's_bustard</text:p>
          </table:table-cell>
          <table:table-cell office:value-type="string" calcext:value-type="string">
            <text:p><text:s text:c="2"/>Speckled_mousebird</text:p>
          </table:table-cell>
          <table:table-cell office:value-type="string" calcext:value-type="string">
            <text:p>Sunbittern</text:p>
          </table:table-cell>
          <table:table-cell office:value-type="string" calcext:value-type="string">
            <text:p><text:s text:c="2"/>Northern_fulmar</text:p>
          </table:table-cell>
          <table:table-cell office:value-type="string" calcext:value-type="string">
            <text:p>Red-throated_loon</text:p>
          </table:table-cell>
          <table:table-cell office:value-type="string" calcext:value-type="string">
            <text:p>White-tailed_eagle</text:p>
          </table:table-cell>
          <table:table-cell office:value-type="string" calcext:value-type="string">
            <text:p>Cuckoo-roller</text:p>
          </table:table-cell>
          <table:table-cell office:value-type="string" calcext:value-type="string">
            <text:p>Carmine_bee-eater</text:p>
          </table:table-cell>
          <table:table-cell office:value-type="string" calcext:value-type="string">
            <text:p>Brown_mesite</text:p>
          </table:table-cell>
          <table:table-cell office:value-type="string" calcext:value-type="string">
            <text:p>kea</text:p>
          </table:table-cell>
          <table:table-cell office:value-type="string" calcext:value-type="string">
            <text:p><text:s text:c="2"/>Dalmatian_pelican</text:p>
          </table:table-cell>
          <table:table-cell office:value-type="string" calcext:value-type="string">
            <text:p>White-tailed_tropicbird</text:p>
          </table:table-cell>
          <table:table-cell office:value-type="string" calcext:value-type="string">
            <text:p><text:s text:c="2"/>Great_cormorant</text:p>
          </table:table-cell>
          <table:table-cell office:value-type="string" calcext:value-type="string">
            <text:p>American_flamingo</text:p>
          </table:table-cell>
          <table:table-cell office:value-type="string" calcext:value-type="string">
            <text:p>Great-crested_grebe</text:p>
          </table:table-cell>
          <table:table-cell office:value-type="string" calcext:value-type="string">
            <text:p>Yellow-thoated_sandgrouse</text:p>
          </table:table-cell>
          <table:table-cell office:value-type="string" calcext:value-type="string">
            <text:p><text:s text:c="2"/>Red-crested_turaco</text:p>
          </table:table-cell>
          <table:table-cell office:value-type="string" calcext:value-type="string">
            <text:p>Barn_owl</text:p>
          </table:table-cell>
          <table:table-cell office:value-type="string" calcext:value-type="string">
            <text:p><text:s text:c="2"/>Bald_eagle</text:p>
          </table:table-cell>
          <table:table-cell office:value-type="string" calcext:value-type="string">
            <text:p><text:s text:c="2"/>Emperor_penguin</text:p>
          </table:table-cell>
          <table:table-cell office:value-type="string" calcext:value-type="string">
            <text:p><text:s text:c="2"/>Adelie_penguin</text:p>
          </table:table-cell>
          <table:table-cell office:value-type="string" calcext:value-type="string">
            <text:p>Budgerigar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<text:s text:c="2"/>Medium_ground_finc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<text:s text:c="2"/>Zebra_finch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2" calcext:value-type="float">
            <text:p>0.92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356" calcext:value-type="float">
            <text:p>0.9356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08" calcext:value-type="float">
            <text:p>0.9208</text:p>
          </table:table-cell>
          <table:table-cell office:value-type="float" office:value="0" calcext:value-type="float">
            <text:p>0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906" calcext:value-type="float">
            <text:p>0.90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256" calcext:value-type="float">
            <text:p>0.9256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75" calcext:value-type="float">
            <text:p>0.9175</text:p>
          </table:table-cell>
          <table:table-cell office:value-type="float" office:value="0.8335" calcext:value-type="float">
            <text:p>0.8335</text:p>
          </table:table-cell>
          <table:table-cell office:value-type="float" office:value="0" calcext:value-type="float">
            <text:p>0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69" calcext:value-type="float">
            <text:p>0.869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861" calcext:value-type="float">
            <text:p>0.861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5" calcext:value-type="float">
            <text:p>0.85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89" calcext:value-type="float">
            <text:p>0.89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228" calcext:value-type="float">
            <text:p>0.9228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64" calcext:value-type="float">
            <text:p>0.9264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" calcext:value-type="float">
            <text:p>0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23" calcext:value-type="float">
            <text:p>0.923</text:p>
          </table:table-cell>
          <table:table-cell table:number-columns-repeated="2" office:value-type="float" office:value="0.9124" calcext:value-type="float">
            <text:p>0.9124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073" calcext:value-type="float">
            <text:p>0.9073</text:p>
          </table:table-cell>
          <table:table-cell table:number-columns-repeated="2" office:value-type="float" office:value="0.909" calcext:value-type="float">
            <text:p>0.909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282" calcext:value-type="float">
            <text:p>0.9282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34" calcext:value-type="float">
            <text:p>0.9234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043" calcext:value-type="float">
            <text:p>0.9043</text:p>
          </table:table-cell>
          <table:table-cell office:value-type="float" office:value="0" calcext:value-type="float">
            <text:p>0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89" calcext:value-type="float">
            <text:p>0.8989</text:p>
          </table:table-cell>
          <table:table-cell table:number-columns-repeated="2" office:value-type="float" office:value="0.9061" calcext:value-type="float">
            <text:p>0.9061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277" calcext:value-type="float">
            <text:p>0.9277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51" calcext:value-type="float">
            <text:p>0.925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099" calcext:value-type="float">
            <text:p>0.9099</text:p>
          </table:table-cell>
          <table:table-cell office:value-type="float" office:value="0" calcext:value-type="float">
            <text:p>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95" calcext:value-type="float">
            <text:p>0.895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271" calcext:value-type="float">
            <text:p>0.927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" calcext:value-type="float">
            <text:p>0.8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906" calcext:value-type="float">
            <text:p>0.906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9256" calcext:value-type="float">
            <text:p>0.9256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323" calcext:value-type="float">
            <text:p>0.9323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888" calcext:value-type="float">
            <text:p>0.888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5" calcext:value-type="float">
            <text:p>0.945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183" calcext:value-type="float">
            <text:p>0.9183</text:p>
          </table:table-cell>
          <table:table-cell table:number-columns-repeated="2" office:value-type="float" office:value="0.9244" calcext:value-type="float">
            <text:p>0.9244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8463" calcext:value-type="float">
            <text:p>0.8463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95" calcext:value-type="float">
            <text:p>0.9295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01" calcext:value-type="float">
            <text:p>0.90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" calcext:value-type="float">
            <text:p>0</text:p>
          </table:table-cell>
          <table:table-cell office:value-type="float" office:value="0.925" calcext:value-type="float">
            <text:p>0.925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" calcext:value-type="float">
            <text:p>0.92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42" calcext:value-type="float">
            <text:p>0.9342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307" calcext:value-type="float">
            <text:p>0.9307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8" calcext:value-type="float">
            <text:p>0.888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03" calcext:value-type="float">
            <text:p>0.903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088" calcext:value-type="float">
            <text:p>0.9088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65" calcext:value-type="float">
            <text:p>0.9265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189" calcext:value-type="float">
            <text:p>0.9189</text:p>
          </table:table-cell>
          <table:table-cell office:value-type="float" office:value="0" calcext:value-type="float">
            <text:p>0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" calcext:value-type="float">
            <text:p>0.91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1" calcext:value-type="float">
            <text:p>0.93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34" calcext:value-type="float">
            <text:p>0.9134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9" calcext:value-type="float">
            <text:p>0.9059</text:p>
          </table:table-cell>
          <table:table-cell office:value-type="float" office:value="0" calcext:value-type="float">
            <text:p>0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" calcext:value-type="float">
            <text:p>0.9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12" calcext:value-type="float">
            <text:p>0.9012</text:p>
          </table:table-cell>
          <table:table-cell table:number-columns-repeated="2" office:value-type="float" office:value="0.9033" calcext:value-type="float">
            <text:p>0.903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016" calcext:value-type="float">
            <text:p>0.9016</text:p>
          </table:table-cell>
          <table:table-cell table:number-columns-repeated="2" office:value-type="float" office:value="0.9068" calcext:value-type="float">
            <text:p>0.9068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17" calcext:value-type="float">
            <text:p>0.9117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369" calcext:value-type="float">
            <text:p>0.936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379" calcext:value-type="float">
            <text:p>0.9379</text:p>
          </table:table-cell>
          <table:table-cell office:value-type="float" office:value="0" calcext:value-type="float">
            <text:p>0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52" calcext:value-type="float">
            <text:p>0.9352</text:p>
          </table:table-cell>
          <table:table-cell table:number-columns-repeated="2" office:value-type="float" office:value="0.9405" calcext:value-type="float">
            <text:p>0.9405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2" calcext:value-type="float">
            <text:p>0.942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442" calcext:value-type="float">
            <text:p>0.9442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394" calcext:value-type="float">
            <text:p>0.9394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69" calcext:value-type="float">
            <text:p>0.9469</text:p>
          </table:table-cell>
          <table:table-cell table:number-columns-repeated="2" office:value-type="float" office:value="0.9434" calcext:value-type="float">
            <text:p>0.9434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245" calcext:value-type="float">
            <text:p>0.9245</text:p>
          </table:table-cell>
          <table:table-cell office:value-type="float" office:value="0" calcext:value-type="float">
            <text:p>0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44" calcext:value-type="float">
            <text:p>0.944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23" calcext:value-type="float">
            <text:p>0.92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" calcext:value-type="float">
            <text:p>0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113" calcext:value-type="float">
            <text:p>0.9113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89" calcext:value-type="float">
            <text:p>0.9289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" calcext:value-type="float">
            <text:p>0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1" calcext:value-type="float">
            <text:p>0.93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85" calcext:value-type="float">
            <text:p>0.9185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037" calcext:value-type="float">
            <text:p>0.9037</text:p>
          </table:table-cell>
          <table:table-cell office:value-type="float" office:value="0" calcext:value-type="float">
            <text:p>0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41" calcext:value-type="float">
            <text:p>0.924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313" calcext:value-type="float">
            <text:p>0.9313</text:p>
          </table:table-cell>
          <table:table-cell office:value-type="float" office:value="0.906" calcext:value-type="float">
            <text:p>0.906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49" calcext:value-type="float">
            <text:p>0.9049</text:p>
          </table:table-cell>
          <table:table-cell office:value-type="float" office:value="0" calcext:value-type="float">
            <text:p>0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3" calcext:value-type="float">
            <text:p>0.933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98" calcext:value-type="float">
            <text:p>0.9198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892" calcext:value-type="float">
            <text:p>0.892</text:p>
          </table:table-cell>
          <table:table-cell office:value-type="float" office:value="0.9" calcext:value-type="float">
            <text:p>0.9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9077" calcext:value-type="float">
            <text:p>0.9077</text:p>
          </table:table-cell>
          <table:table-cell office:value-type="float" office:value="0" calcext:value-type="float">
            <text:p>0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9" calcext:value-type="float">
            <text:p>0.89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" calcext:value-type="float">
            <text:p>0.93</text:p>
          </table:table-cell>
          <table:table-cell office:value-type="float" office:value="0.9254" calcext:value-type="float">
            <text:p>0.9254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15" calcext:value-type="float">
            <text:p>0.921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" calcext:value-type="float">
            <text:p>0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249" calcext:value-type="float">
            <text:p>0.9249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63" calcext:value-type="float">
            <text:p>0.9163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796" calcext:value-type="float">
            <text:p>0.796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84" calcext:value-type="float">
            <text:p>0.784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196" calcext:value-type="float">
            <text:p>0.9196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47" calcext:value-type="float">
            <text:p>0.9247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869" calcext:value-type="float">
            <text:p>0.869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591" calcext:value-type="float">
            <text:p>0.8591</text:p>
          </table:table-cell>
          <table:table-cell office:value-type="float" office:value="0" calcext:value-type="float">
            <text:p>0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288" calcext:value-type="float">
            <text:p>0.9288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314" calcext:value-type="float">
            <text:p>0.931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194" calcext:value-type="float">
            <text:p>0.9194</text:p>
          </table:table-cell>
          <table:table-cell office:value-type="float" office:value="0" calcext:value-type="float">
            <text:p>0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3" calcext:value-type="float">
            <text:p>0.933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64" calcext:value-type="float">
            <text:p>0.9264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07" calcext:value-type="float">
            <text:p>0.907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205" calcext:value-type="float">
            <text:p>0.9205</text:p>
          </table:table-cell>
          <table:table-cell office:value-type="float" office:value="0" calcext:value-type="float">
            <text:p>0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9" calcext:value-type="float">
            <text:p>0.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04" calcext:value-type="float">
            <text:p>0.904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299" calcext:value-type="float">
            <text:p>0.9299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67" calcext:value-type="float">
            <text:p>0.916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3" calcext:value-type="float">
            <text:p>0.903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903" calcext:value-type="float">
            <text:p>0.903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84" calcext:value-type="float">
            <text:p>0.784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796" calcext:value-type="float">
            <text:p>0.8796</text:p>
          </table:table-cell>
          <table:table-cell office:value-type="float" office:value="0" calcext:value-type="float">
            <text:p>0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223" calcext:value-type="float">
            <text:p>0.9223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84" calcext:value-type="float">
            <text:p>0.918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5" calcext:value-type="float">
            <text:p>0.85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011" calcext:value-type="float">
            <text:p>0.8011</text:p>
          </table:table-cell>
          <table:table-cell office:value-type="float" office:value="0" calcext:value-type="float">
            <text:p>0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235" calcext:value-type="float">
            <text:p>0.9235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82" calcext:value-type="float">
            <text:p>0.9182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9" calcext:value-type="float">
            <text:p>0.899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54" calcext:value-type="float">
            <text:p>0.854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873" calcext:value-type="float">
            <text:p>0.87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284" calcext:value-type="float">
            <text:p>0.8284</text:p>
          </table:table-cell>
          <table:table-cell office:value-type="float" office:value="0" calcext:value-type="float">
            <text:p>0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9" calcext:value-type="float">
            <text:p>0.8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63" calcext:value-type="float">
            <text:p>0.863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86" calcext:value-type="float">
            <text:p>0.86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94" calcext:value-type="float">
            <text:p>0.894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218" calcext:value-type="float">
            <text:p>0.9218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28" calcext:value-type="float">
            <text:p>0.922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61" calcext:value-type="float">
            <text:p>0.861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" calcext:value-type="float">
            <text:p>0.9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599" calcext:value-type="float">
            <text:p>0.8599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61" calcext:value-type="float">
            <text:p>0.861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7" calcext:value-type="float">
            <text:p>0.887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261" calcext:value-type="float">
            <text:p>0.926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93" calcext:value-type="float">
            <text:p>0.9293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91" calcext:value-type="float">
            <text:p>0.89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" calcext:value-type="float">
            <text:p>0.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04" calcext:value-type="float">
            <text:p>0.9304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69" calcext:value-type="float">
            <text:p>0.926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9" calcext:value-type="float">
            <text:p>0.89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63" calcext:value-type="float">
            <text:p>0.9163</text:p>
          </table:table-cell>
          <table:table-cell office:value-type="float" office:value="0" calcext:value-type="float">
            <text:p>0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9" calcext:value-type="float">
            <text:p>0.8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297" calcext:value-type="float">
            <text:p>0.9297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82" calcext:value-type="float">
            <text:p>0.9282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" calcext:value-type="float">
            <text:p>0.9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37" calcext:value-type="float">
            <text:p>0.9137</text:p>
          </table:table-cell>
          <table:table-cell office:value-type="float" office:value="0" calcext:value-type="float">
            <text:p>0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285" calcext:value-type="float">
            <text:p>0.9285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83" calcext:value-type="float">
            <text:p>0.9183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908" calcext:value-type="float">
            <text:p>0.90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35" calcext:value-type="float">
            <text:p>0.9235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25" calcext:value-type="float">
            <text:p>0.922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5" calcext:value-type="float">
            <text:p>0.8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93" calcext:value-type="float">
            <text:p>0.89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276" calcext:value-type="float">
            <text:p>0.9276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28" calcext:value-type="float">
            <text:p>0.9228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3" calcext:value-type="float">
            <text:p>0.863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759" calcext:value-type="float">
            <text:p>0.8759</text:p>
          </table:table-cell>
          <table:table-cell office:value-type="float" office:value="0" calcext:value-type="float">
            <text:p>0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74" calcext:value-type="float">
            <text:p>0.9274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63" calcext:value-type="float">
            <text:p>0.9163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98" calcext:value-type="float">
            <text:p>0.898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61" calcext:value-type="float">
            <text:p>0.861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556" calcext:value-type="float">
            <text:p>0.8556</text:p>
          </table:table-cell>
          <table:table-cell office:value-type="float" office:value="0" calcext:value-type="float">
            <text:p>0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221" calcext:value-type="float">
            <text:p>0.922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14" calcext:value-type="float">
            <text:p>0.921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2" calcext:value-type="float">
            <text:p>0.942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5" calcext:value-type="float">
            <text:p>0.865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8121" calcext:value-type="float">
            <text:p>0.8121</text:p>
          </table:table-cell>
          <table:table-cell office:value-type="float" office:value="0" calcext:value-type="float">
            <text:p>0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275" calcext:value-type="float">
            <text:p>0.9275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44" calcext:value-type="float">
            <text:p>0.9244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" calcext:value-type="float">
            <text:p>0.89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93" calcext:value-type="float">
            <text:p>0.893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" calcext:value-type="float">
            <text:p>0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28" calcext:value-type="float">
            <text:p>0.928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22" calcext:value-type="float">
            <text:p>0.9222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04" calcext:value-type="float">
            <text:p>0.904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57" calcext:value-type="float">
            <text:p>0.857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98" calcext:value-type="float">
            <text:p>0.8898</text:p>
          </table:table-cell>
          <table:table-cell office:value-type="float" office:value="0" calcext:value-type="float">
            <text:p>0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7" calcext:value-type="float">
            <text:p>0.87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287" calcext:value-type="float">
            <text:p>0.9287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3" calcext:value-type="float">
            <text:p>0.923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64" calcext:value-type="float">
            <text:p>0.86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43" calcext:value-type="float">
            <text:p>0.943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6" calcext:value-type="float">
            <text:p>0.8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883" calcext:value-type="float">
            <text:p>0.8883</text:p>
          </table:table-cell>
          <table:table-cell office:value-type="float" office:value="0" calcext:value-type="float">
            <text:p>0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264" calcext:value-type="float">
            <text:p>0.9264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95" calcext:value-type="float">
            <text:p>0.919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04" calcext:value-type="float">
            <text:p>0.90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9" calcext:value-type="float">
            <text:p>0.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" calcext:value-type="float">
            <text:p>0.87</text:p>
          </table:table-cell>
          <table:table-cell office:value-type="float" office:value="0.8638" calcext:value-type="float">
            <text:p>0.8638</text:p>
          </table:table-cell>
          <table:table-cell office:value-type="float" office:value="0" calcext:value-type="float">
            <text:p>0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31" calcext:value-type="float">
            <text:p>0.923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57" calcext:value-type="float">
            <text:p>0.9157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853" calcext:value-type="float">
            <text:p>0.853</text:p>
          </table:table-cell>
          <table:table-cell office:value-type="float" office:value="0.8107" calcext:value-type="float">
            <text:p>0.8107</text:p>
          </table:table-cell>
          <table:table-cell office:value-type="float" office:value="0" calcext:value-type="float">
            <text:p>0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21" calcext:value-type="float">
            <text:p>0.92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75" calcext:value-type="float">
            <text:p>0.917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903" calcext:value-type="float">
            <text:p>0.90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" calcext:value-type="float">
            <text:p>0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228" calcext:value-type="float">
            <text:p>0.9228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79" calcext:value-type="float">
            <text:p>0.9279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8996" calcext:value-type="float">
            <text:p>0.8996</text:p>
          </table:table-cell>
          <table:table-cell office:value-type="float" office:value="0" calcext:value-type="float">
            <text:p>0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08" calcext:value-type="float">
            <text:p>0.9308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78" calcext:value-type="float">
            <text:p>0.9278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89" calcext:value-type="float">
            <text:p>0.8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2" calcext:value-type="float">
            <text:p>0.92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197" calcext:value-type="float">
            <text:p>0.9197</text:p>
          </table:table-cell>
          <table:table-cell office:value-type="float" office:value="0" calcext:value-type="float">
            <text:p>0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07" calcext:value-type="float">
            <text:p>0.9307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33" calcext:value-type="float">
            <text:p>0.93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9" calcext:value-type="float">
            <text:p>0.91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274" calcext:value-type="float">
            <text:p>0.9274</text:p>
          </table:table-cell>
          <table:table-cell office:value-type="float" office:value="0" calcext:value-type="float">
            <text:p>0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7965" calcext:value-type="float">
            <text:p>0.7965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183" calcext:value-type="float">
            <text:p>0.918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67" calcext:value-type="float">
            <text:p>0.9367</text:p>
          </table:table-cell>
          <table:table-cell office:value-type="float" office:value="0" calcext:value-type="float">
            <text:p>0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9388" calcext:value-type="float">
            <text:p>0.9388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226" calcext:value-type="float">
            <text:p>0.9226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" calcext:value-type="float">
            <text:p>0.9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7776" calcext:value-type="float">
            <text:p>0.7776</text:p>
          </table:table-cell>
          <table:table-cell office:value-type="float" office:value="0" calcext:value-type="float">
            <text:p>0</text:p>
          </table:table-cell>
          <table:table-cell office:value-type="float" office:value="0.941" calcext:value-type="float">
            <text:p>0.941</text:p>
          </table:table-cell>
          <table:table-cell table:number-columns-repeated="81"/>
        </table:table-row>
        <table:table-row table:style-name="ro1">
          <table:table-cell/>
          <table:table-cell office:value-type="float" office:value="0.9356" calcext:value-type="float">
            <text:p>0.9356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31" calcext:value-type="float">
            <text:p>0.931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1" calcext:value-type="float">
            <text:p>0.941</text:p>
          </table:table-cell>
          <table:table-cell office:value-type="float" office:value="0" calcext:value-type="float">
            <text:p>0</text:p>
          </table:table-cell>
          <table:table-cell table:number-columns-repeated="57"/>
          <table:table-cell office:value-type="string" calcext:value-type="string">
            <text:p>Yellow_thoated_sandgrouse</text:p>
          </table:table-cell>
          <table:table-cell table:number-columns-repeated="2"/>
          <table:table-cell office:value-type="string" calcext:value-type="string">
            <text:p>Red_crested_turaco</text:p>
          </table:table-cell>
          <table:table-cell office:value-type="string" calcext:value-type="string">
            <text:p>Barn_owl</text:p>
          </table:table-cell>
          <table:table-cell table:number-columns-repeated="2"/>
          <table:table-cell office:value-type="string" calcext:value-type="string">
            <text:p>Bald_eagle</text:p>
          </table:table-cell>
          <table:table-cell table:number-columns-repeated="2"/>
          <table:table-cell office:value-type="string" calcext:value-type="string">
            <text:p>Emperor_penguin</text:p>
          </table:table-cell>
          <table:table-cell table:number-columns-repeated="2"/>
          <table:table-cell office:value-type="string" calcext:value-type="string">
            <text:p>Adelie_penguin</text:p>
          </table:table-cell>
          <table:table-cell office:value-type="string" calcext:value-type="string">
            <text:p>Budgerigar</text:p>
          </table:table-cell>
          <table:table-cell office:value-type="string" calcext:value-type="string">
            <text:p>Pigeon</text:p>
          </table:table-cell>
          <table:table-cell table:number-columns-repeated="2"/>
          <table:table-cell office:value-type="string" calcext:value-type="string">
            <text:p>Medium_ground_finc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Turkey</text:p>
          </table:table-cell>
          <table:table-cell table:number-columns-repeated="2"/>
          <table:table-cell office:value-type="string" calcext:value-type="string">
            <text:p>Zebra_finch</text:p>
          </table:table-cell>
        </table:table-row>
      </table:table>
      <table:table table:name="maxT-rex" table:style-name="ta1">
        <table:table-column table:style-name="co1" table:number-columns-repeated="49" table:default-cell-style-name="Default"/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ekingduck</text:p>
          </table:table-cell>
          <table:table-cell office:value-type="float" office:value="0" calcext:value-type="float">
            <text:p>0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378" calcext:value-type="float">
            <text:p>0.9378</text:p>
          </table:table-cell>
        </table:table-row>
        <table:table-row table:style-name="ro1">
          <table:table-cell office:value-type="string" calcext:value-type="string">
            <text:p>Littleegret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7" calcext:value-type="float">
            <text:p>0.87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83" calcext:value-type="float">
            <text:p>0.883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7" calcext:value-type="float">
            <text:p>0.87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11" calcext:value-type="float">
            <text:p>0.9311</text:p>
          </table:table-cell>
        </table:table-row>
        <table:table-row table:style-name="ro1">
          <table:table-cell office:value-type="string" calcext:value-type="string">
            <text:p>Crestedibis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8354" calcext:value-type="float">
            <text:p>0.8354</text:p>
          </table:table-cell>
          <table:table-cell office:value-type="float" office:value="0" calcext:value-type="float">
            <text:p>0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287" calcext:value-type="float">
            <text:p>0.9287</text:p>
          </table:table-cell>
        </table:table-row>
        <table:table-row table:style-name="ro1">
          <table:table-cell office:value-type="string" calcext:value-type="string">
            <text:p>Annashummingbird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" calcext:value-type="float">
            <text:p>0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Chimneyswift</text:p>
          </table:table-cell>
          <table:table-cell office:value-type="float" office:value="0.931" calcext:value-type="float">
            <text:p>0.931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064" calcext:value-type="float">
            <text:p>0.9064</text:p>
          </table:table-cell>
          <table:table-cell office:value-type="float" office:value="0" calcext:value-type="float">
            <text:p>0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1" calcext:value-type="float">
            <text:p>0.911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17" calcext:value-type="float">
            <text:p>0.9317</text:p>
          </table:table-cell>
        </table:table-row>
        <table:table-row table:style-name="ro1">
          <table:table-cell office:value-type="string" calcext:value-type="string">
            <text:p>Peregrinefalcon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3" calcext:value-type="float">
            <text:p>0.923</text:p>
          </table:table-cell>
          <table:table-cell office:value-type="float" office:value="0" calcext:value-type="float">
            <text:p>0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239" calcext:value-type="float">
            <text:p>0.9239</text:p>
          </table:table-cell>
          <table:table-cell table:number-columns-repeated="2" office:value-type="float" office:value="0.9225" calcext:value-type="float">
            <text:p>0.9225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3" calcext:value-type="float">
            <text:p>0.923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2" calcext:value-type="float">
            <text:p>0.882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347" calcext:value-type="float">
            <text:p>0.9347</text:p>
          </table:table-cell>
        </table:table-row>
        <table:table-row table:style-name="ro1">
          <table:table-cell office:value-type="string" calcext:value-type="string">
            <text:p>Killdeer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7" calcext:value-type="float">
            <text:p>0.87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" calcext:value-type="float">
            <text:p>0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4" calcext:value-type="float">
            <text:p>0.84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" calcext:value-type="float">
            <text:p>0.9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Americancrow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" calcext:value-type="float">
            <text:p>0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6" calcext:value-type="float">
            <text:p>0.926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8567" calcext:value-type="float">
            <text:p>0.8567</text:p>
          </table:table-cell>
        </table:table-row>
        <table:table-row table:style-name="ro1">
          <table:table-cell office:value-type="string" calcext:value-type="string">
            <text:p>Commoncuckoo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276" calcext:value-type="float">
            <text:p>0.9276</text:p>
          </table:table-cell>
          <table:table-cell table:number-columns-repeated="2" office:value-type="float" office:value="0.9225" calcext:value-type="float">
            <text:p>0.9225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305" calcext:value-type="float">
            <text:p>0.9305</text:p>
          </table:table-cell>
          <table:table-cell office:value-type="float" office:value="0" calcext:value-type="float">
            <text:p>0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48" calcext:value-type="float">
            <text:p>0.9348</text:p>
          </table:table-cell>
        </table:table-row>
        <table:table-row table:style-name="ro1">
          <table:table-cell office:value-type="string" calcext:value-type="string">
            <text:p>Goldencollaredmanakin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" calcext:value-type="float">
            <text:p>0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Hoatzin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23" calcext:value-type="float">
            <text:p>0.923</text:p>
          </table:table-cell>
          <table:table-cell office:value-type="float" office:value="0" calcext:value-type="float">
            <text:p>0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362" calcext:value-type="float">
            <text:p>0.9362</text:p>
          </table:table-cell>
        </table:table-row>
        <table:table-row table:style-name="ro1">
          <table:table-cell office:value-type="string" calcext:value-type="string">
            <text:p>Downywoodpecker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268" calcext:value-type="float">
            <text:p>0.9268</text:p>
          </table:table-cell>
          <table:table-cell table:number-columns-repeated="2" office:value-type="float" office:value="0.9252" calcext:value-type="float">
            <text:p>0.925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305" calcext:value-type="float">
            <text:p>0.9305</text:p>
          </table:table-cell>
          <table:table-cell office:value-type="float" office:value="0" calcext:value-type="float">
            <text:p>0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" calcext:value-type="float">
            <text:p>0.93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383" calcext:value-type="float">
            <text:p>0.9383</text:p>
          </table:table-cell>
        </table:table-row>
        <table:table-row table:style-name="ro1">
          <table:table-cell office:value-type="string" calcext:value-type="string">
            <text:p>Commonostrich</text:p>
          </table:table-cell>
          <table:table-cell office:value-type="float" office:value="0.942" calcext:value-type="float">
            <text:p>0.942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547" calcext:value-type="float">
            <text:p>0.9547</text:p>
          </table:table-cell>
          <table:table-cell office:value-type="float" office:value="0" calcext:value-type="float">
            <text:p>0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" calcext:value-type="float">
            <text:p>0.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32" calcext:value-type="float">
            <text:p>0.9532</text:p>
          </table:table-cell>
        </table:table-row>
        <table:table-row table:style-name="ro1">
          <table:table-cell office:value-type="string" calcext:value-type="string">
            <text:p>Whitethroatedtinamou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64" calcext:value-type="float">
            <text:p>0.9464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495" calcext:value-type="float">
            <text:p>0.9495</text:p>
          </table:table-cell>
        </table:table-row>
        <table:table-row table:style-name="ro1">
          <table:table-cell office:value-type="string" calcext:value-type="string">
            <text:p>Rifleman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464" calcext:value-type="float">
            <text:p>0.9464</text:p>
          </table:table-cell>
          <table:table-cell office:value-type="float" office:value="0" calcext:value-type="float">
            <text:p>0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8" calcext:value-type="float">
            <text:p>0.938</text:p>
          </table:table-cell>
          <table:table-cell office:value-type="float" office:value="0.9124" calcext:value-type="float">
            <text:p>0.9124</text:p>
          </table:table-cell>
        </table:table-row>
        <table:table-row table:style-name="ro1">
          <table:table-cell office:value-type="string" calcext:value-type="string">
            <text:p>Bartailedtrogon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265" calcext:value-type="float">
            <text:p>0.9265</text:p>
          </table:table-cell>
          <table:table-cell office:value-type="float" office:value="0" calcext:value-type="float">
            <text:p>0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3" calcext:value-type="float">
            <text:p>0.90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382" calcext:value-type="float">
            <text:p>0.9382</text:p>
          </table:table-cell>
        </table:table-row>
        <table:table-row table:style-name="ro1">
          <table:table-cell office:value-type="string" calcext:value-type="string">
            <text:p>Greycrownedcrane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11" calcext:value-type="float">
            <text:p>0.911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052" calcext:value-type="float">
            <text:p>0.9052</text:p>
          </table:table-cell>
          <table:table-cell office:value-type="float" office:value="0" calcext:value-type="float">
            <text:p>0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03" calcext:value-type="float">
            <text:p>0.9303</text:p>
          </table:table-cell>
        </table:table-row>
        <table:table-row table:style-name="ro1">
          <table:table-cell office:value-type="string" calcext:value-type="string">
            <text:p>Rhinoceroshornbill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5" calcext:value-type="float">
            <text:p>0.95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" calcext:value-type="float">
            <text:p>0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45" calcext:value-type="float">
            <text:p>0.9445</text:p>
          </table:table-cell>
        </table:table-row>
        <table:table-row table:style-name="ro1">
          <table:table-cell office:value-type="string" calcext:value-type="string">
            <text:p>Chuckwillswidow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883" calcext:value-type="float">
            <text:p>0.88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" calcext:value-type="float">
            <text:p>0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256" calcext:value-type="float">
            <text:p>0.9256</text:p>
          </table:table-cell>
        </table:table-row>
        <table:table-row table:style-name="ro1">
          <table:table-cell office:value-type="string" calcext:value-type="string">
            <text:p>Redleggedseriema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8903" calcext:value-type="float">
            <text:p>0.8903</text:p>
          </table:table-cell>
          <table:table-cell office:value-type="float" office:value="0" calcext:value-type="float">
            <text:p>0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339" calcext:value-type="float">
            <text:p>0.9339</text:p>
          </table:table-cell>
        </table:table-row>
        <table:table-row table:style-name="ro1">
          <table:table-cell office:value-type="string" calcext:value-type="string">
            <text:p>Turkeyvulture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227" calcext:value-type="float">
            <text:p>0.8227</text:p>
          </table:table-cell>
          <table:table-cell office:value-type="float" office:value="0" calcext:value-type="float">
            <text:p>0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884" calcext:value-type="float">
            <text:p>0.884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88" calcext:value-type="float">
            <text:p>0.888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02" calcext:value-type="float">
            <text:p>0.9302</text:p>
          </table:table-cell>
        </table:table-row>
        <table:table-row table:style-name="ro1">
          <table:table-cell office:value-type="string" calcext:value-type="string">
            <text:p>Macqueensbustard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1" calcext:value-type="float">
            <text:p>0.921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8622" calcext:value-type="float">
            <text:p>0.8622</text:p>
          </table:table-cell>
          <table:table-cell office:value-type="float" office:value="0" calcext:value-type="float">
            <text:p>0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41" calcext:value-type="float">
            <text:p>0.9341</text:p>
          </table:table-cell>
        </table:table-row>
        <table:table-row table:style-name="ro1">
          <table:table-cell office:value-type="string" calcext:value-type="string">
            <text:p>Speckledmousebird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3" calcext:value-type="float">
            <text:p>0.93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213" calcext:value-type="float">
            <text:p>0.9213</text:p>
          </table:table-cell>
          <table:table-cell office:value-type="float" office:value="0" calcext:value-type="float">
            <text:p>0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58" calcext:value-type="float">
            <text:p>0.9358</text:p>
          </table:table-cell>
        </table:table-row>
        <table:table-row table:style-name="ro1">
          <table:table-cell office:value-type="string" calcext:value-type="string">
            <text:p>Sunbittern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238" calcext:value-type="float">
            <text:p>0.9238</text:p>
          </table:table-cell>
          <table:table-cell office:value-type="float" office:value="0" calcext:value-type="float">
            <text:p>0</text:p>
          </table:table-cell>
          <table:table-cell office:value-type="float" office:value="0.8807" calcext:value-type="float">
            <text:p>0.8807</text:p>
          </table:table-cell>
          <table:table-cell table:number-columns-repeated="2" office:value-type="float" office:value="0.8875" calcext:value-type="float">
            <text:p>0.887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341" calcext:value-type="float">
            <text:p>0.9341</text:p>
          </table:table-cell>
        </table:table-row>
        <table:table-row table:style-name="ro1">
          <table:table-cell office:value-type="string" calcext:value-type="string">
            <text:p>Northernfulmar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74" calcext:value-type="float">
            <text:p>0.874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1" calcext:value-type="float">
            <text:p>0.911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07" calcext:value-type="float">
            <text:p>0.8807</text:p>
          </table:table-cell>
          <table:table-cell office:value-type="float" office:value="0" calcext:value-type="float">
            <text:p>0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91" calcext:value-type="float">
            <text:p>0.891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Redthroatedloon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11" calcext:value-type="float">
            <text:p>0.91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3" calcext:value-type="float">
            <text:p>0.903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74" calcext:value-type="float">
            <text:p>0.874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022" calcext:value-type="float">
            <text:p>0.8022</text:p>
          </table:table-cell>
          <table:table-cell office:value-type="float" office:value="0" calcext:value-type="float">
            <text:p>0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97" calcext:value-type="float">
            <text:p>0.897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33" calcext:value-type="float">
            <text:p>0.9333</text:p>
          </table:table-cell>
        </table:table-row>
        <table:table-row table:style-name="ro1">
          <table:table-cell office:value-type="string" calcext:value-type="string">
            <text:p>Whitetailedeagle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56" calcext:value-type="float">
            <text:p>0.856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301" calcext:value-type="float">
            <text:p>0.8301</text:p>
          </table:table-cell>
          <table:table-cell office:value-type="float" office:value="0" calcext:value-type="float">
            <text:p>0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01" calcext:value-type="float">
            <text:p>0.9301</text:p>
          </table:table-cell>
        </table:table-row>
        <table:table-row table:style-name="ro1">
          <table:table-cell office:value-type="string" calcext:value-type="string">
            <text:p>Cuckooroller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883" calcext:value-type="float">
            <text:p>0.883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617" calcext:value-type="float">
            <text:p>0.8617</text:p>
          </table:table-cell>
          <table:table-cell office:value-type="float" office:value="0" calcext:value-type="float">
            <text:p>0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349" calcext:value-type="float">
            <text:p>0.9349</text:p>
          </table:table-cell>
        </table:table-row>
        <table:table-row table:style-name="ro1">
          <table:table-cell office:value-type="string" calcext:value-type="string">
            <text:p>Carminebeeeater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106" calcext:value-type="float">
            <text:p>0.9106</text:p>
          </table:table-cell>
          <table:table-cell office:value-type="float" office:value="0" calcext:value-type="float">
            <text:p>0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23" calcext:value-type="float">
            <text:p>0.9323</text:p>
          </table:table-cell>
        </table:table-row>
        <table:table-row table:style-name="ro1">
          <table:table-cell office:value-type="string" calcext:value-type="string">
            <text:p>Brownmesite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4" calcext:value-type="float">
            <text:p>0.894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182" calcext:value-type="float">
            <text:p>0.9182</text:p>
          </table:table-cell>
          <table:table-cell office:value-type="float" office:value="0" calcext:value-type="float">
            <text:p>0</text:p>
          </table:table-cell>
          <table:table-cell office:value-type="float" office:value="0.916" calcext:value-type="float">
            <text:p>0.9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886" calcext:value-type="float">
            <text:p>0.886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2" calcext:value-type="float">
            <text:p>0.882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358" calcext:value-type="float">
            <text:p>0.9358</text:p>
          </table:table-cell>
        </table:table-row>
        <table:table-row table:style-name="ro1">
          <table:table-cell office:value-type="string" calcext:value-type="string">
            <text:p>kea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1" calcext:value-type="float">
            <text:p>0.921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84" calcext:value-type="float">
            <text:p>0.884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Dalmatianpelican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23" calcext:value-type="float">
            <text:p>0.8923</text:p>
          </table:table-cell>
          <table:table-cell office:value-type="float" office:value="0" calcext:value-type="float">
            <text:p>0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3" calcext:value-type="float">
            <text:p>0.93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Whitetailedtropicbird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868" calcext:value-type="float">
            <text:p>0.868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523" calcext:value-type="float">
            <text:p>0.8523</text:p>
          </table:table-cell>
          <table:table-cell office:value-type="float" office:value="0" calcext:value-type="float">
            <text:p>0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323" calcext:value-type="float">
            <text:p>0.9323</text:p>
          </table:table-cell>
        </table:table-row>
        <table:table-row table:style-name="ro1">
          <table:table-cell office:value-type="string" calcext:value-type="string">
            <text:p>Greatcormorant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87" calcext:value-type="float">
            <text:p>0.87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18" calcext:value-type="float">
            <text:p>0.918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894" calcext:value-type="float">
            <text:p>0.894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73" calcext:value-type="float">
            <text:p>0.873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808" calcext:value-type="float">
            <text:p>0.8808</text:p>
          </table:table-cell>
          <table:table-cell office:value-type="float" office:value="0" calcext:value-type="float">
            <text:p>0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356" calcext:value-type="float">
            <text:p>0.9356</text:p>
          </table:table-cell>
        </table:table-row>
        <table:table-row table:style-name="ro1">
          <table:table-cell office:value-type="string" calcext:value-type="string">
            <text:p>Americanflamingo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878" calcext:value-type="float">
            <text:p>0.878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583" calcext:value-type="float">
            <text:p>0.8583</text:p>
          </table:table-cell>
          <table:table-cell office:value-type="float" office:value="0" calcext:value-type="float">
            <text:p>0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24" calcext:value-type="float">
            <text:p>0.9324</text:p>
          </table:table-cell>
        </table:table-row>
        <table:table-row table:style-name="ro1">
          <table:table-cell office:value-type="string" calcext:value-type="string">
            <text:p>Greatcrestedgrebe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178" calcext:value-type="float">
            <text:p>0.8178</text:p>
          </table:table-cell>
          <table:table-cell office:value-type="float" office:value="0" calcext:value-type="float">
            <text:p>0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89" calcext:value-type="float">
            <text:p>0.89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21" calcext:value-type="float">
            <text:p>0.9321</text:p>
          </table:table-cell>
        </table:table-row>
        <table:table-row table:style-name="ro1">
          <table:table-cell office:value-type="string" calcext:value-type="string">
            <text:p>Yellowthoatedsandgrouse</text:p>
          </table:table-cell>
          <table:table-cell office:value-type="float" office:value="0.926" calcext:value-type="float">
            <text:p>0.92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" calcext:value-type="float">
            <text:p>0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31" calcext:value-type="float">
            <text:p>0.9331</text:p>
          </table:table-cell>
        </table:table-row>
        <table:table-row table:style-name="ro1">
          <table:table-cell office:value-type="string" calcext:value-type="string">
            <text:p>Redcrestedturaco</text:p>
          </table:table-cell>
          <table:table-cell office:value-type="float" office:value="0.925" calcext:value-type="float">
            <text:p>0.925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921" calcext:value-type="float">
            <text:p>0.92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9" calcext:value-type="float">
            <text:p>0.89</text:p>
          </table:table-cell>
          <table:table-cell office:value-type="float" office:value="0.8953" calcext:value-type="float">
            <text:p>0.8953</text:p>
          </table:table-cell>
          <table:table-cell office:value-type="float" office:value="0" calcext:value-type="float">
            <text:p>0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7" calcext:value-type="float">
            <text:p>0.85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03" calcext:value-type="float">
            <text:p>0.9303</text:p>
          </table:table-cell>
        </table:table-row>
        <table:table-row table:style-name="ro1">
          <table:table-cell office:value-type="string" calcext:value-type="string">
            <text:p>Barnowl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03" calcext:value-type="float">
            <text:p>0.903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941" calcext:value-type="float">
            <text:p>0.8941</text:p>
          </table:table-cell>
          <table:table-cell office:value-type="float" office:value="0" calcext:value-type="float">
            <text:p>0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31" calcext:value-type="float">
            <text:p>0.9331</text:p>
          </table:table-cell>
        </table:table-row>
        <table:table-row table:style-name="ro1">
          <table:table-cell office:value-type="string" calcext:value-type="string">
            <text:p>Baldeagle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32" calcext:value-type="float">
            <text:p>0.832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02" calcext:value-type="float">
            <text:p>0.902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646" calcext:value-type="float">
            <text:p>0.8646</text:p>
          </table:table-cell>
          <table:table-cell office:value-type="float" office:value="0" calcext:value-type="float">
            <text:p>0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297" calcext:value-type="float">
            <text:p>0.9297</text:p>
          </table:table-cell>
        </table:table-row>
        <table:table-row table:style-name="ro1">
          <table:table-cell office:value-type="string" calcext:value-type="string">
            <text:p>Emperorpenguin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7" calcext:value-type="float">
            <text:p>0.907</text:p>
          </table:table-cell>
          <table:table-cell office:value-type="float" office:value="0.859" calcext:value-type="float">
            <text:p>0.859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109" calcext:value-type="float">
            <text:p>0.8109</text:p>
          </table:table-cell>
          <table:table-cell office:value-type="float" office:value="0" calcext:value-type="float">
            <text:p>0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281" calcext:value-type="float">
            <text:p>0.9281</text:p>
          </table:table-cell>
        </table:table-row>
        <table:table-row table:style-name="ro1">
          <table:table-cell office:value-type="string" calcext:value-type="string">
            <text:p>Adeliepenguin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4" calcext:value-type="float">
            <text:p>0.84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" calcext:value-type="float">
            <text:p>0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275" calcext:value-type="float">
            <text:p>0.9275</text:p>
          </table:table-cell>
        </table:table-row>
        <table:table-row table:style-name="ro1">
          <table:table-cell office:value-type="string" calcext:value-type="string">
            <text:p>Budgerigar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249" calcext:value-type="float">
            <text:p>0.9249</text:p>
          </table:table-cell>
          <table:table-cell table:number-columns-repeated="2" office:value-type="float" office:value="0.9196" calcext:value-type="float">
            <text:p>0.9196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061" calcext:value-type="float">
            <text:p>0.9061</text:p>
          </table:table-cell>
          <table:table-cell table:number-columns-repeated="2" office:value-type="float" office:value="0.9015" calcext:value-type="float">
            <text:p>0.9015</text:p>
          </table:table-cell>
          <table:table-cell office:value-type="float" office:value="0" calcext:value-type="float">
            <text:p>0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13" calcext:value-type="float">
            <text:p>0.9313</text:p>
          </table:table-cell>
        </table:table-row>
        <table:table-row table:style-name="ro1">
          <table:table-cell office:value-type="string" calcext:value-type="string">
            <text:p>Pigeon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" calcext:value-type="float">
            <text:p>0.9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226" calcext:value-type="float">
            <text:p>0.9226</text:p>
          </table:table-cell>
          <table:table-cell office:value-type="float" office:value="0" calcext:value-type="float">
            <text:p>0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49" calcext:value-type="float">
            <text:p>0.9349</text:p>
          </table:table-cell>
        </table:table-row>
        <table:table-row table:style-name="ro1">
          <table:table-cell office:value-type="string" calcext:value-type="string">
            <text:p>Mediumgroundfinch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308" calcext:value-type="float">
            <text:p>0.9308</text:p>
          </table:table-cell>
          <table:table-cell office:value-type="float" office:value="0" calcext:value-type="float">
            <text:p>0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" calcext:value-type="float">
            <text:p>0.93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21" calcext:value-type="float">
            <text:p>0.9321</text:p>
          </table:table-cell>
          <table:table-cell table:number-columns-repeated="2" office:value-type="float" office:value="0.9336" calcext:value-type="float">
            <text:p>0.9336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93" calcext:value-type="float">
            <text:p>0.9393</text:p>
          </table:table-cell>
          <table:table-cell office:value-type="float" office:value="0" calcext:value-type="float">
            <text:p>0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9415" calcext:value-type="float">
            <text:p>0.941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7785" calcext:value-type="float">
            <text:p>0.7785</text:p>
          </table:table-cell>
          <table:table-cell office:value-type="float" office:value="0" calcext:value-type="float">
            <text:p>0</text:p>
          </table:table-cell>
          <table:table-cell office:value-type="float" office:value="0.9431" calcext:value-type="float">
            <text:p>0.9431</text:p>
          </table:table-cell>
        </table:table-row>
        <table:table-row table:style-name="ro1">
          <table:table-cell office:value-type="string" calcext:value-type="string">
            <text:p>Zebrafinch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1" calcext:value-type="float">
            <text:p>0.931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T-rex" table:style-name="ta1">
        <table:table-column table:style-name="co1" table:number-columns-repeated="49" table:default-cell-style-name="Default"/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ekingduck</text:p>
          </table:table-cell>
          <table:table-cell office:value-type="float" office:value="0" calcext:value-type="float">
            <text:p>0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2" calcext:value-type="float">
            <text:p>0.92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356" calcext:value-type="float">
            <text:p>0.9356</text:p>
          </table:table-cell>
        </table:table-row>
        <table:table-row table:style-name="ro1">
          <table:table-cell office:value-type="string" calcext:value-type="string">
            <text:p>Littleegret</text:p>
          </table:table-cell>
          <table:table-cell office:value-type="float" office:value="0.9208" calcext:value-type="float">
            <text:p>0.9208</text:p>
          </table:table-cell>
          <table:table-cell office:value-type="float" office:value="0" calcext:value-type="float">
            <text:p>0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906" calcext:value-type="float">
            <text:p>0.90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256" calcext:value-type="float">
            <text:p>0.9256</text:p>
          </table:table-cell>
        </table:table-row>
        <table:table-row table:style-name="ro1">
          <table:table-cell office:value-type="string" calcext:value-type="string">
            <text:p>Crestedibis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8335" calcext:value-type="float">
            <text:p>0.8335</text:p>
          </table:table-cell>
          <table:table-cell office:value-type="float" office:value="0" calcext:value-type="float">
            <text:p>0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69" calcext:value-type="float">
            <text:p>0.869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861" calcext:value-type="float">
            <text:p>0.861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5" calcext:value-type="float">
            <text:p>0.85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89" calcext:value-type="float">
            <text:p>0.89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228" calcext:value-type="float">
            <text:p>0.9228</text:p>
          </table:table-cell>
        </table:table-row>
        <table:table-row table:style-name="ro1">
          <table:table-cell office:value-type="string" calcext:value-type="string">
            <text:p>Annashummingbird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" calcext:value-type="float">
            <text:p>0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23" calcext:value-type="float">
            <text:p>0.923</text:p>
          </table:table-cell>
          <table:table-cell table:number-columns-repeated="2" office:value-type="float" office:value="0.9124" calcext:value-type="float">
            <text:p>0.9124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073" calcext:value-type="float">
            <text:p>0.9073</text:p>
          </table:table-cell>
          <table:table-cell table:number-columns-repeated="2" office:value-type="float" office:value="0.909" calcext:value-type="float">
            <text:p>0.909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282" calcext:value-type="float">
            <text:p>0.9282</text:p>
          </table:table-cell>
        </table:table-row>
        <table:table-row table:style-name="ro1">
          <table:table-cell office:value-type="string" calcext:value-type="string">
            <text:p>Chimneyswift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043" calcext:value-type="float">
            <text:p>0.9043</text:p>
          </table:table-cell>
          <table:table-cell office:value-type="float" office:value="0" calcext:value-type="float">
            <text:p>0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89" calcext:value-type="float">
            <text:p>0.8989</text:p>
          </table:table-cell>
          <table:table-cell table:number-columns-repeated="2" office:value-type="float" office:value="0.9061" calcext:value-type="float">
            <text:p>0.9061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277" calcext:value-type="float">
            <text:p>0.9277</text:p>
          </table:table-cell>
        </table:table-row>
        <table:table-row table:style-name="ro1">
          <table:table-cell office:value-type="string" calcext:value-type="string">
            <text:p>Peregrinefalcon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099" calcext:value-type="float">
            <text:p>0.9099</text:p>
          </table:table-cell>
          <table:table-cell office:value-type="float" office:value="0" calcext:value-type="float">
            <text:p>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95" calcext:value-type="float">
            <text:p>0.895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271" calcext:value-type="float">
            <text:p>0.9271</text:p>
          </table:table-cell>
        </table:table-row>
        <table:table-row table:style-name="ro1">
          <table:table-cell office:value-type="string" calcext:value-type="string">
            <text:p>Killdeer</text:p>
          </table:table-cell>
          <table:table-cell office:value-type="float" office:value="0.92" calcext:value-type="float">
            <text:p>0.92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" calcext:value-type="float">
            <text:p>0.8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906" calcext:value-type="float">
            <text:p>0.906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9256" calcext:value-type="float">
            <text:p>0.9256</text:p>
          </table:table-cell>
        </table:table-row>
        <table:table-row table:style-name="ro1">
          <table:table-cell office:value-type="string" calcext:value-type="string">
            <text:p>Americancrow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888" calcext:value-type="float">
            <text:p>0.888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5" calcext:value-type="float">
            <text:p>0.945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183" calcext:value-type="float">
            <text:p>0.9183</text:p>
          </table:table-cell>
          <table:table-cell table:number-columns-repeated="2" office:value-type="float" office:value="0.9244" calcext:value-type="float">
            <text:p>0.9244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8463" calcext:value-type="float">
            <text:p>0.8463</text:p>
          </table:table-cell>
        </table:table-row>
        <table:table-row table:style-name="ro1">
          <table:table-cell office:value-type="string" calcext:value-type="string">
            <text:p>Commoncuckoo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01" calcext:value-type="float">
            <text:p>0.90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" calcext:value-type="float">
            <text:p>0</text:p>
          </table:table-cell>
          <table:table-cell office:value-type="float" office:value="0.925" calcext:value-type="float">
            <text:p>0.925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" calcext:value-type="float">
            <text:p>0.92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42" calcext:value-type="float">
            <text:p>0.9342</text:p>
          </table:table-cell>
        </table:table-row>
        <table:table-row table:style-name="ro1">
          <table:table-cell office:value-type="string" calcext:value-type="string">
            <text:p>Goldencollaredmanakin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8" calcext:value-type="float">
            <text:p>0.888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03" calcext:value-type="float">
            <text:p>0.903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088" calcext:value-type="float">
            <text:p>0.9088</text:p>
          </table:table-cell>
        </table:table-row>
        <table:table-row table:style-name="ro1">
          <table:table-cell office:value-type="string" calcext:value-type="string">
            <text:p>Hoatzin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189" calcext:value-type="float">
            <text:p>0.9189</text:p>
          </table:table-cell>
          <table:table-cell office:value-type="float" office:value="0" calcext:value-type="float">
            <text:p>0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" calcext:value-type="float">
            <text:p>0.91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Downywoodpecker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9" calcext:value-type="float">
            <text:p>0.9059</text:p>
          </table:table-cell>
          <table:table-cell office:value-type="float" office:value="0" calcext:value-type="float">
            <text:p>0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" calcext:value-type="float">
            <text:p>0.9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12" calcext:value-type="float">
            <text:p>0.9012</text:p>
          </table:table-cell>
          <table:table-cell table:number-columns-repeated="2" office:value-type="float" office:value="0.9033" calcext:value-type="float">
            <text:p>0.903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016" calcext:value-type="float">
            <text:p>0.9016</text:p>
          </table:table-cell>
          <table:table-cell table:number-columns-repeated="2" office:value-type="float" office:value="0.9068" calcext:value-type="float">
            <text:p>0.9068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17" calcext:value-type="float">
            <text:p>0.9117</text:p>
          </table:table-cell>
        </table:table-row>
        <table:table-row table:style-name="ro1">
          <table:table-cell office:value-type="string" calcext:value-type="string">
            <text:p>Commonostrich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379" calcext:value-type="float">
            <text:p>0.9379</text:p>
          </table:table-cell>
          <table:table-cell office:value-type="float" office:value="0" calcext:value-type="float">
            <text:p>0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52" calcext:value-type="float">
            <text:p>0.9352</text:p>
          </table:table-cell>
          <table:table-cell table:number-columns-repeated="2" office:value-type="float" office:value="0.9405" calcext:value-type="float">
            <text:p>0.9405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2" calcext:value-type="float">
            <text:p>0.942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442" calcext:value-type="float">
            <text:p>0.9442</text:p>
          </table:table-cell>
        </table:table-row>
        <table:table-row table:style-name="ro1">
          <table:table-cell office:value-type="string" calcext:value-type="string">
            <text:p>Whitethroatedtinamou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69" calcext:value-type="float">
            <text:p>0.9469</text:p>
          </table:table-cell>
          <table:table-cell table:number-columns-repeated="2" office:value-type="float" office:value="0.9434" calcext:value-type="float">
            <text:p>0.9434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245" calcext:value-type="float">
            <text:p>0.9245</text:p>
          </table:table-cell>
          <table:table-cell office:value-type="float" office:value="0" calcext:value-type="float">
            <text:p>0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Rifleman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23" calcext:value-type="float">
            <text:p>0.92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" calcext:value-type="float">
            <text:p>0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113" calcext:value-type="float">
            <text:p>0.9113</text:p>
          </table:table-cell>
        </table:table-row>
        <table:table-row table:style-name="ro1">
          <table:table-cell office:value-type="string" calcext:value-type="string">
            <text:p>Bartailedtrogon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" calcext:value-type="float">
            <text:p>0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Greycrownedcrane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037" calcext:value-type="float">
            <text:p>0.9037</text:p>
          </table:table-cell>
          <table:table-cell office:value-type="float" office:value="0" calcext:value-type="float">
            <text:p>0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41" calcext:value-type="float">
            <text:p>0.9241</text:p>
          </table:table-cell>
        </table:table-row>
        <table:table-row table:style-name="ro1">
          <table:table-cell office:value-type="string" calcext:value-type="string">
            <text:p>Rhinoceroshornbill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06" calcext:value-type="float">
            <text:p>0.906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49" calcext:value-type="float">
            <text:p>0.9049</text:p>
          </table:table-cell>
          <table:table-cell office:value-type="float" office:value="0" calcext:value-type="float">
            <text:p>0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Chuckwillswidow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892" calcext:value-type="float">
            <text:p>0.892</text:p>
          </table:table-cell>
          <table:table-cell office:value-type="float" office:value="0.9" calcext:value-type="float">
            <text:p>0.9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9077" calcext:value-type="float">
            <text:p>0.9077</text:p>
          </table:table-cell>
          <table:table-cell office:value-type="float" office:value="0" calcext:value-type="float">
            <text:p>0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9" calcext:value-type="float">
            <text:p>0.89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" calcext:value-type="float">
            <text:p>0.93</text:p>
          </table:table-cell>
          <table:table-cell office:value-type="float" office:value="0.9254" calcext:value-type="float">
            <text:p>0.9254</text:p>
          </table:table-cell>
        </table:table-row>
        <table:table-row table:style-name="ro1">
          <table:table-cell office:value-type="string" calcext:value-type="string">
            <text:p>Redleggedseriema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" calcext:value-type="float">
            <text:p>0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249" calcext:value-type="float">
            <text:p>0.9249</text:p>
          </table:table-cell>
        </table:table-row>
        <table:table-row table:style-name="ro1">
          <table:table-cell office:value-type="string" calcext:value-type="string">
            <text:p>Turkeyvulture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796" calcext:value-type="float">
            <text:p>0.796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84" calcext:value-type="float">
            <text:p>0.784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196" calcext:value-type="float">
            <text:p>0.9196</text:p>
          </table:table-cell>
        </table:table-row>
        <table:table-row table:style-name="ro1">
          <table:table-cell office:value-type="string" calcext:value-type="string">
            <text:p>Macqueensbustard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869" calcext:value-type="float">
            <text:p>0.869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591" calcext:value-type="float">
            <text:p>0.8591</text:p>
          </table:table-cell>
          <table:table-cell office:value-type="float" office:value="0" calcext:value-type="float">
            <text:p>0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288" calcext:value-type="float">
            <text:p>0.9288</text:p>
          </table:table-cell>
        </table:table-row>
        <table:table-row table:style-name="ro1">
          <table:table-cell office:value-type="string" calcext:value-type="string">
            <text:p>Speckledmousebird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194" calcext:value-type="float">
            <text:p>0.9194</text:p>
          </table:table-cell>
          <table:table-cell office:value-type="float" office:value="0" calcext:value-type="float">
            <text:p>0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Sunbittern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07" calcext:value-type="float">
            <text:p>0.907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205" calcext:value-type="float">
            <text:p>0.9205</text:p>
          </table:table-cell>
          <table:table-cell office:value-type="float" office:value="0" calcext:value-type="float">
            <text:p>0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9" calcext:value-type="float">
            <text:p>0.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04" calcext:value-type="float">
            <text:p>0.904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299" calcext:value-type="float">
            <text:p>0.9299</text:p>
          </table:table-cell>
        </table:table-row>
        <table:table-row table:style-name="ro1">
          <table:table-cell office:value-type="string" calcext:value-type="string">
            <text:p>Northernfulmar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3" calcext:value-type="float">
            <text:p>0.903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903" calcext:value-type="float">
            <text:p>0.903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84" calcext:value-type="float">
            <text:p>0.784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796" calcext:value-type="float">
            <text:p>0.8796</text:p>
          </table:table-cell>
          <table:table-cell office:value-type="float" office:value="0" calcext:value-type="float">
            <text:p>0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223" calcext:value-type="float">
            <text:p>0.9223</text:p>
          </table:table-cell>
        </table:table-row>
        <table:table-row table:style-name="ro1">
          <table:table-cell office:value-type="string" calcext:value-type="string">
            <text:p>Redthroatedloon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5" calcext:value-type="float">
            <text:p>0.85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011" calcext:value-type="float">
            <text:p>0.8011</text:p>
          </table:table-cell>
          <table:table-cell office:value-type="float" office:value="0" calcext:value-type="float">
            <text:p>0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235" calcext:value-type="float">
            <text:p>0.9235</text:p>
          </table:table-cell>
        </table:table-row>
        <table:table-row table:style-name="ro1">
          <table:table-cell office:value-type="string" calcext:value-type="string">
            <text:p>Whitetailedeagle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9" calcext:value-type="float">
            <text:p>0.899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54" calcext:value-type="float">
            <text:p>0.854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873" calcext:value-type="float">
            <text:p>0.87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284" calcext:value-type="float">
            <text:p>0.8284</text:p>
          </table:table-cell>
          <table:table-cell office:value-type="float" office:value="0" calcext:value-type="float">
            <text:p>0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9" calcext:value-type="float">
            <text:p>0.8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63" calcext:value-type="float">
            <text:p>0.863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86" calcext:value-type="float">
            <text:p>0.86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94" calcext:value-type="float">
            <text:p>0.894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218" calcext:value-type="float">
            <text:p>0.9218</text:p>
          </table:table-cell>
        </table:table-row>
        <table:table-row table:style-name="ro1">
          <table:table-cell office:value-type="string" calcext:value-type="string">
            <text:p>Cuckooroller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61" calcext:value-type="float">
            <text:p>0.861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" calcext:value-type="float">
            <text:p>0.9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599" calcext:value-type="float">
            <text:p>0.8599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61" calcext:value-type="float">
            <text:p>0.861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7" calcext:value-type="float">
            <text:p>0.887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261" calcext:value-type="float">
            <text:p>0.9261</text:p>
          </table:table-cell>
        </table:table-row>
        <table:table-row table:style-name="ro1">
          <table:table-cell office:value-type="string" calcext:value-type="string">
            <text:p>Carminebeeeater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91" calcext:value-type="float">
            <text:p>0.89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" calcext:value-type="float">
            <text:p>0.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office:value-type="string" calcext:value-type="string">
            <text:p>Brownmesite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9" calcext:value-type="float">
            <text:p>0.89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63" calcext:value-type="float">
            <text:p>0.9163</text:p>
          </table:table-cell>
          <table:table-cell office:value-type="float" office:value="0" calcext:value-type="float">
            <text:p>0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9" calcext:value-type="float">
            <text:p>0.8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297" calcext:value-type="float">
            <text:p>0.9297</text:p>
          </table:table-cell>
        </table:table-row>
        <table:table-row table:style-name="ro1">
          <table:table-cell office:value-type="string" calcext:value-type="string">
            <text:p>kea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" calcext:value-type="float">
            <text:p>0.9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37" calcext:value-type="float">
            <text:p>0.9137</text:p>
          </table:table-cell>
          <table:table-cell office:value-type="float" office:value="0" calcext:value-type="float">
            <text:p>0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285" calcext:value-type="float">
            <text:p>0.9285</text:p>
          </table:table-cell>
        </table:table-row>
        <table:table-row table:style-name="ro1">
          <table:table-cell office:value-type="string" calcext:value-type="string">
            <text:p>Dalmatianpelican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908" calcext:value-type="float">
            <text:p>0.90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35" calcext:value-type="float">
            <text:p>0.9235</text:p>
          </table:table-cell>
        </table:table-row>
        <table:table-row table:style-name="ro1">
          <table:table-cell office:value-type="string" calcext:value-type="string">
            <text:p>Whitetailedtropicbird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5" calcext:value-type="float">
            <text:p>0.8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93" calcext:value-type="float">
            <text:p>0.89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276" calcext:value-type="float">
            <text:p>0.9276</text:p>
          </table:table-cell>
        </table:table-row>
        <table:table-row table:style-name="ro1">
          <table:table-cell office:value-type="string" calcext:value-type="string">
            <text:p>Greatcormorant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3" calcext:value-type="float">
            <text:p>0.863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759" calcext:value-type="float">
            <text:p>0.8759</text:p>
          </table:table-cell>
          <table:table-cell office:value-type="float" office:value="0" calcext:value-type="float">
            <text:p>0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74" calcext:value-type="float">
            <text:p>0.9274</text:p>
          </table:table-cell>
        </table:table-row>
        <table:table-row table:style-name="ro1">
          <table:table-cell office:value-type="string" calcext:value-type="string">
            <text:p>Americanflamingo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98" calcext:value-type="float">
            <text:p>0.898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61" calcext:value-type="float">
            <text:p>0.861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556" calcext:value-type="float">
            <text:p>0.8556</text:p>
          </table:table-cell>
          <table:table-cell office:value-type="float" office:value="0" calcext:value-type="float">
            <text:p>0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221" calcext:value-type="float">
            <text:p>0.9221</text:p>
          </table:table-cell>
        </table:table-row>
        <table:table-row table:style-name="ro1">
          <table:table-cell office:value-type="string" calcext:value-type="string">
            <text:p>Greatcrestedgrebe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2" calcext:value-type="float">
            <text:p>0.942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5" calcext:value-type="float">
            <text:p>0.865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8121" calcext:value-type="float">
            <text:p>0.8121</text:p>
          </table:table-cell>
          <table:table-cell office:value-type="float" office:value="0" calcext:value-type="float">
            <text:p>0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275" calcext:value-type="float">
            <text:p>0.9275</text:p>
          </table:table-cell>
        </table:table-row>
        <table:table-row table:style-name="ro1">
          <table:table-cell office:value-type="string" calcext:value-type="string">
            <text:p>Yellowthoatedsandgrouse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" calcext:value-type="float">
            <text:p>0.89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93" calcext:value-type="float">
            <text:p>0.893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" calcext:value-type="float">
            <text:p>0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string" calcext:value-type="string">
            <text:p>Redcrestedturaco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04" calcext:value-type="float">
            <text:p>0.904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57" calcext:value-type="float">
            <text:p>0.857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98" calcext:value-type="float">
            <text:p>0.8898</text:p>
          </table:table-cell>
          <table:table-cell office:value-type="float" office:value="0" calcext:value-type="float">
            <text:p>0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7" calcext:value-type="float">
            <text:p>0.87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287" calcext:value-type="float">
            <text:p>0.9287</text:p>
          </table:table-cell>
        </table:table-row>
        <table:table-row table:style-name="ro1">
          <table:table-cell office:value-type="string" calcext:value-type="string">
            <text:p>Barnowl</text:p>
          </table:table-cell>
          <table:table-cell office:value-type="float" office:value="0.923" calcext:value-type="float">
            <text:p>0.923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64" calcext:value-type="float">
            <text:p>0.86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43" calcext:value-type="float">
            <text:p>0.943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6" calcext:value-type="float">
            <text:p>0.8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883" calcext:value-type="float">
            <text:p>0.8883</text:p>
          </table:table-cell>
          <table:table-cell office:value-type="float" office:value="0" calcext:value-type="float">
            <text:p>0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264" calcext:value-type="float">
            <text:p>0.9264</text:p>
          </table:table-cell>
        </table:table-row>
        <table:table-row table:style-name="ro1">
          <table:table-cell office:value-type="string" calcext:value-type="string">
            <text:p>Baldeagle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04" calcext:value-type="float">
            <text:p>0.90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9" calcext:value-type="float">
            <text:p>0.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" calcext:value-type="float">
            <text:p>0.87</text:p>
          </table:table-cell>
          <table:table-cell office:value-type="float" office:value="0.8638" calcext:value-type="float">
            <text:p>0.8638</text:p>
          </table:table-cell>
          <table:table-cell office:value-type="float" office:value="0" calcext:value-type="float">
            <text:p>0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string" calcext:value-type="string">
            <text:p>Emperorpenguin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853" calcext:value-type="float">
            <text:p>0.853</text:p>
          </table:table-cell>
          <table:table-cell office:value-type="float" office:value="0.8107" calcext:value-type="float">
            <text:p>0.8107</text:p>
          </table:table-cell>
          <table:table-cell office:value-type="float" office:value="0" calcext:value-type="float">
            <text:p>0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Adeliepenguin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903" calcext:value-type="float">
            <text:p>0.90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" calcext:value-type="float">
            <text:p>0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228" calcext:value-type="float">
            <text:p>0.9228</text:p>
          </table:table-cell>
        </table:table-row>
        <table:table-row table:style-name="ro1">
          <table:table-cell office:value-type="string" calcext:value-type="string">
            <text:p>Budgerigar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8996" calcext:value-type="float">
            <text:p>0.8996</text:p>
          </table:table-cell>
          <table:table-cell office:value-type="float" office:value="0" calcext:value-type="float">
            <text:p>0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08" calcext:value-type="float">
            <text:p>0.9308</text:p>
          </table:table-cell>
        </table:table-row>
        <table:table-row table:style-name="ro1">
          <table:table-cell office:value-type="string" calcext:value-type="string">
            <text:p>Pigeon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89" calcext:value-type="float">
            <text:p>0.8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2" calcext:value-type="float">
            <text:p>0.92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197" calcext:value-type="float">
            <text:p>0.9197</text:p>
          </table:table-cell>
          <table:table-cell office:value-type="float" office:value="0" calcext:value-type="float">
            <text:p>0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07" calcext:value-type="float">
            <text:p>0.9307</text:p>
          </table:table-cell>
        </table:table-row>
        <table:table-row table:style-name="ro1">
          <table:table-cell office:value-type="string" calcext:value-type="string">
            <text:p>Mediumgroundfinch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9" calcext:value-type="float">
            <text:p>0.91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274" calcext:value-type="float">
            <text:p>0.9274</text:p>
          </table:table-cell>
          <table:table-cell office:value-type="float" office:value="0" calcext:value-type="float">
            <text:p>0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7965" calcext:value-type="float">
            <text:p>0.7965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67" calcext:value-type="float">
            <text:p>0.9367</text:p>
          </table:table-cell>
          <table:table-cell office:value-type="float" office:value="0" calcext:value-type="float">
            <text:p>0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9388" calcext:value-type="float">
            <text:p>0.938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" calcext:value-type="float">
            <text:p>0.9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7776" calcext:value-type="float">
            <text:p>0.7776</text:p>
          </table:table-cell>
          <table:table-cell office:value-type="float" office:value="0" calcext:value-type="float">
            <text:p>0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Zebrafinch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31" calcext:value-type="float">
            <text:p>0.931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1" calcext:value-type="float">
            <text:p>0.94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verageT-rex" table:style-name="ta1">
        <table:table-column table:style-name="co1" table:number-columns-repeated="49" table:default-cell-style-name="Default"/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ekingduck</text:p>
          </table:table-cell>
          <table:table-cell office:value-type="float" office:value="0" calcext:value-type="float">
            <text:p>0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21" calcext:value-type="float">
            <text:p>0.92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67" calcext:value-type="float">
            <text:p>0.9367</text:p>
          </table:table-cell>
        </table:table-row>
        <table:table-row table:style-name="ro1">
          <table:table-cell office:value-type="string" calcext:value-type="string">
            <text:p>Littleegret</text:p>
          </table:table-cell>
          <table:table-cell office:value-type="float" office:value="0.9222" calcext:value-type="float">
            <text:p>0.9222</text:p>
          </table:table-cell>
          <table:table-cell office:value-type="float" office:value="0" calcext:value-type="float">
            <text:p>0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83" calcext:value-type="float">
            <text:p>0.88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284" calcext:value-type="float">
            <text:p>0.9284</text:p>
          </table:table-cell>
        </table:table-row>
        <table:table-row table:style-name="ro1">
          <table:table-cell office:value-type="string" calcext:value-type="string">
            <text:p>Crestedibis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344" calcext:value-type="float">
            <text:p>0.8344</text:p>
          </table:table-cell>
          <table:table-cell office:value-type="float" office:value="0" calcext:value-type="float">
            <text:p>0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258" calcext:value-type="float">
            <text:p>0.9258</text:p>
          </table:table-cell>
        </table:table-row>
        <table:table-row table:style-name="ro1">
          <table:table-cell office:value-type="string" calcext:value-type="string">
            <text:p>Annashummingbird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137" calcext:value-type="float">
            <text:p>0.9137</text:p>
          </table:table-cell>
          <table:table-cell office:value-type="float" office:value="0" calcext:value-type="float">
            <text:p>0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253" calcext:value-type="float">
            <text:p>0.9253</text:p>
          </table:table-cell>
          <table:table-cell table:number-columns-repeated="2" office:value-type="float" office:value="0.9231" calcext:value-type="float">
            <text:p>0.9231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242" calcext:value-type="float">
            <text:p>0.9242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06" calcext:value-type="float">
            <text:p>0.9306</text:p>
          </table:table-cell>
        </table:table-row>
        <table:table-row table:style-name="ro1">
          <table:table-cell office:value-type="string" calcext:value-type="string">
            <text:p>Chimneyswift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054" calcext:value-type="float">
            <text:p>0.9054</text:p>
          </table:table-cell>
          <table:table-cell office:value-type="float" office:value="0" calcext:value-type="float">
            <text:p>0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242" calcext:value-type="float">
            <text:p>0.924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017" calcext:value-type="float">
            <text:p>0.9017</text:p>
          </table:table-cell>
          <table:table-cell table:number-columns-repeated="2" office:value-type="float" office:value="0.9047" calcext:value-type="float">
            <text:p>0.904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297" calcext:value-type="float">
            <text:p>0.9297</text:p>
          </table:table-cell>
        </table:table-row>
        <table:table-row table:style-name="ro1">
          <table:table-cell office:value-type="string" calcext:value-type="string">
            <text:p>Peregrinefalcon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" calcext:value-type="float">
            <text:p>0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9309" calcext:value-type="float">
            <text:p>0.9309</text:p>
          </table:table-cell>
        </table:table-row>
        <table:table-row table:style-name="ro1">
          <table:table-cell office:value-type="string" calcext:value-type="string">
            <text:p>Killdeer</text:p>
          </table:table-cell>
          <table:table-cell office:value-type="float" office:value="0.921" calcext:value-type="float">
            <text:p>0.921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" calcext:value-type="float">
            <text:p>0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84" calcext:value-type="float">
            <text:p>0.884</text:p>
          </table:table-cell>
          <table:table-cell office:value-type="float" office:value="0.913" calcext:value-type="float">
            <text:p>0.913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283" calcext:value-type="float">
            <text:p>0.9283</text:p>
          </table:table-cell>
        </table:table-row>
        <table:table-row table:style-name="ro1">
          <table:table-cell office:value-type="string" calcext:value-type="string">
            <text:p>Americancrow</text:p>
          </table:table-cell>
          <table:table-cell office:value-type="float" office:value="0.933" calcext:value-type="float">
            <text:p>0.933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242" calcext:value-type="float">
            <text:p>0.9242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71" calcext:value-type="float">
            <text:p>0.9171</text:p>
          </table:table-cell>
          <table:table-cell office:value-type="float" office:value="0" calcext:value-type="float">
            <text:p>0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" calcext:value-type="float">
            <text:p>0.9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8515" calcext:value-type="float">
            <text:p>0.8515</text:p>
          </table:table-cell>
        </table:table-row>
        <table:table-row table:style-name="ro1">
          <table:table-cell office:value-type="string" calcext:value-type="string">
            <text:p>Commoncuckoo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" calcext:value-type="float">
            <text:p>0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187" calcext:value-type="float">
            <text:p>0.9187</text:p>
          </table:table-cell>
          <table:table-cell table:number-columns-repeated="2" office:value-type="float" office:value="0.947" calcext:value-type="float">
            <text:p>0.947</text:p>
          </table:table-cell>
          <table:table-cell table:number-columns-repeated="2" office:value-type="float" office:value="0.9235" calcext:value-type="float">
            <text:p>0.9235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7" calcext:value-type="float">
            <text:p>0.907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45" calcext:value-type="float">
            <text:p>0.9345</text:p>
          </table:table-cell>
        </table:table-row>
        <table:table-row table:style-name="ro1">
          <table:table-cell office:value-type="string" calcext:value-type="string">
            <text:p>Goldencollaredmanakin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256" calcext:value-type="float">
            <text:p>0.9256</text:p>
          </table:table-cell>
          <table:table-cell office:value-type="float" office:value="0" calcext:value-type="float">
            <text:p>0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89" calcext:value-type="float">
            <text:p>0.89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089" calcext:value-type="float">
            <text:p>0.9089</text:p>
          </table:table-cell>
        </table:table-row>
        <table:table-row table:style-name="ro1">
          <table:table-cell office:value-type="string" calcext:value-type="string">
            <text:p>Hoatzin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884" calcext:value-type="float">
            <text:p>0.884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21" calcext:value-type="float">
            <text:p>0.921</text:p>
          </table:table-cell>
          <table:table-cell office:value-type="float" office:value="0" calcext:value-type="float">
            <text:p>0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2" calcext:value-type="float">
            <text:p>0.92</text:p>
          </table:table-cell>
          <table:table-cell office:value-type="float" office:value="0.905" calcext:value-type="float">
            <text:p>0.905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" calcext:value-type="float">
            <text:p>0.91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36" calcext:value-type="float">
            <text:p>0.9336</text:p>
          </table:table-cell>
        </table:table-row>
        <table:table-row table:style-name="ro1">
          <table:table-cell office:value-type="string" calcext:value-type="string">
            <text:p>Downywoodpecker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82" calcext:value-type="float">
            <text:p>0.9182</text:p>
          </table:table-cell>
          <table:table-cell office:value-type="float" office:value="0" calcext:value-type="float">
            <text:p>0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198" calcext:value-type="float">
            <text:p>0.9198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9" calcext:value-type="float">
            <text:p>0.919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Commonostrich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463" calcext:value-type="float">
            <text:p>0.9463</text:p>
          </table:table-cell>
          <table:table-cell office:value-type="float" office:value="0" calcext:value-type="float">
            <text:p>0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4" calcext:value-type="float">
            <text:p>0.94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9487" calcext:value-type="float">
            <text:p>0.9487</text:p>
          </table:table-cell>
        </table:table-row>
        <table:table-row table:style-name="ro1">
          <table:table-cell office:value-type="string" calcext:value-type="string">
            <text:p>Whitethroatedtinamou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267" calcext:value-type="float">
            <text:p>0.9267</text:p>
          </table:table-cell>
          <table:table-cell office:value-type="float" office:value="0" calcext:value-type="float">
            <text:p>0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25" calcext:value-type="float">
            <text:p>0.9425</text:p>
          </table:table-cell>
          <table:table-cell table:number-columns-repeated="2" office:value-type="float" office:value="0.9428" calcext:value-type="float">
            <text:p>0.9428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33" calcext:value-type="float">
            <text:p>0.9433</text:p>
          </table:table-cell>
          <table:table-cell table:number-columns-repeated="2" office:value-type="float" office:value="0.9447" calcext:value-type="float">
            <text:p>0.9447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67" calcext:value-type="float">
            <text:p>0.9467</text:p>
          </table:table-cell>
        </table:table-row>
        <table:table-row table:style-name="ro1">
          <table:table-cell office:value-type="string" calcext:value-type="string">
            <text:p>Rifleman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9" calcext:value-type="float">
            <text:p>0.89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449" calcext:value-type="float">
            <text:p>0.9449</text:p>
          </table:table-cell>
          <table:table-cell office:value-type="float" office:value="0" calcext:value-type="float">
            <text:p>0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165" calcext:value-type="float">
            <text:p>0.9165</text:p>
          </table:table-cell>
          <table:table-cell table:number-columns-repeated="2" office:value-type="float" office:value="0.9141" calcext:value-type="float">
            <text:p>0.9141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119" calcext:value-type="float">
            <text:p>0.9119</text:p>
          </table:table-cell>
        </table:table-row>
        <table:table-row table:style-name="ro1">
          <table:table-cell office:value-type="string" calcext:value-type="string">
            <text:p>Bartailedtrogon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242" calcext:value-type="float">
            <text:p>0.9242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9226" calcext:value-type="float">
            <text:p>0.9226</text:p>
          </table:table-cell>
          <table:table-cell office:value-type="float" office:value="0" calcext:value-type="float">
            <text:p>0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46" calcext:value-type="float">
            <text:p>0.9346</text:p>
          </table:table-cell>
        </table:table-row>
        <table:table-row table:style-name="ro1">
          <table:table-cell office:value-type="string" calcext:value-type="string">
            <text:p>Greycrownedcrane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045" calcext:value-type="float">
            <text:p>0.9045</text:p>
          </table:table-cell>
          <table:table-cell office:value-type="float" office:value="0" calcext:value-type="float">
            <text:p>0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76" calcext:value-type="float">
            <text:p>0.876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272" calcext:value-type="float">
            <text:p>0.9272</text:p>
          </table:table-cell>
        </table:table-row>
        <table:table-row table:style-name="ro1">
          <table:table-cell office:value-type="string" calcext:value-type="string">
            <text:p>Rhinoceroshornbill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" calcext:value-type="float">
            <text:p>0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387" calcext:value-type="float">
            <text:p>0.9387</text:p>
          </table:table-cell>
        </table:table-row>
        <table:table-row table:style-name="ro1">
          <table:table-cell office:value-type="string" calcext:value-type="string">
            <text:p>Chuckwillswidow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883" calcext:value-type="float">
            <text:p>0.883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14" calcext:value-type="float">
            <text:p>0.914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09" calcext:value-type="float">
            <text:p>0.909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9151" calcext:value-type="float">
            <text:p>0.9151</text:p>
          </table:table-cell>
          <table:table-cell office:value-type="float" office:value="0" calcext:value-type="float">
            <text:p>0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255" calcext:value-type="float">
            <text:p>0.9255</text:p>
          </table:table-cell>
        </table:table-row>
        <table:table-row table:style-name="ro1">
          <table:table-cell office:value-type="string" calcext:value-type="string">
            <text:p>Redleggedseriema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13" calcext:value-type="float">
            <text:p>0.913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846" calcext:value-type="float">
            <text:p>0.8846</text:p>
          </table:table-cell>
          <table:table-cell office:value-type="float" office:value="0" calcext:value-type="float">
            <text:p>0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84" calcext:value-type="float">
            <text:p>0.84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03" calcext:value-type="float">
            <text:p>0.903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294" calcext:value-type="float">
            <text:p>0.9294</text:p>
          </table:table-cell>
        </table:table-row>
        <table:table-row table:style-name="ro1">
          <table:table-cell office:value-type="string" calcext:value-type="string">
            <text:p>Turkeyvulture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837" calcext:value-type="float">
            <text:p>0.837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915" calcext:value-type="float">
            <text:p>0.915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" calcext:value-type="float">
            <text:p>0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249" calcext:value-type="float">
            <text:p>0.9249</text:p>
          </table:table-cell>
        </table:table-row>
        <table:table-row table:style-name="ro1">
          <table:table-cell office:value-type="string" calcext:value-type="string">
            <text:p>Macqueensbustard</text:p>
          </table:table-cell>
          <table:table-cell office:value-type="float" office:value="0.926" calcext:value-type="float">
            <text:p>0.926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607" calcext:value-type="float">
            <text:p>0.8607</text:p>
          </table:table-cell>
          <table:table-cell office:value-type="float" office:value="0" calcext:value-type="float">
            <text:p>0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74" calcext:value-type="float">
            <text:p>0.874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315" calcext:value-type="float">
            <text:p>0.9315</text:p>
          </table:table-cell>
        </table:table-row>
        <table:table-row table:style-name="ro1">
          <table:table-cell office:value-type="string" calcext:value-type="string">
            <text:p>Speckledmousebird</text:p>
          </table:table-cell>
          <table:table-cell office:value-type="float" office:value="0.932" calcext:value-type="float">
            <text:p>0.932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2" calcext:value-type="float">
            <text:p>0.92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14" calcext:value-type="float">
            <text:p>0.914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204" calcext:value-type="float">
            <text:p>0.9204</text:p>
          </table:table-cell>
          <table:table-cell office:value-type="float" office:value="0" calcext:value-type="float">
            <text:p>0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344" calcext:value-type="float">
            <text:p>0.9344</text:p>
          </table:table-cell>
        </table:table-row>
        <table:table-row table:style-name="ro1">
          <table:table-cell office:value-type="string" calcext:value-type="string">
            <text:p>Sunbittern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46" calcext:value-type="float">
            <text:p>0.946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21" calcext:value-type="float">
            <text:p>0.9221</text:p>
          </table:table-cell>
          <table:table-cell office:value-type="float" office:value="0" calcext:value-type="float">
            <text:p>0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Northernfulmar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" calcext:value-type="float">
            <text:p>0.84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864" calcext:value-type="float">
            <text:p>0.864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802" calcext:value-type="float">
            <text:p>0.8802</text:p>
          </table:table-cell>
          <table:table-cell office:value-type="float" office:value="0" calcext:value-type="float">
            <text:p>0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7975" calcext:value-type="float">
            <text:p>0.7975</text:p>
          </table:table-cell>
          <table:table-cell table:number-columns-repeated="2" office:value-type="float" office:value="0.8421" calcext:value-type="float">
            <text:p>0.8421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9" calcext:value-type="float">
            <text:p>0.859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267" calcext:value-type="float">
            <text:p>0.9267</text:p>
          </table:table-cell>
        </table:table-row>
        <table:table-row table:style-name="ro1">
          <table:table-cell office:value-type="string" calcext:value-type="string">
            <text:p>Redthroatedloon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016" calcext:value-type="float">
            <text:p>0.8016</text:p>
          </table:table-cell>
          <table:table-cell office:value-type="float" office:value="0" calcext:value-type="float">
            <text:p>0</text:p>
          </table:table-cell>
          <table:table-cell office:value-type="float" office:value="0.8293" calcext:value-type="float">
            <text:p>0.8293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68" calcext:value-type="float">
            <text:p>0.868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284" calcext:value-type="float">
            <text:p>0.9284</text:p>
          </table:table-cell>
        </table:table-row>
        <table:table-row table:style-name="ro1">
          <table:table-cell office:value-type="string" calcext:value-type="string">
            <text:p>Whitetailedeagle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7" calcext:value-type="float">
            <text:p>0.907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902" calcext:value-type="float">
            <text:p>0.902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874" calcext:value-type="float">
            <text:p>0.874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93" calcext:value-type="float">
            <text:p>0.8293</text:p>
          </table:table-cell>
          <table:table-cell office:value-type="float" office:value="0" calcext:value-type="float">
            <text:p>0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Cuckooroller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11" calcext:value-type="float">
            <text:p>0.911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876" calcext:value-type="float">
            <text:p>0.876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08" calcext:value-type="float">
            <text:p>0.8608</text:p>
          </table:table-cell>
          <table:table-cell office:value-type="float" office:value="0" calcext:value-type="float">
            <text:p>0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05" calcext:value-type="float">
            <text:p>0.9305</text:p>
          </table:table-cell>
        </table:table-row>
        <table:table-row table:style-name="ro1">
          <table:table-cell office:value-type="string" calcext:value-type="string">
            <text:p>Carminebeeeater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078" calcext:value-type="float">
            <text:p>0.90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73" calcext:value-type="float">
            <text:p>0.9173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14" calcext:value-type="float">
            <text:p>0.9314</text:p>
          </table:table-cell>
        </table:table-row>
        <table:table-row table:style-name="ro1">
          <table:table-cell office:value-type="string" calcext:value-type="string">
            <text:p>Brownmesite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11" calcext:value-type="float">
            <text:p>0.911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25" calcext:value-type="float">
            <text:p>0.925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23" calcext:value-type="float">
            <text:p>0.923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173" calcext:value-type="float">
            <text:p>0.9173</text:p>
          </table:table-cell>
          <table:table-cell office:value-type="float" office:value="0" calcext:value-type="float">
            <text:p>0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1" calcext:value-type="float">
            <text:p>0.91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327" calcext:value-type="float">
            <text:p>0.9327</text:p>
          </table:table-cell>
        </table:table-row>
        <table:table-row table:style-name="ro1">
          <table:table-cell office:value-type="string" calcext:value-type="string">
            <text:p>kea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149" calcext:value-type="float">
            <text:p>0.9149</text:p>
          </table:table-cell>
          <table:table-cell office:value-type="float" office:value="0" calcext:value-type="float">
            <text:p>0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298" calcext:value-type="float">
            <text:p>0.9298</text:p>
          </table:table-cell>
        </table:table-row>
        <table:table-row table:style-name="ro1">
          <table:table-cell office:value-type="string" calcext:value-type="string">
            <text:p>Dalmatianpelican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7" calcext:value-type="float">
            <text:p>0.87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29" calcext:value-type="float">
            <text:p>0.829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13" calcext:value-type="float">
            <text:p>0.8913</text:p>
          </table:table-cell>
          <table:table-cell office:value-type="float" office:value="0" calcext:value-type="float">
            <text:p>0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915" calcext:value-type="float">
            <text:p>0.7915</text:p>
          </table:table-cell>
          <table:table-cell office:value-type="float" office:value="0.903" calcext:value-type="float">
            <text:p>0.903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252" calcext:value-type="float">
            <text:p>0.9252</text:p>
          </table:table-cell>
        </table:table-row>
        <table:table-row table:style-name="ro1">
          <table:table-cell office:value-type="string" calcext:value-type="string">
            <text:p>Whitetailedtropicbird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6" calcext:value-type="float">
            <text:p>0.916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8512" calcext:value-type="float">
            <text:p>0.8512</text:p>
          </table:table-cell>
          <table:table-cell office:value-type="float" office:value="0" calcext:value-type="float">
            <text:p>0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8" calcext:value-type="float">
            <text:p>0.83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Greatcormorant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784" calcext:value-type="float">
            <text:p>0.8784</text:p>
          </table:table-cell>
          <table:table-cell office:value-type="float" office:value="0" calcext:value-type="float">
            <text:p>0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315" calcext:value-type="float">
            <text:p>0.9315</text:p>
          </table:table-cell>
        </table:table-row>
        <table:table-row table:style-name="ro1">
          <table:table-cell office:value-type="string" calcext:value-type="string">
            <text:p>Americanflamingo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8569" calcext:value-type="float">
            <text:p>0.8569</text:p>
          </table:table-cell>
          <table:table-cell office:value-type="float" office:value="0" calcext:value-type="float">
            <text:p>0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798" calcext:value-type="float">
            <text:p>0.798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272" calcext:value-type="float">
            <text:p>0.9272</text:p>
          </table:table-cell>
        </table:table-row>
        <table:table-row table:style-name="ro1">
          <table:table-cell office:value-type="string" calcext:value-type="string">
            <text:p>Greatcrestedgrebe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92" calcext:value-type="float">
            <text:p>0.92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873" calcext:value-type="float">
            <text:p>0.873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5" calcext:value-type="float">
            <text:p>0.885</text:p>
          </table:table-cell>
          <table:table-cell office:value-type="float" office:value="0.8149" calcext:value-type="float">
            <text:p>0.8149</text:p>
          </table:table-cell>
          <table:table-cell office:value-type="float" office:value="0" calcext:value-type="float">
            <text:p>0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89" calcext:value-type="float">
            <text:p>0.889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298" calcext:value-type="float">
            <text:p>0.9298</text:p>
          </table:table-cell>
        </table:table-row>
        <table:table-row table:style-name="ro1">
          <table:table-cell office:value-type="string" calcext:value-type="string">
            <text:p>Yellowthoatedsandgrouse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919" calcext:value-type="float">
            <text:p>0.919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894" calcext:value-type="float">
            <text:p>0.894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922" calcext:value-type="float">
            <text:p>0.8922</text:p>
          </table:table-cell>
          <table:table-cell office:value-type="float" office:value="0" calcext:value-type="float">
            <text:p>0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609" calcext:value-type="float">
            <text:p>0.860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06" calcext:value-type="float">
            <text:p>0.9306</text:p>
          </table:table-cell>
        </table:table-row>
        <table:table-row table:style-name="ro1">
          <table:table-cell office:value-type="string" calcext:value-type="string">
            <text:p>Redcrestedturaco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925" calcext:value-type="float">
            <text:p>0.8925</text:p>
          </table:table-cell>
          <table:table-cell office:value-type="float" office:value="0" calcext:value-type="float">
            <text:p>0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295" calcext:value-type="float">
            <text:p>0.9295</text:p>
          </table:table-cell>
        </table:table-row>
        <table:table-row table:style-name="ro1">
          <table:table-cell office:value-type="string" calcext:value-type="string">
            <text:p>Barnowl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4" calcext:value-type="float">
            <text:p>0.94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8912" calcext:value-type="float">
            <text:p>0.8912</text:p>
          </table:table-cell>
          <table:table-cell office:value-type="float" office:value="0" calcext:value-type="float">
            <text:p>0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298" calcext:value-type="float">
            <text:p>0.9298</text:p>
          </table:table-cell>
        </table:table-row>
        <table:table-row table:style-name="ro1">
          <table:table-cell office:value-type="string" calcext:value-type="string">
            <text:p>Baldeagle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58" calcext:value-type="float">
            <text:p>0.85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878" calcext:value-type="float">
            <text:p>0.878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642" calcext:value-type="float">
            <text:p>0.8642</text:p>
          </table:table-cell>
          <table:table-cell office:value-type="float" office:value="0" calcext:value-type="float">
            <text:p>0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264" calcext:value-type="float">
            <text:p>0.9264</text:p>
          </table:table-cell>
        </table:table-row>
        <table:table-row table:style-name="ro1">
          <table:table-cell office:value-type="string" calcext:value-type="string">
            <text:p>Emperorpenguin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824" calcext:value-type="float">
            <text:p>0.824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609" calcext:value-type="float">
            <text:p>0.8609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108" calcext:value-type="float">
            <text:p>0.8108</text:p>
          </table:table-cell>
          <table:table-cell office:value-type="float" office:value="0" calcext:value-type="float">
            <text:p>0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84" calcext:value-type="float">
            <text:p>0.884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245" calcext:value-type="float">
            <text:p>0.9245</text:p>
          </table:table-cell>
        </table:table-row>
        <table:table-row table:style-name="ro1">
          <table:table-cell office:value-type="string" calcext:value-type="string">
            <text:p>Adeliepenguin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913" calcext:value-type="float">
            <text:p>0.913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7915" calcext:value-type="float">
            <text:p>0.7915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5539" calcext:value-type="float">
            <text:p>0.5539</text:p>
          </table:table-cell>
          <table:table-cell office:value-type="float" office:value="0" calcext:value-type="float">
            <text:p>0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251" calcext:value-type="float">
            <text:p>0.9251</text:p>
          </table:table-cell>
        </table:table-row>
        <table:table-row table:style-name="ro1">
          <table:table-cell office:value-type="string" calcext:value-type="string">
            <text:p>Budgerigar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6" calcext:value-type="float">
            <text:p>0.94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005" calcext:value-type="float">
            <text:p>0.9005</text:p>
          </table:table-cell>
          <table:table-cell office:value-type="float" office:value="0" calcext:value-type="float">
            <text:p>0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11" calcext:value-type="float">
            <text:p>0.9311</text:p>
          </table:table-cell>
        </table:table-row>
        <table:table-row table:style-name="ro1">
          <table:table-cell office:value-type="string" calcext:value-type="string">
            <text:p>Pigeon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1" calcext:value-type="float">
            <text:p>0.91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211" calcext:value-type="float">
            <text:p>0.9211</text:p>
          </table:table-cell>
          <table:table-cell office:value-type="float" office:value="0" calcext:value-type="float">
            <text:p>0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28" calcext:value-type="float">
            <text:p>0.9328</text:p>
          </table:table-cell>
        </table:table-row>
        <table:table-row table:style-name="ro1">
          <table:table-cell office:value-type="string" calcext:value-type="string">
            <text:p>Mediumgroundfinch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931" calcext:value-type="float">
            <text:p>0.931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9291" calcext:value-type="float">
            <text:p>0.9291</text:p>
          </table:table-cell>
          <table:table-cell office:value-type="float" office:value="0" calcext:value-type="float">
            <text:p>0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.9401" calcext:value-type="float">
            <text:p>0.940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office:value-type="float" office:value="0.9421" calcext:value-type="float">
            <text:p>0.9421</text:p>
          </table:table-cell>
        </table:table-row>
        <table:table-row table:style-name="ro1">
          <table:table-cell office:value-type="string" calcext:value-type="string">
            <text:p>Zebrafinch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" calcext:value-type="float">
            <text:p>0.93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802" calcext:value-type="float">
            <text:p>0.802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9421" calcext:value-type="float">
            <text:p>0.942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1:36:36.810156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3:12.109324129</meta:creation-date>
    <dc:date>2015-05-21T15:17:19.977012414</dc:date>
    <meta:editing-duration>PT4H48M8S</meta:editing-duration>
    <meta:editing-cycles>30</meta:editing-cycles>
    <meta:generator>LibreOffice/4.2.8.2$Linux_X86_64 LibreOffice_project/420m0$Build-2</meta:generator>
    <meta:document-statistic meta:table-count="7" meta:cell-count="16578" meta:object-count="0"/>
  </office:meta>
</office:document-meta>
</file>